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0.4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ttery_data" table:style-name="ta1">
        <table:shapes>
          <draw:frame draw:z-index="0" draw:style-name="gr1" draw:text-style-name="P1" svg:width="6.2988in" svg:height="3.5429in" svg:x="6.2583in" svg:y="0.615in">
            <draw:object draw:notify-on-update-of-ranges="battery_data.I1:battery_data.I50 battery_data.J1:battery_data.J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433in" svg:y="63.7669in">
            <draw:object draw:notify-on-update-of-ranges="battery_data.I51:battery_data.I388 battery_data.J51:battery_data.J3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98in" svg:y="129.8488in">
            <draw:object draw:notify-on-update-of-ranges="battery_data.I389:battery_data.I748 battery_data.J389:battery_data.J7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2098in" svg:y="133.5154in">
            <draw:object draw:notify-on-update-of-ranges="battery_data.I749:battery_data.I794 battery_data.J749:battery_data.J79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1339in" svg:y="167.3283in">
            <draw:object draw:notify-on-update-of-ranges="battery_data.I798:battery_data.I964 battery_data.J798:battery_data.J96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29%</text:p>
          </table:table-cell>
          <table:table-cell office:value-type="float" office:value="885000" calcext:value-type="float">
            <text:p>885000</text:p>
          </table:table-cell>
          <table:table-cell office:value-type="float" office:value="1598098561" calcext:value-type="float">
            <text:p>1598098561</text:p>
          </table:table-cell>
          <table:table-cell table:number-columns-repeated="5"/>
          <table:table-cell table:formula="of:=([.C1]-[.$C$1])/60" office:value-type="float" office:value="0" calcext:value-type="float">
            <text:p>0</text:p>
          </table:table-cell>
          <table:table-cell table:formula="of:=([.B1])/30000" office:value-type="float" office:value="29.5" calcext:value-type="float">
            <text:p>29.5</text:p>
          </table:table-cell>
          <table:table-cell/>
          <table:table-cell table:formula="of:=([.C2]-[.C1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70000" calcext:value-type="float">
            <text:p>870000</text:p>
          </table:table-cell>
          <table:table-cell office:value-type="float" office:value="1598098621" calcext:value-type="float">
            <text:p>1598098621</text:p>
          </table:table-cell>
          <table:table-cell table:number-columns-repeated="5"/>
          <table:table-cell table:formula="of:=([.C2]-[.$C$1])/60" office:value-type="float" office:value="1" calcext:value-type="float">
            <text:p>1</text:p>
          </table:table-cell>
          <table:table-cell table:formula="of:=([.B2])/30000" office:value-type="float" office:value="29" calcext:value-type="float">
            <text:p>29</text:p>
          </table:table-cell>
          <table:table-cell/>
          <table:table-cell table:formula="of:=([.C3]-[.C2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7000" calcext:value-type="float">
            <text:p>857000</text:p>
          </table:table-cell>
          <table:table-cell office:value-type="float" office:value="1598098681" calcext:value-type="float">
            <text:p>1598098681</text:p>
          </table:table-cell>
          <table:table-cell table:number-columns-repeated="5"/>
          <table:table-cell table:formula="of:=([.C3]-[.$C$1])/60" office:value-type="float" office:value="2" calcext:value-type="float">
            <text:p>2</text:p>
          </table:table-cell>
          <table:table-cell table:formula="of:=([.B3])/30000" office:value-type="float" office:value="28.5666666666667" calcext:value-type="float">
            <text:p>28.5666666666667</text:p>
          </table:table-cell>
          <table:table-cell/>
          <table:table-cell table:formula="of:=([.C4]-[.C3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0000" calcext:value-type="float">
            <text:p>850000</text:p>
          </table:table-cell>
          <table:table-cell office:value-type="float" office:value="1598098741" calcext:value-type="float">
            <text:p>1598098741</text:p>
          </table:table-cell>
          <table:table-cell table:number-columns-repeated="5"/>
          <table:table-cell table:formula="of:=([.C4]-[.$C$1])/60" office:value-type="float" office:value="3" calcext:value-type="float">
            <text:p>3</text:p>
          </table:table-cell>
          <table:table-cell table:formula="of:=([.B4])/30000" office:value-type="float" office:value="28.3333333333333" calcext:value-type="float">
            <text:p>28.3333333333333</text:p>
          </table:table-cell>
          <table:table-cell/>
          <table:table-cell table:formula="of:=([.C5]-[.C4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60000" calcext:value-type="float">
            <text:p>860000</text:p>
          </table:table-cell>
          <table:table-cell office:value-type="float" office:value="1598098801" calcext:value-type="float">
            <text:p>1598098801</text:p>
          </table:table-cell>
          <table:table-cell table:number-columns-repeated="5"/>
          <table:table-cell table:formula="of:=([.C5]-[.$C$1])/60" office:value-type="float" office:value="4" calcext:value-type="float">
            <text:p>4</text:p>
          </table:table-cell>
          <table:table-cell table:formula="of:=([.B5])/30000" office:value-type="float" office:value="28.6666666666667" calcext:value-type="float">
            <text:p>28.6666666666667</text:p>
          </table:table-cell>
          <table:table-cell/>
          <table:table-cell table:formula="of:=([.C6]-[.C5])/60" office:value-type="float" office:value="1.01666666666667" calcext:value-type="float">
            <text:p>1.01666666666667</text:p>
          </table:table-cell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76000" calcext:value-type="float">
            <text:p>876000</text:p>
          </table:table-cell>
          <table:table-cell office:value-type="float" office:value="1598098862" calcext:value-type="float">
            <text:p>1598098862</text:p>
          </table:table-cell>
          <table:table-cell table:number-columns-repeated="5"/>
          <table:table-cell table:formula="of:=([.C6]-[.$C$1])/60" office:value-type="float" office:value="5.01666666666667" calcext:value-type="float">
            <text:p>5.01666666666667</text:p>
          </table:table-cell>
          <table:table-cell table:formula="of:=([.B6])/30000" office:value-type="float" office:value="29.2" calcext:value-type="float">
            <text:p>29.2</text:p>
          </table:table-cell>
          <table:table-cell/>
          <table:table-cell table:formula="of:=([.C7]-[.C6])/60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91000" calcext:value-type="float">
            <text:p>891000</text:p>
          </table:table-cell>
          <table:table-cell office:value-type="float" office:value="1598098921" calcext:value-type="float">
            <text:p>1598098921</text:p>
          </table:table-cell>
          <table:table-cell table:number-columns-repeated="5"/>
          <table:table-cell table:formula="of:=([.C7]-[.$C$1])/60" office:value-type="float" office:value="6" calcext:value-type="float">
            <text:p>6</text:p>
          </table:table-cell>
          <table:table-cell table:formula="of:=([.B7])/30000" office:value-type="float" office:value="29.7" calcext:value-type="float">
            <text:p>29.7</text:p>
          </table:table-cell>
          <table:table-cell/>
          <table:table-cell table:formula="of:=([.C8]-[.C7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07000" calcext:value-type="float">
            <text:p>907000</text:p>
          </table:table-cell>
          <table:table-cell office:value-type="float" office:value="1598098981" calcext:value-type="float">
            <text:p>1598098981</text:p>
          </table:table-cell>
          <table:table-cell table:number-columns-repeated="5"/>
          <table:table-cell table:formula="of:=([.C8]-[.$C$1])/60" office:value-type="float" office:value="7" calcext:value-type="float">
            <text:p>7</text:p>
          </table:table-cell>
          <table:table-cell table:formula="of:=([.B8])/30000" office:value-type="float" office:value="30.2333333333333" calcext:value-type="float">
            <text:p>30.2333333333333</text:p>
          </table:table-cell>
          <table:table-cell/>
          <table:table-cell table:formula="of:=([.C9]-[.C8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23000" calcext:value-type="float">
            <text:p>923000</text:p>
          </table:table-cell>
          <table:table-cell office:value-type="float" office:value="1598099041" calcext:value-type="float">
            <text:p>1598099041</text:p>
          </table:table-cell>
          <table:table-cell table:number-columns-repeated="5"/>
          <table:table-cell table:formula="of:=([.C9]-[.$C$1])/60" office:value-type="float" office:value="8" calcext:value-type="float">
            <text:p>8</text:p>
          </table:table-cell>
          <table:table-cell table:formula="of:=([.B9])/30000" office:value-type="float" office:value="30.7666666666667" calcext:value-type="float">
            <text:p>30.7666666666667</text:p>
          </table:table-cell>
          <table:table-cell/>
          <table:table-cell table:formula="of:=([.C10]-[.C9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38000" calcext:value-type="float">
            <text:p>938000</text:p>
          </table:table-cell>
          <table:table-cell office:value-type="float" office:value="1598099101" calcext:value-type="float">
            <text:p>1598099101</text:p>
          </table:table-cell>
          <table:table-cell table:number-columns-repeated="5"/>
          <table:table-cell table:formula="of:=([.C10]-[.$C$1])/60" office:value-type="float" office:value="9" calcext:value-type="float">
            <text:p>9</text:p>
          </table:table-cell>
          <table:table-cell table:formula="of:=([.B10])/30000" office:value-type="float" office:value="31.2666666666667" calcext:value-type="float">
            <text:p>31.2666666666667</text:p>
          </table:table-cell>
          <table:table-cell/>
          <table:table-cell table:formula="of:=([.C11]-[.C10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54000" calcext:value-type="float">
            <text:p>954000</text:p>
          </table:table-cell>
          <table:table-cell office:value-type="float" office:value="1598099161" calcext:value-type="float">
            <text:p>1598099161</text:p>
          </table:table-cell>
          <table:table-cell table:number-columns-repeated="5"/>
          <table:table-cell table:formula="of:=([.C11]-[.$C$1])/60" office:value-type="float" office:value="10" calcext:value-type="float">
            <text:p>10</text:p>
          </table:table-cell>
          <table:table-cell table:formula="of:=([.B11])/30000" office:value-type="float" office:value="31.8" calcext:value-type="float">
            <text:p>31.8</text:p>
          </table:table-cell>
          <table:table-cell/>
          <table:table-cell table:formula="of:=([.C12]-[.C11])/60" office:value-type="float" office:value="1.01666666666667" calcext:value-type="float">
            <text:p>1.01666666666667</text:p>
          </table:table-cell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70000" calcext:value-type="float">
            <text:p>970000</text:p>
          </table:table-cell>
          <table:table-cell office:value-type="float" office:value="1598099222" calcext:value-type="float">
            <text:p>1598099222</text:p>
          </table:table-cell>
          <table:table-cell table:number-columns-repeated="5"/>
          <table:table-cell table:formula="of:=([.C12]-[.$C$1])/60" office:value-type="float" office:value="11.0166666666667" calcext:value-type="float">
            <text:p>11.0166666666667</text:p>
          </table:table-cell>
          <table:table-cell table:formula="of:=([.B12])/30000" office:value-type="float" office:value="32.3333333333333" calcext:value-type="float">
            <text:p>32.3333333333333</text:p>
          </table:table-cell>
          <table:table-cell/>
          <table:table-cell table:formula="of:=([.C13]-[.C12])/60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85000" calcext:value-type="float">
            <text:p>985000</text:p>
          </table:table-cell>
          <table:table-cell office:value-type="float" office:value="1598099281" calcext:value-type="float">
            <text:p>1598099281</text:p>
          </table:table-cell>
          <table:table-cell table:number-columns-repeated="5"/>
          <table:table-cell table:formula="of:=([.C13]-[.$C$1])/60" office:value-type="float" office:value="12" calcext:value-type="float">
            <text:p>12</text:p>
          </table:table-cell>
          <table:table-cell table:formula="of:=([.B13])/30000" office:value-type="float" office:value="32.8333333333333" calcext:value-type="float">
            <text:p>32.8333333333333</text:p>
          </table:table-cell>
          <table:table-cell/>
          <table:table-cell table:formula="of:=([.C14]-[.C13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999000" calcext:value-type="float">
            <text:p>999000</text:p>
          </table:table-cell>
          <table:table-cell office:value-type="float" office:value="1598099341" calcext:value-type="float">
            <text:p>1598099341</text:p>
          </table:table-cell>
          <table:table-cell table:number-columns-repeated="5"/>
          <table:table-cell table:formula="of:=([.C14]-[.$C$1])/60" office:value-type="float" office:value="13" calcext:value-type="float">
            <text:p>13</text:p>
          </table:table-cell>
          <table:table-cell table:formula="of:=([.B14])/30000" office:value-type="float" office:value="33.3" calcext:value-type="float">
            <text:p>33.3</text:p>
          </table:table-cell>
          <table:table-cell/>
          <table:table-cell table:formula="of:=([.C15]-[.C14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598099401" calcext:value-type="float">
            <text:p>1598099401</text:p>
          </table:table-cell>
          <table:table-cell table:number-columns-repeated="5"/>
          <table:table-cell table:formula="of:=([.C15]-[.$C$1])/60" office:value-type="float" office:value="14" calcext:value-type="float">
            <text:p>14</text:p>
          </table:table-cell>
          <table:table-cell table:formula="of:=([.B15])/30000" office:value-type="float" office:value="33.6666666666667" calcext:value-type="float">
            <text:p>33.6666666666667</text:p>
          </table:table-cell>
          <table:table-cell/>
          <table:table-cell table:formula="of:=([.C16]-[.C15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27000" calcext:value-type="float">
            <text:p>1027000</text:p>
          </table:table-cell>
          <table:table-cell office:value-type="float" office:value="1598099461" calcext:value-type="float">
            <text:p>1598099461</text:p>
          </table:table-cell>
          <table:table-cell table:number-columns-repeated="5"/>
          <table:table-cell table:formula="of:=([.C16]-[.$C$1])/60" office:value-type="float" office:value="15" calcext:value-type="float">
            <text:p>15</text:p>
          </table:table-cell>
          <table:table-cell table:formula="of:=([.B16])/30000" office:value-type="float" office:value="34.2333333333333" calcext:value-type="float">
            <text:p>34.2333333333333</text:p>
          </table:table-cell>
          <table:table-cell/>
          <table:table-cell table:formula="of:=([.C17]-[.C16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41000" calcext:value-type="float">
            <text:p>1041000</text:p>
          </table:table-cell>
          <table:table-cell office:value-type="float" office:value="1598099521" calcext:value-type="float">
            <text:p>1598099521</text:p>
          </table:table-cell>
          <table:table-cell table:number-columns-repeated="5"/>
          <table:table-cell table:formula="of:=([.C17]-[.$C$1])/60" office:value-type="float" office:value="16" calcext:value-type="float">
            <text:p>16</text:p>
          </table:table-cell>
          <table:table-cell table:formula="of:=([.B17])/30000" office:value-type="float" office:value="34.7" calcext:value-type="float">
            <text:p>34.7</text:p>
          </table:table-cell>
          <table:table-cell/>
          <table:table-cell table:formula="of:=([.C18]-[.C17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51000" calcext:value-type="float">
            <text:p>1051000</text:p>
          </table:table-cell>
          <table:table-cell office:value-type="float" office:value="1598099581" calcext:value-type="float">
            <text:p>1598099581</text:p>
          </table:table-cell>
          <table:table-cell table:number-columns-repeated="5"/>
          <table:table-cell table:formula="of:=([.C18]-[.$C$1])/60" office:value-type="float" office:value="17" calcext:value-type="float">
            <text:p>17</text:p>
          </table:table-cell>
          <table:table-cell table:formula="of:=([.B18])/30000" office:value-type="float" office:value="35.0333333333333" calcext:value-type="float">
            <text:p>35.0333333333333</text:p>
          </table:table-cell>
          <table:table-cell/>
          <table:table-cell table:formula="of:=([.C19]-[.C18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66000" calcext:value-type="float">
            <text:p>1066000</text:p>
          </table:table-cell>
          <table:table-cell office:value-type="float" office:value="1598099641" calcext:value-type="float">
            <text:p>1598099641</text:p>
          </table:table-cell>
          <table:table-cell table:number-columns-repeated="5"/>
          <table:table-cell table:formula="of:=([.C19]-[.$C$1])/60" office:value-type="float" office:value="18" calcext:value-type="float">
            <text:p>18</text:p>
          </table:table-cell>
          <table:table-cell table:formula="of:=([.B19])/30000" office:value-type="float" office:value="35.5333333333333" calcext:value-type="float">
            <text:p>35.5333333333333</text:p>
          </table:table-cell>
          <table:table-cell/>
          <table:table-cell table:formula="of:=([.C20]-[.C19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1598099701" calcext:value-type="float">
            <text:p>1598099701</text:p>
          </table:table-cell>
          <table:table-cell table:number-columns-repeated="5"/>
          <table:table-cell table:formula="of:=([.C20]-[.$C$1])/60" office:value-type="float" office:value="19" calcext:value-type="float">
            <text:p>19</text:p>
          </table:table-cell>
          <table:table-cell table:formula="of:=([.B20])/30000" office:value-type="float" office:value="36.0666666666667" calcext:value-type="float">
            <text:p>36.0666666666667</text:p>
          </table:table-cell>
          <table:table-cell/>
          <table:table-cell table:formula="of:=([.C21]-[.C20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96000" calcext:value-type="float">
            <text:p>1096000</text:p>
          </table:table-cell>
          <table:table-cell office:value-type="float" office:value="1598099761" calcext:value-type="float">
            <text:p>1598099761</text:p>
          </table:table-cell>
          <table:table-cell table:number-columns-repeated="5"/>
          <table:table-cell table:formula="of:=([.C21]-[.$C$1])/60" office:value-type="float" office:value="20" calcext:value-type="float">
            <text:p>20</text:p>
          </table:table-cell>
          <table:table-cell table:formula="of:=([.B21])/30000" office:value-type="float" office:value="36.5333333333333" calcext:value-type="float">
            <text:p>36.5333333333333</text:p>
          </table:table-cell>
          <table:table-cell/>
          <table:table-cell table:formula="of:=([.C22]-[.C21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1598099821" calcext:value-type="float">
            <text:p>1598099821</text:p>
          </table:table-cell>
          <table:table-cell table:number-columns-repeated="5"/>
          <table:table-cell table:formula="of:=([.C22]-[.$C$1])/60" office:value-type="float" office:value="21" calcext:value-type="float">
            <text:p>21</text:p>
          </table:table-cell>
          <table:table-cell table:formula="of:=([.B22])/30000" office:value-type="float" office:value="37.0666666666667" calcext:value-type="float">
            <text:p>37.0666666666667</text:p>
          </table:table-cell>
          <table:table-cell/>
          <table:table-cell table:formula="of:=([.C23]-[.C22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29000" calcext:value-type="float">
            <text:p>1129000</text:p>
          </table:table-cell>
          <table:table-cell office:value-type="float" office:value="1598099881" calcext:value-type="float">
            <text:p>1598099881</text:p>
          </table:table-cell>
          <table:table-cell table:number-columns-repeated="5"/>
          <table:table-cell table:formula="of:=([.C23]-[.$C$1])/60" office:value-type="float" office:value="22" calcext:value-type="float">
            <text:p>22</text:p>
          </table:table-cell>
          <table:table-cell table:formula="of:=([.B23])/30000" office:value-type="float" office:value="37.6333333333333" calcext:value-type="float">
            <text:p>37.6333333333333</text:p>
          </table:table-cell>
          <table:table-cell/>
          <table:table-cell table:formula="of:=([.C24]-[.C23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1598099941" calcext:value-type="float">
            <text:p>1598099941</text:p>
          </table:table-cell>
          <table:table-cell table:number-columns-repeated="5"/>
          <table:table-cell table:formula="of:=([.C24]-[.$C$1])/60" office:value-type="float" office:value="23" calcext:value-type="float">
            <text:p>23</text:p>
          </table:table-cell>
          <table:table-cell table:formula="of:=([.B24])/30000" office:value-type="float" office:value="38.1666666666667" calcext:value-type="float">
            <text:p>38.1666666666667</text:p>
          </table:table-cell>
          <table:table-cell/>
          <table:table-cell table:formula="of:=([.C25]-[.C24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62000" calcext:value-type="float">
            <text:p>1162000</text:p>
          </table:table-cell>
          <table:table-cell office:value-type="float" office:value="1598100001" calcext:value-type="float">
            <text:p>1598100001</text:p>
          </table:table-cell>
          <table:table-cell table:number-columns-repeated="5"/>
          <table:table-cell table:formula="of:=([.C25]-[.$C$1])/60" office:value-type="float" office:value="24" calcext:value-type="float">
            <text:p>24</text:p>
          </table:table-cell>
          <table:table-cell table:formula="of:=([.B25])/30000" office:value-type="float" office:value="38.7333333333333" calcext:value-type="float">
            <text:p>38.7333333333333</text:p>
          </table:table-cell>
          <table:table-cell/>
          <table:table-cell table:formula="of:=([.C26]-[.C25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79000" calcext:value-type="float">
            <text:p>1179000</text:p>
          </table:table-cell>
          <table:table-cell office:value-type="float" office:value="1598100061" calcext:value-type="float">
            <text:p>1598100061</text:p>
          </table:table-cell>
          <table:table-cell table:number-columns-repeated="5"/>
          <table:table-cell table:formula="of:=([.C26]-[.$C$1])/60" office:value-type="float" office:value="25" calcext:value-type="float">
            <text:p>25</text:p>
          </table:table-cell>
          <table:table-cell table:formula="of:=([.B26])/30000" office:value-type="float" office:value="39.3" calcext:value-type="float">
            <text:p>39.3</text:p>
          </table:table-cell>
          <table:table-cell/>
          <table:table-cell table:formula="of:=([.C27]-[.C26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1598100121" calcext:value-type="float">
            <text:p>1598100121</text:p>
          </table:table-cell>
          <table:table-cell table:number-columns-repeated="5"/>
          <table:table-cell table:formula="of:=([.C27]-[.$C$1])/60" office:value-type="float" office:value="26" calcext:value-type="float">
            <text:p>26</text:p>
          </table:table-cell>
          <table:table-cell table:formula="of:=([.B27])/30000" office:value-type="float" office:value="39.8333333333333" calcext:value-type="float">
            <text:p>39.8333333333333</text:p>
          </table:table-cell>
          <table:table-cell/>
          <table:table-cell table:formula="of:=([.C28]-[.C27])/60" office:value-type="float" office:value="1.01666666666667" calcext:value-type="float">
            <text:p>1.01666666666667</text:p>
          </table:table-cell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2000" calcext:value-type="float">
            <text:p>1212000</text:p>
          </table:table-cell>
          <table:table-cell office:value-type="float" office:value="1598100182" calcext:value-type="float">
            <text:p>1598100182</text:p>
          </table:table-cell>
          <table:table-cell table:number-columns-repeated="5"/>
          <table:table-cell table:formula="of:=([.C28]-[.$C$1])/60" office:value-type="float" office:value="27.0166666666667" calcext:value-type="float">
            <text:p>27.0166666666667</text:p>
          </table:table-cell>
          <table:table-cell table:formula="of:=([.B28])/30000" office:value-type="float" office:value="40.4" calcext:value-type="float">
            <text:p>40.4</text:p>
          </table:table-cell>
          <table:table-cell/>
          <table:table-cell table:formula="of:=([.C29]-[.C28])/60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8000" calcext:value-type="float">
            <text:p>1228000</text:p>
          </table:table-cell>
          <table:table-cell office:value-type="float" office:value="1598100241" calcext:value-type="float">
            <text:p>1598100241</text:p>
          </table:table-cell>
          <table:table-cell table:number-columns-repeated="5"/>
          <table:table-cell table:formula="of:=([.C29]-[.$C$1])/60" office:value-type="float" office:value="28" calcext:value-type="float">
            <text:p>28</text:p>
          </table:table-cell>
          <table:table-cell table:formula="of:=([.B29])/30000" office:value-type="float" office:value="40.9333333333333" calcext:value-type="float">
            <text:p>40.9333333333333</text:p>
          </table:table-cell>
          <table:table-cell/>
          <table:table-cell table:formula="of:=([.C30]-[.C29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45000" calcext:value-type="float">
            <text:p>1245000</text:p>
          </table:table-cell>
          <table:table-cell office:value-type="float" office:value="1598100301" calcext:value-type="float">
            <text:p>1598100301</text:p>
          </table:table-cell>
          <table:table-cell table:number-columns-repeated="5"/>
          <table:table-cell table:formula="of:=([.C30]-[.$C$1])/60" office:value-type="float" office:value="29" calcext:value-type="float">
            <text:p>29</text:p>
          </table:table-cell>
          <table:table-cell table:formula="of:=([.B30])/30000" office:value-type="float" office:value="41.5" calcext:value-type="float">
            <text:p>41.5</text:p>
          </table:table-cell>
          <table:table-cell/>
          <table:table-cell table:formula="of:=([.C31]-[.C30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1000" calcext:value-type="float">
            <text:p>1261000</text:p>
          </table:table-cell>
          <table:table-cell office:value-type="float" office:value="1598100361" calcext:value-type="float">
            <text:p>1598100361</text:p>
          </table:table-cell>
          <table:table-cell table:number-columns-repeated="5"/>
          <table:table-cell table:formula="of:=([.C31]-[.$C$1])/60" office:value-type="float" office:value="30" calcext:value-type="float">
            <text:p>30</text:p>
          </table:table-cell>
          <table:table-cell table:formula="of:=([.B31])/30000" office:value-type="float" office:value="42.0333333333333" calcext:value-type="float">
            <text:p>42.0333333333333</text:p>
          </table:table-cell>
          <table:table-cell/>
          <table:table-cell table:formula="of:=([.C32]-[.C31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1598100421" calcext:value-type="float">
            <text:p>1598100421</text:p>
          </table:table-cell>
          <table:table-cell table:number-columns-repeated="5"/>
          <table:table-cell table:formula="of:=([.C32]-[.$C$1])/60" office:value-type="float" office:value="31" calcext:value-type="float">
            <text:p>31</text:p>
          </table:table-cell>
          <table:table-cell table:formula="of:=([.B32])/30000" office:value-type="float" office:value="42.6" calcext:value-type="float">
            <text:p>42.6</text:p>
          </table:table-cell>
          <table:table-cell/>
          <table:table-cell table:formula="of:=([.C33]-[.C32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5000" calcext:value-type="float">
            <text:p>1295000</text:p>
          </table:table-cell>
          <table:table-cell office:value-type="float" office:value="1598100481" calcext:value-type="float">
            <text:p>1598100481</text:p>
          </table:table-cell>
          <table:table-cell table:number-columns-repeated="5"/>
          <table:table-cell table:formula="of:=([.C33]-[.$C$1])/60" office:value-type="float" office:value="32" calcext:value-type="float">
            <text:p>32</text:p>
          </table:table-cell>
          <table:table-cell table:formula="of:=([.B33])/30000" office:value-type="float" office:value="43.1666666666667" calcext:value-type="float">
            <text:p>43.1666666666667</text:p>
          </table:table-cell>
          <table:table-cell/>
          <table:table-cell table:formula="of:=([.C34]-[.C33])/60" office:value-type="float" office:value="1.01666666666667" calcext:value-type="float">
            <text:p>1.01666666666667</text:p>
          </table:table-cell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1000" calcext:value-type="float">
            <text:p>1311000</text:p>
          </table:table-cell>
          <table:table-cell office:value-type="float" office:value="1598100542" calcext:value-type="float">
            <text:p>1598100542</text:p>
          </table:table-cell>
          <table:table-cell table:number-columns-repeated="5"/>
          <table:table-cell table:formula="of:=([.C34]-[.$C$1])/60" office:value-type="float" office:value="33.0166666666667" calcext:value-type="float">
            <text:p>33.0166666666667</text:p>
          </table:table-cell>
          <table:table-cell table:formula="of:=([.B34])/30000" office:value-type="float" office:value="43.7" calcext:value-type="float">
            <text:p>43.7</text:p>
          </table:table-cell>
          <table:table-cell/>
          <table:table-cell table:formula="of:=([.C35]-[.C34])/60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28000" calcext:value-type="float">
            <text:p>1328000</text:p>
          </table:table-cell>
          <table:table-cell office:value-type="float" office:value="1598100601" calcext:value-type="float">
            <text:p>1598100601</text:p>
          </table:table-cell>
          <table:table-cell table:number-columns-repeated="5"/>
          <table:table-cell table:formula="of:=([.C35]-[.$C$1])/60" office:value-type="float" office:value="34" calcext:value-type="float">
            <text:p>34</text:p>
          </table:table-cell>
          <table:table-cell table:formula="of:=([.B35])/30000" office:value-type="float" office:value="44.2666666666667" calcext:value-type="float">
            <text:p>44.2666666666667</text:p>
          </table:table-cell>
          <table:table-cell/>
          <table:table-cell table:formula="of:=([.C36]-[.C35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44000" calcext:value-type="float">
            <text:p>1344000</text:p>
          </table:table-cell>
          <table:table-cell office:value-type="float" office:value="1598100661" calcext:value-type="float">
            <text:p>1598100661</text:p>
          </table:table-cell>
          <table:table-cell table:number-columns-repeated="5"/>
          <table:table-cell table:formula="of:=([.C36]-[.$C$1])/60" office:value-type="float" office:value="35" calcext:value-type="float">
            <text:p>35</text:p>
          </table:table-cell>
          <table:table-cell table:formula="of:=([.B36])/30000" office:value-type="float" office:value="44.8" calcext:value-type="float">
            <text:p>44.8</text:p>
          </table:table-cell>
          <table:table-cell/>
          <table:table-cell table:formula="of:=([.C37]-[.C36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1000" calcext:value-type="float">
            <text:p>1361000</text:p>
          </table:table-cell>
          <table:table-cell office:value-type="float" office:value="1598100721" calcext:value-type="float">
            <text:p>1598100721</text:p>
          </table:table-cell>
          <table:table-cell table:number-columns-repeated="5"/>
          <table:table-cell table:formula="of:=([.C37]-[.$C$1])/60" office:value-type="float" office:value="36" calcext:value-type="float">
            <text:p>36</text:p>
          </table:table-cell>
          <table:table-cell table:formula="of:=([.B37])/30000" office:value-type="float" office:value="45.3666666666667" calcext:value-type="float">
            <text:p>45.3666666666667</text:p>
          </table:table-cell>
          <table:table-cell/>
          <table:table-cell table:formula="of:=([.C38]-[.C37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77000" calcext:value-type="float">
            <text:p>1377000</text:p>
          </table:table-cell>
          <table:table-cell office:value-type="float" office:value="1598100781" calcext:value-type="float">
            <text:p>1598100781</text:p>
          </table:table-cell>
          <table:table-cell table:number-columns-repeated="5"/>
          <table:table-cell table:formula="of:=([.C38]-[.$C$1])/60" office:value-type="float" office:value="37" calcext:value-type="float">
            <text:p>37</text:p>
          </table:table-cell>
          <table:table-cell table:formula="of:=([.B38])/30000" office:value-type="float" office:value="45.9" calcext:value-type="float">
            <text:p>45.9</text:p>
          </table:table-cell>
          <table:table-cell/>
          <table:table-cell table:formula="of:=([.C39]-[.C38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4000" calcext:value-type="float">
            <text:p>1394000</text:p>
          </table:table-cell>
          <table:table-cell office:value-type="float" office:value="1598100841" calcext:value-type="float">
            <text:p>1598100841</text:p>
          </table:table-cell>
          <table:table-cell table:number-columns-repeated="5"/>
          <table:table-cell table:formula="of:=([.C39]-[.$C$1])/60" office:value-type="float" office:value="38" calcext:value-type="float">
            <text:p>38</text:p>
          </table:table-cell>
          <table:table-cell table:formula="of:=([.B39])/30000" office:value-type="float" office:value="46.4666666666667" calcext:value-type="float">
            <text:p>46.4666666666667</text:p>
          </table:table-cell>
          <table:table-cell/>
          <table:table-cell table:formula="of:=([.C40]-[.C39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1000" calcext:value-type="float">
            <text:p>1411000</text:p>
          </table:table-cell>
          <table:table-cell office:value-type="float" office:value="1598100901" calcext:value-type="float">
            <text:p>1598100901</text:p>
          </table:table-cell>
          <table:table-cell table:number-columns-repeated="5"/>
          <table:table-cell table:formula="of:=([.C40]-[.$C$1])/60" office:value-type="float" office:value="39" calcext:value-type="float">
            <text:p>39</text:p>
          </table:table-cell>
          <table:table-cell table:formula="of:=([.B40])/30000" office:value-type="float" office:value="47.0333333333333" calcext:value-type="float">
            <text:p>47.0333333333333</text:p>
          </table:table-cell>
          <table:table-cell/>
          <table:table-cell table:formula="of:=([.C41]-[.C40])/6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7000" calcext:value-type="float">
            <text:p>1427000</text:p>
          </table:table-cell>
          <table:table-cell office:value-type="float" office:value="1598100961" calcext:value-type="float">
            <text:p>1598100961</text:p>
          </table:table-cell>
          <table:table-cell table:number-columns-repeated="5"/>
          <table:table-cell table:formula="of:=([.C41]-[.$C$1])/60" office:value-type="float" office:value="40" calcext:value-type="float">
            <text:p>40</text:p>
          </table:table-cell>
          <table:table-cell table:formula="of:=([.B41])/30000" office:value-type="float" office:value="47.5666666666667" calcext:value-type="float">
            <text:p>47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44000" calcext:value-type="float">
            <text:p>1444000</text:p>
          </table:table-cell>
          <table:table-cell office:value-type="float" office:value="1598101021" calcext:value-type="float">
            <text:p>1598101021</text:p>
          </table:table-cell>
          <table:table-cell table:number-columns-repeated="5"/>
          <table:table-cell table:formula="of:=([.C42]-[.$C$1])/60" office:value-type="float" office:value="41" calcext:value-type="float">
            <text:p>41</text:p>
          </table:table-cell>
          <table:table-cell table:formula="of:=([.B42])/30000" office:value-type="float" office:value="48.1333333333333" calcext:value-type="float">
            <text:p>48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1598101081" calcext:value-type="float">
            <text:p>1598101081</text:p>
          </table:table-cell>
          <table:table-cell table:number-columns-repeated="5"/>
          <table:table-cell table:formula="of:=([.C43]-[.$C$1])/60" office:value-type="float" office:value="42" calcext:value-type="float">
            <text:p>42</text:p>
          </table:table-cell>
          <table:table-cell table:formula="of:=([.B43])/30000" office:value-type="float" office:value="48.6666666666667" calcext:value-type="float">
            <text:p>48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77000" calcext:value-type="float">
            <text:p>1477000</text:p>
          </table:table-cell>
          <table:table-cell office:value-type="float" office:value="1598101141" calcext:value-type="float">
            <text:p>1598101141</text:p>
          </table:table-cell>
          <table:table-cell table:number-columns-repeated="5"/>
          <table:table-cell table:formula="of:=([.C44]-[.$C$1])/60" office:value-type="float" office:value="43" calcext:value-type="float">
            <text:p>43</text:p>
          </table:table-cell>
          <table:table-cell table:formula="of:=([.B44])/30000" office:value-type="float" office:value="49.2333333333333" calcext:value-type="float">
            <text:p>49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94000" calcext:value-type="float">
            <text:p>1494000</text:p>
          </table:table-cell>
          <table:table-cell office:value-type="float" office:value="1598101201" calcext:value-type="float">
            <text:p>1598101201</text:p>
          </table:table-cell>
          <table:table-cell table:number-columns-repeated="5"/>
          <table:table-cell table:formula="of:=([.C45]-[.$C$1])/60" office:value-type="float" office:value="44" calcext:value-type="float">
            <text:p>44</text:p>
          </table:table-cell>
          <table:table-cell table:formula="of:=([.B45])/30000" office:value-type="float" office:value="49.8" calcext:value-type="float">
            <text:p>4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1598101261" calcext:value-type="float">
            <text:p>1598101261</text:p>
          </table:table-cell>
          <table:table-cell table:number-columns-repeated="5"/>
          <table:table-cell table:formula="of:=([.C46]-[.$C$1])/60" office:value-type="float" office:value="45" calcext:value-type="float">
            <text:p>45</text:p>
          </table:table-cell>
          <table:table-cell table:formula="of:=([.B46])/30000" office:value-type="float" office:value="50.3333333333333" calcext:value-type="float">
            <text:p>50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27000" calcext:value-type="float">
            <text:p>1527000</text:p>
          </table:table-cell>
          <table:table-cell office:value-type="float" office:value="1598101322" calcext:value-type="float">
            <text:p>1598101322</text:p>
          </table:table-cell>
          <table:table-cell table:number-columns-repeated="5"/>
          <table:table-cell table:formula="of:=([.C47]-[.$C$1])/60" office:value-type="float" office:value="46.0166666666667" calcext:value-type="float">
            <text:p>46.0166666666667</text:p>
          </table:table-cell>
          <table:table-cell table:formula="of:=([.B47])/30000" office:value-type="float" office:value="50.9" calcext:value-type="float">
            <text:p>5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41000" calcext:value-type="float">
            <text:p>1541000</text:p>
          </table:table-cell>
          <table:table-cell office:value-type="float" office:value="1598101381" calcext:value-type="float">
            <text:p>1598101381</text:p>
          </table:table-cell>
          <table:table-cell table:number-columns-repeated="5"/>
          <table:table-cell table:formula="of:=([.C48]-[.$C$1])/60" office:value-type="float" office:value="47" calcext:value-type="float">
            <text:p>47</text:p>
          </table:table-cell>
          <table:table-cell table:formula="of:=([.B48])/30000" office:value-type="float" office:value="51.3666666666667" calcext:value-type="float">
            <text:p>51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1598101441" calcext:value-type="float">
            <text:p>1598101441</text:p>
          </table:table-cell>
          <table:table-cell table:number-columns-repeated="5"/>
          <table:table-cell table:formula="of:=([.C49]-[.$C$1])/60" office:value-type="float" office:value="48" calcext:value-type="float">
            <text:p>48</text:p>
          </table:table-cell>
          <table:table-cell table:formula="of:=([.B49])/30000" office:value-type="float" office:value="51.7333333333333" calcext:value-type="float">
            <text:p>51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69000" calcext:value-type="float">
            <text:p>1569000</text:p>
          </table:table-cell>
          <table:table-cell office:value-type="float" office:value="1598101501" calcext:value-type="float">
            <text:p>1598101501</text:p>
          </table:table-cell>
          <table:table-cell table:number-columns-repeated="5"/>
          <table:table-cell table:formula="of:=([.C50]-[.$C$1])/60" office:value-type="float" office:value="49" calcext:value-type="float">
            <text:p>49</text:p>
          </table:table-cell>
          <table:table-cell table:formula="of:=([.B50])/30000" office:value-type="float" office:value="52.3" calcext:value-type="float">
            <text:p>5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70000" calcext:value-type="float">
            <text:p>2170000</text:p>
          </table:table-cell>
          <table:table-cell office:value-type="float" office:value="1598102460" calcext:value-type="float">
            <text:p>1598102460</text:p>
          </table:table-cell>
          <table:table-cell table:number-columns-repeated="5"/>
          <table:table-cell table:formula="of:=([.C51]-[.$C$51])/60" office:value-type="float" office:value="0" calcext:value-type="float">
            <text:p>0</text:p>
          </table:table-cell>
          <table:table-cell table:formula="of:=([.B51])/30000" office:value-type="float" office:value="72.3333333333333" calcext:value-type="float">
            <text:p>72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1598102521" calcext:value-type="float">
            <text:p>1598102521</text:p>
          </table:table-cell>
          <table:table-cell table:number-columns-repeated="5"/>
          <table:table-cell table:formula="of:=([.C52]-[.$C$51])/60" office:value-type="float" office:value="1.01666666666667" calcext:value-type="float">
            <text:p>1.01666666666667</text:p>
          </table:table-cell>
          <table:table-cell table:formula="of:=([.B52])/30000" office:value-type="float" office:value="71.9333333333333" calcext:value-type="float">
            <text:p>71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45000" calcext:value-type="float">
            <text:p>2145000</text:p>
          </table:table-cell>
          <table:table-cell office:value-type="float" office:value="1598102581" calcext:value-type="float">
            <text:p>1598102581</text:p>
          </table:table-cell>
          <table:table-cell table:number-columns-repeated="5"/>
          <table:table-cell table:formula="of:=([.C53]-[.$C$51])/60" office:value-type="float" office:value="2.01666666666667" calcext:value-type="float">
            <text:p>2.01666666666667</text:p>
          </table:table-cell>
          <table:table-cell table:formula="of:=([.B53])/30000" office:value-type="float" office:value="71.5" calcext:value-type="float">
            <text:p>7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33000" calcext:value-type="float">
            <text:p>2133000</text:p>
          </table:table-cell>
          <table:table-cell office:value-type="float" office:value="1598102641" calcext:value-type="float">
            <text:p>1598102641</text:p>
          </table:table-cell>
          <table:table-cell table:number-columns-repeated="5"/>
          <table:table-cell table:formula="of:=([.C54]-[.$C$51])/60" office:value-type="float" office:value="3.01666666666667" calcext:value-type="float">
            <text:p>3.01666666666667</text:p>
          </table:table-cell>
          <table:table-cell table:formula="of:=([.B54])/30000" office:value-type="float" office:value="71.1" calcext:value-type="float">
            <text:p>7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21000" calcext:value-type="float">
            <text:p>2121000</text:p>
          </table:table-cell>
          <table:table-cell office:value-type="float" office:value="1598102701" calcext:value-type="float">
            <text:p>1598102701</text:p>
          </table:table-cell>
          <table:table-cell table:number-columns-repeated="5"/>
          <table:table-cell table:formula="of:=([.C55]-[.$C$51])/60" office:value-type="float" office:value="4.01666666666667" calcext:value-type="float">
            <text:p>4.01666666666667</text:p>
          </table:table-cell>
          <table:table-cell table:formula="of:=([.B55])/30000" office:value-type="float" office:value="70.7" calcext:value-type="float">
            <text:p>7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09000" calcext:value-type="float">
            <text:p>2109000</text:p>
          </table:table-cell>
          <table:table-cell office:value-type="float" office:value="1598102761" calcext:value-type="float">
            <text:p>1598102761</text:p>
          </table:table-cell>
          <table:table-cell table:number-columns-repeated="5"/>
          <table:table-cell table:formula="of:=([.C56]-[.$C$51])/60" office:value-type="float" office:value="5.01666666666667" calcext:value-type="float">
            <text:p>5.01666666666667</text:p>
          </table:table-cell>
          <table:table-cell table:formula="of:=([.B56])/30000" office:value-type="float" office:value="70.3" calcext:value-type="float">
            <text:p>7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97000" calcext:value-type="float">
            <text:p>2097000</text:p>
          </table:table-cell>
          <table:table-cell office:value-type="float" office:value="1598102821" calcext:value-type="float">
            <text:p>1598102821</text:p>
          </table:table-cell>
          <table:table-cell table:number-columns-repeated="5"/>
          <table:table-cell table:formula="of:=([.C57]-[.$C$51])/60" office:value-type="float" office:value="6.01666666666667" calcext:value-type="float">
            <text:p>6.01666666666667</text:p>
          </table:table-cell>
          <table:table-cell table:formula="of:=([.B57])/30000" office:value-type="float" office:value="69.9" calcext:value-type="float">
            <text:p>6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85000" calcext:value-type="float">
            <text:p>2085000</text:p>
          </table:table-cell>
          <table:table-cell office:value-type="float" office:value="1598102881" calcext:value-type="float">
            <text:p>1598102881</text:p>
          </table:table-cell>
          <table:table-cell table:number-columns-repeated="5"/>
          <table:table-cell table:formula="of:=([.C58]-[.$C$51])/60" office:value-type="float" office:value="7.01666666666667" calcext:value-type="float">
            <text:p>7.01666666666667</text:p>
          </table:table-cell>
          <table:table-cell table:formula="of:=([.B58])/30000"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1598102941" calcext:value-type="float">
            <text:p>1598102941</text:p>
          </table:table-cell>
          <table:table-cell table:number-columns-repeated="5"/>
          <table:table-cell table:formula="of:=([.C59]-[.$C$51])/60" office:value-type="float" office:value="8.01666666666667" calcext:value-type="float">
            <text:p>8.01666666666667</text:p>
          </table:table-cell>
          <table:table-cell table:formula="of:=([.B59])/30000" office:value-type="float" office:value="69.0666666666667" calcext:value-type="float">
            <text:p>69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63000" calcext:value-type="float">
            <text:p>2063000</text:p>
          </table:table-cell>
          <table:table-cell office:value-type="float" office:value="1598103001" calcext:value-type="float">
            <text:p>1598103001</text:p>
          </table:table-cell>
          <table:table-cell table:number-columns-repeated="5"/>
          <table:table-cell table:formula="of:=([.C60]-[.$C$51])/60" office:value-type="float" office:value="9.01666666666667" calcext:value-type="float">
            <text:p>9.01666666666667</text:p>
          </table:table-cell>
          <table:table-cell table:formula="of:=([.B60])/30000" office:value-type="float" office:value="68.7666666666667" calcext:value-type="float">
            <text:p>68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58000" calcext:value-type="float">
            <text:p>2058000</text:p>
          </table:table-cell>
          <table:table-cell office:value-type="float" office:value="1598103061" calcext:value-type="float">
            <text:p>1598103061</text:p>
          </table:table-cell>
          <table:table-cell table:number-columns-repeated="5"/>
          <table:table-cell table:formula="of:=([.C61]-[.$C$51])/60" office:value-type="float" office:value="10.0166666666667" calcext:value-type="float">
            <text:p>10.0166666666667</text:p>
          </table:table-cell>
          <table:table-cell table:formula="of:=([.B61])/30000" office:value-type="float" office:value="68.6" calcext:value-type="float">
            <text:p>6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54000" calcext:value-type="float">
            <text:p>2054000</text:p>
          </table:table-cell>
          <table:table-cell office:value-type="float" office:value="1598103121" calcext:value-type="float">
            <text:p>1598103121</text:p>
          </table:table-cell>
          <table:table-cell table:number-columns-repeated="5"/>
          <table:table-cell table:formula="of:=([.C62]-[.$C$51])/60" office:value-type="float" office:value="11.0166666666667" calcext:value-type="float">
            <text:p>11.0166666666667</text:p>
          </table:table-cell>
          <table:table-cell table:formula="of:=([.B62])/30000" office:value-type="float" office:value="68.4666666666667" calcext:value-type="float">
            <text:p>68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49000" calcext:value-type="float">
            <text:p>2049000</text:p>
          </table:table-cell>
          <table:table-cell office:value-type="float" office:value="1598103181" calcext:value-type="float">
            <text:p>1598103181</text:p>
          </table:table-cell>
          <table:table-cell table:number-columns-repeated="5"/>
          <table:table-cell table:formula="of:=([.C63]-[.$C$51])/60" office:value-type="float" office:value="12.0166666666667" calcext:value-type="float">
            <text:p>12.0166666666667</text:p>
          </table:table-cell>
          <table:table-cell table:formula="of:=([.B63])/30000" office:value-type="float" office:value="68.3" calcext:value-type="float">
            <text:p>6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45000" calcext:value-type="float">
            <text:p>2045000</text:p>
          </table:table-cell>
          <table:table-cell office:value-type="float" office:value="1598103241" calcext:value-type="float">
            <text:p>1598103241</text:p>
          </table:table-cell>
          <table:table-cell table:number-columns-repeated="5"/>
          <table:table-cell table:formula="of:=([.C64]-[.$C$51])/60" office:value-type="float" office:value="13.0166666666667" calcext:value-type="float">
            <text:p>13.0166666666667</text:p>
          </table:table-cell>
          <table:table-cell table:formula="of:=([.B64])/30000" office:value-type="float" office:value="68.1666666666667" calcext:value-type="float">
            <text:p>68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1598103301" calcext:value-type="float">
            <text:p>1598103301</text:p>
          </table:table-cell>
          <table:table-cell table:number-columns-repeated="5"/>
          <table:table-cell table:formula="of:=([.C65]-[.$C$51])/60" office:value-type="float" office:value="14.0166666666667" calcext:value-type="float">
            <text:p>14.0166666666667</text:p>
          </table:table-cell>
          <table:table-cell table:formula="of:=([.B65])/30000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29000" calcext:value-type="float">
            <text:p>2029000</text:p>
          </table:table-cell>
          <table:table-cell office:value-type="float" office:value="1598103361" calcext:value-type="float">
            <text:p>1598103361</text:p>
          </table:table-cell>
          <table:table-cell table:number-columns-repeated="5"/>
          <table:table-cell table:formula="of:=([.C66]-[.$C$51])/60" office:value-type="float" office:value="15.0166666666667" calcext:value-type="float">
            <text:p>15.0166666666667</text:p>
          </table:table-cell>
          <table:table-cell table:formula="of:=([.B66])/30000" office:value-type="float" office:value="67.6333333333333" calcext:value-type="float">
            <text:p>67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23000" calcext:value-type="float">
            <text:p>2023000</text:p>
          </table:table-cell>
          <table:table-cell office:value-type="float" office:value="1598103421" calcext:value-type="float">
            <text:p>1598103421</text:p>
          </table:table-cell>
          <table:table-cell table:number-columns-repeated="5"/>
          <table:table-cell table:formula="of:=([.C67]-[.$C$51])/60" office:value-type="float" office:value="16.0166666666667" calcext:value-type="float">
            <text:p>16.0166666666667</text:p>
          </table:table-cell>
          <table:table-cell table:formula="of:=([.B67])/30000" office:value-type="float" office:value="67.4333333333333" calcext:value-type="float">
            <text:p>6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18000" calcext:value-type="float">
            <text:p>2018000</text:p>
          </table:table-cell>
          <table:table-cell office:value-type="float" office:value="1598103481" calcext:value-type="float">
            <text:p>1598103481</text:p>
          </table:table-cell>
          <table:table-cell table:number-columns-repeated="5"/>
          <table:table-cell table:formula="of:=([.C68]-[.$C$51])/60" office:value-type="float" office:value="17.0166666666667" calcext:value-type="float">
            <text:p>17.0166666666667</text:p>
          </table:table-cell>
          <table:table-cell table:formula="of:=([.B68])/30000" office:value-type="float" office:value="67.2666666666667" calcext:value-type="float">
            <text:p>67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14000" calcext:value-type="float">
            <text:p>2014000</text:p>
          </table:table-cell>
          <table:table-cell office:value-type="float" office:value="1598103541" calcext:value-type="float">
            <text:p>1598103541</text:p>
          </table:table-cell>
          <table:table-cell table:number-columns-repeated="5"/>
          <table:table-cell table:formula="of:=([.C69]-[.$C$51])/60" office:value-type="float" office:value="18.0166666666667" calcext:value-type="float">
            <text:p>18.0166666666667</text:p>
          </table:table-cell>
          <table:table-cell table:formula="of:=([.B69])/30000" office:value-type="float" office:value="67.1333333333333" calcext:value-type="float">
            <text:p>67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2009000" calcext:value-type="float">
            <text:p>2009000</text:p>
          </table:table-cell>
          <table:table-cell office:value-type="float" office:value="1598103601" calcext:value-type="float">
            <text:p>1598103601</text:p>
          </table:table-cell>
          <table:table-cell table:number-columns-repeated="5"/>
          <table:table-cell table:formula="of:=([.C70]-[.$C$51])/60" office:value-type="float" office:value="19.0166666666667" calcext:value-type="float">
            <text:p>19.0166666666667</text:p>
          </table:table-cell>
          <table:table-cell table:formula="of:=([.B70])/30000" office:value-type="float" office:value="66.9666666666667" calcext:value-type="float">
            <text:p>66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2005000" calcext:value-type="float">
            <text:p>2005000</text:p>
          </table:table-cell>
          <table:table-cell office:value-type="float" office:value="1598103661" calcext:value-type="float">
            <text:p>1598103661</text:p>
          </table:table-cell>
          <table:table-cell table:number-columns-repeated="5"/>
          <table:table-cell table:formula="of:=([.C71]-[.$C$51])/60" office:value-type="float" office:value="20.0166666666667" calcext:value-type="float">
            <text:p>20.0166666666667</text:p>
          </table:table-cell>
          <table:table-cell table:formula="of:=([.B71])/30000" office:value-type="float" office:value="66.8333333333333" calcext:value-type="float">
            <text:p>66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98103721" calcext:value-type="float">
            <text:p>1598103721</text:p>
          </table:table-cell>
          <table:table-cell table:number-columns-repeated="5"/>
          <table:table-cell table:formula="of:=([.C72]-[.$C$51])/60" office:value-type="float" office:value="21.0166666666667" calcext:value-type="float">
            <text:p>21.0166666666667</text:p>
          </table:table-cell>
          <table:table-cell table:formula="of:=([.B72])/30000" office:value-type="float" office:value="66.6666666666667" calcext:value-type="float">
            <text:p>66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1996000" calcext:value-type="float">
            <text:p>1996000</text:p>
          </table:table-cell>
          <table:table-cell office:value-type="float" office:value="1598103781" calcext:value-type="float">
            <text:p>1598103781</text:p>
          </table:table-cell>
          <table:table-cell table:number-columns-repeated="5"/>
          <table:table-cell table:formula="of:=([.C73]-[.$C$51])/60" office:value-type="float" office:value="22.0166666666667" calcext:value-type="float">
            <text:p>22.0166666666667</text:p>
          </table:table-cell>
          <table:table-cell table:formula="of:=([.B73])/30000" office:value-type="float" office:value="66.5333333333333" calcext:value-type="float">
            <text:p>66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1991000" calcext:value-type="float">
            <text:p>1991000</text:p>
          </table:table-cell>
          <table:table-cell office:value-type="float" office:value="1598103841" calcext:value-type="float">
            <text:p>1598103841</text:p>
          </table:table-cell>
          <table:table-cell table:number-columns-repeated="5"/>
          <table:table-cell table:formula="of:=([.C74]-[.$C$51])/60" office:value-type="float" office:value="23.0166666666667" calcext:value-type="float">
            <text:p>23.0166666666667</text:p>
          </table:table-cell>
          <table:table-cell table:formula="of:=([.B74])/30000" office:value-type="float" office:value="66.3666666666667" calcext:value-type="float">
            <text:p>66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1987000" calcext:value-type="float">
            <text:p>1987000</text:p>
          </table:table-cell>
          <table:table-cell office:value-type="float" office:value="1598103901" calcext:value-type="float">
            <text:p>1598103901</text:p>
          </table:table-cell>
          <table:table-cell table:number-columns-repeated="5"/>
          <table:table-cell table:formula="of:=([.C75]-[.$C$51])/60" office:value-type="float" office:value="24.0166666666667" calcext:value-type="float">
            <text:p>24.0166666666667</text:p>
          </table:table-cell>
          <table:table-cell table:formula="of:=([.B75])/30000" office:value-type="float" office:value="66.2333333333333" calcext:value-type="float">
            <text:p>66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1982000" calcext:value-type="float">
            <text:p>1982000</text:p>
          </table:table-cell>
          <table:table-cell office:value-type="float" office:value="1598103962" calcext:value-type="float">
            <text:p>1598103962</text:p>
          </table:table-cell>
          <table:table-cell table:number-columns-repeated="5"/>
          <table:table-cell table:formula="of:=([.C76]-[.$C$51])/60" office:value-type="float" office:value="25.0333333333333" calcext:value-type="float">
            <text:p>25.0333333333333</text:p>
          </table:table-cell>
          <table:table-cell table:formula="of:=([.B76])/30000" office:value-type="float" office:value="66.0666666666667" calcext:value-type="float">
            <text:p>66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78000" calcext:value-type="float">
            <text:p>1978000</text:p>
          </table:table-cell>
          <table:table-cell office:value-type="float" office:value="1598104021" calcext:value-type="float">
            <text:p>1598104021</text:p>
          </table:table-cell>
          <table:table-cell table:number-columns-repeated="5"/>
          <table:table-cell table:formula="of:=([.C77]-[.$C$51])/60" office:value-type="float" office:value="26.0166666666667" calcext:value-type="float">
            <text:p>26.0166666666667</text:p>
          </table:table-cell>
          <table:table-cell table:formula="of:=([.B77])/30000" office:value-type="float" office:value="65.9333333333333" calcext:value-type="float">
            <text:p>65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73000" calcext:value-type="float">
            <text:p>1973000</text:p>
          </table:table-cell>
          <table:table-cell office:value-type="float" office:value="1598104081" calcext:value-type="float">
            <text:p>1598104081</text:p>
          </table:table-cell>
          <table:table-cell table:number-columns-repeated="5"/>
          <table:table-cell table:formula="of:=([.C78]-[.$C$51])/60" office:value-type="float" office:value="27.0166666666667" calcext:value-type="float">
            <text:p>27.0166666666667</text:p>
          </table:table-cell>
          <table:table-cell table:formula="of:=([.B78])/30000" office:value-type="float" office:value="65.7666666666667" calcext:value-type="float">
            <text:p>65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69000" calcext:value-type="float">
            <text:p>1969000</text:p>
          </table:table-cell>
          <table:table-cell office:value-type="float" office:value="1598104141" calcext:value-type="float">
            <text:p>1598104141</text:p>
          </table:table-cell>
          <table:table-cell table:number-columns-repeated="5"/>
          <table:table-cell table:formula="of:=([.C79]-[.$C$51])/60" office:value-type="float" office:value="28.0166666666667" calcext:value-type="float">
            <text:p>28.0166666666667</text:p>
          </table:table-cell>
          <table:table-cell table:formula="of:=([.B79])/30000" office:value-type="float" office:value="65.6333333333333" calcext:value-type="float">
            <text:p>65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64000" calcext:value-type="float">
            <text:p>1964000</text:p>
          </table:table-cell>
          <table:table-cell office:value-type="float" office:value="1598104201" calcext:value-type="float">
            <text:p>1598104201</text:p>
          </table:table-cell>
          <table:table-cell table:number-columns-repeated="5"/>
          <table:table-cell table:formula="of:=([.C80]-[.$C$51])/60" office:value-type="float" office:value="29.0166666666667" calcext:value-type="float">
            <text:p>29.0166666666667</text:p>
          </table:table-cell>
          <table:table-cell table:formula="of:=([.B80])/30000" office:value-type="float" office:value="65.4666666666667" calcext:value-type="float">
            <text:p>65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59000" calcext:value-type="float">
            <text:p>1959000</text:p>
          </table:table-cell>
          <table:table-cell office:value-type="float" office:value="1598104261" calcext:value-type="float">
            <text:p>1598104261</text:p>
          </table:table-cell>
          <table:table-cell table:number-columns-repeated="5"/>
          <table:table-cell table:formula="of:=([.C81]-[.$C$51])/60" office:value-type="float" office:value="30.0166666666667" calcext:value-type="float">
            <text:p>30.0166666666667</text:p>
          </table:table-cell>
          <table:table-cell table:formula="of:=([.B81])/30000" office:value-type="float" office:value="65.3" calcext:value-type="float">
            <text:p>6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55000" calcext:value-type="float">
            <text:p>1955000</text:p>
          </table:table-cell>
          <table:table-cell office:value-type="float" office:value="1598104322" calcext:value-type="float">
            <text:p>1598104322</text:p>
          </table:table-cell>
          <table:table-cell table:number-columns-repeated="5"/>
          <table:table-cell table:formula="of:=([.C82]-[.$C$51])/60" office:value-type="float" office:value="31.0333333333333" calcext:value-type="float">
            <text:p>31.0333333333333</text:p>
          </table:table-cell>
          <table:table-cell table:formula="of:=([.B82])/30000" office:value-type="float" office:value="65.1666666666667" calcext:value-type="float">
            <text:p>6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598104381" calcext:value-type="float">
            <text:p>1598104381</text:p>
          </table:table-cell>
          <table:table-cell table:number-columns-repeated="5"/>
          <table:table-cell table:formula="of:=([.C83]-[.$C$51])/60" office:value-type="float" office:value="32.0166666666667" calcext:value-type="float">
            <text:p>32.0166666666667</text:p>
          </table:table-cell>
          <table:table-cell table:formula="of:=([.B83])/30000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46000" calcext:value-type="float">
            <text:p>1946000</text:p>
          </table:table-cell>
          <table:table-cell office:value-type="float" office:value="1598104441" calcext:value-type="float">
            <text:p>1598104441</text:p>
          </table:table-cell>
          <table:table-cell table:number-columns-repeated="5"/>
          <table:table-cell table:formula="of:=([.C84]-[.$C$51])/60" office:value-type="float" office:value="33.0166666666667" calcext:value-type="float">
            <text:p>33.0166666666667</text:p>
          </table:table-cell>
          <table:table-cell table:formula="of:=([.B84])/30000" office:value-type="float" office:value="64.8666666666667" calcext:value-type="float">
            <text:p>64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41000" calcext:value-type="float">
            <text:p>1941000</text:p>
          </table:table-cell>
          <table:table-cell office:value-type="float" office:value="1598104501" calcext:value-type="float">
            <text:p>1598104501</text:p>
          </table:table-cell>
          <table:table-cell table:number-columns-repeated="5"/>
          <table:table-cell table:formula="of:=([.C85]-[.$C$51])/60" office:value-type="float" office:value="34.0166666666667" calcext:value-type="float">
            <text:p>34.0166666666667</text:p>
          </table:table-cell>
          <table:table-cell table:formula="of:=([.B85])/30000" office:value-type="float" office:value="64.7" calcext:value-type="float">
            <text:p>6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37000" calcext:value-type="float">
            <text:p>1937000</text:p>
          </table:table-cell>
          <table:table-cell office:value-type="float" office:value="1598104561" calcext:value-type="float">
            <text:p>1598104561</text:p>
          </table:table-cell>
          <table:table-cell table:number-columns-repeated="5"/>
          <table:table-cell table:formula="of:=([.C86]-[.$C$51])/60" office:value-type="float" office:value="35.0166666666667" calcext:value-type="float">
            <text:p>35.0166666666667</text:p>
          </table:table-cell>
          <table:table-cell table:formula="of:=([.B86])/30000" office:value-type="float" office:value="64.5666666666667" calcext:value-type="float">
            <text:p>64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32000" calcext:value-type="float">
            <text:p>1932000</text:p>
          </table:table-cell>
          <table:table-cell office:value-type="float" office:value="1598104621" calcext:value-type="float">
            <text:p>1598104621</text:p>
          </table:table-cell>
          <table:table-cell table:number-columns-repeated="5"/>
          <table:table-cell table:formula="of:=([.C87]-[.$C$51])/60" office:value-type="float" office:value="36.0166666666667" calcext:value-type="float">
            <text:p>36.0166666666667</text:p>
          </table:table-cell>
          <table:table-cell table:formula="of:=([.B87])/30000" office:value-type="float" office:value="64.4" calcext:value-type="float">
            <text:p>6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27000" calcext:value-type="float">
            <text:p>1927000</text:p>
          </table:table-cell>
          <table:table-cell office:value-type="float" office:value="1598104681" calcext:value-type="float">
            <text:p>1598104681</text:p>
          </table:table-cell>
          <table:table-cell table:number-columns-repeated="5"/>
          <table:table-cell table:formula="of:=([.C88]-[.$C$51])/60" office:value-type="float" office:value="37.0166666666667" calcext:value-type="float">
            <text:p>37.0166666666667</text:p>
          </table:table-cell>
          <table:table-cell table:formula="of:=([.B88])/30000" office:value-type="float" office:value="64.2333333333333" calcext:value-type="float">
            <text:p>64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23000" calcext:value-type="float">
            <text:p>1923000</text:p>
          </table:table-cell>
          <table:table-cell office:value-type="float" office:value="1598104741" calcext:value-type="float">
            <text:p>1598104741</text:p>
          </table:table-cell>
          <table:table-cell table:number-columns-repeated="5"/>
          <table:table-cell table:formula="of:=([.C89]-[.$C$51])/60" office:value-type="float" office:value="38.0166666666667" calcext:value-type="float">
            <text:p>38.0166666666667</text:p>
          </table:table-cell>
          <table:table-cell table:formula="of:=([.B89])/30000" office:value-type="float" office:value="64.1" calcext:value-type="float">
            <text:p>6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18000" calcext:value-type="float">
            <text:p>1918000</text:p>
          </table:table-cell>
          <table:table-cell office:value-type="float" office:value="1598104801" calcext:value-type="float">
            <text:p>1598104801</text:p>
          </table:table-cell>
          <table:table-cell table:number-columns-repeated="5"/>
          <table:table-cell table:formula="of:=([.C90]-[.$C$51])/60" office:value-type="float" office:value="39.0166666666667" calcext:value-type="float">
            <text:p>39.0166666666667</text:p>
          </table:table-cell>
          <table:table-cell table:formula="of:=([.B90])/30000" office:value-type="float" office:value="63.9333333333333" calcext:value-type="float">
            <text:p>63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14000" calcext:value-type="float">
            <text:p>1914000</text:p>
          </table:table-cell>
          <table:table-cell office:value-type="float" office:value="1598104861" calcext:value-type="float">
            <text:p>1598104861</text:p>
          </table:table-cell>
          <table:table-cell table:number-columns-repeated="5"/>
          <table:table-cell table:formula="of:=([.C91]-[.$C$51])/60" office:value-type="float" office:value="40.0166666666667" calcext:value-type="float">
            <text:p>40.0166666666667</text:p>
          </table:table-cell>
          <table:table-cell table:formula="of:=([.B91])/30000" office:value-type="float" office:value="63.8" calcext:value-type="float">
            <text:p>6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09000" calcext:value-type="float">
            <text:p>1909000</text:p>
          </table:table-cell>
          <table:table-cell office:value-type="float" office:value="1598104921" calcext:value-type="float">
            <text:p>1598104921</text:p>
          </table:table-cell>
          <table:table-cell table:number-columns-repeated="5"/>
          <table:table-cell table:formula="of:=([.C92]-[.$C$51])/60" office:value-type="float" office:value="41.0166666666667" calcext:value-type="float">
            <text:p>41.0166666666667</text:p>
          </table:table-cell>
          <table:table-cell table:formula="of:=([.B92])/30000" office:value-type="float" office:value="63.6333333333333" calcext:value-type="float">
            <text:p>63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05000" calcext:value-type="float">
            <text:p>1905000</text:p>
          </table:table-cell>
          <table:table-cell office:value-type="float" office:value="1598104981" calcext:value-type="float">
            <text:p>1598104981</text:p>
          </table:table-cell>
          <table:table-cell table:number-columns-repeated="5"/>
          <table:table-cell table:formula="of:=([.C93]-[.$C$51])/60" office:value-type="float" office:value="42.0166666666667" calcext:value-type="float">
            <text:p>42.0166666666667</text:p>
          </table:table-cell>
          <table:table-cell table:formula="of:=([.B93])/30000" office:value-type="float" office:value="63.5" calcext:value-type="float">
            <text:p>6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98105041" calcext:value-type="float">
            <text:p>1598105041</text:p>
          </table:table-cell>
          <table:table-cell table:number-columns-repeated="5"/>
          <table:table-cell table:formula="of:=([.C94]-[.$C$51])/60" office:value-type="float" office:value="43.0166666666667" calcext:value-type="float">
            <text:p>43.0166666666667</text:p>
          </table:table-cell>
          <table:table-cell table:formula="of:=([.B94])/30000" office:value-type="float" office:value="63.3333333333333" calcext:value-type="float">
            <text:p>6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1598105102" calcext:value-type="float">
            <text:p>1598105102</text:p>
          </table:table-cell>
          <table:table-cell table:number-columns-repeated="5"/>
          <table:table-cell table:formula="of:=([.C95]-[.$C$51])/60" office:value-type="float" office:value="44.0333333333333" calcext:value-type="float">
            <text:p>44.0333333333333</text:p>
          </table:table-cell>
          <table:table-cell table:formula="of:=([.B95])/30000" office:value-type="float" office:value="63.1666666666667" calcext:value-type="float">
            <text:p>63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891000" calcext:value-type="float">
            <text:p>1891000</text:p>
          </table:table-cell>
          <table:table-cell office:value-type="float" office:value="1598105161" calcext:value-type="float">
            <text:p>1598105161</text:p>
          </table:table-cell>
          <table:table-cell table:number-columns-repeated="5"/>
          <table:table-cell table:formula="of:=([.C96]-[.$C$51])/60" office:value-type="float" office:value="45.0166666666667" calcext:value-type="float">
            <text:p>45.0166666666667</text:p>
          </table:table-cell>
          <table:table-cell table:formula="of:=([.B96])/30000" office:value-type="float" office:value="63.0333333333333" calcext:value-type="float">
            <text:p>63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86000" calcext:value-type="float">
            <text:p>1886000</text:p>
          </table:table-cell>
          <table:table-cell office:value-type="float" office:value="1598105221" calcext:value-type="float">
            <text:p>1598105221</text:p>
          </table:table-cell>
          <table:table-cell table:number-columns-repeated="5"/>
          <table:table-cell table:formula="of:=([.C97]-[.$C$51])/60" office:value-type="float" office:value="46.0166666666667" calcext:value-type="float">
            <text:p>46.0166666666667</text:p>
          </table:table-cell>
          <table:table-cell table:formula="of:=([.B97])/30000" office:value-type="float" office:value="62.8666666666667" calcext:value-type="float">
            <text:p>62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82000" calcext:value-type="float">
            <text:p>1882000</text:p>
          </table:table-cell>
          <table:table-cell office:value-type="float" office:value="1598105281" calcext:value-type="float">
            <text:p>1598105281</text:p>
          </table:table-cell>
          <table:table-cell table:number-columns-repeated="5"/>
          <table:table-cell table:formula="of:=([.C98]-[.$C$51])/60" office:value-type="float" office:value="47.0166666666667" calcext:value-type="float">
            <text:p>47.0166666666667</text:p>
          </table:table-cell>
          <table:table-cell table:formula="of:=([.B98])/30000" office:value-type="float" office:value="62.7333333333333" calcext:value-type="float">
            <text:p>62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77000" calcext:value-type="float">
            <text:p>1877000</text:p>
          </table:table-cell>
          <table:table-cell office:value-type="float" office:value="1598105341" calcext:value-type="float">
            <text:p>1598105341</text:p>
          </table:table-cell>
          <table:table-cell table:number-columns-repeated="5"/>
          <table:table-cell table:formula="of:=([.C99]-[.$C$51])/60" office:value-type="float" office:value="48.0166666666667" calcext:value-type="float">
            <text:p>48.0166666666667</text:p>
          </table:table-cell>
          <table:table-cell table:formula="of:=([.B99])/30000" office:value-type="float" office:value="62.5666666666667" calcext:value-type="float">
            <text:p>62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1598105401" calcext:value-type="float">
            <text:p>1598105401</text:p>
          </table:table-cell>
          <table:table-cell table:number-columns-repeated="5"/>
          <table:table-cell table:formula="of:=([.C100]-[.$C$51])/60" office:value-type="float" office:value="49.0166666666667" calcext:value-type="float">
            <text:p>49.0166666666667</text:p>
          </table:table-cell>
          <table:table-cell table:formula="of:=([.B100])/30000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68000" calcext:value-type="float">
            <text:p>1868000</text:p>
          </table:table-cell>
          <table:table-cell office:value-type="float" office:value="1598105462" calcext:value-type="float">
            <text:p>1598105462</text:p>
          </table:table-cell>
          <table:table-cell table:number-columns-repeated="5"/>
          <table:table-cell table:formula="of:=([.C101]-[.$C$51])/60" office:value-type="float" office:value="50.0333333333333" calcext:value-type="float">
            <text:p>50.0333333333333</text:p>
          </table:table-cell>
          <table:table-cell table:formula="of:=([.B101])/30000" office:value-type="float" office:value="62.2666666666667" calcext:value-type="float">
            <text:p>62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63000" calcext:value-type="float">
            <text:p>1863000</text:p>
          </table:table-cell>
          <table:table-cell office:value-type="float" office:value="1598105521" calcext:value-type="float">
            <text:p>1598105521</text:p>
          </table:table-cell>
          <table:table-cell table:number-columns-repeated="5"/>
          <table:table-cell table:formula="of:=([.C102]-[.$C$51])/60" office:value-type="float" office:value="51.0166666666667" calcext:value-type="float">
            <text:p>51.0166666666667</text:p>
          </table:table-cell>
          <table:table-cell table:formula="of:=([.B102])/30000" office:value-type="float" office:value="62.1" calcext:value-type="float">
            <text:p>6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56000" calcext:value-type="float">
            <text:p>1856000</text:p>
          </table:table-cell>
          <table:table-cell office:value-type="float" office:value="1598105581" calcext:value-type="float">
            <text:p>1598105581</text:p>
          </table:table-cell>
          <table:table-cell table:number-columns-repeated="5"/>
          <table:table-cell table:formula="of:=([.C103]-[.$C$51])/60" office:value-type="float" office:value="52.0166666666667" calcext:value-type="float">
            <text:p>52.0166666666667</text:p>
          </table:table-cell>
          <table:table-cell table:formula="of:=([.B103])/30000" office:value-type="float" office:value="61.8666666666667" calcext:value-type="float">
            <text:p>61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98105641" calcext:value-type="float">
            <text:p>1598105641</text:p>
          </table:table-cell>
          <table:table-cell table:number-columns-repeated="5"/>
          <table:table-cell table:formula="of:=([.C104]-[.$C$51])/60" office:value-type="float" office:value="53.0166666666667" calcext:value-type="float">
            <text:p>53.0166666666667</text:p>
          </table:table-cell>
          <table:table-cell table:formula="of:=([.B104])/30000" office:value-type="float" office:value="61.6666666666667" calcext:value-type="float">
            <text:p>61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1598105701" calcext:value-type="float">
            <text:p>1598105701</text:p>
          </table:table-cell>
          <table:table-cell table:number-columns-repeated="5"/>
          <table:table-cell table:formula="of:=([.C105]-[.$C$51])/60" office:value-type="float" office:value="54.0166666666667" calcext:value-type="float">
            <text:p>54.0166666666667</text:p>
          </table:table-cell>
          <table:table-cell table:formula="of:=([.B105])/30000" office:value-type="float" office:value="61.5" calcext:value-type="float">
            <text:p>6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40000" calcext:value-type="float">
            <text:p>1840000</text:p>
          </table:table-cell>
          <table:table-cell office:value-type="float" office:value="1598105761" calcext:value-type="float">
            <text:p>1598105761</text:p>
          </table:table-cell>
          <table:table-cell table:number-columns-repeated="5"/>
          <table:table-cell table:formula="of:=([.C106]-[.$C$51])/60" office:value-type="float" office:value="55.0166666666667" calcext:value-type="float">
            <text:p>55.0166666666667</text:p>
          </table:table-cell>
          <table:table-cell table:formula="of:=([.B106])/30000" office:value-type="float" office:value="61.3333333333333" calcext:value-type="float">
            <text:p>61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1598105821" calcext:value-type="float">
            <text:p>1598105821</text:p>
          </table:table-cell>
          <table:table-cell table:number-columns-repeated="5"/>
          <table:table-cell table:formula="of:=([.C107]-[.$C$51])/60" office:value-type="float" office:value="56.0166666666667" calcext:value-type="float">
            <text:p>56.0166666666667</text:p>
          </table:table-cell>
          <table:table-cell table:formula="of:=([.B107])/30000" office:value-type="float" office:value="61.2" calcext:value-type="float">
            <text:p>6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31000" calcext:value-type="float">
            <text:p>1831000</text:p>
          </table:table-cell>
          <table:table-cell office:value-type="float" office:value="1598105882" calcext:value-type="float">
            <text:p>1598105882</text:p>
          </table:table-cell>
          <table:table-cell table:number-columns-repeated="5"/>
          <table:table-cell table:formula="of:=([.C108]-[.$C$51])/60" office:value-type="float" office:value="57.0333333333333" calcext:value-type="float">
            <text:p>57.0333333333333</text:p>
          </table:table-cell>
          <table:table-cell table:formula="of:=([.B108])/30000" office:value-type="float" office:value="61.0333333333333" calcext:value-type="float">
            <text:p>61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26000" calcext:value-type="float">
            <text:p>1826000</text:p>
          </table:table-cell>
          <table:table-cell office:value-type="float" office:value="1598105941" calcext:value-type="float">
            <text:p>1598105941</text:p>
          </table:table-cell>
          <table:table-cell table:number-columns-repeated="5"/>
          <table:table-cell table:formula="of:=([.C109]-[.$C$51])/60" office:value-type="float" office:value="58.0166666666667" calcext:value-type="float">
            <text:p>58.0166666666667</text:p>
          </table:table-cell>
          <table:table-cell table:formula="of:=([.B109])/30000" office:value-type="float" office:value="60.8666666666667" calcext:value-type="float">
            <text:p>60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22000" calcext:value-type="float">
            <text:p>1822000</text:p>
          </table:table-cell>
          <table:table-cell office:value-type="float" office:value="1598106001" calcext:value-type="float">
            <text:p>1598106001</text:p>
          </table:table-cell>
          <table:table-cell table:number-columns-repeated="5"/>
          <table:table-cell table:formula="of:=([.C110]-[.$C$51])/60" office:value-type="float" office:value="59.0166666666667" calcext:value-type="float">
            <text:p>59.0166666666667</text:p>
          </table:table-cell>
          <table:table-cell table:formula="of:=([.B110])/30000" office:value-type="float" office:value="60.7333333333333" calcext:value-type="float">
            <text:p>60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17000" calcext:value-type="float">
            <text:p>1817000</text:p>
          </table:table-cell>
          <table:table-cell office:value-type="float" office:value="1598106061" calcext:value-type="float">
            <text:p>1598106061</text:p>
          </table:table-cell>
          <table:table-cell table:number-columns-repeated="5"/>
          <table:table-cell table:formula="of:=([.C111]-[.$C$51])/60" office:value-type="float" office:value="60.0166666666667" calcext:value-type="float">
            <text:p>60.0166666666667</text:p>
          </table:table-cell>
          <table:table-cell table:formula="of:=([.B111])/30000" office:value-type="float" office:value="60.5666666666667" calcext:value-type="float">
            <text:p>60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12000" calcext:value-type="float">
            <text:p>1812000</text:p>
          </table:table-cell>
          <table:table-cell office:value-type="float" office:value="1598106121" calcext:value-type="float">
            <text:p>1598106121</text:p>
          </table:table-cell>
          <table:table-cell table:number-columns-repeated="5"/>
          <table:table-cell table:formula="of:=([.C112]-[.$C$51])/60" office:value-type="float" office:value="61.0166666666667" calcext:value-type="float">
            <text:p>61.0166666666667</text:p>
          </table:table-cell>
          <table:table-cell table:formula="of:=([.B112])/30000" office:value-type="float" office:value="60.4" calcext:value-type="float">
            <text:p>6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1598106181" calcext:value-type="float">
            <text:p>1598106181</text:p>
          </table:table-cell>
          <table:table-cell table:number-columns-repeated="5"/>
          <table:table-cell table:formula="of:=([.C113]-[.$C$51])/60" office:value-type="float" office:value="62.0166666666667" calcext:value-type="float">
            <text:p>62.0166666666667</text:p>
          </table:table-cell>
          <table:table-cell table:formula="of:=([.B113])/30000" office:value-type="float" office:value="60.2666666666667" calcext:value-type="float">
            <text:p>60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03000" calcext:value-type="float">
            <text:p>1803000</text:p>
          </table:table-cell>
          <table:table-cell office:value-type="float" office:value="1598106241" calcext:value-type="float">
            <text:p>1598106241</text:p>
          </table:table-cell>
          <table:table-cell table:number-columns-repeated="5"/>
          <table:table-cell table:formula="of:=([.C114]-[.$C$51])/60" office:value-type="float" office:value="63.0166666666667" calcext:value-type="float">
            <text:p>63.0166666666667</text:p>
          </table:table-cell>
          <table:table-cell table:formula="of:=([.B114])/30000" office:value-type="float" office:value="60.1" calcext:value-type="float">
            <text:p>6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98000" calcext:value-type="float">
            <text:p>1798000</text:p>
          </table:table-cell>
          <table:table-cell office:value-type="float" office:value="1598106302" calcext:value-type="float">
            <text:p>1598106302</text:p>
          </table:table-cell>
          <table:table-cell table:number-columns-repeated="5"/>
          <table:table-cell table:formula="of:=([.C115]-[.$C$51])/60" office:value-type="float" office:value="64.0333333333333" calcext:value-type="float">
            <text:p>64.0333333333333</text:p>
          </table:table-cell>
          <table:table-cell table:formula="of:=([.B115])/30000" office:value-type="float" office:value="59.9333333333333" calcext:value-type="float">
            <text:p>59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1598106361" calcext:value-type="float">
            <text:p>1598106361</text:p>
          </table:table-cell>
          <table:table-cell table:number-columns-repeated="5"/>
          <table:table-cell table:formula="of:=([.C116]-[.$C$51])/60" office:value-type="float" office:value="65.0166666666667" calcext:value-type="float">
            <text:p>65.0166666666667</text:p>
          </table:table-cell>
          <table:table-cell table:formula="of:=([.B116])/30000" office:value-type="float" office:value="59.6666666666667" calcext:value-type="float">
            <text:p>59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79000" calcext:value-type="float">
            <text:p>1779000</text:p>
          </table:table-cell>
          <table:table-cell office:value-type="float" office:value="1598106421" calcext:value-type="float">
            <text:p>1598106421</text:p>
          </table:table-cell>
          <table:table-cell table:number-columns-repeated="5"/>
          <table:table-cell table:formula="of:=([.C117]-[.$C$51])/60" office:value-type="float" office:value="66.0166666666667" calcext:value-type="float">
            <text:p>66.0166666666667</text:p>
          </table:table-cell>
          <table:table-cell table:formula="of:=([.B117])/30000" office:value-type="float" office:value="59.3" calcext:value-type="float">
            <text:p>5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74000" calcext:value-type="float">
            <text:p>1774000</text:p>
          </table:table-cell>
          <table:table-cell office:value-type="float" office:value="1598106481" calcext:value-type="float">
            <text:p>1598106481</text:p>
          </table:table-cell>
          <table:table-cell table:number-columns-repeated="5"/>
          <table:table-cell table:formula="of:=([.C118]-[.$C$51])/60" office:value-type="float" office:value="67.0166666666667" calcext:value-type="float">
            <text:p>67.0166666666667</text:p>
          </table:table-cell>
          <table:table-cell table:formula="of:=([.B118])/30000" office:value-type="float" office:value="59.1333333333333" calcext:value-type="float">
            <text:p>59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69000" calcext:value-type="float">
            <text:p>1769000</text:p>
          </table:table-cell>
          <table:table-cell office:value-type="float" office:value="1598106541" calcext:value-type="float">
            <text:p>1598106541</text:p>
          </table:table-cell>
          <table:table-cell table:number-columns-repeated="5"/>
          <table:table-cell table:formula="of:=([.C119]-[.$C$51])/60" office:value-type="float" office:value="68.0166666666667" calcext:value-type="float">
            <text:p>68.0166666666667</text:p>
          </table:table-cell>
          <table:table-cell table:formula="of:=([.B119])/30000" office:value-type="float" office:value="58.9666666666667" calcext:value-type="float">
            <text:p>58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65000" calcext:value-type="float">
            <text:p>1765000</text:p>
          </table:table-cell>
          <table:table-cell office:value-type="float" office:value="1598106601" calcext:value-type="float">
            <text:p>1598106601</text:p>
          </table:table-cell>
          <table:table-cell table:number-columns-repeated="5"/>
          <table:table-cell table:formula="of:=([.C120]-[.$C$51])/60" office:value-type="float" office:value="69.0166666666667" calcext:value-type="float">
            <text:p>69.0166666666667</text:p>
          </table:table-cell>
          <table:table-cell table:formula="of:=([.B120])/30000" office:value-type="float" office:value="58.8333333333333" calcext:value-type="float">
            <text:p>58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598106661" calcext:value-type="float">
            <text:p>1598106661</text:p>
          </table:table-cell>
          <table:table-cell table:number-columns-repeated="5"/>
          <table:table-cell table:formula="of:=([.C121]-[.$C$51])/60" office:value-type="float" office:value="70.0166666666667" calcext:value-type="float">
            <text:p>70.0166666666667</text:p>
          </table:table-cell>
          <table:table-cell table:formula="of:=([.B121])/30000" office:value-type="float" office:value="58.6666666666667" calcext:value-type="float">
            <text:p>58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55000" calcext:value-type="float">
            <text:p>1755000</text:p>
          </table:table-cell>
          <table:table-cell office:value-type="float" office:value="1598106722" calcext:value-type="float">
            <text:p>1598106722</text:p>
          </table:table-cell>
          <table:table-cell table:number-columns-repeated="5"/>
          <table:table-cell table:formula="of:=([.C122]-[.$C$51])/60" office:value-type="float" office:value="71.0333333333333" calcext:value-type="float">
            <text:p>71.0333333333333</text:p>
          </table:table-cell>
          <table:table-cell table:formula="of:=([.B122])/30000"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51000" calcext:value-type="float">
            <text:p>1751000</text:p>
          </table:table-cell>
          <table:table-cell office:value-type="float" office:value="1598106781" calcext:value-type="float">
            <text:p>1598106781</text:p>
          </table:table-cell>
          <table:table-cell table:number-columns-repeated="5"/>
          <table:table-cell table:formula="of:=([.C123]-[.$C$51])/60" office:value-type="float" office:value="72.0166666666667" calcext:value-type="float">
            <text:p>72.0166666666667</text:p>
          </table:table-cell>
          <table:table-cell table:formula="of:=([.B123])/30000" office:value-type="float" office:value="58.3666666666667" calcext:value-type="float">
            <text:p>58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46000" calcext:value-type="float">
            <text:p>1746000</text:p>
          </table:table-cell>
          <table:table-cell office:value-type="float" office:value="1598106841" calcext:value-type="float">
            <text:p>1598106841</text:p>
          </table:table-cell>
          <table:table-cell table:number-columns-repeated="5"/>
          <table:table-cell table:formula="of:=([.C124]-[.$C$51])/60" office:value-type="float" office:value="73.0166666666667" calcext:value-type="float">
            <text:p>73.0166666666667</text:p>
          </table:table-cell>
          <table:table-cell table:formula="of:=([.B124])/30000" office:value-type="float" office:value="58.2" calcext:value-type="float">
            <text:p>5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41000" calcext:value-type="float">
            <text:p>1741000</text:p>
          </table:table-cell>
          <table:table-cell office:value-type="float" office:value="1598106901" calcext:value-type="float">
            <text:p>1598106901</text:p>
          </table:table-cell>
          <table:table-cell table:number-columns-repeated="5"/>
          <table:table-cell table:formula="of:=([.C125]-[.$C$51])/60" office:value-type="float" office:value="74.0166666666667" calcext:value-type="float">
            <text:p>74.0166666666667</text:p>
          </table:table-cell>
          <table:table-cell table:formula="of:=([.B125])/30000" office:value-type="float" office:value="58.0333333333333" calcext:value-type="float">
            <text:p>58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37000" calcext:value-type="float">
            <text:p>1737000</text:p>
          </table:table-cell>
          <table:table-cell office:value-type="float" office:value="1598106961" calcext:value-type="float">
            <text:p>1598106961</text:p>
          </table:table-cell>
          <table:table-cell table:number-columns-repeated="5"/>
          <table:table-cell table:formula="of:=([.C126]-[.$C$51])/60" office:value-type="float" office:value="75.0166666666667" calcext:value-type="float">
            <text:p>75.0166666666667</text:p>
          </table:table-cell>
          <table:table-cell table:formula="of:=([.B126])/30000" office:value-type="float" office:value="57.9" calcext:value-type="float">
            <text:p>5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32000" calcext:value-type="float">
            <text:p>1732000</text:p>
          </table:table-cell>
          <table:table-cell office:value-type="float" office:value="1598107021" calcext:value-type="float">
            <text:p>1598107021</text:p>
          </table:table-cell>
          <table:table-cell table:number-columns-repeated="5"/>
          <table:table-cell table:formula="of:=([.C127]-[.$C$51])/60" office:value-type="float" office:value="76.0166666666667" calcext:value-type="float">
            <text:p>76.0166666666667</text:p>
          </table:table-cell>
          <table:table-cell table:formula="of:=([.B127])/30000" office:value-type="float" office:value="57.7333333333333" calcext:value-type="float">
            <text:p>57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27000" calcext:value-type="float">
            <text:p>1727000</text:p>
          </table:table-cell>
          <table:table-cell office:value-type="float" office:value="1598107082" calcext:value-type="float">
            <text:p>1598107082</text:p>
          </table:table-cell>
          <table:table-cell table:number-columns-repeated="5"/>
          <table:table-cell table:formula="of:=([.C128]-[.$C$51])/60" office:value-type="float" office:value="77.0333333333333" calcext:value-type="float">
            <text:p>77.0333333333333</text:p>
          </table:table-cell>
          <table:table-cell table:formula="of:=([.B128])/30000" office:value-type="float" office:value="57.5666666666667" calcext:value-type="float">
            <text:p>57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23000" calcext:value-type="float">
            <text:p>1723000</text:p>
          </table:table-cell>
          <table:table-cell office:value-type="float" office:value="1598107141" calcext:value-type="float">
            <text:p>1598107141</text:p>
          </table:table-cell>
          <table:table-cell table:number-columns-repeated="5"/>
          <table:table-cell table:formula="of:=([.C129]-[.$C$51])/60" office:value-type="float" office:value="78.0166666666667" calcext:value-type="float">
            <text:p>78.0166666666667</text:p>
          </table:table-cell>
          <table:table-cell table:formula="of:=([.B129])/30000" office:value-type="float" office:value="57.4333333333333" calcext:value-type="float">
            <text:p>5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18000" calcext:value-type="float">
            <text:p>1718000</text:p>
          </table:table-cell>
          <table:table-cell office:value-type="float" office:value="1598107201" calcext:value-type="float">
            <text:p>1598107201</text:p>
          </table:table-cell>
          <table:table-cell table:number-columns-repeated="5"/>
          <table:table-cell table:formula="of:=([.C130]-[.$C$51])/60" office:value-type="float" office:value="79.0166666666667" calcext:value-type="float">
            <text:p>79.0166666666667</text:p>
          </table:table-cell>
          <table:table-cell table:formula="of:=([.B130])/30000" office:value-type="float" office:value="57.2666666666667" calcext:value-type="float">
            <text:p>57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13000" calcext:value-type="float">
            <text:p>1713000</text:p>
          </table:table-cell>
          <table:table-cell office:value-type="float" office:value="1598107261" calcext:value-type="float">
            <text:p>1598107261</text:p>
          </table:table-cell>
          <table:table-cell table:number-columns-repeated="5"/>
          <table:table-cell table:formula="of:=([.C131]-[.$C$51])/60" office:value-type="float" office:value="80.0166666666667" calcext:value-type="float">
            <text:p>80.0166666666667</text:p>
          </table:table-cell>
          <table:table-cell table:formula="of:=([.B131])/30000" office:value-type="float" office:value="57.1" calcext:value-type="float">
            <text:p>5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709000" calcext:value-type="float">
            <text:p>1709000</text:p>
          </table:table-cell>
          <table:table-cell office:value-type="float" office:value="1598107321" calcext:value-type="float">
            <text:p>1598107321</text:p>
          </table:table-cell>
          <table:table-cell table:number-columns-repeated="5"/>
          <table:table-cell table:formula="of:=([.C132]-[.$C$51])/60" office:value-type="float" office:value="81.0166666666667" calcext:value-type="float">
            <text:p>81.0166666666667</text:p>
          </table:table-cell>
          <table:table-cell table:formula="of:=([.B132])/30000" office:value-type="float" office:value="56.9666666666667" calcext:value-type="float">
            <text:p>56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1598107381" calcext:value-type="float">
            <text:p>1598107381</text:p>
          </table:table-cell>
          <table:table-cell table:number-columns-repeated="5"/>
          <table:table-cell table:formula="of:=([.C133]-[.$C$51])/60" office:value-type="float" office:value="82.0166666666667" calcext:value-type="float">
            <text:p>82.0166666666667</text:p>
          </table:table-cell>
          <table:table-cell table:formula="of:=([.B133])/30000" office:value-type="float" office:value="56.8" calcext:value-type="float">
            <text:p>5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598107442" calcext:value-type="float">
            <text:p>1598107442</text:p>
          </table:table-cell>
          <table:table-cell table:number-columns-repeated="5"/>
          <table:table-cell table:formula="of:=([.C134]-[.$C$51])/60" office:value-type="float" office:value="83.0333333333333" calcext:value-type="float">
            <text:p>83.0333333333333</text:p>
          </table:table-cell>
          <table:table-cell table:formula="of:=([.B134])/30000" office:value-type="float" office:value="56.6666666666667" calcext:value-type="float">
            <text:p>56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695000" calcext:value-type="float">
            <text:p>1695000</text:p>
          </table:table-cell>
          <table:table-cell office:value-type="float" office:value="1598107501" calcext:value-type="float">
            <text:p>1598107501</text:p>
          </table:table-cell>
          <table:table-cell table:number-columns-repeated="5"/>
          <table:table-cell table:formula="of:=([.C135]-[.$C$51])/60" office:value-type="float" office:value="84.0166666666667" calcext:value-type="float">
            <text:p>84.0166666666667</text:p>
          </table:table-cell>
          <table:table-cell table:formula="of:=([.B135])/30000"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598107561" calcext:value-type="float">
            <text:p>1598107561</text:p>
          </table:table-cell>
          <table:table-cell table:number-columns-repeated="5"/>
          <table:table-cell table:formula="of:=([.C136]-[.$C$51])/60" office:value-type="float" office:value="85.0166666666667" calcext:value-type="float">
            <text:p>85.0166666666667</text:p>
          </table:table-cell>
          <table:table-cell table:formula="of:=([.B136])/30000" office:value-type="float" office:value="56.3333333333333" calcext:value-type="float">
            <text:p>56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686000" calcext:value-type="float">
            <text:p>1686000</text:p>
          </table:table-cell>
          <table:table-cell office:value-type="float" office:value="1598107621" calcext:value-type="float">
            <text:p>1598107621</text:p>
          </table:table-cell>
          <table:table-cell table:number-columns-repeated="5"/>
          <table:table-cell table:formula="of:=([.C137]-[.$C$51])/60" office:value-type="float" office:value="86.0166666666667" calcext:value-type="float">
            <text:p>86.0166666666667</text:p>
          </table:table-cell>
          <table:table-cell table:formula="of:=([.B137])/30000" office:value-type="float" office:value="56.2" calcext:value-type="float">
            <text:p>5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681000" calcext:value-type="float">
            <text:p>1681000</text:p>
          </table:table-cell>
          <table:table-cell office:value-type="float" office:value="1598107681" calcext:value-type="float">
            <text:p>1598107681</text:p>
          </table:table-cell>
          <table:table-cell table:number-columns-repeated="5"/>
          <table:table-cell table:formula="of:=([.C138]-[.$C$51])/60" office:value-type="float" office:value="87.0166666666667" calcext:value-type="float">
            <text:p>87.0166666666667</text:p>
          </table:table-cell>
          <table:table-cell table:formula="of:=([.B138])/30000" office:value-type="float" office:value="56.0333333333333" calcext:value-type="float">
            <text:p>56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76000" calcext:value-type="float">
            <text:p>1676000</text:p>
          </table:table-cell>
          <table:table-cell office:value-type="float" office:value="1598107741" calcext:value-type="float">
            <text:p>1598107741</text:p>
          </table:table-cell>
          <table:table-cell table:number-columns-repeated="5"/>
          <table:table-cell table:formula="of:=([.C139]-[.$C$51])/60" office:value-type="float" office:value="88.0166666666667" calcext:value-type="float">
            <text:p>88.0166666666667</text:p>
          </table:table-cell>
          <table:table-cell table:formula="of:=([.B139])/30000" office:value-type="float" office:value="55.8666666666667" calcext:value-type="float">
            <text:p>55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72000" calcext:value-type="float">
            <text:p>1672000</text:p>
          </table:table-cell>
          <table:table-cell office:value-type="float" office:value="1598107801" calcext:value-type="float">
            <text:p>1598107801</text:p>
          </table:table-cell>
          <table:table-cell table:number-columns-repeated="5"/>
          <table:table-cell table:formula="of:=([.C140]-[.$C$51])/60" office:value-type="float" office:value="89.0166666666667" calcext:value-type="float">
            <text:p>89.0166666666667</text:p>
          </table:table-cell>
          <table:table-cell table:formula="of:=([.B140])/30000" office:value-type="float" office:value="55.7333333333333" calcext:value-type="float">
            <text:p>55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67000" calcext:value-type="float">
            <text:p>1667000</text:p>
          </table:table-cell>
          <table:table-cell office:value-type="float" office:value="1598107862" calcext:value-type="float">
            <text:p>1598107862</text:p>
          </table:table-cell>
          <table:table-cell table:number-columns-repeated="5"/>
          <table:table-cell table:formula="of:=([.C141]-[.$C$51])/60" office:value-type="float" office:value="90.0333333333333" calcext:value-type="float">
            <text:p>90.0333333333333</text:p>
          </table:table-cell>
          <table:table-cell table:formula="of:=([.B141])/30000" office:value-type="float" office:value="55.5666666666667" calcext:value-type="float">
            <text:p>55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63000" calcext:value-type="float">
            <text:p>1663000</text:p>
          </table:table-cell>
          <table:table-cell office:value-type="float" office:value="1598107921" calcext:value-type="float">
            <text:p>1598107921</text:p>
          </table:table-cell>
          <table:table-cell table:number-columns-repeated="5"/>
          <table:table-cell table:formula="of:=([.C142]-[.$C$51])/60" office:value-type="float" office:value="91.0166666666667" calcext:value-type="float">
            <text:p>91.0166666666667</text:p>
          </table:table-cell>
          <table:table-cell table:formula="of:=([.B142])/30000" office:value-type="float" office:value="55.4333333333333" calcext:value-type="float">
            <text:p>55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58000" calcext:value-type="float">
            <text:p>1658000</text:p>
          </table:table-cell>
          <table:table-cell office:value-type="float" office:value="1598107981" calcext:value-type="float">
            <text:p>1598107981</text:p>
          </table:table-cell>
          <table:table-cell table:number-columns-repeated="5"/>
          <table:table-cell table:formula="of:=([.C143]-[.$C$51])/60" office:value-type="float" office:value="92.0166666666667" calcext:value-type="float">
            <text:p>92.0166666666667</text:p>
          </table:table-cell>
          <table:table-cell table:formula="of:=([.B143])/30000" office:value-type="float" office:value="55.2666666666667" calcext:value-type="float">
            <text:p>55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53000" calcext:value-type="float">
            <text:p>1653000</text:p>
          </table:table-cell>
          <table:table-cell office:value-type="float" office:value="1598108041" calcext:value-type="float">
            <text:p>1598108041</text:p>
          </table:table-cell>
          <table:table-cell table:number-columns-repeated="5"/>
          <table:table-cell table:formula="of:=([.C144]-[.$C$51])/60" office:value-type="float" office:value="93.0166666666667" calcext:value-type="float">
            <text:p>93.0166666666667</text:p>
          </table:table-cell>
          <table:table-cell table:formula="of:=([.B144])/30000" office:value-type="float" office:value="55.1" calcext:value-type="float">
            <text:p>5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49000" calcext:value-type="float">
            <text:p>1649000</text:p>
          </table:table-cell>
          <table:table-cell office:value-type="float" office:value="1598108101" calcext:value-type="float">
            <text:p>1598108101</text:p>
          </table:table-cell>
          <table:table-cell table:number-columns-repeated="5"/>
          <table:table-cell table:formula="of:=([.C145]-[.$C$51])/60" office:value-type="float" office:value="94.0166666666667" calcext:value-type="float">
            <text:p>94.0166666666667</text:p>
          </table:table-cell>
          <table:table-cell table:formula="of:=([.B145])/30000" office:value-type="float" office:value="54.9666666666667" calcext:value-type="float">
            <text:p>54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44000" calcext:value-type="float">
            <text:p>1644000</text:p>
          </table:table-cell>
          <table:table-cell office:value-type="float" office:value="1598108161" calcext:value-type="float">
            <text:p>1598108161</text:p>
          </table:table-cell>
          <table:table-cell table:number-columns-repeated="5"/>
          <table:table-cell table:formula="of:=([.C146]-[.$C$51])/60" office:value-type="float" office:value="95.0166666666667" calcext:value-type="float">
            <text:p>95.0166666666667</text:p>
          </table:table-cell>
          <table:table-cell table:formula="of:=([.B146])/30000" office:value-type="float" office:value="54.8" calcext:value-type="float">
            <text:p>5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39000" calcext:value-type="float">
            <text:p>1639000</text:p>
          </table:table-cell>
          <table:table-cell office:value-type="float" office:value="1598108222" calcext:value-type="float">
            <text:p>1598108222</text:p>
          </table:table-cell>
          <table:table-cell table:number-columns-repeated="5"/>
          <table:table-cell table:formula="of:=([.C147]-[.$C$51])/60" office:value-type="float" office:value="96.0333333333333" calcext:value-type="float">
            <text:p>96.0333333333333</text:p>
          </table:table-cell>
          <table:table-cell table:formula="of:=([.B147])/30000" office:value-type="float" office:value="54.6333333333333" calcext:value-type="float">
            <text:p>54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35000" calcext:value-type="float">
            <text:p>1635000</text:p>
          </table:table-cell>
          <table:table-cell office:value-type="float" office:value="1598108281" calcext:value-type="float">
            <text:p>1598108281</text:p>
          </table:table-cell>
          <table:table-cell table:number-columns-repeated="5"/>
          <table:table-cell table:formula="of:=([.C148]-[.$C$51])/60" office:value-type="float" office:value="97.0166666666667" calcext:value-type="float">
            <text:p>97.0166666666667</text:p>
          </table:table-cell>
          <table:table-cell table:formula="of:=([.B148])/30000" office:value-type="float" office:value="54.5" calcext:value-type="float">
            <text:p>5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30000" calcext:value-type="float">
            <text:p>1630000</text:p>
          </table:table-cell>
          <table:table-cell office:value-type="float" office:value="1598108341" calcext:value-type="float">
            <text:p>1598108341</text:p>
          </table:table-cell>
          <table:table-cell table:number-columns-repeated="5"/>
          <table:table-cell table:formula="of:=([.C149]-[.$C$51])/60" office:value-type="float" office:value="98.0166666666667" calcext:value-type="float">
            <text:p>98.0166666666667</text:p>
          </table:table-cell>
          <table:table-cell table:formula="of:=([.B149])/30000" office:value-type="float" office:value="54.3333333333333" calcext:value-type="float">
            <text:p>54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25000" calcext:value-type="float">
            <text:p>1625000</text:p>
          </table:table-cell>
          <table:table-cell office:value-type="float" office:value="1598108401" calcext:value-type="float">
            <text:p>1598108401</text:p>
          </table:table-cell>
          <table:table-cell table:number-columns-repeated="5"/>
          <table:table-cell table:formula="of:=([.C150]-[.$C$51])/60" office:value-type="float" office:value="99.0166666666667" calcext:value-type="float">
            <text:p>99.0166666666667</text:p>
          </table:table-cell>
          <table:table-cell table:formula="of:=([.B150])/30000" office:value-type="float" office:value="54.1666666666667" calcext:value-type="float">
            <text:p>54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21000" calcext:value-type="float">
            <text:p>1621000</text:p>
          </table:table-cell>
          <table:table-cell office:value-type="float" office:value="1598108461" calcext:value-type="float">
            <text:p>1598108461</text:p>
          </table:table-cell>
          <table:table-cell table:number-columns-repeated="5"/>
          <table:table-cell table:formula="of:=([.C151]-[.$C$51])/60" office:value-type="float" office:value="100.016666666667" calcext:value-type="float">
            <text:p>100.016666666667</text:p>
          </table:table-cell>
          <table:table-cell table:formula="of:=([.B151])/30000" office:value-type="float" office:value="54.0333333333333" calcext:value-type="float">
            <text:p>54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16000" calcext:value-type="float">
            <text:p>1616000</text:p>
          </table:table-cell>
          <table:table-cell office:value-type="float" office:value="1598108521" calcext:value-type="float">
            <text:p>1598108521</text:p>
          </table:table-cell>
          <table:table-cell table:number-columns-repeated="5"/>
          <table:table-cell table:formula="of:=([.C152]-[.$C$51])/60" office:value-type="float" office:value="101.016666666667" calcext:value-type="float">
            <text:p>101.016666666667</text:p>
          </table:table-cell>
          <table:table-cell table:formula="of:=([.B152])/30000" office:value-type="float" office:value="53.8666666666667" calcext:value-type="float">
            <text:p>53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11000" calcext:value-type="float">
            <text:p>1611000</text:p>
          </table:table-cell>
          <table:table-cell office:value-type="float" office:value="1598108581" calcext:value-type="float">
            <text:p>1598108581</text:p>
          </table:table-cell>
          <table:table-cell table:number-columns-repeated="5"/>
          <table:table-cell table:formula="of:=([.C153]-[.$C$51])/60" office:value-type="float" office:value="102.016666666667" calcext:value-type="float">
            <text:p>102.016666666667</text:p>
          </table:table-cell>
          <table:table-cell table:formula="of:=([.B153])/30000" office:value-type="float" office:value="53.7" calcext:value-type="float">
            <text:p>5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07000" calcext:value-type="float">
            <text:p>1607000</text:p>
          </table:table-cell>
          <table:table-cell office:value-type="float" office:value="1598108641" calcext:value-type="float">
            <text:p>1598108641</text:p>
          </table:table-cell>
          <table:table-cell table:number-columns-repeated="5"/>
          <table:table-cell table:formula="of:=([.C154]-[.$C$51])/60" office:value-type="float" office:value="103.016666666667" calcext:value-type="float">
            <text:p>103.016666666667</text:p>
          </table:table-cell>
          <table:table-cell table:formula="of:=([.B154])/30000" office:value-type="float" office:value="53.5666666666667" calcext:value-type="float">
            <text:p>53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598108701" calcext:value-type="float">
            <text:p>1598108701</text:p>
          </table:table-cell>
          <table:table-cell table:number-columns-repeated="5"/>
          <table:table-cell table:formula="of:=([.C155]-[.$C$51])/60" office:value-type="float" office:value="104.016666666667" calcext:value-type="float">
            <text:p>104.016666666667</text:p>
          </table:table-cell>
          <table:table-cell table:formula="of:=([.B155])/30000" office:value-type="float" office:value="53.4" calcext:value-type="float">
            <text:p>5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597000" calcext:value-type="float">
            <text:p>1597000</text:p>
          </table:table-cell>
          <table:table-cell office:value-type="float" office:value="1598108761" calcext:value-type="float">
            <text:p>1598108761</text:p>
          </table:table-cell>
          <table:table-cell table:number-columns-repeated="5"/>
          <table:table-cell table:formula="of:=([.C156]-[.$C$51])/60" office:value-type="float" office:value="105.016666666667" calcext:value-type="float">
            <text:p>105.016666666667</text:p>
          </table:table-cell>
          <table:table-cell table:formula="of:=([.B156])/30000" office:value-type="float" office:value="53.2333333333333" calcext:value-type="float">
            <text:p>53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593000" calcext:value-type="float">
            <text:p>1593000</text:p>
          </table:table-cell>
          <table:table-cell office:value-type="float" office:value="1598108821" calcext:value-type="float">
            <text:p>1598108821</text:p>
          </table:table-cell>
          <table:table-cell table:number-columns-repeated="5"/>
          <table:table-cell table:formula="of:=([.C157]-[.$C$51])/60" office:value-type="float" office:value="106.016666666667" calcext:value-type="float">
            <text:p>106.016666666667</text:p>
          </table:table-cell>
          <table:table-cell table:formula="of:=([.B157])/30000" office:value-type="float" office:value="53.1" calcext:value-type="float">
            <text:p>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88000" calcext:value-type="float">
            <text:p>1588000</text:p>
          </table:table-cell>
          <table:table-cell office:value-type="float" office:value="1598108881" calcext:value-type="float">
            <text:p>1598108881</text:p>
          </table:table-cell>
          <table:table-cell table:number-columns-repeated="5"/>
          <table:table-cell table:formula="of:=([.C158]-[.$C$51])/60" office:value-type="float" office:value="107.016666666667" calcext:value-type="float">
            <text:p>107.016666666667</text:p>
          </table:table-cell>
          <table:table-cell table:formula="of:=([.B158])/30000" office:value-type="float" office:value="52.9333333333333" calcext:value-type="float">
            <text:p>52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83000" calcext:value-type="float">
            <text:p>1583000</text:p>
          </table:table-cell>
          <table:table-cell office:value-type="float" office:value="1598108941" calcext:value-type="float">
            <text:p>1598108941</text:p>
          </table:table-cell>
          <table:table-cell table:number-columns-repeated="5"/>
          <table:table-cell table:formula="of:=([.C159]-[.$C$51])/60" office:value-type="float" office:value="108.016666666667" calcext:value-type="float">
            <text:p>108.016666666667</text:p>
          </table:table-cell>
          <table:table-cell table:formula="of:=([.B159])/30000" office:value-type="float" office:value="52.7666666666667" calcext:value-type="float">
            <text:p>52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78000" calcext:value-type="float">
            <text:p>1578000</text:p>
          </table:table-cell>
          <table:table-cell office:value-type="float" office:value="1598109002" calcext:value-type="float">
            <text:p>1598109002</text:p>
          </table:table-cell>
          <table:table-cell table:number-columns-repeated="5"/>
          <table:table-cell table:formula="of:=([.C160]-[.$C$51])/60" office:value-type="float" office:value="109.033333333333" calcext:value-type="float">
            <text:p>109.033333333333</text:p>
          </table:table-cell>
          <table:table-cell table:formula="of:=([.B160])/30000" office:value-type="float" office:value="52.6" calcext:value-type="float">
            <text:p>5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74000" calcext:value-type="float">
            <text:p>1574000</text:p>
          </table:table-cell>
          <table:table-cell office:value-type="float" office:value="1598109061" calcext:value-type="float">
            <text:p>1598109061</text:p>
          </table:table-cell>
          <table:table-cell table:number-columns-repeated="5"/>
          <table:table-cell table:formula="of:=([.C161]-[.$C$51])/60" office:value-type="float" office:value="110.016666666667" calcext:value-type="float">
            <text:p>110.016666666667</text:p>
          </table:table-cell>
          <table:table-cell table:formula="of:=([.B161])/30000" office:value-type="float" office:value="52.4666666666667" calcext:value-type="float">
            <text:p>52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69000" calcext:value-type="float">
            <text:p>1569000</text:p>
          </table:table-cell>
          <table:table-cell office:value-type="float" office:value="1598109121" calcext:value-type="float">
            <text:p>1598109121</text:p>
          </table:table-cell>
          <table:table-cell table:number-columns-repeated="5"/>
          <table:table-cell table:formula="of:=([.C162]-[.$C$51])/60" office:value-type="float" office:value="111.016666666667" calcext:value-type="float">
            <text:p>111.016666666667</text:p>
          </table:table-cell>
          <table:table-cell table:formula="of:=([.B162])/30000" office:value-type="float" office:value="52.3" calcext:value-type="float">
            <text:p>5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64000" calcext:value-type="float">
            <text:p>1564000</text:p>
          </table:table-cell>
          <table:table-cell office:value-type="float" office:value="1598109181" calcext:value-type="float">
            <text:p>1598109181</text:p>
          </table:table-cell>
          <table:table-cell table:number-columns-repeated="5"/>
          <table:table-cell table:formula="of:=([.C163]-[.$C$51])/60" office:value-type="float" office:value="112.016666666667" calcext:value-type="float">
            <text:p>112.016666666667</text:p>
          </table:table-cell>
          <table:table-cell table:formula="of:=([.B163])/30000" office:value-type="float" office:value="52.1333333333333" calcext:value-type="float">
            <text:p>52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59000" calcext:value-type="float">
            <text:p>1559000</text:p>
          </table:table-cell>
          <table:table-cell office:value-type="float" office:value="1598109241" calcext:value-type="float">
            <text:p>1598109241</text:p>
          </table:table-cell>
          <table:table-cell table:number-columns-repeated="5"/>
          <table:table-cell table:formula="of:=([.C164]-[.$C$51])/60" office:value-type="float" office:value="113.016666666667" calcext:value-type="float">
            <text:p>113.016666666667</text:p>
          </table:table-cell>
          <table:table-cell table:formula="of:=([.B164])/30000" office:value-type="float" office:value="51.9666666666667" calcext:value-type="float">
            <text:p>51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55000" calcext:value-type="float">
            <text:p>1555000</text:p>
          </table:table-cell>
          <table:table-cell office:value-type="float" office:value="1598109301" calcext:value-type="float">
            <text:p>1598109301</text:p>
          </table:table-cell>
          <table:table-cell table:number-columns-repeated="5"/>
          <table:table-cell table:formula="of:=([.C165]-[.$C$51])/60" office:value-type="float" office:value="114.016666666667" calcext:value-type="float">
            <text:p>114.016666666667</text:p>
          </table:table-cell>
          <table:table-cell table:formula="of:=([.B165])/30000" office:value-type="float" office:value="51.8333333333333" calcext:value-type="float">
            <text:p>51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598109362" calcext:value-type="float">
            <text:p>1598109362</text:p>
          </table:table-cell>
          <table:table-cell table:number-columns-repeated="5"/>
          <table:table-cell table:formula="of:=([.C166]-[.$C$51])/60" office:value-type="float" office:value="115.033333333333" calcext:value-type="float">
            <text:p>115.033333333333</text:p>
          </table:table-cell>
          <table:table-cell table:formula="of:=([.B166])/30000" office:value-type="float" office:value="51.6666666666667" calcext:value-type="float">
            <text:p>51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1598109421" calcext:value-type="float">
            <text:p>1598109421</text:p>
          </table:table-cell>
          <table:table-cell table:number-columns-repeated="5"/>
          <table:table-cell table:formula="of:=([.C167]-[.$C$51])/60" office:value-type="float" office:value="116.016666666667" calcext:value-type="float">
            <text:p>116.016666666667</text:p>
          </table:table-cell>
          <table:table-cell table:formula="of:=([.B167])/30000"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41000" calcext:value-type="float">
            <text:p>1541000</text:p>
          </table:table-cell>
          <table:table-cell office:value-type="float" office:value="1598109481" calcext:value-type="float">
            <text:p>1598109481</text:p>
          </table:table-cell>
          <table:table-cell table:number-columns-repeated="5"/>
          <table:table-cell table:formula="of:=([.C168]-[.$C$51])/60" office:value-type="float" office:value="117.016666666667" calcext:value-type="float">
            <text:p>117.016666666667</text:p>
          </table:table-cell>
          <table:table-cell table:formula="of:=([.B168])/30000" office:value-type="float" office:value="51.3666666666667" calcext:value-type="float">
            <text:p>51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598109541" calcext:value-type="float">
            <text:p>1598109541</text:p>
          </table:table-cell>
          <table:table-cell table:number-columns-repeated="5"/>
          <table:table-cell table:formula="of:=([.C169]-[.$C$51])/60" office:value-type="float" office:value="118.016666666667" calcext:value-type="float">
            <text:p>118.016666666667</text:p>
          </table:table-cell>
          <table:table-cell table:formula="of:=([.B169])/30000" office:value-type="float" office:value="51.2" calcext:value-type="float">
            <text:p>5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31000" calcext:value-type="float">
            <text:p>1531000</text:p>
          </table:table-cell>
          <table:table-cell office:value-type="float" office:value="1598109601" calcext:value-type="float">
            <text:p>1598109601</text:p>
          </table:table-cell>
          <table:table-cell table:number-columns-repeated="5"/>
          <table:table-cell table:formula="of:=([.C170]-[.$C$51])/60" office:value-type="float" office:value="119.016666666667" calcext:value-type="float">
            <text:p>119.016666666667</text:p>
          </table:table-cell>
          <table:table-cell table:formula="of:=([.B170])/30000" office:value-type="float" office:value="51.0333333333333" calcext:value-type="float">
            <text:p>51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26000" calcext:value-type="float">
            <text:p>1526000</text:p>
          </table:table-cell>
          <table:table-cell office:value-type="float" office:value="1598109661" calcext:value-type="float">
            <text:p>1598109661</text:p>
          </table:table-cell>
          <table:table-cell table:number-columns-repeated="5"/>
          <table:table-cell table:formula="of:=([.C171]-[.$C$51])/60" office:value-type="float" office:value="120.016666666667" calcext:value-type="float">
            <text:p>120.016666666667</text:p>
          </table:table-cell>
          <table:table-cell table:formula="of:=([.B171])/30000" office:value-type="float" office:value="50.8666666666667" calcext:value-type="float">
            <text:p>50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22000" calcext:value-type="float">
            <text:p>1522000</text:p>
          </table:table-cell>
          <table:table-cell office:value-type="float" office:value="1598109721" calcext:value-type="float">
            <text:p>1598109721</text:p>
          </table:table-cell>
          <table:table-cell table:number-columns-repeated="5"/>
          <table:table-cell table:formula="of:=([.C172]-[.$C$51])/60" office:value-type="float" office:value="121.016666666667" calcext:value-type="float">
            <text:p>121.016666666667</text:p>
          </table:table-cell>
          <table:table-cell table:formula="of:=([.B172])/30000" office:value-type="float" office:value="50.7333333333333" calcext:value-type="float">
            <text:p>50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17000" calcext:value-type="float">
            <text:p>1517000</text:p>
          </table:table-cell>
          <table:table-cell office:value-type="float" office:value="1598109782" calcext:value-type="float">
            <text:p>1598109782</text:p>
          </table:table-cell>
          <table:table-cell table:number-columns-repeated="5"/>
          <table:table-cell table:formula="of:=([.C173]-[.$C$51])/60" office:value-type="float" office:value="122.033333333333" calcext:value-type="float">
            <text:p>122.033333333333</text:p>
          </table:table-cell>
          <table:table-cell table:formula="of:=([.B173])/30000" office:value-type="float" office:value="50.5666666666667" calcext:value-type="float">
            <text:p>50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12000" calcext:value-type="float">
            <text:p>1512000</text:p>
          </table:table-cell>
          <table:table-cell office:value-type="float" office:value="1598109841" calcext:value-type="float">
            <text:p>1598109841</text:p>
          </table:table-cell>
          <table:table-cell table:number-columns-repeated="5"/>
          <table:table-cell table:formula="of:=([.C174]-[.$C$51])/60" office:value-type="float" office:value="123.016666666667" calcext:value-type="float">
            <text:p>123.016666666667</text:p>
          </table:table-cell>
          <table:table-cell table:formula="of:=([.B174])/30000" office:value-type="float" office:value="50.4" calcext:value-type="float">
            <text:p>5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08000" calcext:value-type="float">
            <text:p>1508000</text:p>
          </table:table-cell>
          <table:table-cell office:value-type="float" office:value="1598109901" calcext:value-type="float">
            <text:p>1598109901</text:p>
          </table:table-cell>
          <table:table-cell table:number-columns-repeated="5"/>
          <table:table-cell table:formula="of:=([.C175]-[.$C$51])/60" office:value-type="float" office:value="124.016666666667" calcext:value-type="float">
            <text:p>124.016666666667</text:p>
          </table:table-cell>
          <table:table-cell table:formula="of:=([.B175])/30000" office:value-type="float" office:value="50.2666666666667" calcext:value-type="float">
            <text:p>50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03000" calcext:value-type="float">
            <text:p>1503000</text:p>
          </table:table-cell>
          <table:table-cell office:value-type="float" office:value="1598109961" calcext:value-type="float">
            <text:p>1598109961</text:p>
          </table:table-cell>
          <table:table-cell table:number-columns-repeated="5"/>
          <table:table-cell table:formula="of:=([.C176]-[.$C$51])/60" office:value-type="float" office:value="125.016666666667" calcext:value-type="float">
            <text:p>125.016666666667</text:p>
          </table:table-cell>
          <table:table-cell table:formula="of:=([.B176])/30000" office:value-type="float" office:value="50.1" calcext:value-type="float">
            <text:p>5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98000" calcext:value-type="float">
            <text:p>1498000</text:p>
          </table:table-cell>
          <table:table-cell office:value-type="float" office:value="1598110021" calcext:value-type="float">
            <text:p>1598110021</text:p>
          </table:table-cell>
          <table:table-cell table:number-columns-repeated="5"/>
          <table:table-cell table:formula="of:=([.C177]-[.$C$51])/60" office:value-type="float" office:value="126.016666666667" calcext:value-type="float">
            <text:p>126.016666666667</text:p>
          </table:table-cell>
          <table:table-cell table:formula="of:=([.B177])/30000" office:value-type="float" office:value="49.9333333333333" calcext:value-type="float">
            <text:p>49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93000" calcext:value-type="float">
            <text:p>1493000</text:p>
          </table:table-cell>
          <table:table-cell office:value-type="float" office:value="1598110081" calcext:value-type="float">
            <text:p>1598110081</text:p>
          </table:table-cell>
          <table:table-cell table:number-columns-repeated="5"/>
          <table:table-cell table:formula="of:=([.C178]-[.$C$51])/60" office:value-type="float" office:value="127.016666666667" calcext:value-type="float">
            <text:p>127.016666666667</text:p>
          </table:table-cell>
          <table:table-cell table:formula="of:=([.B178])/30000" office:value-type="float" office:value="49.7666666666667" calcext:value-type="float">
            <text:p>49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89000" calcext:value-type="float">
            <text:p>1489000</text:p>
          </table:table-cell>
          <table:table-cell office:value-type="float" office:value="1598110142" calcext:value-type="float">
            <text:p>1598110142</text:p>
          </table:table-cell>
          <table:table-cell table:number-columns-repeated="5"/>
          <table:table-cell table:formula="of:=([.C179]-[.$C$51])/60" office:value-type="float" office:value="128.033333333333" calcext:value-type="float">
            <text:p>128.033333333333</text:p>
          </table:table-cell>
          <table:table-cell table:formula="of:=([.B179])/30000" office:value-type="float" office:value="49.6333333333333" calcext:value-type="float">
            <text:p>49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84000" calcext:value-type="float">
            <text:p>1484000</text:p>
          </table:table-cell>
          <table:table-cell office:value-type="float" office:value="1598110201" calcext:value-type="float">
            <text:p>1598110201</text:p>
          </table:table-cell>
          <table:table-cell table:number-columns-repeated="5"/>
          <table:table-cell table:formula="of:=([.C180]-[.$C$51])/60" office:value-type="float" office:value="129.016666666667" calcext:value-type="float">
            <text:p>129.016666666667</text:p>
          </table:table-cell>
          <table:table-cell table:formula="of:=([.B180])/30000" office:value-type="float" office:value="49.4666666666667" calcext:value-type="float">
            <text:p>49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79000" calcext:value-type="float">
            <text:p>1479000</text:p>
          </table:table-cell>
          <table:table-cell office:value-type="float" office:value="1598110261" calcext:value-type="float">
            <text:p>1598110261</text:p>
          </table:table-cell>
          <table:table-cell table:number-columns-repeated="5"/>
          <table:table-cell table:formula="of:=([.C181]-[.$C$51])/60" office:value-type="float" office:value="130.016666666667" calcext:value-type="float">
            <text:p>130.016666666667</text:p>
          </table:table-cell>
          <table:table-cell table:formula="of:=([.B181])/30000" office:value-type="float" office:value="49.3" calcext:value-type="float">
            <text:p>4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74000" calcext:value-type="float">
            <text:p>1474000</text:p>
          </table:table-cell>
          <table:table-cell office:value-type="float" office:value="1598110321" calcext:value-type="float">
            <text:p>1598110321</text:p>
          </table:table-cell>
          <table:table-cell table:number-columns-repeated="5"/>
          <table:table-cell table:formula="of:=([.C182]-[.$C$51])/60" office:value-type="float" office:value="131.016666666667" calcext:value-type="float">
            <text:p>131.016666666667</text:p>
          </table:table-cell>
          <table:table-cell table:formula="of:=([.B182])/30000" office:value-type="float" office:value="49.1333333333333" calcext:value-type="float">
            <text:p>49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70000" calcext:value-type="float">
            <text:p>1470000</text:p>
          </table:table-cell>
          <table:table-cell office:value-type="float" office:value="1598110381" calcext:value-type="float">
            <text:p>1598110381</text:p>
          </table:table-cell>
          <table:table-cell table:number-columns-repeated="5"/>
          <table:table-cell table:formula="of:=([.C183]-[.$C$51])/60" office:value-type="float" office:value="132.016666666667" calcext:value-type="float">
            <text:p>132.016666666667</text:p>
          </table:table-cell>
          <table:table-cell table:formula="of:=([.B183])/30000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61000" calcext:value-type="float">
            <text:p>1461000</text:p>
          </table:table-cell>
          <table:table-cell office:value-type="float" office:value="1598110441" calcext:value-type="float">
            <text:p>1598110441</text:p>
          </table:table-cell>
          <table:table-cell table:number-columns-repeated="5"/>
          <table:table-cell table:formula="of:=([.C184]-[.$C$51])/60" office:value-type="float" office:value="133.016666666667" calcext:value-type="float">
            <text:p>133.016666666667</text:p>
          </table:table-cell>
          <table:table-cell table:formula="of:=([.B184])/30000" office:value-type="float" office:value="48.7" calcext:value-type="float">
            <text:p>4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53000" calcext:value-type="float">
            <text:p>1453000</text:p>
          </table:table-cell>
          <table:table-cell office:value-type="float" office:value="1598110501" calcext:value-type="float">
            <text:p>1598110501</text:p>
          </table:table-cell>
          <table:table-cell table:number-columns-repeated="5"/>
          <table:table-cell table:formula="of:=([.C185]-[.$C$51])/60" office:value-type="float" office:value="134.016666666667" calcext:value-type="float">
            <text:p>134.016666666667</text:p>
          </table:table-cell>
          <table:table-cell table:formula="of:=([.B185])/30000" office:value-type="float" office:value="48.4333333333333" calcext:value-type="float">
            <text:p>48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48000" calcext:value-type="float">
            <text:p>1448000</text:p>
          </table:table-cell>
          <table:table-cell office:value-type="float" office:value="1598110562" calcext:value-type="float">
            <text:p>1598110562</text:p>
          </table:table-cell>
          <table:table-cell table:number-columns-repeated="5"/>
          <table:table-cell table:formula="of:=([.C186]-[.$C$51])/60" office:value-type="float" office:value="135.033333333333" calcext:value-type="float">
            <text:p>135.033333333333</text:p>
          </table:table-cell>
          <table:table-cell table:formula="of:=([.B186])/30000" office:value-type="float" office:value="48.2666666666667" calcext:value-type="float">
            <text:p>48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44000" calcext:value-type="float">
            <text:p>1444000</text:p>
          </table:table-cell>
          <table:table-cell office:value-type="float" office:value="1598110621" calcext:value-type="float">
            <text:p>1598110621</text:p>
          </table:table-cell>
          <table:table-cell table:number-columns-repeated="5"/>
          <table:table-cell table:formula="of:=([.C187]-[.$C$51])/60" office:value-type="float" office:value="136.016666666667" calcext:value-type="float">
            <text:p>136.016666666667</text:p>
          </table:table-cell>
          <table:table-cell table:formula="of:=([.B187])/30000" office:value-type="float" office:value="48.1333333333333" calcext:value-type="float">
            <text:p>48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39000" calcext:value-type="float">
            <text:p>1439000</text:p>
          </table:table-cell>
          <table:table-cell office:value-type="float" office:value="1598110681" calcext:value-type="float">
            <text:p>1598110681</text:p>
          </table:table-cell>
          <table:table-cell table:number-columns-repeated="5"/>
          <table:table-cell table:formula="of:=([.C188]-[.$C$51])/60" office:value-type="float" office:value="137.016666666667" calcext:value-type="float">
            <text:p>137.016666666667</text:p>
          </table:table-cell>
          <table:table-cell table:formula="of:=([.B188])/30000" office:value-type="float" office:value="47.9666666666667" calcext:value-type="float">
            <text:p>47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1598110741" calcext:value-type="float">
            <text:p>1598110741</text:p>
          </table:table-cell>
          <table:table-cell table:number-columns-repeated="5"/>
          <table:table-cell table:formula="of:=([.C189]-[.$C$51])/60" office:value-type="float" office:value="138.016666666667" calcext:value-type="float">
            <text:p>138.016666666667</text:p>
          </table:table-cell>
          <table:table-cell table:formula="of:=([.B189])/30000" office:value-type="float" office:value="47.8" calcext:value-type="float">
            <text:p>4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9000" calcext:value-type="float">
            <text:p>1429000</text:p>
          </table:table-cell>
          <table:table-cell office:value-type="float" office:value="1598110801" calcext:value-type="float">
            <text:p>1598110801</text:p>
          </table:table-cell>
          <table:table-cell table:number-columns-repeated="5"/>
          <table:table-cell table:formula="of:=([.C190]-[.$C$51])/60" office:value-type="float" office:value="139.016666666667" calcext:value-type="float">
            <text:p>139.016666666667</text:p>
          </table:table-cell>
          <table:table-cell table:formula="of:=([.B190])/30000" office:value-type="float" office:value="47.6333333333333" calcext:value-type="float">
            <text:p>47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5000" calcext:value-type="float">
            <text:p>1425000</text:p>
          </table:table-cell>
          <table:table-cell office:value-type="float" office:value="1598110861" calcext:value-type="float">
            <text:p>1598110861</text:p>
          </table:table-cell>
          <table:table-cell table:number-columns-repeated="5"/>
          <table:table-cell table:formula="of:=([.C191]-[.$C$51])/60" office:value-type="float" office:value="140.016666666667" calcext:value-type="float">
            <text:p>140.016666666667</text:p>
          </table:table-cell>
          <table:table-cell table:formula="of:=([.B191])/30000" office:value-type="float" office:value="47.5" calcext:value-type="float">
            <text:p>4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598110921" calcext:value-type="float">
            <text:p>1598110921</text:p>
          </table:table-cell>
          <table:table-cell table:number-columns-repeated="5"/>
          <table:table-cell table:formula="of:=([.C192]-[.$C$51])/60" office:value-type="float" office:value="141.016666666667" calcext:value-type="float">
            <text:p>141.016666666667</text:p>
          </table:table-cell>
          <table:table-cell table:formula="of:=([.B192])/30000" office:value-type="float" office:value="47.3333333333333" calcext:value-type="float">
            <text:p>47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1598110981" calcext:value-type="float">
            <text:p>1598110981</text:p>
          </table:table-cell>
          <table:table-cell table:number-columns-repeated="5"/>
          <table:table-cell table:formula="of:=([.C193]-[.$C$51])/60" office:value-type="float" office:value="142.016666666667" calcext:value-type="float">
            <text:p>142.016666666667</text:p>
          </table:table-cell>
          <table:table-cell table:formula="of:=([.B193])/30000" office:value-type="float" office:value="47.1666666666667" calcext:value-type="float">
            <text:p>47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1598111041" calcext:value-type="float">
            <text:p>1598111041</text:p>
          </table:table-cell>
          <table:table-cell table:number-columns-repeated="5"/>
          <table:table-cell table:formula="of:=([.C194]-[.$C$51])/60" office:value-type="float" office:value="143.016666666667" calcext:value-type="float">
            <text:p>143.016666666667</text:p>
          </table:table-cell>
          <table:table-cell table:formula="of:=([.B194])/30000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405000" calcext:value-type="float">
            <text:p>1405000</text:p>
          </table:table-cell>
          <table:table-cell office:value-type="float" office:value="1598111101" calcext:value-type="float">
            <text:p>1598111101</text:p>
          </table:table-cell>
          <table:table-cell table:number-columns-repeated="5"/>
          <table:table-cell table:formula="of:=([.C195]-[.$C$51])/60" office:value-type="float" office:value="144.016666666667" calcext:value-type="float">
            <text:p>144.016666666667</text:p>
          </table:table-cell>
          <table:table-cell table:formula="of:=([.B195])/30000" office:value-type="float" office:value="46.8333333333333" calcext:value-type="float">
            <text:p>46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401000" calcext:value-type="float">
            <text:p>1401000</text:p>
          </table:table-cell>
          <table:table-cell office:value-type="float" office:value="1598111161" calcext:value-type="float">
            <text:p>1598111161</text:p>
          </table:table-cell>
          <table:table-cell table:number-columns-repeated="5"/>
          <table:table-cell table:formula="of:=([.C196]-[.$C$51])/60" office:value-type="float" office:value="145.016666666667" calcext:value-type="float">
            <text:p>145.016666666667</text:p>
          </table:table-cell>
          <table:table-cell table:formula="of:=([.B196])/30000" office:value-type="float" office:value="46.7" calcext:value-type="float">
            <text:p>4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6000" calcext:value-type="float">
            <text:p>1396000</text:p>
          </table:table-cell>
          <table:table-cell office:value-type="float" office:value="1598111221" calcext:value-type="float">
            <text:p>1598111221</text:p>
          </table:table-cell>
          <table:table-cell table:number-columns-repeated="5"/>
          <table:table-cell table:formula="of:=([.C197]-[.$C$51])/60" office:value-type="float" office:value="146.016666666667" calcext:value-type="float">
            <text:p>146.016666666667</text:p>
          </table:table-cell>
          <table:table-cell table:formula="of:=([.B197])/30000" office:value-type="float" office:value="46.5333333333333" calcext:value-type="float">
            <text:p>46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1000" calcext:value-type="float">
            <text:p>1391000</text:p>
          </table:table-cell>
          <table:table-cell office:value-type="float" office:value="1598111281" calcext:value-type="float">
            <text:p>1598111281</text:p>
          </table:table-cell>
          <table:table-cell table:number-columns-repeated="5"/>
          <table:table-cell table:formula="of:=([.C198]-[.$C$51])/60" office:value-type="float" office:value="147.016666666667" calcext:value-type="float">
            <text:p>147.016666666667</text:p>
          </table:table-cell>
          <table:table-cell table:formula="of:=([.B198])/30000" office:value-type="float" office:value="46.3666666666667" calcext:value-type="float">
            <text:p>46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86000" calcext:value-type="float">
            <text:p>1386000</text:p>
          </table:table-cell>
          <table:table-cell office:value-type="float" office:value="1598111342" calcext:value-type="float">
            <text:p>1598111342</text:p>
          </table:table-cell>
          <table:table-cell table:number-columns-repeated="5"/>
          <table:table-cell table:formula="of:=([.C199]-[.$C$51])/60" office:value-type="float" office:value="148.033333333333" calcext:value-type="float">
            <text:p>148.033333333333</text:p>
          </table:table-cell>
          <table:table-cell table:formula="of:=([.B199])/30000" office:value-type="float" office:value="46.2" calcext:value-type="float">
            <text:p>4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82000" calcext:value-type="float">
            <text:p>1382000</text:p>
          </table:table-cell>
          <table:table-cell office:value-type="float" office:value="1598111401" calcext:value-type="float">
            <text:p>1598111401</text:p>
          </table:table-cell>
          <table:table-cell table:number-columns-repeated="5"/>
          <table:table-cell table:formula="of:=([.C200]-[.$C$51])/60" office:value-type="float" office:value="149.016666666667" calcext:value-type="float">
            <text:p>149.016666666667</text:p>
          </table:table-cell>
          <table:table-cell table:formula="of:=([.B200])/30000" office:value-type="float" office:value="46.0666666666667" calcext:value-type="float">
            <text:p>46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77000" calcext:value-type="float">
            <text:p>1377000</text:p>
          </table:table-cell>
          <table:table-cell office:value-type="float" office:value="1598111461" calcext:value-type="float">
            <text:p>1598111461</text:p>
          </table:table-cell>
          <table:table-cell table:number-columns-repeated="5"/>
          <table:table-cell table:formula="of:=([.C201]-[.$C$51])/60" office:value-type="float" office:value="150.016666666667" calcext:value-type="float">
            <text:p>150.016666666667</text:p>
          </table:table-cell>
          <table:table-cell table:formula="of:=([.B201])/30000" office:value-type="float" office:value="45.9" calcext:value-type="float">
            <text:p>4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1598111521" calcext:value-type="float">
            <text:p>1598111521</text:p>
          </table:table-cell>
          <table:table-cell table:number-columns-repeated="5"/>
          <table:table-cell table:formula="of:=([.C202]-[.$C$51])/60" office:value-type="float" office:value="151.016666666667" calcext:value-type="float">
            <text:p>151.016666666667</text:p>
          </table:table-cell>
          <table:table-cell table:formula="of:=([.B202])/30000" office:value-type="float" office:value="45.7333333333333" calcext:value-type="float">
            <text:p>45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7000" calcext:value-type="float">
            <text:p>1367000</text:p>
          </table:table-cell>
          <table:table-cell office:value-type="float" office:value="1598111581" calcext:value-type="float">
            <text:p>1598111581</text:p>
          </table:table-cell>
          <table:table-cell table:number-columns-repeated="5"/>
          <table:table-cell table:formula="of:=([.C203]-[.$C$51])/60" office:value-type="float" office:value="152.016666666667" calcext:value-type="float">
            <text:p>152.016666666667</text:p>
          </table:table-cell>
          <table:table-cell table:formula="of:=([.B203])/30000" office:value-type="float" office:value="45.5666666666667" calcext:value-type="float">
            <text:p>45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2000" calcext:value-type="float">
            <text:p>1362000</text:p>
          </table:table-cell>
          <table:table-cell office:value-type="float" office:value="1598111641" calcext:value-type="float">
            <text:p>1598111641</text:p>
          </table:table-cell>
          <table:table-cell table:number-columns-repeated="5"/>
          <table:table-cell table:formula="of:=([.C204]-[.$C$51])/60" office:value-type="float" office:value="153.016666666667" calcext:value-type="float">
            <text:p>153.016666666667</text:p>
          </table:table-cell>
          <table:table-cell table:formula="of:=([.B204])/30000" office:value-type="float" office:value="45.4" calcext:value-type="float">
            <text:p>4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8000" calcext:value-type="float">
            <text:p>1358000</text:p>
          </table:table-cell>
          <table:table-cell office:value-type="float" office:value="1598111702" calcext:value-type="float">
            <text:p>1598111702</text:p>
          </table:table-cell>
          <table:table-cell table:number-columns-repeated="5"/>
          <table:table-cell table:formula="of:=([.C205]-[.$C$51])/60" office:value-type="float" office:value="154.033333333333" calcext:value-type="float">
            <text:p>154.033333333333</text:p>
          </table:table-cell>
          <table:table-cell table:formula="of:=([.B205])/30000" office:value-type="float" office:value="45.2666666666667" calcext:value-type="float">
            <text:p>45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3000" calcext:value-type="float">
            <text:p>1353000</text:p>
          </table:table-cell>
          <table:table-cell office:value-type="float" office:value="1598111761" calcext:value-type="float">
            <text:p>1598111761</text:p>
          </table:table-cell>
          <table:table-cell table:number-columns-repeated="5"/>
          <table:table-cell table:formula="of:=([.C206]-[.$C$51])/60" office:value-type="float" office:value="155.016666666667" calcext:value-type="float">
            <text:p>155.016666666667</text:p>
          </table:table-cell>
          <table:table-cell table:formula="of:=([.B206])/30000" office:value-type="float" office:value="45.1" calcext:value-type="float">
            <text:p>4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48000" calcext:value-type="float">
            <text:p>1348000</text:p>
          </table:table-cell>
          <table:table-cell office:value-type="float" office:value="1598111821" calcext:value-type="float">
            <text:p>1598111821</text:p>
          </table:table-cell>
          <table:table-cell table:number-columns-repeated="5"/>
          <table:table-cell table:formula="of:=([.C207]-[.$C$51])/60" office:value-type="float" office:value="156.016666666667" calcext:value-type="float">
            <text:p>156.016666666667</text:p>
          </table:table-cell>
          <table:table-cell table:formula="of:=([.B207])/30000" office:value-type="float" office:value="44.9333333333333" calcext:value-type="float">
            <text:p>44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43000" calcext:value-type="float">
            <text:p>1343000</text:p>
          </table:table-cell>
          <table:table-cell office:value-type="float" office:value="1598111881" calcext:value-type="float">
            <text:p>1598111881</text:p>
          </table:table-cell>
          <table:table-cell table:number-columns-repeated="5"/>
          <table:table-cell table:formula="of:=([.C208]-[.$C$51])/60" office:value-type="float" office:value="157.016666666667" calcext:value-type="float">
            <text:p>157.016666666667</text:p>
          </table:table-cell>
          <table:table-cell table:formula="of:=([.B208])/30000" office:value-type="float" office:value="44.7666666666667" calcext:value-type="float">
            <text:p>44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9000" calcext:value-type="float">
            <text:p>1339000</text:p>
          </table:table-cell>
          <table:table-cell office:value-type="float" office:value="1598111941" calcext:value-type="float">
            <text:p>1598111941</text:p>
          </table:table-cell>
          <table:table-cell table:number-columns-repeated="5"/>
          <table:table-cell table:formula="of:=([.C209]-[.$C$51])/60" office:value-type="float" office:value="158.016666666667" calcext:value-type="float">
            <text:p>158.016666666667</text:p>
          </table:table-cell>
          <table:table-cell table:formula="of:=([.B209])/30000" office:value-type="float" office:value="44.6333333333333" calcext:value-type="float">
            <text:p>44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4000" calcext:value-type="float">
            <text:p>1334000</text:p>
          </table:table-cell>
          <table:table-cell office:value-type="float" office:value="1598112001" calcext:value-type="float">
            <text:p>1598112001</text:p>
          </table:table-cell>
          <table:table-cell table:number-columns-repeated="5"/>
          <table:table-cell table:formula="of:=([.C210]-[.$C$51])/60" office:value-type="float" office:value="159.016666666667" calcext:value-type="float">
            <text:p>159.016666666667</text:p>
          </table:table-cell>
          <table:table-cell table:formula="of:=([.B210])/30000" office:value-type="float" office:value="44.4666666666667" calcext:value-type="float">
            <text:p>44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1598112061" calcext:value-type="float">
            <text:p>1598112061</text:p>
          </table:table-cell>
          <table:table-cell table:number-columns-repeated="5"/>
          <table:table-cell table:formula="of:=([.C211]-[.$C$51])/60" office:value-type="float" office:value="160.016666666667" calcext:value-type="float">
            <text:p>160.016666666667</text:p>
          </table:table-cell>
          <table:table-cell table:formula="of:=([.B211])/30000" office:value-type="float" office:value="44.3" calcext:value-type="float">
            <text:p>4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24000" calcext:value-type="float">
            <text:p>1324000</text:p>
          </table:table-cell>
          <table:table-cell office:value-type="float" office:value="1598112122" calcext:value-type="float">
            <text:p>1598112122</text:p>
          </table:table-cell>
          <table:table-cell table:number-columns-repeated="5"/>
          <table:table-cell table:formula="of:=([.C212]-[.$C$51])/60" office:value-type="float" office:value="161.033333333333" calcext:value-type="float">
            <text:p>161.033333333333</text:p>
          </table:table-cell>
          <table:table-cell table:formula="of:=([.B212])/30000" office:value-type="float" office:value="44.1333333333333" calcext:value-type="float">
            <text:p>44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9000" calcext:value-type="float">
            <text:p>1319000</text:p>
          </table:table-cell>
          <table:table-cell office:value-type="float" office:value="1598112181" calcext:value-type="float">
            <text:p>1598112181</text:p>
          </table:table-cell>
          <table:table-cell table:number-columns-repeated="5"/>
          <table:table-cell table:formula="of:=([.C213]-[.$C$51])/60" office:value-type="float" office:value="162.016666666667" calcext:value-type="float">
            <text:p>162.016666666667</text:p>
          </table:table-cell>
          <table:table-cell table:formula="of:=([.B213])/30000" office:value-type="float" office:value="43.9666666666667" calcext:value-type="float">
            <text:p>43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1598112241" calcext:value-type="float">
            <text:p>1598112241</text:p>
          </table:table-cell>
          <table:table-cell table:number-columns-repeated="5"/>
          <table:table-cell table:formula="of:=([.C214]-[.$C$51])/60" office:value-type="float" office:value="163.016666666667" calcext:value-type="float">
            <text:p>163.016666666667</text:p>
          </table:table-cell>
          <table:table-cell table:formula="of:=([.B214])/30000" office:value-type="float" office:value="43.8333333333333" calcext:value-type="float">
            <text:p>43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598112301" calcext:value-type="float">
            <text:p>1598112301</text:p>
          </table:table-cell>
          <table:table-cell table:number-columns-repeated="5"/>
          <table:table-cell table:formula="of:=([.C215]-[.$C$51])/60" office:value-type="float" office:value="164.016666666667" calcext:value-type="float">
            <text:p>164.016666666667</text:p>
          </table:table-cell>
          <table:table-cell table:formula="of:=([.B215])/30000" office:value-type="float" office:value="43.6666666666667" calcext:value-type="float">
            <text:p>43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03000" calcext:value-type="float">
            <text:p>1303000</text:p>
          </table:table-cell>
          <table:table-cell office:value-type="float" office:value="1598112361" calcext:value-type="float">
            <text:p>1598112361</text:p>
          </table:table-cell>
          <table:table-cell table:number-columns-repeated="5"/>
          <table:table-cell table:formula="of:=([.C216]-[.$C$51])/60" office:value-type="float" office:value="165.016666666667" calcext:value-type="float">
            <text:p>165.016666666667</text:p>
          </table:table-cell>
          <table:table-cell table:formula="of:=([.B216])/30000" office:value-type="float" office:value="43.4333333333333" calcext:value-type="float">
            <text:p>43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7000" calcext:value-type="float">
            <text:p>1297000</text:p>
          </table:table-cell>
          <table:table-cell office:value-type="float" office:value="1598112421" calcext:value-type="float">
            <text:p>1598112421</text:p>
          </table:table-cell>
          <table:table-cell table:number-columns-repeated="5"/>
          <table:table-cell table:formula="of:=([.C217]-[.$C$51])/60" office:value-type="float" office:value="166.016666666667" calcext:value-type="float">
            <text:p>166.016666666667</text:p>
          </table:table-cell>
          <table:table-cell table:formula="of:=([.B217])/30000" office:value-type="float" office:value="43.2333333333333" calcext:value-type="float">
            <text:p>43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2000" calcext:value-type="float">
            <text:p>1292000</text:p>
          </table:table-cell>
          <table:table-cell office:value-type="float" office:value="1598112481" calcext:value-type="float">
            <text:p>1598112481</text:p>
          </table:table-cell>
          <table:table-cell table:number-columns-repeated="5"/>
          <table:table-cell table:formula="of:=([.C218]-[.$C$51])/60" office:value-type="float" office:value="167.016666666667" calcext:value-type="float">
            <text:p>167.016666666667</text:p>
          </table:table-cell>
          <table:table-cell table:formula="of:=([.B218])/30000" office:value-type="float" office:value="43.0666666666667" calcext:value-type="float">
            <text:p>43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87000" calcext:value-type="float">
            <text:p>1287000</text:p>
          </table:table-cell>
          <table:table-cell office:value-type="float" office:value="1598112542" calcext:value-type="float">
            <text:p>1598112542</text:p>
          </table:table-cell>
          <table:table-cell table:number-columns-repeated="5"/>
          <table:table-cell table:formula="of:=([.C219]-[.$C$51])/60" office:value-type="float" office:value="168.033333333333" calcext:value-type="float">
            <text:p>168.033333333333</text:p>
          </table:table-cell>
          <table:table-cell table:formula="of:=([.B219])/30000" office:value-type="float" office:value="42.9" calcext:value-type="float">
            <text:p>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83000" calcext:value-type="float">
            <text:p>1283000</text:p>
          </table:table-cell>
          <table:table-cell office:value-type="float" office:value="1598112601" calcext:value-type="float">
            <text:p>1598112601</text:p>
          </table:table-cell>
          <table:table-cell table:number-columns-repeated="5"/>
          <table:table-cell table:formula="of:=([.C220]-[.$C$51])/60" office:value-type="float" office:value="169.016666666667" calcext:value-type="float">
            <text:p>169.016666666667</text:p>
          </table:table-cell>
          <table:table-cell table:formula="of:=([.B220])/30000" office:value-type="float" office:value="42.7666666666667" calcext:value-type="float">
            <text:p>42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1598112661" calcext:value-type="float">
            <text:p>1598112661</text:p>
          </table:table-cell>
          <table:table-cell table:number-columns-repeated="5"/>
          <table:table-cell table:formula="of:=([.C221]-[.$C$51])/60" office:value-type="float" office:value="170.016666666667" calcext:value-type="float">
            <text:p>170.016666666667</text:p>
          </table:table-cell>
          <table:table-cell table:formula="of:=([.B221])/30000" office:value-type="float" office:value="42.6" calcext:value-type="float">
            <text:p>4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73000" calcext:value-type="float">
            <text:p>1273000</text:p>
          </table:table-cell>
          <table:table-cell office:value-type="float" office:value="1598112721" calcext:value-type="float">
            <text:p>1598112721</text:p>
          </table:table-cell>
          <table:table-cell table:number-columns-repeated="5"/>
          <table:table-cell table:formula="of:=([.C222]-[.$C$51])/60" office:value-type="float" office:value="171.016666666667" calcext:value-type="float">
            <text:p>171.016666666667</text:p>
          </table:table-cell>
          <table:table-cell table:formula="of:=([.B222])/30000" office:value-type="float" office:value="42.4333333333333" calcext:value-type="float">
            <text:p>42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8000" calcext:value-type="float">
            <text:p>1268000</text:p>
          </table:table-cell>
          <table:table-cell office:value-type="float" office:value="1598112781" calcext:value-type="float">
            <text:p>1598112781</text:p>
          </table:table-cell>
          <table:table-cell table:number-columns-repeated="5"/>
          <table:table-cell table:formula="of:=([.C223]-[.$C$51])/60" office:value-type="float" office:value="172.016666666667" calcext:value-type="float">
            <text:p>172.016666666667</text:p>
          </table:table-cell>
          <table:table-cell table:formula="of:=([.B223])/30000" office:value-type="float" office:value="42.2666666666667" calcext:value-type="float">
            <text:p>42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1598112841" calcext:value-type="float">
            <text:p>1598112841</text:p>
          </table:table-cell>
          <table:table-cell table:number-columns-repeated="5"/>
          <table:table-cell table:formula="of:=([.C224]-[.$C$51])/60" office:value-type="float" office:value="173.016666666667" calcext:value-type="float">
            <text:p>173.016666666667</text:p>
          </table:table-cell>
          <table:table-cell table:formula="of:=([.B224])/30000" office:value-type="float" office:value="42.1" calcext:value-type="float">
            <text:p>4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58000" calcext:value-type="float">
            <text:p>1258000</text:p>
          </table:table-cell>
          <table:table-cell office:value-type="float" office:value="1598112902" calcext:value-type="float">
            <text:p>1598112902</text:p>
          </table:table-cell>
          <table:table-cell table:number-columns-repeated="5"/>
          <table:table-cell table:formula="of:=([.C225]-[.$C$51])/60" office:value-type="float" office:value="174.033333333333" calcext:value-type="float">
            <text:p>174.033333333333</text:p>
          </table:table-cell>
          <table:table-cell table:formula="of:=([.B225])/30000" office:value-type="float" office:value="41.9333333333333" calcext:value-type="float">
            <text:p>41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598112961" calcext:value-type="float">
            <text:p>1598112961</text:p>
          </table:table-cell>
          <table:table-cell table:number-columns-repeated="5"/>
          <table:table-cell table:formula="of:=([.C226]-[.$C$51])/60" office:value-type="float" office:value="175.016666666667" calcext:value-type="float">
            <text:p>175.016666666667</text:p>
          </table:table-cell>
          <table:table-cell table:formula="of:=([.B226])/30000" office:value-type="float" office:value="41.8" calcext:value-type="float">
            <text:p>4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49000" calcext:value-type="float">
            <text:p>1249000</text:p>
          </table:table-cell>
          <table:table-cell office:value-type="float" office:value="1598113021" calcext:value-type="float">
            <text:p>1598113021</text:p>
          </table:table-cell>
          <table:table-cell table:number-columns-repeated="5"/>
          <table:table-cell table:formula="of:=([.C227]-[.$C$51])/60" office:value-type="float" office:value="176.016666666667" calcext:value-type="float">
            <text:p>176.016666666667</text:p>
          </table:table-cell>
          <table:table-cell table:formula="of:=([.B227])/30000" office:value-type="float" office:value="41.6333333333333" calcext:value-type="float">
            <text:p>41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44000" calcext:value-type="float">
            <text:p>1244000</text:p>
          </table:table-cell>
          <table:table-cell office:value-type="float" office:value="1598113081" calcext:value-type="float">
            <text:p>1598113081</text:p>
          </table:table-cell>
          <table:table-cell table:number-columns-repeated="5"/>
          <table:table-cell table:formula="of:=([.C228]-[.$C$51])/60" office:value-type="float" office:value="177.016666666667" calcext:value-type="float">
            <text:p>177.016666666667</text:p>
          </table:table-cell>
          <table:table-cell table:formula="of:=([.B228])/30000" office:value-type="float" office:value="41.4666666666667" calcext:value-type="float">
            <text:p>41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39000" calcext:value-type="float">
            <text:p>1239000</text:p>
          </table:table-cell>
          <table:table-cell office:value-type="float" office:value="1598113141" calcext:value-type="float">
            <text:p>1598113141</text:p>
          </table:table-cell>
          <table:table-cell table:number-columns-repeated="5"/>
          <table:table-cell table:formula="of:=([.C229]-[.$C$51])/60" office:value-type="float" office:value="178.016666666667" calcext:value-type="float">
            <text:p>178.016666666667</text:p>
          </table:table-cell>
          <table:table-cell table:formula="of:=([.B229])/30000" office:value-type="float" office:value="41.3" calcext:value-type="float">
            <text:p>4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34000" calcext:value-type="float">
            <text:p>1234000</text:p>
          </table:table-cell>
          <table:table-cell office:value-type="float" office:value="1598113201" calcext:value-type="float">
            <text:p>1598113201</text:p>
          </table:table-cell>
          <table:table-cell table:number-columns-repeated="5"/>
          <table:table-cell table:formula="of:=([.C230]-[.$C$51])/60" office:value-type="float" office:value="179.016666666667" calcext:value-type="float">
            <text:p>179.016666666667</text:p>
          </table:table-cell>
          <table:table-cell table:formula="of:=([.B230])/30000" office:value-type="float" office:value="41.1333333333333" calcext:value-type="float">
            <text:p>41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1598113262" calcext:value-type="float">
            <text:p>1598113262</text:p>
          </table:table-cell>
          <table:table-cell table:number-columns-repeated="5"/>
          <table:table-cell table:formula="of:=([.C231]-[.$C$51])/60" office:value-type="float" office:value="180.033333333333" calcext:value-type="float">
            <text:p>180.033333333333</text:p>
          </table:table-cell>
          <table:table-cell table:formula="of:=([.B231])/30000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5000" calcext:value-type="float">
            <text:p>1225000</text:p>
          </table:table-cell>
          <table:table-cell office:value-type="float" office:value="1598113321" calcext:value-type="float">
            <text:p>1598113321</text:p>
          </table:table-cell>
          <table:table-cell table:number-columns-repeated="5"/>
          <table:table-cell table:formula="of:=([.C232]-[.$C$51])/60" office:value-type="float" office:value="181.016666666667" calcext:value-type="float">
            <text:p>181.016666666667</text:p>
          </table:table-cell>
          <table:table-cell table:formula="of:=([.B232])/30000" office:value-type="float" office:value="40.8333333333333" calcext:value-type="float">
            <text:p>40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1598113381" calcext:value-type="float">
            <text:p>1598113381</text:p>
          </table:table-cell>
          <table:table-cell table:number-columns-repeated="5"/>
          <table:table-cell table:formula="of:=([.C233]-[.$C$51])/60" office:value-type="float" office:value="182.016666666667" calcext:value-type="float">
            <text:p>182.016666666667</text:p>
          </table:table-cell>
          <table:table-cell table:formula="of:=([.B233])/30000" office:value-type="float" office:value="40.6666666666667" calcext:value-type="float">
            <text:p>40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1598113441" calcext:value-type="float">
            <text:p>1598113441</text:p>
          </table:table-cell>
          <table:table-cell table:number-columns-repeated="5"/>
          <table:table-cell table:formula="of:=([.C234]-[.$C$51])/60" office:value-type="float" office:value="183.016666666667" calcext:value-type="float">
            <text:p>183.016666666667</text:p>
          </table:table-cell>
          <table:table-cell table:formula="of:=([.B234])/30000"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1598113501" calcext:value-type="float">
            <text:p>1598113501</text:p>
          </table:table-cell>
          <table:table-cell table:number-columns-repeated="5"/>
          <table:table-cell table:formula="of:=([.C235]-[.$C$51])/60" office:value-type="float" office:value="184.016666666667" calcext:value-type="float">
            <text:p>184.016666666667</text:p>
          </table:table-cell>
          <table:table-cell table:formula="of:=([.B235])/30000" office:value-type="float" office:value="40.3333333333333" calcext:value-type="float">
            <text:p>40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1598113561" calcext:value-type="float">
            <text:p>1598113561</text:p>
          </table:table-cell>
          <table:table-cell table:number-columns-repeated="5"/>
          <table:table-cell table:formula="of:=([.C236]-[.$C$51])/60" office:value-type="float" office:value="185.016666666667" calcext:value-type="float">
            <text:p>185.016666666667</text:p>
          </table:table-cell>
          <table:table-cell table:formula="of:=([.B236])/30000" office:value-type="float" office:value="40.1666666666667" calcext:value-type="float">
            <text:p>40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98113621" calcext:value-type="float">
            <text:p>1598113621</text:p>
          </table:table-cell>
          <table:table-cell table:number-columns-repeated="5"/>
          <table:table-cell table:formula="of:=([.C237]-[.$C$51])/60" office:value-type="float" office:value="186.016666666667" calcext:value-type="float">
            <text:p>186.016666666667</text:p>
          </table:table-cell>
          <table:table-cell table:formula="of:=([.B237])/30000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6000" calcext:value-type="float">
            <text:p>1196000</text:p>
          </table:table-cell>
          <table:table-cell office:value-type="float" office:value="1598113682" calcext:value-type="float">
            <text:p>1598113682</text:p>
          </table:table-cell>
          <table:table-cell table:number-columns-repeated="5"/>
          <table:table-cell table:formula="of:=([.C238]-[.$C$51])/60" office:value-type="float" office:value="187.033333333333" calcext:value-type="float">
            <text:p>187.033333333333</text:p>
          </table:table-cell>
          <table:table-cell table:formula="of:=([.B238])/30000" office:value-type="float" office:value="39.8666666666667" calcext:value-type="float">
            <text:p>39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1000" calcext:value-type="float">
            <text:p>1191000</text:p>
          </table:table-cell>
          <table:table-cell office:value-type="float" office:value="1598113741" calcext:value-type="float">
            <text:p>1598113741</text:p>
          </table:table-cell>
          <table:table-cell table:number-columns-repeated="5"/>
          <table:table-cell table:formula="of:=([.C239]-[.$C$51])/60" office:value-type="float" office:value="188.016666666667" calcext:value-type="float">
            <text:p>188.016666666667</text:p>
          </table:table-cell>
          <table:table-cell table:formula="of:=([.B239])/30000" office:value-type="float" office:value="39.7" calcext:value-type="float">
            <text:p>3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86000" calcext:value-type="float">
            <text:p>1186000</text:p>
          </table:table-cell>
          <table:table-cell office:value-type="float" office:value="1598113801" calcext:value-type="float">
            <text:p>1598113801</text:p>
          </table:table-cell>
          <table:table-cell table:number-columns-repeated="5"/>
          <table:table-cell table:formula="of:=([.C240]-[.$C$51])/60" office:value-type="float" office:value="189.016666666667" calcext:value-type="float">
            <text:p>189.016666666667</text:p>
          </table:table-cell>
          <table:table-cell table:formula="of:=([.B240])/30000" office:value-type="float" office:value="39.5333333333333" calcext:value-type="float">
            <text:p>39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81000" calcext:value-type="float">
            <text:p>1181000</text:p>
          </table:table-cell>
          <table:table-cell office:value-type="float" office:value="1598113861" calcext:value-type="float">
            <text:p>1598113861</text:p>
          </table:table-cell>
          <table:table-cell table:number-columns-repeated="5"/>
          <table:table-cell table:formula="of:=([.C241]-[.$C$51])/60" office:value-type="float" office:value="190.016666666667" calcext:value-type="float">
            <text:p>190.016666666667</text:p>
          </table:table-cell>
          <table:table-cell table:formula="of:=([.B241])/30000" office:value-type="float" office:value="39.3666666666667" calcext:value-type="float">
            <text:p>39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76000" calcext:value-type="float">
            <text:p>1176000</text:p>
          </table:table-cell>
          <table:table-cell office:value-type="float" office:value="1598113921" calcext:value-type="float">
            <text:p>1598113921</text:p>
          </table:table-cell>
          <table:table-cell table:number-columns-repeated="5"/>
          <table:table-cell table:formula="of:=([.C242]-[.$C$51])/60" office:value-type="float" office:value="191.016666666667" calcext:value-type="float">
            <text:p>191.016666666667</text:p>
          </table:table-cell>
          <table:table-cell table:formula="of:=([.B242])/30000" office:value-type="float" office:value="39.2" calcext:value-type="float">
            <text:p>3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71000" calcext:value-type="float">
            <text:p>1171000</text:p>
          </table:table-cell>
          <table:table-cell office:value-type="float" office:value="1598113981" calcext:value-type="float">
            <text:p>1598113981</text:p>
          </table:table-cell>
          <table:table-cell table:number-columns-repeated="5"/>
          <table:table-cell table:formula="of:=([.C243]-[.$C$51])/60" office:value-type="float" office:value="192.016666666667" calcext:value-type="float">
            <text:p>192.016666666667</text:p>
          </table:table-cell>
          <table:table-cell table:formula="of:=([.B243])/30000" office:value-type="float" office:value="39.0333333333333" calcext:value-type="float">
            <text:p>39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67000" calcext:value-type="float">
            <text:p>1167000</text:p>
          </table:table-cell>
          <table:table-cell office:value-type="float" office:value="1598114042" calcext:value-type="float">
            <text:p>1598114042</text:p>
          </table:table-cell>
          <table:table-cell table:number-columns-repeated="5"/>
          <table:table-cell table:formula="of:=([.C244]-[.$C$51])/60" office:value-type="float" office:value="193.033333333333" calcext:value-type="float">
            <text:p>193.033333333333</text:p>
          </table:table-cell>
          <table:table-cell table:formula="of:=([.B244])/30000" office:value-type="float" office:value="38.9" calcext:value-type="float">
            <text:p>3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62000" calcext:value-type="float">
            <text:p>1162000</text:p>
          </table:table-cell>
          <table:table-cell office:value-type="float" office:value="1598114101" calcext:value-type="float">
            <text:p>1598114101</text:p>
          </table:table-cell>
          <table:table-cell table:number-columns-repeated="5"/>
          <table:table-cell table:formula="of:=([.C245]-[.$C$51])/60" office:value-type="float" office:value="194.016666666667" calcext:value-type="float">
            <text:p>194.016666666667</text:p>
          </table:table-cell>
          <table:table-cell table:formula="of:=([.B245])/30000" office:value-type="float" office:value="38.7333333333333" calcext:value-type="float">
            <text:p>38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1598114161" calcext:value-type="float">
            <text:p>1598114161</text:p>
          </table:table-cell>
          <table:table-cell table:number-columns-repeated="5"/>
          <table:table-cell table:formula="of:=([.C246]-[.$C$51])/60" office:value-type="float" office:value="195.016666666667" calcext:value-type="float">
            <text:p>195.016666666667</text:p>
          </table:table-cell>
          <table:table-cell table:formula="of:=([.B246])/30000" office:value-type="float" office:value="38.5666666666667" calcext:value-type="float">
            <text:p>38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52000" calcext:value-type="float">
            <text:p>1152000</text:p>
          </table:table-cell>
          <table:table-cell office:value-type="float" office:value="1598114221" calcext:value-type="float">
            <text:p>1598114221</text:p>
          </table:table-cell>
          <table:table-cell table:number-columns-repeated="5"/>
          <table:table-cell table:formula="of:=([.C247]-[.$C$51])/60" office:value-type="float" office:value="196.016666666667" calcext:value-type="float">
            <text:p>196.016666666667</text:p>
          </table:table-cell>
          <table:table-cell table:formula="of:=([.B247])/30000" office:value-type="float" office:value="38.4" calcext:value-type="float">
            <text:p>3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47000" calcext:value-type="float">
            <text:p>1147000</text:p>
          </table:table-cell>
          <table:table-cell office:value-type="float" office:value="1598114281" calcext:value-type="float">
            <text:p>1598114281</text:p>
          </table:table-cell>
          <table:table-cell table:number-columns-repeated="5"/>
          <table:table-cell table:formula="of:=([.C248]-[.$C$51])/60" office:value-type="float" office:value="197.016666666667" calcext:value-type="float">
            <text:p>197.016666666667</text:p>
          </table:table-cell>
          <table:table-cell table:formula="of:=([.B248])/30000" office:value-type="float" office:value="38.2333333333333" calcext:value-type="float">
            <text:p>38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42000" calcext:value-type="float">
            <text:p>1142000</text:p>
          </table:table-cell>
          <table:table-cell office:value-type="float" office:value="1598114341" calcext:value-type="float">
            <text:p>1598114341</text:p>
          </table:table-cell>
          <table:table-cell table:number-columns-repeated="5"/>
          <table:table-cell table:formula="of:=([.C249]-[.$C$51])/60" office:value-type="float" office:value="198.016666666667" calcext:value-type="float">
            <text:p>198.016666666667</text:p>
          </table:table-cell>
          <table:table-cell table:formula="of:=([.B249])/30000" office:value-type="float" office:value="38.0666666666667" calcext:value-type="float">
            <text:p>38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38000" calcext:value-type="float">
            <text:p>1138000</text:p>
          </table:table-cell>
          <table:table-cell office:value-type="float" office:value="1598114402" calcext:value-type="float">
            <text:p>1598114402</text:p>
          </table:table-cell>
          <table:table-cell table:number-columns-repeated="5"/>
          <table:table-cell table:formula="of:=([.C250]-[.$C$51])/60" office:value-type="float" office:value="199.033333333333" calcext:value-type="float">
            <text:p>199.033333333333</text:p>
          </table:table-cell>
          <table:table-cell table:formula="of:=([.B250])/30000" office:value-type="float" office:value="37.9333333333333" calcext:value-type="float">
            <text:p>37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33000" calcext:value-type="float">
            <text:p>1133000</text:p>
          </table:table-cell>
          <table:table-cell office:value-type="float" office:value="1598114461" calcext:value-type="float">
            <text:p>1598114461</text:p>
          </table:table-cell>
          <table:table-cell table:number-columns-repeated="5"/>
          <table:table-cell table:formula="of:=([.C251]-[.$C$51])/60" office:value-type="float" office:value="200.016666666667" calcext:value-type="float">
            <text:p>200.016666666667</text:p>
          </table:table-cell>
          <table:table-cell table:formula="of:=([.B251])/30000" office:value-type="float" office:value="37.7666666666667" calcext:value-type="float">
            <text:p>37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28000" calcext:value-type="float">
            <text:p>1128000</text:p>
          </table:table-cell>
          <table:table-cell office:value-type="float" office:value="1598114521" calcext:value-type="float">
            <text:p>1598114521</text:p>
          </table:table-cell>
          <table:table-cell table:number-columns-repeated="5"/>
          <table:table-cell table:formula="of:=([.C252]-[.$C$51])/60" office:value-type="float" office:value="201.016666666667" calcext:value-type="float">
            <text:p>201.016666666667</text:p>
          </table:table-cell>
          <table:table-cell table:formula="of:=([.B252])/30000" office:value-type="float" office:value="37.6" calcext:value-type="float">
            <text:p>3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23000" calcext:value-type="float">
            <text:p>1123000</text:p>
          </table:table-cell>
          <table:table-cell office:value-type="float" office:value="1598114581" calcext:value-type="float">
            <text:p>1598114581</text:p>
          </table:table-cell>
          <table:table-cell table:number-columns-repeated="5"/>
          <table:table-cell table:formula="of:=([.C253]-[.$C$51])/60" office:value-type="float" office:value="202.016666666667" calcext:value-type="float">
            <text:p>202.016666666667</text:p>
          </table:table-cell>
          <table:table-cell table:formula="of:=([.B253])/30000" office:value-type="float" office:value="37.4333333333333" calcext:value-type="float">
            <text:p>3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18000" calcext:value-type="float">
            <text:p>1118000</text:p>
          </table:table-cell>
          <table:table-cell office:value-type="float" office:value="1598114641" calcext:value-type="float">
            <text:p>1598114641</text:p>
          </table:table-cell>
          <table:table-cell table:number-columns-repeated="5"/>
          <table:table-cell table:formula="of:=([.C254]-[.$C$51])/60" office:value-type="float" office:value="203.016666666667" calcext:value-type="float">
            <text:p>203.016666666667</text:p>
          </table:table-cell>
          <table:table-cell table:formula="of:=([.B254])/30000" office:value-type="float" office:value="37.2666666666667" calcext:value-type="float">
            <text:p>37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13000" calcext:value-type="float">
            <text:p>1113000</text:p>
          </table:table-cell>
          <table:table-cell office:value-type="float" office:value="1598114701" calcext:value-type="float">
            <text:p>1598114701</text:p>
          </table:table-cell>
          <table:table-cell table:number-columns-repeated="5"/>
          <table:table-cell table:formula="of:=([.C255]-[.$C$51])/60" office:value-type="float" office:value="204.016666666667" calcext:value-type="float">
            <text:p>204.016666666667</text:p>
          </table:table-cell>
          <table:table-cell table:formula="of:=([.B255])/30000" office:value-type="float" office:value="37.1" calcext:value-type="float">
            <text:p>3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109000" calcext:value-type="float">
            <text:p>1109000</text:p>
          </table:table-cell>
          <table:table-cell office:value-type="float" office:value="1598114761" calcext:value-type="float">
            <text:p>1598114761</text:p>
          </table:table-cell>
          <table:table-cell table:number-columns-repeated="5"/>
          <table:table-cell table:formula="of:=([.C256]-[.$C$51])/60" office:value-type="float" office:value="205.016666666667" calcext:value-type="float">
            <text:p>205.016666666667</text:p>
          </table:table-cell>
          <table:table-cell table:formula="of:=([.B256])/30000" office:value-type="float" office:value="36.9666666666667" calcext:value-type="float">
            <text:p>36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1598114822" calcext:value-type="float">
            <text:p>1598114822</text:p>
          </table:table-cell>
          <table:table-cell table:number-columns-repeated="5"/>
          <table:table-cell table:formula="of:=([.C257]-[.$C$51])/60" office:value-type="float" office:value="206.033333333333" calcext:value-type="float">
            <text:p>206.033333333333</text:p>
          </table:table-cell>
          <table:table-cell table:formula="of:=([.B257])/30000" office:value-type="float" office:value="36.8" calcext:value-type="float">
            <text:p>3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99000" calcext:value-type="float">
            <text:p>1099000</text:p>
          </table:table-cell>
          <table:table-cell office:value-type="float" office:value="1598114881" calcext:value-type="float">
            <text:p>1598114881</text:p>
          </table:table-cell>
          <table:table-cell table:number-columns-repeated="5"/>
          <table:table-cell table:formula="of:=([.C258]-[.$C$51])/60" office:value-type="float" office:value="207.016666666667" calcext:value-type="float">
            <text:p>207.016666666667</text:p>
          </table:table-cell>
          <table:table-cell table:formula="of:=([.B258])/30000" office:value-type="float" office:value="36.6333333333333" calcext:value-type="float">
            <text:p>36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94000" calcext:value-type="float">
            <text:p>1094000</text:p>
          </table:table-cell>
          <table:table-cell office:value-type="float" office:value="1598114941" calcext:value-type="float">
            <text:p>1598114941</text:p>
          </table:table-cell>
          <table:table-cell table:number-columns-repeated="5"/>
          <table:table-cell table:formula="of:=([.C259]-[.$C$51])/60" office:value-type="float" office:value="208.016666666667" calcext:value-type="float">
            <text:p>208.016666666667</text:p>
          </table:table-cell>
          <table:table-cell table:formula="of:=([.B259])/30000" office:value-type="float" office:value="36.4666666666667" calcext:value-type="float">
            <text:p>36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89000" calcext:value-type="float">
            <text:p>1089000</text:p>
          </table:table-cell>
          <table:table-cell office:value-type="float" office:value="1598115001" calcext:value-type="float">
            <text:p>1598115001</text:p>
          </table:table-cell>
          <table:table-cell table:number-columns-repeated="5"/>
          <table:table-cell table:formula="of:=([.C260]-[.$C$51])/60" office:value-type="float" office:value="209.016666666667" calcext:value-type="float">
            <text:p>209.016666666667</text:p>
          </table:table-cell>
          <table:table-cell table:formula="of:=([.B260])/30000" office:value-type="float" office:value="36.3" calcext:value-type="float">
            <text:p>3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84000" calcext:value-type="float">
            <text:p>1084000</text:p>
          </table:table-cell>
          <table:table-cell office:value-type="float" office:value="1598115061" calcext:value-type="float">
            <text:p>1598115061</text:p>
          </table:table-cell>
          <table:table-cell table:number-columns-repeated="5"/>
          <table:table-cell table:formula="of:=([.C261]-[.$C$51])/60" office:value-type="float" office:value="210.016666666667" calcext:value-type="float">
            <text:p>210.016666666667</text:p>
          </table:table-cell>
          <table:table-cell table:formula="of:=([.B261])/30000" office:value-type="float" office:value="36.1333333333333" calcext:value-type="float">
            <text:p>36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79000" calcext:value-type="float">
            <text:p>1079000</text:p>
          </table:table-cell>
          <table:table-cell office:value-type="float" office:value="1598115121" calcext:value-type="float">
            <text:p>1598115121</text:p>
          </table:table-cell>
          <table:table-cell table:number-columns-repeated="5"/>
          <table:table-cell table:formula="of:=([.C262]-[.$C$51])/60" office:value-type="float" office:value="211.016666666667" calcext:value-type="float">
            <text:p>211.016666666667</text:p>
          </table:table-cell>
          <table:table-cell table:formula="of:=([.B262])/30000" office:value-type="float" office:value="35.9666666666667" calcext:value-type="float">
            <text:p>35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1598115182" calcext:value-type="float">
            <text:p>1598115182</text:p>
          </table:table-cell>
          <table:table-cell table:number-columns-repeated="5"/>
          <table:table-cell table:formula="of:=([.C263]-[.$C$51])/60" office:value-type="float" office:value="212.033333333333" calcext:value-type="float">
            <text:p>212.033333333333</text:p>
          </table:table-cell>
          <table:table-cell table:formula="of:=([.B263])/30000" office:value-type="float" office:value="35.8333333333333" calcext:value-type="float">
            <text:p>35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1598115241" calcext:value-type="float">
            <text:p>1598115241</text:p>
          </table:table-cell>
          <table:table-cell table:number-columns-repeated="5"/>
          <table:table-cell table:formula="of:=([.C264]-[.$C$51])/60" office:value-type="float" office:value="213.016666666667" calcext:value-type="float">
            <text:p>213.016666666667</text:p>
          </table:table-cell>
          <table:table-cell table:formula="of:=([.B264])/30000" office:value-type="float" office:value="35.6666666666667" calcext:value-type="float">
            <text:p>35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1598115301" calcext:value-type="float">
            <text:p>1598115301</text:p>
          </table:table-cell>
          <table:table-cell table:number-columns-repeated="5"/>
          <table:table-cell table:formula="of:=([.C265]-[.$C$51])/60" office:value-type="float" office:value="214.016666666667" calcext:value-type="float">
            <text:p>214.016666666667</text:p>
          </table:table-cell>
          <table:table-cell table:formula="of:=([.B265])/30000" office:value-type="float" office:value="35.5" calcext:value-type="float">
            <text:p>3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1598115361" calcext:value-type="float">
            <text:p>1598115361</text:p>
          </table:table-cell>
          <table:table-cell table:number-columns-repeated="5"/>
          <table:table-cell table:formula="of:=([.C266]-[.$C$51])/60" office:value-type="float" office:value="215.016666666667" calcext:value-type="float">
            <text:p>215.016666666667</text:p>
          </table:table-cell>
          <table:table-cell table:formula="of:=([.B266])/30000" office:value-type="float" office:value="35.3333333333333" calcext:value-type="float">
            <text:p>35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55000" calcext:value-type="float">
            <text:p>1055000</text:p>
          </table:table-cell>
          <table:table-cell office:value-type="float" office:value="1598115421" calcext:value-type="float">
            <text:p>1598115421</text:p>
          </table:table-cell>
          <table:table-cell table:number-columns-repeated="5"/>
          <table:table-cell table:formula="of:=([.C267]-[.$C$51])/60" office:value-type="float" office:value="216.016666666667" calcext:value-type="float">
            <text:p>216.016666666667</text:p>
          </table:table-cell>
          <table:table-cell table:formula="of:=([.B267])/30000" office:value-type="float" office:value="35.1666666666667" calcext:value-type="float">
            <text:p>3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598115481" calcext:value-type="float">
            <text:p>1598115481</text:p>
          </table:table-cell>
          <table:table-cell table:number-columns-repeated="5"/>
          <table:table-cell table:formula="of:=([.C268]-[.$C$51])/60" office:value-type="float" office:value="217.016666666667" calcext:value-type="float">
            <text:p>217.016666666667</text:p>
          </table:table-cell>
          <table:table-cell table:formula="of:=([.B268])/30000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46000" calcext:value-type="float">
            <text:p>1046000</text:p>
          </table:table-cell>
          <table:table-cell office:value-type="float" office:value="1598115541" calcext:value-type="float">
            <text:p>1598115541</text:p>
          </table:table-cell>
          <table:table-cell table:number-columns-repeated="5"/>
          <table:table-cell table:formula="of:=([.C269]-[.$C$51])/60" office:value-type="float" office:value="218.016666666667" calcext:value-type="float">
            <text:p>218.016666666667</text:p>
          </table:table-cell>
          <table:table-cell table:formula="of:=([.B269])/30000" office:value-type="float" office:value="34.8666666666667" calcext:value-type="float">
            <text:p>34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41000" calcext:value-type="float">
            <text:p>1041000</text:p>
          </table:table-cell>
          <table:table-cell office:value-type="float" office:value="1598115601" calcext:value-type="float">
            <text:p>1598115601</text:p>
          </table:table-cell>
          <table:table-cell table:number-columns-repeated="5"/>
          <table:table-cell table:formula="of:=([.C270]-[.$C$51])/60" office:value-type="float" office:value="219.016666666667" calcext:value-type="float">
            <text:p>219.016666666667</text:p>
          </table:table-cell>
          <table:table-cell table:formula="of:=([.B270])/30000" office:value-type="float" office:value="34.7" calcext:value-type="float">
            <text:p>3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36000" calcext:value-type="float">
            <text:p>1036000</text:p>
          </table:table-cell>
          <table:table-cell office:value-type="float" office:value="1598115661" calcext:value-type="float">
            <text:p>1598115661</text:p>
          </table:table-cell>
          <table:table-cell table:number-columns-repeated="5"/>
          <table:table-cell table:formula="of:=([.C271]-[.$C$51])/60" office:value-type="float" office:value="220.016666666667" calcext:value-type="float">
            <text:p>220.016666666667</text:p>
          </table:table-cell>
          <table:table-cell table:formula="of:=([.B271])/30000" office:value-type="float" office:value="34.5333333333333" calcext:value-type="float">
            <text:p>34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29000" calcext:value-type="float">
            <text:p>1029000</text:p>
          </table:table-cell>
          <table:table-cell office:value-type="float" office:value="1598115721" calcext:value-type="float">
            <text:p>1598115721</text:p>
          </table:table-cell>
          <table:table-cell table:number-columns-repeated="5"/>
          <table:table-cell table:formula="of:=([.C272]-[.$C$51])/60" office:value-type="float" office:value="221.016666666667" calcext:value-type="float">
            <text:p>221.016666666667</text:p>
          </table:table-cell>
          <table:table-cell table:formula="of:=([.B272])/30000" office:value-type="float" office:value="34.3" calcext:value-type="float">
            <text:p>3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1598115781" calcext:value-type="float">
            <text:p>1598115781</text:p>
          </table:table-cell>
          <table:table-cell table:number-columns-repeated="5"/>
          <table:table-cell table:formula="of:=([.C273]-[.$C$51])/60" office:value-type="float" office:value="222.016666666667" calcext:value-type="float">
            <text:p>222.016666666667</text:p>
          </table:table-cell>
          <table:table-cell table:formula="of:=([.B273])/30000" office:value-type="float" office:value="34.0666666666667" calcext:value-type="float">
            <text:p>34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17000" calcext:value-type="float">
            <text:p>1017000</text:p>
          </table:table-cell>
          <table:table-cell office:value-type="float" office:value="1598115841" calcext:value-type="float">
            <text:p>1598115841</text:p>
          </table:table-cell>
          <table:table-cell table:number-columns-repeated="5"/>
          <table:table-cell table:formula="of:=([.C274]-[.$C$51])/60" office:value-type="float" office:value="223.016666666667" calcext:value-type="float">
            <text:p>223.016666666667</text:p>
          </table:table-cell>
          <table:table-cell table:formula="of:=([.B274])/30000" office:value-type="float" office:value="33.9" calcext:value-type="float">
            <text:p>3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13000" calcext:value-type="float">
            <text:p>1013000</text:p>
          </table:table-cell>
          <table:table-cell office:value-type="float" office:value="1598115901" calcext:value-type="float">
            <text:p>1598115901</text:p>
          </table:table-cell>
          <table:table-cell table:number-columns-repeated="5"/>
          <table:table-cell table:formula="of:=([.C275]-[.$C$51])/60" office:value-type="float" office:value="224.016666666667" calcext:value-type="float">
            <text:p>224.016666666667</text:p>
          </table:table-cell>
          <table:table-cell table:formula="of:=([.B275])/30000" office:value-type="float" office:value="33.7666666666667" calcext:value-type="float">
            <text:p>33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1598115961" calcext:value-type="float">
            <text:p>1598115961</text:p>
          </table:table-cell>
          <table:table-cell table:number-columns-repeated="5"/>
          <table:table-cell table:formula="of:=([.C276]-[.$C$51])/60" office:value-type="float" office:value="225.016666666667" calcext:value-type="float">
            <text:p>225.016666666667</text:p>
          </table:table-cell>
          <table:table-cell table:formula="of:=([.B276])/30000" office:value-type="float" office:value="33.6" calcext:value-type="float">
            <text:p>3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03000" calcext:value-type="float">
            <text:p>1003000</text:p>
          </table:table-cell>
          <table:table-cell office:value-type="float" office:value="1598116021" calcext:value-type="float">
            <text:p>1598116021</text:p>
          </table:table-cell>
          <table:table-cell table:number-columns-repeated="5"/>
          <table:table-cell table:formula="of:=([.C277]-[.$C$51])/60" office:value-type="float" office:value="226.016666666667" calcext:value-type="float">
            <text:p>226.016666666667</text:p>
          </table:table-cell>
          <table:table-cell table:formula="of:=([.B277])/30000" office:value-type="float" office:value="33.4333333333333" calcext:value-type="float">
            <text:p>33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998000" calcext:value-type="float">
            <text:p>998000</text:p>
          </table:table-cell>
          <table:table-cell office:value-type="float" office:value="1598116081" calcext:value-type="float">
            <text:p>1598116081</text:p>
          </table:table-cell>
          <table:table-cell table:number-columns-repeated="5"/>
          <table:table-cell table:formula="of:=([.C278]-[.$C$51])/60" office:value-type="float" office:value="227.016666666667" calcext:value-type="float">
            <text:p>227.016666666667</text:p>
          </table:table-cell>
          <table:table-cell table:formula="of:=([.B278])/30000" office:value-type="float" office:value="33.2666666666667" calcext:value-type="float">
            <text:p>33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994000" calcext:value-type="float">
            <text:p>994000</text:p>
          </table:table-cell>
          <table:table-cell office:value-type="float" office:value="1598116141" calcext:value-type="float">
            <text:p>1598116141</text:p>
          </table:table-cell>
          <table:table-cell table:number-columns-repeated="5"/>
          <table:table-cell table:formula="of:=([.C279]-[.$C$51])/60" office:value-type="float" office:value="228.016666666667" calcext:value-type="float">
            <text:p>228.016666666667</text:p>
          </table:table-cell>
          <table:table-cell table:formula="of:=([.B279])/30000" office:value-type="float" office:value="33.1333333333333" calcext:value-type="float">
            <text:p>33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89000" calcext:value-type="float">
            <text:p>989000</text:p>
          </table:table-cell>
          <table:table-cell office:value-type="float" office:value="1598116201" calcext:value-type="float">
            <text:p>1598116201</text:p>
          </table:table-cell>
          <table:table-cell table:number-columns-repeated="5"/>
          <table:table-cell table:formula="of:=([.C280]-[.$C$51])/60" office:value-type="float" office:value="229.016666666667" calcext:value-type="float">
            <text:p>229.016666666667</text:p>
          </table:table-cell>
          <table:table-cell table:formula="of:=([.B280])/30000" office:value-type="float" office:value="32.9666666666667" calcext:value-type="float">
            <text:p>32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84000" calcext:value-type="float">
            <text:p>984000</text:p>
          </table:table-cell>
          <table:table-cell office:value-type="float" office:value="1598116261" calcext:value-type="float">
            <text:p>1598116261</text:p>
          </table:table-cell>
          <table:table-cell table:number-columns-repeated="5"/>
          <table:table-cell table:formula="of:=([.C281]-[.$C$51])/60" office:value-type="float" office:value="230.016666666667" calcext:value-type="float">
            <text:p>230.016666666667</text:p>
          </table:table-cell>
          <table:table-cell table:formula="of:=([.B281])/30000" office:value-type="float" office:value="32.8" calcext:value-type="float">
            <text:p>3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79000" calcext:value-type="float">
            <text:p>979000</text:p>
          </table:table-cell>
          <table:table-cell office:value-type="float" office:value="1598116321" calcext:value-type="float">
            <text:p>1598116321</text:p>
          </table:table-cell>
          <table:table-cell table:number-columns-repeated="5"/>
          <table:table-cell table:formula="of:=([.C282]-[.$C$51])/60" office:value-type="float" office:value="231.016666666667" calcext:value-type="float">
            <text:p>231.016666666667</text:p>
          </table:table-cell>
          <table:table-cell table:formula="of:=([.B282])/30000" office:value-type="float" office:value="32.6333333333333" calcext:value-type="float">
            <text:p>32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74000" calcext:value-type="float">
            <text:p>974000</text:p>
          </table:table-cell>
          <table:table-cell office:value-type="float" office:value="1598116382" calcext:value-type="float">
            <text:p>1598116382</text:p>
          </table:table-cell>
          <table:table-cell table:number-columns-repeated="5"/>
          <table:table-cell table:formula="of:=([.C283]-[.$C$51])/60" office:value-type="float" office:value="232.033333333333" calcext:value-type="float">
            <text:p>232.033333333333</text:p>
          </table:table-cell>
          <table:table-cell table:formula="of:=([.B283])/30000" office:value-type="float" office:value="32.4666666666667" calcext:value-type="float">
            <text:p>32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70000" calcext:value-type="float">
            <text:p>970000</text:p>
          </table:table-cell>
          <table:table-cell office:value-type="float" office:value="1598116441" calcext:value-type="float">
            <text:p>1598116441</text:p>
          </table:table-cell>
          <table:table-cell table:number-columns-repeated="5"/>
          <table:table-cell table:formula="of:=([.C284]-[.$C$51])/60" office:value-type="float" office:value="233.016666666667" calcext:value-type="float">
            <text:p>233.016666666667</text:p>
          </table:table-cell>
          <table:table-cell table:formula="of:=([.B284])/30000" office:value-type="float" office:value="32.3333333333333" calcext:value-type="float">
            <text:p>32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63000" calcext:value-type="float">
            <text:p>963000</text:p>
          </table:table-cell>
          <table:table-cell office:value-type="float" office:value="1598116501" calcext:value-type="float">
            <text:p>1598116501</text:p>
          </table:table-cell>
          <table:table-cell table:number-columns-repeated="5"/>
          <table:table-cell table:formula="of:=([.C285]-[.$C$51])/60" office:value-type="float" office:value="234.016666666667" calcext:value-type="float">
            <text:p>234.016666666667</text:p>
          </table:table-cell>
          <table:table-cell table:formula="of:=([.B285])/30000" office:value-type="float" office:value="32.1" calcext:value-type="float">
            <text:p>3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57000" calcext:value-type="float">
            <text:p>957000</text:p>
          </table:table-cell>
          <table:table-cell office:value-type="float" office:value="1598116561" calcext:value-type="float">
            <text:p>1598116561</text:p>
          </table:table-cell>
          <table:table-cell table:number-columns-repeated="5"/>
          <table:table-cell table:formula="of:=([.C286]-[.$C$51])/60" office:value-type="float" office:value="235.016666666667" calcext:value-type="float">
            <text:p>235.016666666667</text:p>
          </table:table-cell>
          <table:table-cell table:formula="of:=([.B286])/30000" office:value-type="float" office:value="31.9" calcext:value-type="float">
            <text:p>3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52000" calcext:value-type="float">
            <text:p>952000</text:p>
          </table:table-cell>
          <table:table-cell office:value-type="float" office:value="1598116621" calcext:value-type="float">
            <text:p>1598116621</text:p>
          </table:table-cell>
          <table:table-cell table:number-columns-repeated="5"/>
          <table:table-cell table:formula="of:=([.C287]-[.$C$51])/60" office:value-type="float" office:value="236.016666666667" calcext:value-type="float">
            <text:p>236.016666666667</text:p>
          </table:table-cell>
          <table:table-cell table:formula="of:=([.B287])/30000" office:value-type="float" office:value="31.7333333333333" calcext:value-type="float">
            <text:p>31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47000" calcext:value-type="float">
            <text:p>947000</text:p>
          </table:table-cell>
          <table:table-cell office:value-type="float" office:value="1598116681" calcext:value-type="float">
            <text:p>1598116681</text:p>
          </table:table-cell>
          <table:table-cell table:number-columns-repeated="5"/>
          <table:table-cell table:formula="of:=([.C288]-[.$C$51])/60" office:value-type="float" office:value="237.016666666667" calcext:value-type="float">
            <text:p>237.016666666667</text:p>
          </table:table-cell>
          <table:table-cell table:formula="of:=([.B288])/30000" office:value-type="float" office:value="31.5666666666667" calcext:value-type="float">
            <text:p>31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43000" calcext:value-type="float">
            <text:p>943000</text:p>
          </table:table-cell>
          <table:table-cell office:value-type="float" office:value="1598116741" calcext:value-type="float">
            <text:p>1598116741</text:p>
          </table:table-cell>
          <table:table-cell table:number-columns-repeated="5"/>
          <table:table-cell table:formula="of:=([.C289]-[.$C$51])/60" office:value-type="float" office:value="238.016666666667" calcext:value-type="float">
            <text:p>238.016666666667</text:p>
          </table:table-cell>
          <table:table-cell table:formula="of:=([.B289])/30000" office:value-type="float" office:value="31.4333333333333" calcext:value-type="float">
            <text:p>31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38000" calcext:value-type="float">
            <text:p>938000</text:p>
          </table:table-cell>
          <table:table-cell office:value-type="float" office:value="1598116802" calcext:value-type="float">
            <text:p>1598116802</text:p>
          </table:table-cell>
          <table:table-cell table:number-columns-repeated="5"/>
          <table:table-cell table:formula="of:=([.C290]-[.$C$51])/60" office:value-type="float" office:value="239.033333333333" calcext:value-type="float">
            <text:p>239.033333333333</text:p>
          </table:table-cell>
          <table:table-cell table:formula="of:=([.B290])/30000" office:value-type="float" office:value="31.2666666666667" calcext:value-type="float">
            <text:p>31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33000" calcext:value-type="float">
            <text:p>933000</text:p>
          </table:table-cell>
          <table:table-cell office:value-type="float" office:value="1598116861" calcext:value-type="float">
            <text:p>1598116861</text:p>
          </table:table-cell>
          <table:table-cell table:number-columns-repeated="5"/>
          <table:table-cell table:formula="of:=([.C291]-[.$C$51])/60" office:value-type="float" office:value="240.016666666667" calcext:value-type="float">
            <text:p>240.016666666667</text:p>
          </table:table-cell>
          <table:table-cell table:formula="of:=([.B291])/30000" office:value-type="float" office:value="31.1" calcext:value-type="float">
            <text:p>3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29000" calcext:value-type="float">
            <text:p>929000</text:p>
          </table:table-cell>
          <table:table-cell office:value-type="float" office:value="1598116921" calcext:value-type="float">
            <text:p>1598116921</text:p>
          </table:table-cell>
          <table:table-cell table:number-columns-repeated="5"/>
          <table:table-cell table:formula="of:=([.C292]-[.$C$51])/60" office:value-type="float" office:value="241.016666666667" calcext:value-type="float">
            <text:p>241.016666666667</text:p>
          </table:table-cell>
          <table:table-cell table:formula="of:=([.B292])/30000" office:value-type="float" office:value="30.9666666666667" calcext:value-type="float">
            <text:p>30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24000" calcext:value-type="float">
            <text:p>924000</text:p>
          </table:table-cell>
          <table:table-cell office:value-type="float" office:value="1598116981" calcext:value-type="float">
            <text:p>1598116981</text:p>
          </table:table-cell>
          <table:table-cell table:number-columns-repeated="5"/>
          <table:table-cell table:formula="of:=([.C293]-[.$C$51])/60" office:value-type="float" office:value="242.016666666667" calcext:value-type="float">
            <text:p>242.016666666667</text:p>
          </table:table-cell>
          <table:table-cell table:formula="of:=([.B293])/30000"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19000" calcext:value-type="float">
            <text:p>919000</text:p>
          </table:table-cell>
          <table:table-cell office:value-type="float" office:value="1598117041" calcext:value-type="float">
            <text:p>1598117041</text:p>
          </table:table-cell>
          <table:table-cell table:number-columns-repeated="5"/>
          <table:table-cell table:formula="of:=([.C294]-[.$C$51])/60" office:value-type="float" office:value="243.016666666667" calcext:value-type="float">
            <text:p>243.016666666667</text:p>
          </table:table-cell>
          <table:table-cell table:formula="of:=([.B294])/30000" office:value-type="float" office:value="30.6333333333333" calcext:value-type="float">
            <text:p>30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14000" calcext:value-type="float">
            <text:p>914000</text:p>
          </table:table-cell>
          <table:table-cell office:value-type="float" office:value="1598117101" calcext:value-type="float">
            <text:p>1598117101</text:p>
          </table:table-cell>
          <table:table-cell table:number-columns-repeated="5"/>
          <table:table-cell table:formula="of:=([.C295]-[.$C$51])/60" office:value-type="float" office:value="244.016666666667" calcext:value-type="float">
            <text:p>244.016666666667</text:p>
          </table:table-cell>
          <table:table-cell table:formula="of:=([.B295])/30000" office:value-type="float" office:value="30.4666666666667" calcext:value-type="float">
            <text:p>30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10000" calcext:value-type="float">
            <text:p>910000</text:p>
          </table:table-cell>
          <table:table-cell office:value-type="float" office:value="1598117161" calcext:value-type="float">
            <text:p>1598117161</text:p>
          </table:table-cell>
          <table:table-cell table:number-columns-repeated="5"/>
          <table:table-cell table:formula="of:=([.C296]-[.$C$51])/60" office:value-type="float" office:value="245.016666666667" calcext:value-type="float">
            <text:p>245.016666666667</text:p>
          </table:table-cell>
          <table:table-cell table:formula="of:=([.B296])/30000" office:value-type="float" office:value="30.3333333333333" calcext:value-type="float">
            <text:p>30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05000" calcext:value-type="float">
            <text:p>905000</text:p>
          </table:table-cell>
          <table:table-cell office:value-type="float" office:value="1598117222" calcext:value-type="float">
            <text:p>1598117222</text:p>
          </table:table-cell>
          <table:table-cell table:number-columns-repeated="5"/>
          <table:table-cell table:formula="of:=([.C297]-[.$C$51])/60" office:value-type="float" office:value="246.033333333333" calcext:value-type="float">
            <text:p>246.033333333333</text:p>
          </table:table-cell>
          <table:table-cell table:formula="of:=([.B297])/30000" office:value-type="float" office:value="30.1666666666667" calcext:value-type="float">
            <text:p>30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00000" calcext:value-type="float">
            <text:p>900000</text:p>
          </table:table-cell>
          <table:table-cell office:value-type="float" office:value="1598117281" calcext:value-type="float">
            <text:p>1598117281</text:p>
          </table:table-cell>
          <table:table-cell table:number-columns-repeated="5"/>
          <table:table-cell table:formula="of:=([.C298]-[.$C$51])/60" office:value-type="float" office:value="247.016666666667" calcext:value-type="float">
            <text:p>247.016666666667</text:p>
          </table:table-cell>
          <table:table-cell table:formula="of:=([.B298])/30000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96000" calcext:value-type="float">
            <text:p>896000</text:p>
          </table:table-cell>
          <table:table-cell office:value-type="float" office:value="1598117341" calcext:value-type="float">
            <text:p>1598117341</text:p>
          </table:table-cell>
          <table:table-cell table:number-columns-repeated="5"/>
          <table:table-cell table:formula="of:=([.C299]-[.$C$51])/60" office:value-type="float" office:value="248.016666666667" calcext:value-type="float">
            <text:p>248.016666666667</text:p>
          </table:table-cell>
          <table:table-cell table:formula="of:=([.B299])/30000" office:value-type="float" office:value="29.8666666666667" calcext:value-type="float">
            <text:p>29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91000" calcext:value-type="float">
            <text:p>891000</text:p>
          </table:table-cell>
          <table:table-cell office:value-type="float" office:value="1598117401" calcext:value-type="float">
            <text:p>1598117401</text:p>
          </table:table-cell>
          <table:table-cell table:number-columns-repeated="5"/>
          <table:table-cell table:formula="of:=([.C300]-[.$C$51])/60" office:value-type="float" office:value="249.016666666667" calcext:value-type="float">
            <text:p>249.016666666667</text:p>
          </table:table-cell>
          <table:table-cell table:formula="of:=([.B300])/30000" office:value-type="float" office:value="29.7" calcext:value-type="float">
            <text:p>2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86000" calcext:value-type="float">
            <text:p>886000</text:p>
          </table:table-cell>
          <table:table-cell office:value-type="float" office:value="1598117461" calcext:value-type="float">
            <text:p>1598117461</text:p>
          </table:table-cell>
          <table:table-cell table:number-columns-repeated="5"/>
          <table:table-cell table:formula="of:=([.C301]-[.$C$51])/60" office:value-type="float" office:value="250.016666666667" calcext:value-type="float">
            <text:p>250.016666666667</text:p>
          </table:table-cell>
          <table:table-cell table:formula="of:=([.B301])/30000" office:value-type="float" office:value="29.5333333333333" calcext:value-type="float">
            <text:p>29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81000" calcext:value-type="float">
            <text:p>881000</text:p>
          </table:table-cell>
          <table:table-cell office:value-type="float" office:value="1598117521" calcext:value-type="float">
            <text:p>1598117521</text:p>
          </table:table-cell>
          <table:table-cell table:number-columns-repeated="5"/>
          <table:table-cell table:formula="of:=([.C302]-[.$C$51])/60" office:value-type="float" office:value="251.016666666667" calcext:value-type="float">
            <text:p>251.016666666667</text:p>
          </table:table-cell>
          <table:table-cell table:formula="of:=([.B302])/30000" office:value-type="float" office:value="29.3666666666667" calcext:value-type="float">
            <text:p>29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77000" calcext:value-type="float">
            <text:p>877000</text:p>
          </table:table-cell>
          <table:table-cell office:value-type="float" office:value="1598117582" calcext:value-type="float">
            <text:p>1598117582</text:p>
          </table:table-cell>
          <table:table-cell table:number-columns-repeated="5"/>
          <table:table-cell table:formula="of:=([.C303]-[.$C$51])/60" office:value-type="float" office:value="252.033333333333" calcext:value-type="float">
            <text:p>252.033333333333</text:p>
          </table:table-cell>
          <table:table-cell table:formula="of:=([.B303])/30000" office:value-type="float" office:value="29.2333333333333" calcext:value-type="float">
            <text:p>29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72000" calcext:value-type="float">
            <text:p>872000</text:p>
          </table:table-cell>
          <table:table-cell office:value-type="float" office:value="1598117641" calcext:value-type="float">
            <text:p>1598117641</text:p>
          </table:table-cell>
          <table:table-cell table:number-columns-repeated="5"/>
          <table:table-cell table:formula="of:=([.C304]-[.$C$51])/60" office:value-type="float" office:value="253.016666666667" calcext:value-type="float">
            <text:p>253.016666666667</text:p>
          </table:table-cell>
          <table:table-cell table:formula="of:=([.B304])/30000" office:value-type="float" office:value="29.0666666666667" calcext:value-type="float">
            <text:p>29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67000" calcext:value-type="float">
            <text:p>867000</text:p>
          </table:table-cell>
          <table:table-cell office:value-type="float" office:value="1598117701" calcext:value-type="float">
            <text:p>1598117701</text:p>
          </table:table-cell>
          <table:table-cell table:number-columns-repeated="5"/>
          <table:table-cell table:formula="of:=([.C305]-[.$C$51])/60" office:value-type="float" office:value="254.016666666667" calcext:value-type="float">
            <text:p>254.016666666667</text:p>
          </table:table-cell>
          <table:table-cell table:formula="of:=([.B305])/30000" office:value-type="float" office:value="28.9" calcext:value-type="float">
            <text:p>2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62000" calcext:value-type="float">
            <text:p>862000</text:p>
          </table:table-cell>
          <table:table-cell office:value-type="float" office:value="1598117761" calcext:value-type="float">
            <text:p>1598117761</text:p>
          </table:table-cell>
          <table:table-cell table:number-columns-repeated="5"/>
          <table:table-cell table:formula="of:=([.C306]-[.$C$51])/60" office:value-type="float" office:value="255.016666666667" calcext:value-type="float">
            <text:p>255.016666666667</text:p>
          </table:table-cell>
          <table:table-cell table:formula="of:=([.B306])/30000" office:value-type="float" office:value="28.7333333333333" calcext:value-type="float">
            <text:p>28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8000" calcext:value-type="float">
            <text:p>858000</text:p>
          </table:table-cell>
          <table:table-cell office:value-type="float" office:value="1598117821" calcext:value-type="float">
            <text:p>1598117821</text:p>
          </table:table-cell>
          <table:table-cell table:number-columns-repeated="5"/>
          <table:table-cell table:formula="of:=([.C307]-[.$C$51])/60" office:value-type="float" office:value="256.016666666667" calcext:value-type="float">
            <text:p>256.016666666667</text:p>
          </table:table-cell>
          <table:table-cell table:formula="of:=([.B307])/30000" office:value-type="float" office:value="28.6" calcext:value-type="float">
            <text:p>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3000" calcext:value-type="float">
            <text:p>853000</text:p>
          </table:table-cell>
          <table:table-cell office:value-type="float" office:value="1598117881" calcext:value-type="float">
            <text:p>1598117881</text:p>
          </table:table-cell>
          <table:table-cell table:number-columns-repeated="5"/>
          <table:table-cell table:formula="of:=([.C308]-[.$C$51])/60" office:value-type="float" office:value="257.016666666667" calcext:value-type="float">
            <text:p>257.016666666667</text:p>
          </table:table-cell>
          <table:table-cell table:formula="of:=([.B308])/30000" office:value-type="float" office:value="28.4333333333333" calcext:value-type="float">
            <text:p>28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48000" calcext:value-type="float">
            <text:p>848000</text:p>
          </table:table-cell>
          <table:table-cell office:value-type="float" office:value="1598117942" calcext:value-type="float">
            <text:p>1598117942</text:p>
          </table:table-cell>
          <table:table-cell table:number-columns-repeated="5"/>
          <table:table-cell table:formula="of:=([.C309]-[.$C$51])/60" office:value-type="float" office:value="258.033333333333" calcext:value-type="float">
            <text:p>258.033333333333</text:p>
          </table:table-cell>
          <table:table-cell table:formula="of:=([.B309])/30000" office:value-type="float" office:value="28.2666666666667" calcext:value-type="float">
            <text:p>28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44000" calcext:value-type="float">
            <text:p>844000</text:p>
          </table:table-cell>
          <table:table-cell office:value-type="float" office:value="1598118001" calcext:value-type="float">
            <text:p>1598118001</text:p>
          </table:table-cell>
          <table:table-cell table:number-columns-repeated="5"/>
          <table:table-cell table:formula="of:=([.C310]-[.$C$51])/60" office:value-type="float" office:value="259.016666666667" calcext:value-type="float">
            <text:p>259.016666666667</text:p>
          </table:table-cell>
          <table:table-cell table:formula="of:=([.B310])/30000" office:value-type="float" office:value="28.1333333333333" calcext:value-type="float">
            <text:p>28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39000" calcext:value-type="float">
            <text:p>839000</text:p>
          </table:table-cell>
          <table:table-cell office:value-type="float" office:value="1598118061" calcext:value-type="float">
            <text:p>1598118061</text:p>
          </table:table-cell>
          <table:table-cell table:number-columns-repeated="5"/>
          <table:table-cell table:formula="of:=([.C311]-[.$C$51])/60" office:value-type="float" office:value="260.016666666667" calcext:value-type="float">
            <text:p>260.016666666667</text:p>
          </table:table-cell>
          <table:table-cell table:formula="of:=([.B311])/30000" office:value-type="float" office:value="27.9666666666667" calcext:value-type="float">
            <text:p>27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34000" calcext:value-type="float">
            <text:p>834000</text:p>
          </table:table-cell>
          <table:table-cell office:value-type="float" office:value="1598118121" calcext:value-type="float">
            <text:p>1598118121</text:p>
          </table:table-cell>
          <table:table-cell table:number-columns-repeated="5"/>
          <table:table-cell table:formula="of:=([.C312]-[.$C$51])/60" office:value-type="float" office:value="261.016666666667" calcext:value-type="float">
            <text:p>261.016666666667</text:p>
          </table:table-cell>
          <table:table-cell table:formula="of:=([.B312])/30000" office:value-type="float" office:value="27.8" calcext:value-type="float">
            <text:p>2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29000" calcext:value-type="float">
            <text:p>829000</text:p>
          </table:table-cell>
          <table:table-cell office:value-type="float" office:value="1598118181" calcext:value-type="float">
            <text:p>1598118181</text:p>
          </table:table-cell>
          <table:table-cell table:number-columns-repeated="5"/>
          <table:table-cell table:formula="of:=([.C313]-[.$C$51])/60" office:value-type="float" office:value="262.016666666667" calcext:value-type="float">
            <text:p>262.016666666667</text:p>
          </table:table-cell>
          <table:table-cell table:formula="of:=([.B313])/30000" office:value-type="float" office:value="27.6333333333333" calcext:value-type="float">
            <text:p>27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25000" calcext:value-type="float">
            <text:p>825000</text:p>
          </table:table-cell>
          <table:table-cell office:value-type="float" office:value="1598118241" calcext:value-type="float">
            <text:p>1598118241</text:p>
          </table:table-cell>
          <table:table-cell table:number-columns-repeated="5"/>
          <table:table-cell table:formula="of:=([.C314]-[.$C$51])/60" office:value-type="float" office:value="263.016666666667" calcext:value-type="float">
            <text:p>263.016666666667</text:p>
          </table:table-cell>
          <table:table-cell table:formula="of:=([.B314])/30000"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20000" calcext:value-type="float">
            <text:p>820000</text:p>
          </table:table-cell>
          <table:table-cell office:value-type="float" office:value="1598118301" calcext:value-type="float">
            <text:p>1598118301</text:p>
          </table:table-cell>
          <table:table-cell table:number-columns-repeated="5"/>
          <table:table-cell table:formula="of:=([.C315]-[.$C$51])/60" office:value-type="float" office:value="264.016666666667" calcext:value-type="float">
            <text:p>264.016666666667</text:p>
          </table:table-cell>
          <table:table-cell table:formula="of:=([.B315])/30000" office:value-type="float" office:value="27.3333333333333" calcext:value-type="float">
            <text:p>27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15000" calcext:value-type="float">
            <text:p>815000</text:p>
          </table:table-cell>
          <table:table-cell office:value-type="float" office:value="1598118362" calcext:value-type="float">
            <text:p>1598118362</text:p>
          </table:table-cell>
          <table:table-cell table:number-columns-repeated="5"/>
          <table:table-cell table:formula="of:=([.C316]-[.$C$51])/60" office:value-type="float" office:value="265.033333333333" calcext:value-type="float">
            <text:p>265.033333333333</text:p>
          </table:table-cell>
          <table:table-cell table:formula="of:=([.B316])/30000" office:value-type="float" office:value="27.1666666666667" calcext:value-type="float">
            <text:p>27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11000" calcext:value-type="float">
            <text:p>811000</text:p>
          </table:table-cell>
          <table:table-cell office:value-type="float" office:value="1598118421" calcext:value-type="float">
            <text:p>1598118421</text:p>
          </table:table-cell>
          <table:table-cell table:number-columns-repeated="5"/>
          <table:table-cell table:formula="of:=([.C317]-[.$C$51])/60" office:value-type="float" office:value="266.016666666667" calcext:value-type="float">
            <text:p>266.016666666667</text:p>
          </table:table-cell>
          <table:table-cell table:formula="of:=([.B317])/30000" office:value-type="float" office:value="27.0333333333333" calcext:value-type="float">
            <text:p>27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806000" calcext:value-type="float">
            <text:p>806000</text:p>
          </table:table-cell>
          <table:table-cell office:value-type="float" office:value="1598118481" calcext:value-type="float">
            <text:p>1598118481</text:p>
          </table:table-cell>
          <table:table-cell table:number-columns-repeated="5"/>
          <table:table-cell table:formula="of:=([.C318]-[.$C$51])/60" office:value-type="float" office:value="267.016666666667" calcext:value-type="float">
            <text:p>267.016666666667</text:p>
          </table:table-cell>
          <table:table-cell table:formula="of:=([.B318])/30000" office:value-type="float" office:value="26.8666666666667" calcext:value-type="float">
            <text:p>26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801000" calcext:value-type="float">
            <text:p>801000</text:p>
          </table:table-cell>
          <table:table-cell office:value-type="float" office:value="1598118541" calcext:value-type="float">
            <text:p>1598118541</text:p>
          </table:table-cell>
          <table:table-cell table:number-columns-repeated="5"/>
          <table:table-cell table:formula="of:=([.C319]-[.$C$51])/60" office:value-type="float" office:value="268.016666666667" calcext:value-type="float">
            <text:p>268.016666666667</text:p>
          </table:table-cell>
          <table:table-cell table:formula="of:=([.B319])/30000" office:value-type="float" office:value="26.7" calcext:value-type="float">
            <text:p>2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97000" calcext:value-type="float">
            <text:p>797000</text:p>
          </table:table-cell>
          <table:table-cell office:value-type="float" office:value="1598118601" calcext:value-type="float">
            <text:p>1598118601</text:p>
          </table:table-cell>
          <table:table-cell table:number-columns-repeated="5"/>
          <table:table-cell table:formula="of:=([.C320]-[.$C$51])/60" office:value-type="float" office:value="269.016666666667" calcext:value-type="float">
            <text:p>269.016666666667</text:p>
          </table:table-cell>
          <table:table-cell table:formula="of:=([.B320])/30000" office:value-type="float" office:value="26.5666666666667" calcext:value-type="float">
            <text:p>26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92000" calcext:value-type="float">
            <text:p>792000</text:p>
          </table:table-cell>
          <table:table-cell office:value-type="float" office:value="1598118661" calcext:value-type="float">
            <text:p>1598118661</text:p>
          </table:table-cell>
          <table:table-cell table:number-columns-repeated="5"/>
          <table:table-cell table:formula="of:=([.C321]-[.$C$51])/60" office:value-type="float" office:value="270.016666666667" calcext:value-type="float">
            <text:p>270.016666666667</text:p>
          </table:table-cell>
          <table:table-cell table:formula="of:=([.B321])/30000" office:value-type="float" office:value="26.4" calcext:value-type="float">
            <text:p>2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87000" calcext:value-type="float">
            <text:p>787000</text:p>
          </table:table-cell>
          <table:table-cell office:value-type="float" office:value="1598118722" calcext:value-type="float">
            <text:p>1598118722</text:p>
          </table:table-cell>
          <table:table-cell table:number-columns-repeated="5"/>
          <table:table-cell table:formula="of:=([.C322]-[.$C$51])/60" office:value-type="float" office:value="271.033333333333" calcext:value-type="float">
            <text:p>271.033333333333</text:p>
          </table:table-cell>
          <table:table-cell table:formula="of:=([.B322])/30000" office:value-type="float" office:value="26.2333333333333" calcext:value-type="float">
            <text:p>26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83000" calcext:value-type="float">
            <text:p>783000</text:p>
          </table:table-cell>
          <table:table-cell office:value-type="float" office:value="1598118781" calcext:value-type="float">
            <text:p>1598118781</text:p>
          </table:table-cell>
          <table:table-cell table:number-columns-repeated="5"/>
          <table:table-cell table:formula="of:=([.C323]-[.$C$51])/60" office:value-type="float" office:value="272.016666666667" calcext:value-type="float">
            <text:p>272.016666666667</text:p>
          </table:table-cell>
          <table:table-cell table:formula="of:=([.B323])/30000" office:value-type="float" office:value="26.1" calcext:value-type="float">
            <text:p>2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78000" calcext:value-type="float">
            <text:p>778000</text:p>
          </table:table-cell>
          <table:table-cell office:value-type="float" office:value="1598118841" calcext:value-type="float">
            <text:p>1598118841</text:p>
          </table:table-cell>
          <table:table-cell table:number-columns-repeated="5"/>
          <table:table-cell table:formula="of:=([.C324]-[.$C$51])/60" office:value-type="float" office:value="273.016666666667" calcext:value-type="float">
            <text:p>273.016666666667</text:p>
          </table:table-cell>
          <table:table-cell table:formula="of:=([.B324])/30000" office:value-type="float" office:value="25.9333333333333" calcext:value-type="float">
            <text:p>25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73000" calcext:value-type="float">
            <text:p>773000</text:p>
          </table:table-cell>
          <table:table-cell office:value-type="float" office:value="1598118901" calcext:value-type="float">
            <text:p>1598118901</text:p>
          </table:table-cell>
          <table:table-cell table:number-columns-repeated="5"/>
          <table:table-cell table:formula="of:=([.C325]-[.$C$51])/60" office:value-type="float" office:value="274.016666666667" calcext:value-type="float">
            <text:p>274.016666666667</text:p>
          </table:table-cell>
          <table:table-cell table:formula="of:=([.B325])/30000" office:value-type="float" office:value="25.7666666666667" calcext:value-type="float">
            <text:p>25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69000" calcext:value-type="float">
            <text:p>769000</text:p>
          </table:table-cell>
          <table:table-cell office:value-type="float" office:value="1598118961" calcext:value-type="float">
            <text:p>1598118961</text:p>
          </table:table-cell>
          <table:table-cell table:number-columns-repeated="5"/>
          <table:table-cell table:formula="of:=([.C326]-[.$C$51])/60" office:value-type="float" office:value="275.016666666667" calcext:value-type="float">
            <text:p>275.016666666667</text:p>
          </table:table-cell>
          <table:table-cell table:formula="of:=([.B326])/30000" office:value-type="float" office:value="25.6333333333333" calcext:value-type="float">
            <text:p>25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64000" calcext:value-type="float">
            <text:p>764000</text:p>
          </table:table-cell>
          <table:table-cell office:value-type="float" office:value="1598119021" calcext:value-type="float">
            <text:p>1598119021</text:p>
          </table:table-cell>
          <table:table-cell table:number-columns-repeated="5"/>
          <table:table-cell table:formula="of:=([.C327]-[.$C$51])/60" office:value-type="float" office:value="276.016666666667" calcext:value-type="float">
            <text:p>276.016666666667</text:p>
          </table:table-cell>
          <table:table-cell table:formula="of:=([.B327])/30000" office:value-type="float" office:value="25.4666666666667" calcext:value-type="float">
            <text:p>25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59000" calcext:value-type="float">
            <text:p>759000</text:p>
          </table:table-cell>
          <table:table-cell office:value-type="float" office:value="1598119082" calcext:value-type="float">
            <text:p>1598119082</text:p>
          </table:table-cell>
          <table:table-cell table:number-columns-repeated="5"/>
          <table:table-cell table:formula="of:=([.C328]-[.$C$51])/60" office:value-type="float" office:value="277.033333333333" calcext:value-type="float">
            <text:p>277.033333333333</text:p>
          </table:table-cell>
          <table:table-cell table:formula="of:=([.B328])/30000" office:value-type="float" office:value="25.3" calcext:value-type="float">
            <text:p>2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55000" calcext:value-type="float">
            <text:p>755000</text:p>
          </table:table-cell>
          <table:table-cell office:value-type="float" office:value="1598119141" calcext:value-type="float">
            <text:p>1598119141</text:p>
          </table:table-cell>
          <table:table-cell table:number-columns-repeated="5"/>
          <table:table-cell table:formula="of:=([.C329]-[.$C$51])/60" office:value-type="float" office:value="278.016666666667" calcext:value-type="float">
            <text:p>278.016666666667</text:p>
          </table:table-cell>
          <table:table-cell table:formula="of:=([.B329])/30000" office:value-type="float" office:value="25.1666666666667" calcext:value-type="float">
            <text:p>2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50000" calcext:value-type="float">
            <text:p>750000</text:p>
          </table:table-cell>
          <table:table-cell office:value-type="float" office:value="1598119201" calcext:value-type="float">
            <text:p>1598119201</text:p>
          </table:table-cell>
          <table:table-cell table:number-columns-repeated="5"/>
          <table:table-cell table:formula="of:=([.C330]-[.$C$51])/60" office:value-type="float" office:value="279.016666666667" calcext:value-type="float">
            <text:p>279.016666666667</text:p>
          </table:table-cell>
          <table:table-cell table:formula="of:=([.B330])/3000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46000" calcext:value-type="float">
            <text:p>746000</text:p>
          </table:table-cell>
          <table:table-cell office:value-type="float" office:value="1598119261" calcext:value-type="float">
            <text:p>1598119261</text:p>
          </table:table-cell>
          <table:table-cell table:number-columns-repeated="5"/>
          <table:table-cell table:formula="of:=([.C331]-[.$C$51])/60" office:value-type="float" office:value="280.016666666667" calcext:value-type="float">
            <text:p>280.016666666667</text:p>
          </table:table-cell>
          <table:table-cell table:formula="of:=([.B331])/30000" office:value-type="float" office:value="24.8666666666667" calcext:value-type="float">
            <text:p>24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41000" calcext:value-type="float">
            <text:p>741000</text:p>
          </table:table-cell>
          <table:table-cell office:value-type="float" office:value="1598119321" calcext:value-type="float">
            <text:p>1598119321</text:p>
          </table:table-cell>
          <table:table-cell table:number-columns-repeated="5"/>
          <table:table-cell table:formula="of:=([.C332]-[.$C$51])/60" office:value-type="float" office:value="281.016666666667" calcext:value-type="float">
            <text:p>281.016666666667</text:p>
          </table:table-cell>
          <table:table-cell table:formula="of:=([.B332])/30000" office:value-type="float" office:value="24.7" calcext:value-type="float">
            <text:p>2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36000" calcext:value-type="float">
            <text:p>736000</text:p>
          </table:table-cell>
          <table:table-cell office:value-type="float" office:value="1598119381" calcext:value-type="float">
            <text:p>1598119381</text:p>
          </table:table-cell>
          <table:table-cell table:number-columns-repeated="5"/>
          <table:table-cell table:formula="of:=([.C333]-[.$C$51])/60" office:value-type="float" office:value="282.016666666667" calcext:value-type="float">
            <text:p>282.016666666667</text:p>
          </table:table-cell>
          <table:table-cell table:formula="of:=([.B333])/30000" office:value-type="float" office:value="24.5333333333333" calcext:value-type="float">
            <text:p>24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32000" calcext:value-type="float">
            <text:p>732000</text:p>
          </table:table-cell>
          <table:table-cell office:value-type="float" office:value="1598119441" calcext:value-type="float">
            <text:p>1598119441</text:p>
          </table:table-cell>
          <table:table-cell table:number-columns-repeated="5"/>
          <table:table-cell table:formula="of:=([.C334]-[.$C$51])/60" office:value-type="float" office:value="283.016666666667" calcext:value-type="float">
            <text:p>283.016666666667</text:p>
          </table:table-cell>
          <table:table-cell table:formula="of:=([.B334])/30000" office:value-type="float" office:value="24.4" calcext:value-type="float">
            <text:p>2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27000" calcext:value-type="float">
            <text:p>727000</text:p>
          </table:table-cell>
          <table:table-cell office:value-type="float" office:value="1598119502" calcext:value-type="float">
            <text:p>1598119502</text:p>
          </table:table-cell>
          <table:table-cell table:number-columns-repeated="5"/>
          <table:table-cell table:formula="of:=([.C335]-[.$C$51])/60" office:value-type="float" office:value="284.033333333333" calcext:value-type="float">
            <text:p>284.033333333333</text:p>
          </table:table-cell>
          <table:table-cell table:formula="of:=([.B335])/30000" office:value-type="float" office:value="24.2333333333333" calcext:value-type="float">
            <text:p>24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22000" calcext:value-type="float">
            <text:p>722000</text:p>
          </table:table-cell>
          <table:table-cell office:value-type="float" office:value="1598119561" calcext:value-type="float">
            <text:p>1598119561</text:p>
          </table:table-cell>
          <table:table-cell table:number-columns-repeated="5"/>
          <table:table-cell table:formula="of:=([.C336]-[.$C$51])/60" office:value-type="float" office:value="285.016666666667" calcext:value-type="float">
            <text:p>285.016666666667</text:p>
          </table:table-cell>
          <table:table-cell table:formula="of:=([.B336])/30000" office:value-type="float" office:value="24.0666666666667" calcext:value-type="float">
            <text:p>24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18000" calcext:value-type="float">
            <text:p>718000</text:p>
          </table:table-cell>
          <table:table-cell office:value-type="float" office:value="1598119621" calcext:value-type="float">
            <text:p>1598119621</text:p>
          </table:table-cell>
          <table:table-cell table:number-columns-repeated="5"/>
          <table:table-cell table:formula="of:=([.C337]-[.$C$51])/60" office:value-type="float" office:value="286.016666666667" calcext:value-type="float">
            <text:p>286.016666666667</text:p>
          </table:table-cell>
          <table:table-cell table:formula="of:=([.B337])/30000" office:value-type="float" office:value="23.9333333333333" calcext:value-type="float">
            <text:p>23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13000" calcext:value-type="float">
            <text:p>713000</text:p>
          </table:table-cell>
          <table:table-cell office:value-type="float" office:value="1598119681" calcext:value-type="float">
            <text:p>1598119681</text:p>
          </table:table-cell>
          <table:table-cell table:number-columns-repeated="5"/>
          <table:table-cell table:formula="of:=([.C338]-[.$C$51])/60" office:value-type="float" office:value="287.016666666667" calcext:value-type="float">
            <text:p>287.016666666667</text:p>
          </table:table-cell>
          <table:table-cell table:formula="of:=([.B338])/30000" office:value-type="float" office:value="23.7666666666667" calcext:value-type="float">
            <text:p>23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08000" calcext:value-type="float">
            <text:p>708000</text:p>
          </table:table-cell>
          <table:table-cell office:value-type="float" office:value="1598119741" calcext:value-type="float">
            <text:p>1598119741</text:p>
          </table:table-cell>
          <table:table-cell table:number-columns-repeated="5"/>
          <table:table-cell table:formula="of:=([.C339]-[.$C$51])/60" office:value-type="float" office:value="288.016666666667" calcext:value-type="float">
            <text:p>288.016666666667</text:p>
          </table:table-cell>
          <table:table-cell table:formula="of:=([.B339])/30000" office:value-type="float" office:value="23.6" calcext:value-type="float">
            <text:p>2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04000" calcext:value-type="float">
            <text:p>704000</text:p>
          </table:table-cell>
          <table:table-cell office:value-type="float" office:value="1598119801" calcext:value-type="float">
            <text:p>1598119801</text:p>
          </table:table-cell>
          <table:table-cell table:number-columns-repeated="5"/>
          <table:table-cell table:formula="of:=([.C340]-[.$C$51])/60" office:value-type="float" office:value="289.016666666667" calcext:value-type="float">
            <text:p>289.016666666667</text:p>
          </table:table-cell>
          <table:table-cell table:formula="of:=([.B340])/30000" office:value-type="float" office:value="23.4666666666667" calcext:value-type="float">
            <text:p>23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699000" calcext:value-type="float">
            <text:p>699000</text:p>
          </table:table-cell>
          <table:table-cell office:value-type="float" office:value="1598119862" calcext:value-type="float">
            <text:p>1598119862</text:p>
          </table:table-cell>
          <table:table-cell table:number-columns-repeated="5"/>
          <table:table-cell table:formula="of:=([.C341]-[.$C$51])/60" office:value-type="float" office:value="290.033333333333" calcext:value-type="float">
            <text:p>290.033333333333</text:p>
          </table:table-cell>
          <table:table-cell table:formula="of:=([.B341])/30000" office:value-type="float" office:value="23.3" calcext:value-type="float">
            <text:p>2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88000" calcext:value-type="float">
            <text:p>688000</text:p>
          </table:table-cell>
          <table:table-cell office:value-type="float" office:value="1598119921" calcext:value-type="float">
            <text:p>1598119921</text:p>
          </table:table-cell>
          <table:table-cell table:number-columns-repeated="5"/>
          <table:table-cell table:formula="of:=([.C342]-[.$C$51])/60" office:value-type="float" office:value="291.016666666667" calcext:value-type="float">
            <text:p>291.016666666667</text:p>
          </table:table-cell>
          <table:table-cell table:formula="of:=([.B342])/30000" office:value-type="float" office:value="22.9333333333333" calcext:value-type="float">
            <text:p>22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83000" calcext:value-type="float">
            <text:p>683000</text:p>
          </table:table-cell>
          <table:table-cell office:value-type="float" office:value="1598119981" calcext:value-type="float">
            <text:p>1598119981</text:p>
          </table:table-cell>
          <table:table-cell table:number-columns-repeated="5"/>
          <table:table-cell table:formula="of:=([.C343]-[.$C$51])/60" office:value-type="float" office:value="292.016666666667" calcext:value-type="float">
            <text:p>292.016666666667</text:p>
          </table:table-cell>
          <table:table-cell table:formula="of:=([.B343])/30000" office:value-type="float" office:value="22.7666666666667" calcext:value-type="float">
            <text:p>22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78000" calcext:value-type="float">
            <text:p>678000</text:p>
          </table:table-cell>
          <table:table-cell office:value-type="float" office:value="1598120041" calcext:value-type="float">
            <text:p>1598120041</text:p>
          </table:table-cell>
          <table:table-cell table:number-columns-repeated="5"/>
          <table:table-cell table:formula="of:=([.C344]-[.$C$51])/60" office:value-type="float" office:value="293.016666666667" calcext:value-type="float">
            <text:p>293.016666666667</text:p>
          </table:table-cell>
          <table:table-cell table:formula="of:=([.B344])/30000"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74000" calcext:value-type="float">
            <text:p>674000</text:p>
          </table:table-cell>
          <table:table-cell office:value-type="float" office:value="1598120101" calcext:value-type="float">
            <text:p>1598120101</text:p>
          </table:table-cell>
          <table:table-cell table:number-columns-repeated="5"/>
          <table:table-cell table:formula="of:=([.C345]-[.$C$51])/60" office:value-type="float" office:value="294.016666666667" calcext:value-type="float">
            <text:p>294.016666666667</text:p>
          </table:table-cell>
          <table:table-cell table:formula="of:=([.B345])/30000" office:value-type="float" office:value="22.4666666666667" calcext:value-type="float">
            <text:p>22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69000" calcext:value-type="float">
            <text:p>669000</text:p>
          </table:table-cell>
          <table:table-cell office:value-type="float" office:value="1598120161" calcext:value-type="float">
            <text:p>1598120161</text:p>
          </table:table-cell>
          <table:table-cell table:number-columns-repeated="5"/>
          <table:table-cell table:formula="of:=([.C346]-[.$C$51])/60" office:value-type="float" office:value="295.016666666667" calcext:value-type="float">
            <text:p>295.016666666667</text:p>
          </table:table-cell>
          <table:table-cell table:formula="of:=([.B346])/30000" office:value-type="float" office:value="22.3" calcext:value-type="float">
            <text:p>2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64000" calcext:value-type="float">
            <text:p>664000</text:p>
          </table:table-cell>
          <table:table-cell office:value-type="float" office:value="1598120221" calcext:value-type="float">
            <text:p>1598120221</text:p>
          </table:table-cell>
          <table:table-cell table:number-columns-repeated="5"/>
          <table:table-cell table:formula="of:=([.C347]-[.$C$51])/60" office:value-type="float" office:value="296.016666666667" calcext:value-type="float">
            <text:p>296.016666666667</text:p>
          </table:table-cell>
          <table:table-cell table:formula="of:=([.B347])/30000" office:value-type="float" office:value="22.1333333333333" calcext:value-type="float">
            <text:p>22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60000" calcext:value-type="float">
            <text:p>660000</text:p>
          </table:table-cell>
          <table:table-cell office:value-type="float" office:value="1598120282" calcext:value-type="float">
            <text:p>1598120282</text:p>
          </table:table-cell>
          <table:table-cell table:number-columns-repeated="5"/>
          <table:table-cell table:formula="of:=([.C348]-[.$C$51])/60" office:value-type="float" office:value="297.033333333333" calcext:value-type="float">
            <text:p>297.033333333333</text:p>
          </table:table-cell>
          <table:table-cell table:formula="of:=([.B348])/30000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55000" calcext:value-type="float">
            <text:p>655000</text:p>
          </table:table-cell>
          <table:table-cell office:value-type="float" office:value="1598120341" calcext:value-type="float">
            <text:p>1598120341</text:p>
          </table:table-cell>
          <table:table-cell table:number-columns-repeated="5"/>
          <table:table-cell table:formula="of:=([.C349]-[.$C$51])/60" office:value-type="float" office:value="298.016666666667" calcext:value-type="float">
            <text:p>298.016666666667</text:p>
          </table:table-cell>
          <table:table-cell table:formula="of:=([.B349])/30000" office:value-type="float" office:value="21.8333333333333" calcext:value-type="float">
            <text:p>21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51000" calcext:value-type="float">
            <text:p>651000</text:p>
          </table:table-cell>
          <table:table-cell office:value-type="float" office:value="1598120401" calcext:value-type="float">
            <text:p>1598120401</text:p>
          </table:table-cell>
          <table:table-cell table:number-columns-repeated="5"/>
          <table:table-cell table:formula="of:=([.C350]-[.$C$51])/60" office:value-type="float" office:value="299.016666666667" calcext:value-type="float">
            <text:p>299.016666666667</text:p>
          </table:table-cell>
          <table:table-cell table:formula="of:=([.B350])/30000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46000" calcext:value-type="float">
            <text:p>646000</text:p>
          </table:table-cell>
          <table:table-cell office:value-type="float" office:value="1598120461" calcext:value-type="float">
            <text:p>1598120461</text:p>
          </table:table-cell>
          <table:table-cell table:number-columns-repeated="5"/>
          <table:table-cell table:formula="of:=([.C351]-[.$C$51])/60" office:value-type="float" office:value="300.016666666667" calcext:value-type="float">
            <text:p>300.016666666667</text:p>
          </table:table-cell>
          <table:table-cell table:formula="of:=([.B351])/30000" office:value-type="float" office:value="21.5333333333333" calcext:value-type="float">
            <text:p>21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41000" calcext:value-type="float">
            <text:p>641000</text:p>
          </table:table-cell>
          <table:table-cell office:value-type="float" office:value="1598120521" calcext:value-type="float">
            <text:p>1598120521</text:p>
          </table:table-cell>
          <table:table-cell table:number-columns-repeated="5"/>
          <table:table-cell table:formula="of:=([.C352]-[.$C$51])/60" office:value-type="float" office:value="301.016666666667" calcext:value-type="float">
            <text:p>301.016666666667</text:p>
          </table:table-cell>
          <table:table-cell table:formula="of:=([.B352])/30000" office:value-type="float" office:value="21.3666666666667" calcext:value-type="float">
            <text:p>21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36000" calcext:value-type="float">
            <text:p>636000</text:p>
          </table:table-cell>
          <table:table-cell office:value-type="float" office:value="1598120581" calcext:value-type="float">
            <text:p>1598120581</text:p>
          </table:table-cell>
          <table:table-cell table:number-columns-repeated="5"/>
          <table:table-cell table:formula="of:=([.C353]-[.$C$51])/60" office:value-type="float" office:value="302.016666666667" calcext:value-type="float">
            <text:p>302.016666666667</text:p>
          </table:table-cell>
          <table:table-cell table:formula="of:=([.B353])/30000" office:value-type="float" office:value="21.2" calcext:value-type="float">
            <text:p>2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32000" calcext:value-type="float">
            <text:p>632000</text:p>
          </table:table-cell>
          <table:table-cell office:value-type="float" office:value="1598120641" calcext:value-type="float">
            <text:p>1598120641</text:p>
          </table:table-cell>
          <table:table-cell table:number-columns-repeated="5"/>
          <table:table-cell table:formula="of:=([.C354]-[.$C$51])/60" office:value-type="float" office:value="303.016666666667" calcext:value-type="float">
            <text:p>303.016666666667</text:p>
          </table:table-cell>
          <table:table-cell table:formula="of:=([.B354])/30000" office:value-type="float" office:value="21.0666666666667" calcext:value-type="float">
            <text:p>21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27000" calcext:value-type="float">
            <text:p>627000</text:p>
          </table:table-cell>
          <table:table-cell office:value-type="float" office:value="1598120702" calcext:value-type="float">
            <text:p>1598120702</text:p>
          </table:table-cell>
          <table:table-cell table:number-columns-repeated="5"/>
          <table:table-cell table:formula="of:=([.C355]-[.$C$51])/60" office:value-type="float" office:value="304.033333333333" calcext:value-type="float">
            <text:p>304.033333333333</text:p>
          </table:table-cell>
          <table:table-cell table:formula="of:=([.B355])/30000" office:value-type="float" office:value="20.9" calcext:value-type="float">
            <text:p>2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23000" calcext:value-type="float">
            <text:p>623000</text:p>
          </table:table-cell>
          <table:table-cell office:value-type="float" office:value="1598120761" calcext:value-type="float">
            <text:p>1598120761</text:p>
          </table:table-cell>
          <table:table-cell table:number-columns-repeated="5"/>
          <table:table-cell table:formula="of:=([.C356]-[.$C$51])/60" office:value-type="float" office:value="305.016666666667" calcext:value-type="float">
            <text:p>305.016666666667</text:p>
          </table:table-cell>
          <table:table-cell table:formula="of:=([.B356])/30000" office:value-type="float" office:value="20.7666666666667" calcext:value-type="float">
            <text:p>20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18000" calcext:value-type="float">
            <text:p>618000</text:p>
          </table:table-cell>
          <table:table-cell office:value-type="float" office:value="1598120821" calcext:value-type="float">
            <text:p>1598120821</text:p>
          </table:table-cell>
          <table:table-cell table:number-columns-repeated="5"/>
          <table:table-cell table:formula="of:=([.C357]-[.$C$51])/60" office:value-type="float" office:value="306.016666666667" calcext:value-type="float">
            <text:p>306.016666666667</text:p>
          </table:table-cell>
          <table:table-cell table:formula="of:=([.B357])/30000" office:value-type="float" office:value="20.6" calcext:value-type="float">
            <text:p>2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13000" calcext:value-type="float">
            <text:p>613000</text:p>
          </table:table-cell>
          <table:table-cell office:value-type="float" office:value="1598120881" calcext:value-type="float">
            <text:p>1598120881</text:p>
          </table:table-cell>
          <table:table-cell table:number-columns-repeated="5"/>
          <table:table-cell table:formula="of:=([.C358]-[.$C$51])/60" office:value-type="float" office:value="307.016666666667" calcext:value-type="float">
            <text:p>307.016666666667</text:p>
          </table:table-cell>
          <table:table-cell table:formula="of:=([.B358])/30000" office:value-type="float" office:value="20.4333333333333" calcext:value-type="float">
            <text:p>20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09000" calcext:value-type="float">
            <text:p>609000</text:p>
          </table:table-cell>
          <table:table-cell office:value-type="float" office:value="1598120941" calcext:value-type="float">
            <text:p>1598120941</text:p>
          </table:table-cell>
          <table:table-cell table:number-columns-repeated="5"/>
          <table:table-cell table:formula="of:=([.C359]-[.$C$51])/60" office:value-type="float" office:value="308.016666666667" calcext:value-type="float">
            <text:p>308.016666666667</text:p>
          </table:table-cell>
          <table:table-cell table:formula="of:=([.B359])/30000" office:value-type="float" office:value="20.3" calcext:value-type="float">
            <text:p>2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04000" calcext:value-type="float">
            <text:p>604000</text:p>
          </table:table-cell>
          <table:table-cell office:value-type="float" office:value="1598121001" calcext:value-type="float">
            <text:p>1598121001</text:p>
          </table:table-cell>
          <table:table-cell table:number-columns-repeated="5"/>
          <table:table-cell table:formula="of:=([.C360]-[.$C$51])/60" office:value-type="float" office:value="309.016666666667" calcext:value-type="float">
            <text:p>309.016666666667</text:p>
          </table:table-cell>
          <table:table-cell table:formula="of:=([.B360])/30000" office:value-type="float" office:value="20.1333333333333" calcext:value-type="float">
            <text:p>20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98121062" calcext:value-type="float">
            <text:p>1598121062</text:p>
          </table:table-cell>
          <table:table-cell table:number-columns-repeated="5"/>
          <table:table-cell table:formula="of:=([.C361]-[.$C$51])/60" office:value-type="float" office:value="310.033333333333" calcext:value-type="float">
            <text:p>310.033333333333</text:p>
          </table:table-cell>
          <table:table-cell table:formula="of:=([.B361])/3000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91000" calcext:value-type="float">
            <text:p>591000</text:p>
          </table:table-cell>
          <table:table-cell office:value-type="float" office:value="1598121121" calcext:value-type="float">
            <text:p>1598121121</text:p>
          </table:table-cell>
          <table:table-cell table:number-columns-repeated="5"/>
          <table:table-cell table:formula="of:=([.C362]-[.$C$51])/60" office:value-type="float" office:value="311.016666666667" calcext:value-type="float">
            <text:p>311.016666666667</text:p>
          </table:table-cell>
          <table:table-cell table:formula="of:=([.B362])/30000" office:value-type="float" office:value="19.7" calcext:value-type="float">
            <text:p>1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77000" calcext:value-type="float">
            <text:p>577000</text:p>
          </table:table-cell>
          <table:table-cell office:value-type="float" office:value="1598121181" calcext:value-type="float">
            <text:p>1598121181</text:p>
          </table:table-cell>
          <table:table-cell table:number-columns-repeated="5"/>
          <table:table-cell table:formula="of:=([.C363]-[.$C$51])/60" office:value-type="float" office:value="312.016666666667" calcext:value-type="float">
            <text:p>312.016666666667</text:p>
          </table:table-cell>
          <table:table-cell table:formula="of:=([.B363])/30000" office:value-type="float" office:value="19.2333333333333" calcext:value-type="float">
            <text:p>19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64000" calcext:value-type="float">
            <text:p>564000</text:p>
          </table:table-cell>
          <table:table-cell office:value-type="float" office:value="1598121241" calcext:value-type="float">
            <text:p>1598121241</text:p>
          </table:table-cell>
          <table:table-cell table:number-columns-repeated="5"/>
          <table:table-cell table:formula="of:=([.C364]-[.$C$51])/60" office:value-type="float" office:value="313.016666666667" calcext:value-type="float">
            <text:p>313.016666666667</text:p>
          </table:table-cell>
          <table:table-cell table:formula="of:=([.B364])/30000" office:value-type="float" office:value="18.8" calcext:value-type="float">
            <text:p>1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51000" calcext:value-type="float">
            <text:p>551000</text:p>
          </table:table-cell>
          <table:table-cell office:value-type="float" office:value="1598121301" calcext:value-type="float">
            <text:p>1598121301</text:p>
          </table:table-cell>
          <table:table-cell table:number-columns-repeated="5"/>
          <table:table-cell table:formula="of:=([.C365]-[.$C$51])/60" office:value-type="float" office:value="314.016666666667" calcext:value-type="float">
            <text:p>314.016666666667</text:p>
          </table:table-cell>
          <table:table-cell table:formula="of:=([.B365])/30000" office:value-type="float" office:value="18.3666666666667" calcext:value-type="float">
            <text:p>18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37000" calcext:value-type="float">
            <text:p>537000</text:p>
          </table:table-cell>
          <table:table-cell office:value-type="float" office:value="1598121361" calcext:value-type="float">
            <text:p>1598121361</text:p>
          </table:table-cell>
          <table:table-cell table:number-columns-repeated="5"/>
          <table:table-cell table:formula="of:=([.C366]-[.$C$51])/60" office:value-type="float" office:value="315.016666666667" calcext:value-type="float">
            <text:p>315.016666666667</text:p>
          </table:table-cell>
          <table:table-cell table:formula="of:=([.B366])/30000" office:value-type="float" office:value="17.9" calcext:value-type="float">
            <text:p>1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23000" calcext:value-type="float">
            <text:p>523000</text:p>
          </table:table-cell>
          <table:table-cell office:value-type="float" office:value="1598121421" calcext:value-type="float">
            <text:p>1598121421</text:p>
          </table:table-cell>
          <table:table-cell table:number-columns-repeated="5"/>
          <table:table-cell table:formula="of:=([.C367]-[.$C$51])/60" office:value-type="float" office:value="316.016666666667" calcext:value-type="float">
            <text:p>316.016666666667</text:p>
          </table:table-cell>
          <table:table-cell table:formula="of:=([.B367])/30000" office:value-type="float" office:value="17.4333333333333" calcext:value-type="float">
            <text:p>1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508000" calcext:value-type="float">
            <text:p>508000</text:p>
          </table:table-cell>
          <table:table-cell office:value-type="float" office:value="1598121481" calcext:value-type="float">
            <text:p>1598121481</text:p>
          </table:table-cell>
          <table:table-cell table:number-columns-repeated="5"/>
          <table:table-cell table:formula="of:=([.C368]-[.$C$51])/60" office:value-type="float" office:value="317.016666666667" calcext:value-type="float">
            <text:p>317.016666666667</text:p>
          </table:table-cell>
          <table:table-cell table:formula="of:=([.B368])/30000" office:value-type="float" office:value="16.9333333333333" calcext:value-type="float">
            <text:p>16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94000" calcext:value-type="float">
            <text:p>494000</text:p>
          </table:table-cell>
          <table:table-cell office:value-type="float" office:value="1598121541" calcext:value-type="float">
            <text:p>1598121541</text:p>
          </table:table-cell>
          <table:table-cell table:number-columns-repeated="5"/>
          <table:table-cell table:formula="of:=([.C369]-[.$C$51])/60" office:value-type="float" office:value="318.016666666667" calcext:value-type="float">
            <text:p>318.016666666667</text:p>
          </table:table-cell>
          <table:table-cell table:formula="of:=([.B369])/30000" office:value-type="float" office:value="16.4666666666667" calcext:value-type="float">
            <text:p>16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87000" calcext:value-type="float">
            <text:p>487000</text:p>
          </table:table-cell>
          <table:table-cell office:value-type="float" office:value="1598121601" calcext:value-type="float">
            <text:p>1598121601</text:p>
          </table:table-cell>
          <table:table-cell table:number-columns-repeated="5"/>
          <table:table-cell table:formula="of:=([.C370]-[.$C$51])/60" office:value-type="float" office:value="319.016666666667" calcext:value-type="float">
            <text:p>319.016666666667</text:p>
          </table:table-cell>
          <table:table-cell table:formula="of:=([.B370])/30000" office:value-type="float" office:value="16.2333333333333" calcext:value-type="float">
            <text:p>16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82000" calcext:value-type="float">
            <text:p>482000</text:p>
          </table:table-cell>
          <table:table-cell office:value-type="float" office:value="1598121662" calcext:value-type="float">
            <text:p>1598121662</text:p>
          </table:table-cell>
          <table:table-cell table:number-columns-repeated="5"/>
          <table:table-cell table:formula="of:=([.C371]-[.$C$51])/60" office:value-type="float" office:value="320.033333333333" calcext:value-type="float">
            <text:p>320.033333333333</text:p>
          </table:table-cell>
          <table:table-cell table:formula="of:=([.B371])/30000" office:value-type="float" office:value="16.0666666666667" calcext:value-type="float">
            <text:p>16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76000" calcext:value-type="float">
            <text:p>476000</text:p>
          </table:table-cell>
          <table:table-cell office:value-type="float" office:value="1598121721" calcext:value-type="float">
            <text:p>1598121721</text:p>
          </table:table-cell>
          <table:table-cell table:number-columns-repeated="5"/>
          <table:table-cell table:formula="of:=([.C372]-[.$C$51])/60" office:value-type="float" office:value="321.016666666667" calcext:value-type="float">
            <text:p>321.016666666667</text:p>
          </table:table-cell>
          <table:table-cell table:formula="of:=([.B372])/30000" office:value-type="float" office:value="15.8666666666667" calcext:value-type="float">
            <text:p>15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71000" calcext:value-type="float">
            <text:p>471000</text:p>
          </table:table-cell>
          <table:table-cell office:value-type="float" office:value="1598121781" calcext:value-type="float">
            <text:p>1598121781</text:p>
          </table:table-cell>
          <table:table-cell table:number-columns-repeated="5"/>
          <table:table-cell table:formula="of:=([.C373]-[.$C$51])/60" office:value-type="float" office:value="322.016666666667" calcext:value-type="float">
            <text:p>322.016666666667</text:p>
          </table:table-cell>
          <table:table-cell table:formula="of:=([.B373])/30000"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65000" calcext:value-type="float">
            <text:p>465000</text:p>
          </table:table-cell>
          <table:table-cell office:value-type="float" office:value="1598121841" calcext:value-type="float">
            <text:p>1598121841</text:p>
          </table:table-cell>
          <table:table-cell table:number-columns-repeated="5"/>
          <table:table-cell table:formula="of:=([.C374]-[.$C$51])/60" office:value-type="float" office:value="323.016666666667" calcext:value-type="float">
            <text:p>323.016666666667</text:p>
          </table:table-cell>
          <table:table-cell table:formula="of:=([.B374])/30000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60000" calcext:value-type="float">
            <text:p>460000</text:p>
          </table:table-cell>
          <table:table-cell office:value-type="float" office:value="1598121901" calcext:value-type="float">
            <text:p>1598121901</text:p>
          </table:table-cell>
          <table:table-cell table:number-columns-repeated="5"/>
          <table:table-cell table:formula="of:=([.C375]-[.$C$51])/60" office:value-type="float" office:value="324.016666666667" calcext:value-type="float">
            <text:p>324.016666666667</text:p>
          </table:table-cell>
          <table:table-cell table:formula="of:=([.B375])/30000" office:value-type="float" office:value="15.3333333333333" calcext:value-type="float">
            <text:p>15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54000" calcext:value-type="float">
            <text:p>454000</text:p>
          </table:table-cell>
          <table:table-cell office:value-type="float" office:value="1598121961" calcext:value-type="float">
            <text:p>1598121961</text:p>
          </table:table-cell>
          <table:table-cell table:number-columns-repeated="5"/>
          <table:table-cell table:formula="of:=([.C376]-[.$C$51])/60" office:value-type="float" office:value="325.016666666667" calcext:value-type="float">
            <text:p>325.016666666667</text:p>
          </table:table-cell>
          <table:table-cell table:formula="of:=([.B376])/30000" office:value-type="float" office:value="15.1333333333333" calcext:value-type="float">
            <text:p>15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41000" calcext:value-type="float">
            <text:p>441000</text:p>
          </table:table-cell>
          <table:table-cell office:value-type="float" office:value="1598122021" calcext:value-type="float">
            <text:p>1598122021</text:p>
          </table:table-cell>
          <table:table-cell table:number-columns-repeated="5"/>
          <table:table-cell table:formula="of:=([.C377]-[.$C$51])/60" office:value-type="float" office:value="326.016666666667" calcext:value-type="float">
            <text:p>326.016666666667</text:p>
          </table:table-cell>
          <table:table-cell table:formula="of:=([.B377])/30000" office:value-type="float" office:value="14.7" calcext:value-type="float">
            <text:p>1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29000" calcext:value-type="float">
            <text:p>429000</text:p>
          </table:table-cell>
          <table:table-cell office:value-type="float" office:value="1598122081" calcext:value-type="float">
            <text:p>1598122081</text:p>
          </table:table-cell>
          <table:table-cell table:number-columns-repeated="5"/>
          <table:table-cell table:formula="of:=([.C378]-[.$C$51])/60" office:value-type="float" office:value="327.016666666667" calcext:value-type="float">
            <text:p>327.016666666667</text:p>
          </table:table-cell>
          <table:table-cell table:formula="of:=([.B378])/30000"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415000" calcext:value-type="float">
            <text:p>415000</text:p>
          </table:table-cell>
          <table:table-cell office:value-type="float" office:value="1598122141" calcext:value-type="float">
            <text:p>1598122141</text:p>
          </table:table-cell>
          <table:table-cell table:number-columns-repeated="5"/>
          <table:table-cell table:formula="of:=([.C379]-[.$C$51])/60" office:value-type="float" office:value="328.016666666667" calcext:value-type="float">
            <text:p>328.016666666667</text:p>
          </table:table-cell>
          <table:table-cell table:formula="of:=([.B379])/30000" office:value-type="float" office:value="13.8333333333333" calcext:value-type="float">
            <text:p>13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98122201" calcext:value-type="float">
            <text:p>1598122201</text:p>
          </table:table-cell>
          <table:table-cell table:number-columns-repeated="5"/>
          <table:table-cell table:formula="of:=([.C380]-[.$C$51])/60" office:value-type="float" office:value="329.016666666667" calcext:value-type="float">
            <text:p>329.016666666667</text:p>
          </table:table-cell>
          <table:table-cell table:formula="of:=([.B380])/30000" office:value-type="float" office:value="13.3333333333333" calcext:value-type="float">
            <text:p>1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%</text:p>
          </table:table-cell>
          <table:table-cell office:value-type="float" office:value="385000" calcext:value-type="float">
            <text:p>385000</text:p>
          </table:table-cell>
          <table:table-cell office:value-type="float" office:value="1598122261" calcext:value-type="float">
            <text:p>1598122261</text:p>
          </table:table-cell>
          <table:table-cell table:number-columns-repeated="5"/>
          <table:table-cell table:formula="of:=([.C381]-[.$C$51])/60" office:value-type="float" office:value="330.016666666667" calcext:value-type="float">
            <text:p>330.016666666667</text:p>
          </table:table-cell>
          <table:table-cell table:formula="of:=([.B381])/30000" office:value-type="float" office:value="12.8333333333333" calcext:value-type="float">
            <text:p>12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%</text:p>
          </table:table-cell>
          <table:table-cell office:value-type="float" office:value="371000" calcext:value-type="float">
            <text:p>371000</text:p>
          </table:table-cell>
          <table:table-cell office:value-type="float" office:value="1598122321" calcext:value-type="float">
            <text:p>1598122321</text:p>
          </table:table-cell>
          <table:table-cell table:number-columns-repeated="5"/>
          <table:table-cell table:formula="of:=([.C382]-[.$C$51])/60" office:value-type="float" office:value="331.016666666667" calcext:value-type="float">
            <text:p>331.016666666667</text:p>
          </table:table-cell>
          <table:table-cell table:formula="of:=([.B382])/30000" office:value-type="float" office:value="12.3666666666667" calcext:value-type="float">
            <text:p>12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%</text:p>
          </table:table-cell>
          <table:table-cell office:value-type="float" office:value="361000" calcext:value-type="float">
            <text:p>361000</text:p>
          </table:table-cell>
          <table:table-cell office:value-type="float" office:value="1598122381" calcext:value-type="float">
            <text:p>1598122381</text:p>
          </table:table-cell>
          <table:table-cell table:number-columns-repeated="5"/>
          <table:table-cell table:formula="of:=([.C383]-[.$C$51])/60" office:value-type="float" office:value="332.016666666667" calcext:value-type="float">
            <text:p>332.016666666667</text:p>
          </table:table-cell>
          <table:table-cell table:formula="of:=([.B383])/30000" office:value-type="float" office:value="12.0333333333333" calcext:value-type="float">
            <text:p>12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%</text:p>
          </table:table-cell>
          <table:table-cell office:value-type="float" office:value="356000" calcext:value-type="float">
            <text:p>356000</text:p>
          </table:table-cell>
          <table:table-cell office:value-type="float" office:value="1598122441" calcext:value-type="float">
            <text:p>1598122441</text:p>
          </table:table-cell>
          <table:table-cell table:number-columns-repeated="5"/>
          <table:table-cell table:formula="of:=([.C384]-[.$C$51])/60" office:value-type="float" office:value="333.016666666667" calcext:value-type="float">
            <text:p>333.016666666667</text:p>
          </table:table-cell>
          <table:table-cell table:formula="of:=([.B384])/30000" office:value-type="float" office:value="11.8666666666667" calcext:value-type="float">
            <text:p>11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%</text:p>
          </table:table-cell>
          <table:table-cell office:value-type="float" office:value="350000" calcext:value-type="float">
            <text:p>350000</text:p>
          </table:table-cell>
          <table:table-cell office:value-type="float" office:value="1598122501" calcext:value-type="float">
            <text:p>1598122501</text:p>
          </table:table-cell>
          <table:table-cell table:number-columns-repeated="5"/>
          <table:table-cell table:formula="of:=([.C385]-[.$C$51])/60" office:value-type="float" office:value="334.016666666667" calcext:value-type="float">
            <text:p>334.016666666667</text:p>
          </table:table-cell>
          <table:table-cell table:formula="of:=([.B385])/30000" office:value-type="float" office:value="11.6666666666667" calcext:value-type="float">
            <text:p>11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%</text:p>
          </table:table-cell>
          <table:table-cell office:value-type="float" office:value="345000" calcext:value-type="float">
            <text:p>345000</text:p>
          </table:table-cell>
          <table:table-cell office:value-type="float" office:value="1598122561" calcext:value-type="float">
            <text:p>1598122561</text:p>
          </table:table-cell>
          <table:table-cell table:number-columns-repeated="5"/>
          <table:table-cell table:formula="of:=([.C386]-[.$C$51])/60" office:value-type="float" office:value="335.016666666667" calcext:value-type="float">
            <text:p>335.016666666667</text:p>
          </table:table-cell>
          <table:table-cell table:formula="of:=([.B386])/30000"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%</text:p>
          </table:table-cell>
          <table:table-cell office:value-type="float" office:value="340000" calcext:value-type="float">
            <text:p>340000</text:p>
          </table:table-cell>
          <table:table-cell office:value-type="float" office:value="1598122621" calcext:value-type="float">
            <text:p>1598122621</text:p>
          </table:table-cell>
          <table:table-cell table:number-columns-repeated="5"/>
          <table:table-cell table:formula="of:=([.C387]-[.$C$51])/60" office:value-type="float" office:value="336.016666666667" calcext:value-type="float">
            <text:p>336.016666666667</text:p>
          </table:table-cell>
          <table:table-cell table:formula="of:=([.B387])/30000" office:value-type="float" office:value="11.3333333333333" calcext:value-type="float">
            <text:p>11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%</text:p>
          </table:table-cell>
          <table:table-cell office:value-type="float" office:value="334000" calcext:value-type="float">
            <text:p>334000</text:p>
          </table:table-cell>
          <table:table-cell office:value-type="float" office:value="1598122682" calcext:value-type="float">
            <text:p>1598122682</text:p>
          </table:table-cell>
          <table:table-cell table:number-columns-repeated="5"/>
          <table:table-cell table:formula="of:=([.C388]-[.$C$51])/60" office:value-type="float" office:value="337.033333333333" calcext:value-type="float">
            <text:p>337.033333333333</text:p>
          </table:table-cell>
          <table:table-cell table:formula="of:=([.B388])/30000" office:value-type="float" office:value="11.1333333333333" calcext:value-type="float">
            <text:p>11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%</text:p>
          </table:table-cell>
          <table:table-cell office:value-type="float" office:value="2462000" calcext:value-type="float">
            <text:p>2462000</text:p>
          </table:table-cell>
          <table:table-cell office:value-type="float" office:value="1598192761" calcext:value-type="float">
            <text:p>1598192761</text:p>
          </table:table-cell>
          <table:table-cell table:number-columns-repeated="5"/>
          <table:table-cell table:formula="of:=([.C389]-[.$C$389])/60" office:value-type="float" office:value="0" calcext:value-type="float">
            <text:p>0</text:p>
          </table:table-cell>
          <table:table-cell table:formula="of:=([.B389])/30000" office:value-type="float" office:value="82.0666666666667" calcext:value-type="float">
            <text:p>82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%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598192822" calcext:value-type="float">
            <text:p>1598192822</text:p>
          </table:table-cell>
          <table:table-cell table:number-columns-repeated="5"/>
          <table:table-cell table:formula="of:=([.C390]-[.$C$389])/60" office:value-type="float" office:value="1.01666666666667" calcext:value-type="float">
            <text:p>1.01666666666667</text:p>
          </table:table-cell>
          <table:table-cell table:formula="of:=([.B390])/30000" office:value-type="float" office:value="81.6666666666667" calcext:value-type="float">
            <text:p>81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%</text:p>
          </table:table-cell>
          <table:table-cell office:value-type="float" office:value="2439000" calcext:value-type="float">
            <text:p>2439000</text:p>
          </table:table-cell>
          <table:table-cell office:value-type="float" office:value="1598192880" calcext:value-type="float">
            <text:p>1598192880</text:p>
          </table:table-cell>
          <table:table-cell table:number-columns-repeated="5"/>
          <table:table-cell table:formula="of:=([.C391]-[.$C$389])/60" office:value-type="float" office:value="1.98333333333333" calcext:value-type="float">
            <text:p>1.98333333333333</text:p>
          </table:table-cell>
          <table:table-cell table:formula="of:=([.B391])/30000" office:value-type="float" office:value="81.3" calcext:value-type="float">
            <text:p>8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%</text:p>
          </table:table-cell>
          <table:table-cell office:value-type="float" office:value="2428000" calcext:value-type="float">
            <text:p>2428000</text:p>
          </table:table-cell>
          <table:table-cell office:value-type="float" office:value="1598192941" calcext:value-type="float">
            <text:p>1598192941</text:p>
          </table:table-cell>
          <table:table-cell table:number-columns-repeated="5"/>
          <table:table-cell table:formula="of:=([.C392]-[.$C$389])/60" office:value-type="float" office:value="3" calcext:value-type="float">
            <text:p>3</text:p>
          </table:table-cell>
          <table:table-cell table:formula="of:=([.B392])/30000" office:value-type="float" office:value="80.9333333333333" calcext:value-type="float">
            <text:p>80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%</text:p>
          </table:table-cell>
          <table:table-cell office:value-type="float" office:value="2417000" calcext:value-type="float">
            <text:p>2417000</text:p>
          </table:table-cell>
          <table:table-cell office:value-type="float" office:value="1598193001" calcext:value-type="float">
            <text:p>1598193001</text:p>
          </table:table-cell>
          <table:table-cell table:number-columns-repeated="5"/>
          <table:table-cell table:formula="of:=([.C393]-[.$C$389])/60" office:value-type="float" office:value="4" calcext:value-type="float">
            <text:p>4</text:p>
          </table:table-cell>
          <table:table-cell table:formula="of:=([.B393])/30000" office:value-type="float" office:value="80.5666666666667" calcext:value-type="float">
            <text:p>80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%</text:p>
          </table:table-cell>
          <table:table-cell office:value-type="float" office:value="2409000" calcext:value-type="float">
            <text:p>2409000</text:p>
          </table:table-cell>
          <table:table-cell office:value-type="float" office:value="1598193061" calcext:value-type="float">
            <text:p>1598193061</text:p>
          </table:table-cell>
          <table:table-cell table:number-columns-repeated="5"/>
          <table:table-cell table:formula="of:=([.C394]-[.$C$389])/60" office:value-type="float" office:value="5" calcext:value-type="float">
            <text:p>5</text:p>
          </table:table-cell>
          <table:table-cell table:formula="of:=([.B394])/30000"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%</text:p>
          </table:table-cell>
          <table:table-cell office:value-type="float" office:value="2399000" calcext:value-type="float">
            <text:p>2399000</text:p>
          </table:table-cell>
          <table:table-cell office:value-type="float" office:value="1598193121" calcext:value-type="float">
            <text:p>1598193121</text:p>
          </table:table-cell>
          <table:table-cell table:number-columns-repeated="5"/>
          <table:table-cell table:formula="of:=([.C395]-[.$C$389])/60" office:value-type="float" office:value="6" calcext:value-type="float">
            <text:p>6</text:p>
          </table:table-cell>
          <table:table-cell table:formula="of:=([.B395])/30000" office:value-type="float" office:value="79.9666666666667" calcext:value-type="float">
            <text:p>79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%</text:p>
          </table:table-cell>
          <table:table-cell office:value-type="float" office:value="2388000" calcext:value-type="float">
            <text:p>2388000</text:p>
          </table:table-cell>
          <table:table-cell office:value-type="float" office:value="1598193181" calcext:value-type="float">
            <text:p>1598193181</text:p>
          </table:table-cell>
          <table:table-cell table:number-columns-repeated="5"/>
          <table:table-cell table:formula="of:=([.C396]-[.$C$389])/60" office:value-type="float" office:value="7" calcext:value-type="float">
            <text:p>7</text:p>
          </table:table-cell>
          <table:table-cell table:formula="of:=([.B396])/30000" office:value-type="float" office:value="79.6" calcext:value-type="float">
            <text:p>7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%</text:p>
          </table:table-cell>
          <table:table-cell office:value-type="float" office:value="2377000" calcext:value-type="float">
            <text:p>2377000</text:p>
          </table:table-cell>
          <table:table-cell office:value-type="float" office:value="1598193241" calcext:value-type="float">
            <text:p>1598193241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1/330</text:p>
          </table:table-cell>
          <table:table-cell office:value-type="float" office:value="1672" calcext:value-type="float">
            <text:p>1672</text:p>
          </table:table-cell>
          <table:table-cell table:formula="of:=([.C397]-[.$C$389])/60" office:value-type="float" office:value="8" calcext:value-type="float">
            <text:p>8</text:p>
          </table:table-cell>
          <table:table-cell table:formula="of:=([.B397])/30000" office:value-type="float" office:value="79.2333333333333" calcext:value-type="float">
            <text:p>79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%</text:p>
          </table:table-cell>
          <table:table-cell office:value-type="float" office:value="2366000" calcext:value-type="float">
            <text:p>2366000</text:p>
          </table:table-cell>
          <table:table-cell office:value-type="float" office:value="1598193302" calcext:value-type="float">
            <text:p>1598193302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/326</text:p>
          </table:table-cell>
          <table:table-cell office:value-type="float" office:value="1723" calcext:value-type="float">
            <text:p>1723</text:p>
          </table:table-cell>
          <table:table-cell table:formula="of:=([.C398]-[.$C$389])/60" office:value-type="float" office:value="9.01666666666667" calcext:value-type="float">
            <text:p>9.01666666666667</text:p>
          </table:table-cell>
          <table:table-cell table:formula="of:=([.B398])/30000" office:value-type="float" office:value="78.8666666666667" calcext:value-type="float">
            <text:p>78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%</text:p>
          </table:table-cell>
          <table:table-cell office:value-type="float" office:value="2362000" calcext:value-type="float">
            <text:p>2362000</text:p>
          </table:table-cell>
          <table:table-cell office:value-type="float" office:value="1598193361" calcext:value-type="float">
            <text:p>1598193361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1/324</text:p>
          </table:table-cell>
          <table:table-cell office:value-type="float" office:value="1734" calcext:value-type="float">
            <text:p>1734</text:p>
          </table:table-cell>
          <table:table-cell table:formula="of:=([.C399]-[.$C$389])/60" office:value-type="float" office:value="10" calcext:value-type="float">
            <text:p>10</text:p>
          </table:table-cell>
          <table:table-cell table:formula="of:=([.B399])/30000" office:value-type="float" office:value="78.7333333333333" calcext:value-type="float">
            <text:p>78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%</text:p>
          </table:table-cell>
          <table:table-cell office:value-type="float" office:value="2358000" calcext:value-type="float">
            <text:p>2358000</text:p>
          </table:table-cell>
          <table:table-cell office:value-type="float" office:value="1598193421" calcext:value-type="float">
            <text:p>1598193421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1/324</text:p>
          </table:table-cell>
          <table:table-cell office:value-type="float" office:value="1742" calcext:value-type="float">
            <text:p>1742</text:p>
          </table:table-cell>
          <table:table-cell table:formula="of:=([.C400]-[.$C$389])/60" office:value-type="float" office:value="11" calcext:value-type="float">
            <text:p>11</text:p>
          </table:table-cell>
          <table:table-cell table:formula="of:=([.B400])/30000" office:value-type="float" office:value="78.6" calcext:value-type="float">
            <text:p>7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%</text:p>
          </table:table-cell>
          <table:table-cell office:value-type="float" office:value="2353000" calcext:value-type="float">
            <text:p>2353000</text:p>
          </table:table-cell>
          <table:table-cell office:value-type="float" office:value="1598193481" calcext:value-type="float">
            <text:p>1598193481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23</text:p>
          </table:table-cell>
          <table:table-cell office:value-type="float" office:value="1750" calcext:value-type="float">
            <text:p>1750</text:p>
          </table:table-cell>
          <table:table-cell table:formula="of:=([.C401]-[.$C$389])/60" office:value-type="float" office:value="12" calcext:value-type="float">
            <text:p>12</text:p>
          </table:table-cell>
          <table:table-cell table:formula="of:=([.B401])/30000" office:value-type="float" office:value="78.4333333333333" calcext:value-type="float">
            <text:p>78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%</text:p>
          </table:table-cell>
          <table:table-cell office:value-type="float" office:value="2349000" calcext:value-type="float">
            <text:p>2349000</text:p>
          </table:table-cell>
          <table:table-cell office:value-type="float" office:value="1598193541" calcext:value-type="float">
            <text:p>159819354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23</text:p>
          </table:table-cell>
          <table:table-cell office:value-type="float" office:value="1758" calcext:value-type="float">
            <text:p>1758</text:p>
          </table:table-cell>
          <table:table-cell table:formula="of:=([.C402]-[.$C$389])/60" office:value-type="float" office:value="13" calcext:value-type="float">
            <text:p>13</text:p>
          </table:table-cell>
          <table:table-cell table:formula="of:=([.B402])/30000" office:value-type="float" office:value="78.3" calcext:value-type="float">
            <text:p>7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%</text:p>
          </table:table-cell>
          <table:table-cell office:value-type="float" office:value="2345000" calcext:value-type="float">
            <text:p>2345000</text:p>
          </table:table-cell>
          <table:table-cell office:value-type="float" office:value="1598193601" calcext:value-type="float">
            <text:p>15981936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/318</text:p>
          </table:table-cell>
          <table:table-cell office:value-type="float" office:value="1766" calcext:value-type="float">
            <text:p>1766</text:p>
          </table:table-cell>
          <table:table-cell table:formula="of:=([.C403]-[.$C$389])/60" office:value-type="float" office:value="14" calcext:value-type="float">
            <text:p>14</text:p>
          </table:table-cell>
          <table:table-cell table:formula="of:=([.B403])/30000" office:value-type="float" office:value="78.1666666666667" calcext:value-type="float">
            <text:p>78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%</text:p>
          </table:table-cell>
          <table:table-cell office:value-type="float" office:value="2341000" calcext:value-type="float">
            <text:p>2341000</text:p>
          </table:table-cell>
          <table:table-cell office:value-type="float" office:value="1598193662" calcext:value-type="float">
            <text:p>159819366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/318</text:p>
          </table:table-cell>
          <table:table-cell office:value-type="float" office:value="1779" calcext:value-type="float">
            <text:p>1779</text:p>
          </table:table-cell>
          <table:table-cell table:formula="of:=([.C404]-[.$C$389])/60" office:value-type="float" office:value="15.0166666666667" calcext:value-type="float">
            <text:p>15.0166666666667</text:p>
          </table:table-cell>
          <table:table-cell table:formula="of:=([.B404])/30000" office:value-type="float" office:value="78.0333333333333" calcext:value-type="float">
            <text:p>78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%</text:p>
          </table:table-cell>
          <table:table-cell office:value-type="float" office:value="2336000" calcext:value-type="float">
            <text:p>2336000</text:p>
          </table:table-cell>
          <table:table-cell office:value-type="float" office:value="1598193721" calcext:value-type="float">
            <text:p>15981937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/318</text:p>
          </table:table-cell>
          <table:table-cell office:value-type="float" office:value="1787" calcext:value-type="float">
            <text:p>1787</text:p>
          </table:table-cell>
          <table:table-cell table:formula="of:=([.C405]-[.$C$389])/60" office:value-type="float" office:value="16" calcext:value-type="float">
            <text:p>16</text:p>
          </table:table-cell>
          <table:table-cell table:formula="of:=([.B405])/30000" office:value-type="float" office:value="77.8666666666667" calcext:value-type="float">
            <text:p>77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%</text:p>
          </table:table-cell>
          <table:table-cell office:value-type="float" office:value="2332000" calcext:value-type="float">
            <text:p>2332000</text:p>
          </table:table-cell>
          <table:table-cell office:value-type="float" office:value="1598193781" calcext:value-type="float">
            <text:p>159819378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/318</text:p>
          </table:table-cell>
          <table:table-cell office:value-type="float" office:value="1795" calcext:value-type="float">
            <text:p>1795</text:p>
          </table:table-cell>
          <table:table-cell table:formula="of:=([.C406]-[.$C$389])/60" office:value-type="float" office:value="17" calcext:value-type="float">
            <text:p>17</text:p>
          </table:table-cell>
          <table:table-cell table:formula="of:=([.B406])/30000" office:value-type="float" office:value="77.7333333333333" calcext:value-type="float">
            <text:p>77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%</text:p>
          </table:table-cell>
          <table:table-cell office:value-type="float" office:value="2328000" calcext:value-type="float">
            <text:p>2328000</text:p>
          </table:table-cell>
          <table:table-cell office:value-type="float" office:value="1598193841" calcext:value-type="float">
            <text:p>15981938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/319</text:p>
          </table:table-cell>
          <table:table-cell office:value-type="float" office:value="1804" calcext:value-type="float">
            <text:p>1804</text:p>
          </table:table-cell>
          <table:table-cell table:formula="of:=([.C407]-[.$C$389])/60" office:value-type="float" office:value="18" calcext:value-type="float">
            <text:p>18</text:p>
          </table:table-cell>
          <table:table-cell table:formula="of:=([.B407])/30000" office:value-type="float" office:value="77.6" calcext:value-type="float">
            <text:p>7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%</text:p>
          </table:table-cell>
          <table:table-cell office:value-type="float" office:value="2323000" calcext:value-type="float">
            <text:p>2323000</text:p>
          </table:table-cell>
          <table:table-cell office:value-type="float" office:value="1598193901" calcext:value-type="float">
            <text:p>15981939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/319</text:p>
          </table:table-cell>
          <table:table-cell office:value-type="float" office:value="1812" calcext:value-type="float">
            <text:p>1812</text:p>
          </table:table-cell>
          <table:table-cell table:formula="of:=([.C408]-[.$C$389])/60" office:value-type="float" office:value="19" calcext:value-type="float">
            <text:p>19</text:p>
          </table:table-cell>
          <table:table-cell table:formula="of:=([.B408])/30000" office:value-type="float" office:value="77.4333333333333" calcext:value-type="float">
            <text:p>7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%</text:p>
          </table:table-cell>
          <table:table-cell office:value-type="float" office:value="2319000" calcext:value-type="float">
            <text:p>2319000</text:p>
          </table:table-cell>
          <table:table-cell office:value-type="float" office:value="1598193961" calcext:value-type="float">
            <text:p>1598193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/317</text:p>
          </table:table-cell>
          <table:table-cell office:value-type="float" office:value="1821" calcext:value-type="float">
            <text:p>1821</text:p>
          </table:table-cell>
          <table:table-cell table:formula="of:=([.C409]-[.$C$389])/60" office:value-type="float" office:value="20" calcext:value-type="float">
            <text:p>20</text:p>
          </table:table-cell>
          <table:table-cell table:formula="of:=([.B409])/30000" office:value-type="float" office:value="77.3" calcext:value-type="float">
            <text:p>7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%</text:p>
          </table:table-cell>
          <table:table-cell office:value-type="float" office:value="2315000" calcext:value-type="float">
            <text:p>2315000</text:p>
          </table:table-cell>
          <table:table-cell office:value-type="float" office:value="1598194022" calcext:value-type="float">
            <text:p>1598194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/317</text:p>
          </table:table-cell>
          <table:table-cell office:value-type="float" office:value="1830" calcext:value-type="float">
            <text:p>1830</text:p>
          </table:table-cell>
          <table:table-cell table:formula="of:=([.C410]-[.$C$389])/60" office:value-type="float" office:value="21.0166666666667" calcext:value-type="float">
            <text:p>21.0166666666667</text:p>
          </table:table-cell>
          <table:table-cell table:formula="of:=([.B410])/30000" office:value-type="float" office:value="77.1666666666667" calcext:value-type="float">
            <text:p>77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%</text:p>
          </table:table-cell>
          <table:table-cell office:value-type="float" office:value="2311000" calcext:value-type="float">
            <text:p>2311000</text:p>
          </table:table-cell>
          <table:table-cell office:value-type="float" office:value="1598194081" calcext:value-type="float">
            <text:p>159819408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/317</text:p>
          </table:table-cell>
          <table:table-cell office:value-type="float" office:value="1838" calcext:value-type="float">
            <text:p>1838</text:p>
          </table:table-cell>
          <table:table-cell table:formula="of:=([.C411]-[.$C$389])/60" office:value-type="float" office:value="22" calcext:value-type="float">
            <text:p>22</text:p>
          </table:table-cell>
          <table:table-cell table:formula="of:=([.B411])/30000" office:value-type="float" office:value="77.0333333333333" calcext:value-type="float">
            <text:p>77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%</text:p>
          </table:table-cell>
          <table:table-cell office:value-type="float" office:value="2306000" calcext:value-type="float">
            <text:p>2306000</text:p>
          </table:table-cell>
          <table:table-cell office:value-type="float" office:value="1598194141" calcext:value-type="float">
            <text:p>159819414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17</text:p>
          </table:table-cell>
          <table:table-cell office:value-type="float" office:value="1848" calcext:value-type="float">
            <text:p>1848</text:p>
          </table:table-cell>
          <table:table-cell table:formula="of:=([.C412]-[.$C$389])/60" office:value-type="float" office:value="23" calcext:value-type="float">
            <text:p>23</text:p>
          </table:table-cell>
          <table:table-cell table:formula="of:=([.B412])/30000" office:value-type="float" office:value="76.8666666666667" calcext:value-type="float">
            <text:p>76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%</text:p>
          </table:table-cell>
          <table:table-cell office:value-type="float" office:value="2302000" calcext:value-type="float">
            <text:p>2302000</text:p>
          </table:table-cell>
          <table:table-cell office:value-type="float" office:value="1598194201" calcext:value-type="float">
            <text:p>15981942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17</text:p>
          </table:table-cell>
          <table:table-cell office:value-type="float" office:value="1856" calcext:value-type="float">
            <text:p>1856</text:p>
          </table:table-cell>
          <table:table-cell table:formula="of:=([.C413]-[.$C$389])/60" office:value-type="float" office:value="24" calcext:value-type="float">
            <text:p>24</text:p>
          </table:table-cell>
          <table:table-cell table:formula="of:=([.B413])/30000" office:value-type="float" office:value="76.7333333333333" calcext:value-type="float">
            <text:p>76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%</text:p>
          </table:table-cell>
          <table:table-cell office:value-type="float" office:value="2298000" calcext:value-type="float">
            <text:p>2298000</text:p>
          </table:table-cell>
          <table:table-cell office:value-type="float" office:value="1598194261" calcext:value-type="float">
            <text:p>15981942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17</text:p>
          </table:table-cell>
          <table:table-cell office:value-type="float" office:value="1864" calcext:value-type="float">
            <text:p>1864</text:p>
          </table:table-cell>
          <table:table-cell table:formula="of:=([.C414]-[.$C$389])/60" office:value-type="float" office:value="25" calcext:value-type="float">
            <text:p>25</text:p>
          </table:table-cell>
          <table:table-cell table:formula="of:=([.B414])/30000" office:value-type="float" office:value="76.6" calcext:value-type="float">
            <text:p>7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%</text:p>
          </table:table-cell>
          <table:table-cell office:value-type="float" office:value="2294000" calcext:value-type="float">
            <text:p>2294000</text:p>
          </table:table-cell>
          <table:table-cell office:value-type="float" office:value="1598194321" calcext:value-type="float">
            <text:p>159819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/317</text:p>
          </table:table-cell>
          <table:table-cell office:value-type="float" office:value="1872" calcext:value-type="float">
            <text:p>1872</text:p>
          </table:table-cell>
          <table:table-cell table:formula="of:=([.C415]-[.$C$389])/60" office:value-type="float" office:value="26" calcext:value-type="float">
            <text:p>26</text:p>
          </table:table-cell>
          <table:table-cell table:formula="of:=([.B415])/30000" office:value-type="float" office:value="76.4666666666667" calcext:value-type="float">
            <text:p>76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%</text:p>
          </table:table-cell>
          <table:table-cell office:value-type="float" office:value="2289000" calcext:value-type="float">
            <text:p>2289000</text:p>
          </table:table-cell>
          <table:table-cell office:value-type="float" office:value="1598194381" calcext:value-type="float">
            <text:p>1598194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/317</text:p>
          </table:table-cell>
          <table:table-cell office:value-type="float" office:value="1881" calcext:value-type="float">
            <text:p>1881</text:p>
          </table:table-cell>
          <table:table-cell table:formula="of:=([.C416]-[.$C$389])/60" office:value-type="float" office:value="27" calcext:value-type="float">
            <text:p>27</text:p>
          </table:table-cell>
          <table:table-cell table:formula="of:=([.B416])/30000" office:value-type="float" office:value="76.3" calcext:value-type="float">
            <text:p>7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%</text:p>
          </table:table-cell>
          <table:table-cell office:value-type="float" office:value="2285000" calcext:value-type="float">
            <text:p>2285000</text:p>
          </table:table-cell>
          <table:table-cell office:value-type="float" office:value="1598194441" calcext:value-type="float">
            <text:p>159819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6</text:p>
          </table:table-cell>
          <table:table-cell office:value-type="float" office:value="1889" calcext:value-type="float">
            <text:p>1889</text:p>
          </table:table-cell>
          <table:table-cell table:formula="of:=([.C417]-[.$C$389])/60" office:value-type="float" office:value="28" calcext:value-type="float">
            <text:p>28</text:p>
          </table:table-cell>
          <table:table-cell table:formula="of:=([.B417])/30000" office:value-type="float" office:value="76.1666666666667" calcext:value-type="float">
            <text:p>76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%</text:p>
          </table:table-cell>
          <table:table-cell office:value-type="float" office:value="2281000" calcext:value-type="float">
            <text:p>2281000</text:p>
          </table:table-cell>
          <table:table-cell office:value-type="float" office:value="1598194501" calcext:value-type="float">
            <text:p>159819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6</text:p>
          </table:table-cell>
          <table:table-cell office:value-type="float" office:value="1897" calcext:value-type="float">
            <text:p>1897</text:p>
          </table:table-cell>
          <table:table-cell table:formula="of:=([.C418]-[.$C$389])/60" office:value-type="float" office:value="29" calcext:value-type="float">
            <text:p>29</text:p>
          </table:table-cell>
          <table:table-cell table:formula="of:=([.B418])/30000" office:value-type="float" office:value="76.0333333333333" calcext:value-type="float">
            <text:p>76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%</text:p>
          </table:table-cell>
          <table:table-cell office:value-type="float" office:value="2277000" calcext:value-type="float">
            <text:p>2277000</text:p>
          </table:table-cell>
          <table:table-cell office:value-type="float" office:value="1598194561" calcext:value-type="float">
            <text:p>1598194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16</text:p>
          </table:table-cell>
          <table:table-cell office:value-type="float" office:value="1906" calcext:value-type="float">
            <text:p>1906</text:p>
          </table:table-cell>
          <table:table-cell table:formula="of:=([.C419]-[.$C$389])/60" office:value-type="float" office:value="30" calcext:value-type="float">
            <text:p>30</text:p>
          </table:table-cell>
          <table:table-cell table:formula="of:=([.B419])/30000" office:value-type="float" office:value="75.9" calcext:value-type="float">
            <text:p>7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%</text:p>
          </table:table-cell>
          <table:table-cell office:value-type="float" office:value="2272000" calcext:value-type="float">
            <text:p>2272000</text:p>
          </table:table-cell>
          <table:table-cell office:value-type="float" office:value="1598194621" calcext:value-type="float">
            <text:p>1598194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16</text:p>
          </table:table-cell>
          <table:table-cell office:value-type="float" office:value="1914" calcext:value-type="float">
            <text:p>1914</text:p>
          </table:table-cell>
          <table:table-cell table:formula="of:=([.C420]-[.$C$389])/60" office:value-type="float" office:value="31" calcext:value-type="float">
            <text:p>31</text:p>
          </table:table-cell>
          <table:table-cell table:formula="of:=([.B420])/30000" office:value-type="float" office:value="75.7333333333333" calcext:value-type="float">
            <text:p>75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%</text:p>
          </table:table-cell>
          <table:table-cell office:value-type="float" office:value="2268000" calcext:value-type="float">
            <text:p>2268000</text:p>
          </table:table-cell>
          <table:table-cell office:value-type="float" office:value="1598194681" calcext:value-type="float">
            <text:p>1598194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16</text:p>
          </table:table-cell>
          <table:table-cell office:value-type="float" office:value="1922" calcext:value-type="float">
            <text:p>1922</text:p>
          </table:table-cell>
          <table:table-cell table:formula="of:=([.C421]-[.$C$389])/60" office:value-type="float" office:value="32" calcext:value-type="float">
            <text:p>32</text:p>
          </table:table-cell>
          <table:table-cell table:formula="of:=([.B421])/30000" office:value-type="float" office:value="75.6" calcext:value-type="float">
            <text:p>7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%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1598194741" calcext:value-type="float">
            <text:p>1598194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6</text:p>
          </table:table-cell>
          <table:table-cell office:value-type="float" office:value="1931" calcext:value-type="float">
            <text:p>1931</text:p>
          </table:table-cell>
          <table:table-cell table:formula="of:=([.C422]-[.$C$389])/60" office:value-type="float" office:value="33" calcext:value-type="float">
            <text:p>33</text:p>
          </table:table-cell>
          <table:table-cell table:formula="of:=([.B422])/30000" office:value-type="float" office:value="75.4666666666667" calcext:value-type="float">
            <text:p>75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%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1598194802" calcext:value-type="float">
            <text:p>1598194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5</text:p>
          </table:table-cell>
          <table:table-cell office:value-type="float" office:value="1939" calcext:value-type="float">
            <text:p>1939</text:p>
          </table:table-cell>
          <table:table-cell table:formula="of:=([.C423]-[.$C$389])/60" office:value-type="float" office:value="34.0166666666667" calcext:value-type="float">
            <text:p>34.0166666666667</text:p>
          </table:table-cell>
          <table:table-cell table:formula="of:=([.B423])/30000" office:value-type="float" office:value="75.3333333333333" calcext:value-type="float">
            <text:p>75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%</text:p>
          </table:table-cell>
          <table:table-cell office:value-type="float" office:value="2255000" calcext:value-type="float">
            <text:p>2255000</text:p>
          </table:table-cell>
          <table:table-cell office:value-type="float" office:value="1598194861" calcext:value-type="float">
            <text:p>1598194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48" calcext:value-type="float">
            <text:p>1948</text:p>
          </table:table-cell>
          <table:table-cell table:formula="of:=([.C424]-[.$C$389])/60" office:value-type="float" office:value="35" calcext:value-type="float">
            <text:p>35</text:p>
          </table:table-cell>
          <table:table-cell table:formula="of:=([.B424])/30000" office:value-type="float" office:value="75.1666666666667" calcext:value-type="float">
            <text:p>7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%</text:p>
          </table:table-cell>
          <table:table-cell office:value-type="float" office:value="2251000" calcext:value-type="float">
            <text:p>2251000</text:p>
          </table:table-cell>
          <table:table-cell office:value-type="float" office:value="1598194921" calcext:value-type="float">
            <text:p>1598194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56" calcext:value-type="float">
            <text:p>1956</text:p>
          </table:table-cell>
          <table:table-cell table:formula="of:=([.C425]-[.$C$389])/60" office:value-type="float" office:value="36" calcext:value-type="float">
            <text:p>36</text:p>
          </table:table-cell>
          <table:table-cell table:formula="of:=([.B425])/30000" office:value-type="float" office:value="75.0333333333333" calcext:value-type="float">
            <text:p>75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%</text:p>
          </table:table-cell>
          <table:table-cell office:value-type="float" office:value="2247000" calcext:value-type="float">
            <text:p>2247000</text:p>
          </table:table-cell>
          <table:table-cell office:value-type="float" office:value="1598194981" calcext:value-type="float">
            <text:p>1598194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65" calcext:value-type="float">
            <text:p>1965</text:p>
          </table:table-cell>
          <table:table-cell table:formula="of:=([.C426]-[.$C$389])/60" office:value-type="float" office:value="37" calcext:value-type="float">
            <text:p>37</text:p>
          </table:table-cell>
          <table:table-cell table:formula="of:=([.B426])/30000" office:value-type="float" office:value="74.9" calcext:value-type="float">
            <text:p>7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%</text:p>
          </table:table-cell>
          <table:table-cell office:value-type="float" office:value="2243000" calcext:value-type="float">
            <text:p>2243000</text:p>
          </table:table-cell>
          <table:table-cell office:value-type="float" office:value="1598195041" calcext:value-type="float">
            <text:p>1598195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73" calcext:value-type="float">
            <text:p>1973</text:p>
          </table:table-cell>
          <table:table-cell table:formula="of:=([.C427]-[.$C$389])/60" office:value-type="float" office:value="38" calcext:value-type="float">
            <text:p>38</text:p>
          </table:table-cell>
          <table:table-cell table:formula="of:=([.B427])/30000" office:value-type="float" office:value="74.7666666666667" calcext:value-type="float">
            <text:p>74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%</text:p>
          </table:table-cell>
          <table:table-cell office:value-type="float" office:value="2238000" calcext:value-type="float">
            <text:p>2238000</text:p>
          </table:table-cell>
          <table:table-cell office:value-type="float" office:value="1598195101" calcext:value-type="float">
            <text:p>1598195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82" calcext:value-type="float">
            <text:p>1982</text:p>
          </table:table-cell>
          <table:table-cell table:formula="of:=([.C428]-[.$C$389])/60" office:value-type="float" office:value="39" calcext:value-type="float">
            <text:p>39</text:p>
          </table:table-cell>
          <table:table-cell table:formula="of:=([.B428])/30000" office:value-type="float" office:value="74.6" calcext:value-type="float">
            <text:p>7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%</text:p>
          </table:table-cell>
          <table:table-cell office:value-type="float" office:value="2234000" calcext:value-type="float">
            <text:p>2234000</text:p>
          </table:table-cell>
          <table:table-cell office:value-type="float" office:value="1598195162" calcext:value-type="float">
            <text:p>1598195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92" calcext:value-type="float">
            <text:p>1992</text:p>
          </table:table-cell>
          <table:table-cell table:formula="of:=([.C429]-[.$C$389])/60" office:value-type="float" office:value="40.0166666666667" calcext:value-type="float">
            <text:p>40.0166666666667</text:p>
          </table:table-cell>
          <table:table-cell table:formula="of:=([.B429])/30000" office:value-type="float" office:value="74.4666666666667" calcext:value-type="float">
            <text:p>74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%</text:p>
          </table:table-cell>
          <table:table-cell office:value-type="float" office:value="2230000" calcext:value-type="float">
            <text:p>2230000</text:p>
          </table:table-cell>
          <table:table-cell office:value-type="float" office:value="1598195221" calcext:value-type="float">
            <text:p>1598195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000" calcext:value-type="float">
            <text:p>2000</text:p>
          </table:table-cell>
          <table:table-cell table:formula="of:=([.C430]-[.$C$389])/60" office:value-type="float" office:value="41" calcext:value-type="float">
            <text:p>41</text:p>
          </table:table-cell>
          <table:table-cell table:formula="of:=([.B430])/30000" office:value-type="float" office:value="74.3333333333333" calcext:value-type="float">
            <text:p>74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%</text:p>
          </table:table-cell>
          <table:table-cell office:value-type="float" office:value="2226000" calcext:value-type="float">
            <text:p>2226000</text:p>
          </table:table-cell>
          <table:table-cell office:value-type="float" office:value="1598195281" calcext:value-type="float">
            <text:p>1598195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008" calcext:value-type="float">
            <text:p>2008</text:p>
          </table:table-cell>
          <table:table-cell table:formula="of:=([.C431]-[.$C$389])/60" office:value-type="float" office:value="42" calcext:value-type="float">
            <text:p>42</text:p>
          </table:table-cell>
          <table:table-cell table:formula="of:=([.B431])/30000" office:value-type="float" office:value="74.2" calcext:value-type="float">
            <text:p>7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%</text:p>
          </table:table-cell>
          <table:table-cell office:value-type="float" office:value="2222000" calcext:value-type="float">
            <text:p>2222000</text:p>
          </table:table-cell>
          <table:table-cell office:value-type="float" office:value="1598195341" calcext:value-type="float">
            <text:p>1598195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016" calcext:value-type="float">
            <text:p>2016</text:p>
          </table:table-cell>
          <table:table-cell table:formula="of:=([.C432]-[.$C$389])/60" office:value-type="float" office:value="43" calcext:value-type="float">
            <text:p>43</text:p>
          </table:table-cell>
          <table:table-cell table:formula="of:=([.B432])/30000" office:value-type="float" office:value="74.0666666666667" calcext:value-type="float">
            <text:p>74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%</text:p>
          </table:table-cell>
          <table:table-cell office:value-type="float" office:value="2217000" calcext:value-type="float">
            <text:p>2217000</text:p>
          </table:table-cell>
          <table:table-cell office:value-type="float" office:value="1598195401" calcext:value-type="float">
            <text:p>1598195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025" calcext:value-type="float">
            <text:p>2025</text:p>
          </table:table-cell>
          <table:table-cell table:formula="of:=([.C433]-[.$C$389])/60" office:value-type="float" office:value="44" calcext:value-type="float">
            <text:p>44</text:p>
          </table:table-cell>
          <table:table-cell table:formula="of:=([.B433])/30000" office:value-type="float" office:value="73.9" calcext:value-type="float">
            <text:p>7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%</text:p>
          </table:table-cell>
          <table:table-cell office:value-type="float" office:value="2213000" calcext:value-type="float">
            <text:p>2213000</text:p>
          </table:table-cell>
          <table:table-cell office:value-type="float" office:value="1598195461" calcext:value-type="float">
            <text:p>1598195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034" calcext:value-type="float">
            <text:p>2034</text:p>
          </table:table-cell>
          <table:table-cell table:formula="of:=([.C434]-[.$C$389])/60" office:value-type="float" office:value="45" calcext:value-type="float">
            <text:p>45</text:p>
          </table:table-cell>
          <table:table-cell table:formula="of:=([.B434])/30000" office:value-type="float" office:value="73.7666666666667" calcext:value-type="float">
            <text:p>73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%</text:p>
          </table:table-cell>
          <table:table-cell office:value-type="float" office:value="2209000" calcext:value-type="float">
            <text:p>2209000</text:p>
          </table:table-cell>
          <table:table-cell office:value-type="float" office:value="1598195522" calcext:value-type="float">
            <text:p>1598195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042" calcext:value-type="float">
            <text:p>2042</text:p>
          </table:table-cell>
          <table:table-cell table:formula="of:=([.C435]-[.$C$389])/60" office:value-type="float" office:value="46.0166666666667" calcext:value-type="float">
            <text:p>46.0166666666667</text:p>
          </table:table-cell>
          <table:table-cell table:formula="of:=([.B435])/30000" office:value-type="float" office:value="73.6333333333333" calcext:value-type="float">
            <text:p>73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%</text:p>
          </table:table-cell>
          <table:table-cell office:value-type="float" office:value="2205000" calcext:value-type="float">
            <text:p>2205000</text:p>
          </table:table-cell>
          <table:table-cell office:value-type="float" office:value="1598195581" calcext:value-type="float">
            <text:p>1598195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052" calcext:value-type="float">
            <text:p>2052</text:p>
          </table:table-cell>
          <table:table-cell table:formula="of:=([.C436]-[.$C$389])/60" office:value-type="float" office:value="47" calcext:value-type="float">
            <text:p>47</text:p>
          </table:table-cell>
          <table:table-cell table:formula="of:=([.B436])/30000" office:value-type="float" office:value="73.5" calcext:value-type="float">
            <text:p>7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%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598195641" calcext:value-type="float">
            <text:p>1598195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060" calcext:value-type="float">
            <text:p>2060</text:p>
          </table:table-cell>
          <table:table-cell table:formula="of:=([.C437]-[.$C$389])/60" office:value-type="float" office:value="48" calcext:value-type="float">
            <text:p>48</text:p>
          </table:table-cell>
          <table:table-cell table:formula="of:=([.B437])/30000" office:value-type="float" office:value="73.3333333333333" calcext:value-type="float">
            <text:p>7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%</text:p>
          </table:table-cell>
          <table:table-cell office:value-type="float" office:value="2196000" calcext:value-type="float">
            <text:p>2196000</text:p>
          </table:table-cell>
          <table:table-cell office:value-type="float" office:value="1598195701" calcext:value-type="float">
            <text:p>1598195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068" calcext:value-type="float">
            <text:p>2068</text:p>
          </table:table-cell>
          <table:table-cell table:formula="of:=([.C438]-[.$C$389])/60" office:value-type="float" office:value="49" calcext:value-type="float">
            <text:p>49</text:p>
          </table:table-cell>
          <table:table-cell table:formula="of:=([.B438])/30000" office:value-type="float" office:value="73.2" calcext:value-type="float">
            <text:p>7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%</text:p>
          </table:table-cell>
          <table:table-cell office:value-type="float" office:value="2192000" calcext:value-type="float">
            <text:p>2192000</text:p>
          </table:table-cell>
          <table:table-cell office:value-type="float" office:value="1598195761" calcext:value-type="float">
            <text:p>1598195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077" calcext:value-type="float">
            <text:p>2077</text:p>
          </table:table-cell>
          <table:table-cell table:formula="of:=([.C439]-[.$C$389])/60" office:value-type="float" office:value="50" calcext:value-type="float">
            <text:p>50</text:p>
          </table:table-cell>
          <table:table-cell table:formula="of:=([.B439])/30000" office:value-type="float" office:value="73.0666666666667" calcext:value-type="float">
            <text:p>73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88000" calcext:value-type="float">
            <text:p>2188000</text:p>
          </table:table-cell>
          <table:table-cell office:value-type="float" office:value="1598195821" calcext:value-type="float">
            <text:p>1598195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089" calcext:value-type="float">
            <text:p>2089</text:p>
          </table:table-cell>
          <table:table-cell table:formula="of:=([.C440]-[.$C$389])/60" office:value-type="float" office:value="51" calcext:value-type="float">
            <text:p>51</text:p>
          </table:table-cell>
          <table:table-cell table:formula="of:=([.B440])/30000" office:value-type="float" office:value="72.9333333333333" calcext:value-type="float">
            <text:p>72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83000" calcext:value-type="float">
            <text:p>2183000</text:p>
          </table:table-cell>
          <table:table-cell office:value-type="float" office:value="1598195882" calcext:value-type="float">
            <text:p>1598195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097" calcext:value-type="float">
            <text:p>2097</text:p>
          </table:table-cell>
          <table:table-cell table:formula="of:=([.C441]-[.$C$389])/60" office:value-type="float" office:value="52.0166666666667" calcext:value-type="float">
            <text:p>52.0166666666667</text:p>
          </table:table-cell>
          <table:table-cell table:formula="of:=([.B441])/30000" office:value-type="float" office:value="72.7666666666667" calcext:value-type="float">
            <text:p>72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79000" calcext:value-type="float">
            <text:p>2179000</text:p>
          </table:table-cell>
          <table:table-cell office:value-type="float" office:value="1598195941" calcext:value-type="float">
            <text:p>1598195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106" calcext:value-type="float">
            <text:p>2106</text:p>
          </table:table-cell>
          <table:table-cell table:formula="of:=([.C442]-[.$C$389])/60" office:value-type="float" office:value="53" calcext:value-type="float">
            <text:p>53</text:p>
          </table:table-cell>
          <table:table-cell table:formula="of:=([.B442])/30000" office:value-type="float" office:value="72.6333333333333" calcext:value-type="float">
            <text:p>72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75000" calcext:value-type="float">
            <text:p>2175000</text:p>
          </table:table-cell>
          <table:table-cell office:value-type="float" office:value="1598196001" calcext:value-type="float">
            <text:p>1598196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114" calcext:value-type="float">
            <text:p>2114</text:p>
          </table:table-cell>
          <table:table-cell table:formula="of:=([.C443]-[.$C$389])/60" office:value-type="float" office:value="54" calcext:value-type="float">
            <text:p>54</text:p>
          </table:table-cell>
          <table:table-cell table:formula="of:=([.B443])/30000"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71000" calcext:value-type="float">
            <text:p>2171000</text:p>
          </table:table-cell>
          <table:table-cell office:value-type="float" office:value="1598196061" calcext:value-type="float">
            <text:p>1598196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122" calcext:value-type="float">
            <text:p>2122</text:p>
          </table:table-cell>
          <table:table-cell table:formula="of:=([.C444]-[.$C$389])/60" office:value-type="float" office:value="55" calcext:value-type="float">
            <text:p>55</text:p>
          </table:table-cell>
          <table:table-cell table:formula="of:=([.B444])/30000" office:value-type="float" office:value="72.3666666666667" calcext:value-type="float">
            <text:p>72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66000" calcext:value-type="float">
            <text:p>2166000</text:p>
          </table:table-cell>
          <table:table-cell office:value-type="float" office:value="1598196121" calcext:value-type="float">
            <text:p>1598196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131" calcext:value-type="float">
            <text:p>2131</text:p>
          </table:table-cell>
          <table:table-cell table:formula="of:=([.C445]-[.$C$389])/60" office:value-type="float" office:value="56" calcext:value-type="float">
            <text:p>56</text:p>
          </table:table-cell>
          <table:table-cell table:formula="of:=([.B445])/30000" office:value-type="float" office:value="72.2" calcext:value-type="float">
            <text:p>7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%</text:p>
          </table:table-cell>
          <table:table-cell office:value-type="float" office:value="2162000" calcext:value-type="float">
            <text:p>2162000</text:p>
          </table:table-cell>
          <table:table-cell office:value-type="float" office:value="1598196181" calcext:value-type="float">
            <text:p>1598196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139" calcext:value-type="float">
            <text:p>2139</text:p>
          </table:table-cell>
          <table:table-cell table:formula="of:=([.C446]-[.$C$389])/60" office:value-type="float" office:value="57" calcext:value-type="float">
            <text:p>57</text:p>
          </table:table-cell>
          <table:table-cell table:formula="of:=([.B446])/30000" office:value-type="float" office:value="72.0666666666667" calcext:value-type="float">
            <text:p>72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1598196241" calcext:value-type="float">
            <text:p>159819624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147" calcext:value-type="float">
            <text:p>2147</text:p>
          </table:table-cell>
          <table:table-cell table:formula="of:=([.C447]-[.$C$389])/60" office:value-type="float" office:value="58" calcext:value-type="float">
            <text:p>58</text:p>
          </table:table-cell>
          <table:table-cell table:formula="of:=([.B447])/30000" office:value-type="float" office:value="71.9333333333333" calcext:value-type="float">
            <text:p>71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54000" calcext:value-type="float">
            <text:p>2154000</text:p>
          </table:table-cell>
          <table:table-cell office:value-type="float" office:value="1598196302" calcext:value-type="float">
            <text:p>15981963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155" calcext:value-type="float">
            <text:p>2155</text:p>
          </table:table-cell>
          <table:table-cell table:formula="of:=([.C448]-[.$C$389])/60" office:value-type="float" office:value="59.0166666666667" calcext:value-type="float">
            <text:p>59.0166666666667</text:p>
          </table:table-cell>
          <table:table-cell table:formula="of:=([.B448])/30000" office:value-type="float" office:value="71.8" calcext:value-type="float">
            <text:p>7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49000" calcext:value-type="float">
            <text:p>2149000</text:p>
          </table:table-cell>
          <table:table-cell office:value-type="float" office:value="1598196361" calcext:value-type="float">
            <text:p>1598196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175" calcext:value-type="float">
            <text:p>2175</text:p>
          </table:table-cell>
          <table:table-cell table:formula="of:=([.C449]-[.$C$389])/60" office:value-type="float" office:value="60" calcext:value-type="float">
            <text:p>60</text:p>
          </table:table-cell>
          <table:table-cell table:formula="of:=([.B449])/30000" office:value-type="float" office:value="71.6333333333333" calcext:value-type="float">
            <text:p>71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45000" calcext:value-type="float">
            <text:p>2145000</text:p>
          </table:table-cell>
          <table:table-cell office:value-type="float" office:value="1598196421" calcext:value-type="float">
            <text:p>1598196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183" calcext:value-type="float">
            <text:p>2183</text:p>
          </table:table-cell>
          <table:table-cell table:formula="of:=([.C450]-[.$C$389])/60" office:value-type="float" office:value="61" calcext:value-type="float">
            <text:p>61</text:p>
          </table:table-cell>
          <table:table-cell table:formula="of:=([.B450])/30000" office:value-type="float" office:value="71.5" calcext:value-type="float">
            <text:p>7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41000" calcext:value-type="float">
            <text:p>2141000</text:p>
          </table:table-cell>
          <table:table-cell office:value-type="float" office:value="1598196481" calcext:value-type="float">
            <text:p>15981964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6</text:p>
          </table:table-cell>
          <table:table-cell office:value-type="float" office:value="2192" calcext:value-type="float">
            <text:p>2192</text:p>
          </table:table-cell>
          <table:table-cell table:formula="of:=([.C451]-[.$C$389])/60" office:value-type="float" office:value="62" calcext:value-type="float">
            <text:p>62</text:p>
          </table:table-cell>
          <table:table-cell table:formula="of:=([.B451])/30000" office:value-type="float" office:value="71.3666666666667" calcext:value-type="float">
            <text:p>71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37000" calcext:value-type="float">
            <text:p>2137000</text:p>
          </table:table-cell>
          <table:table-cell office:value-type="float" office:value="1598196541" calcext:value-type="float">
            <text:p>159819654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200" calcext:value-type="float">
            <text:p>2200</text:p>
          </table:table-cell>
          <table:table-cell table:formula="of:=([.C452]-[.$C$389])/60" office:value-type="float" office:value="63" calcext:value-type="float">
            <text:p>63</text:p>
          </table:table-cell>
          <table:table-cell table:formula="of:=([.B452])/30000" office:value-type="float" office:value="71.2333333333333" calcext:value-type="float">
            <text:p>71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%</text:p>
          </table:table-cell>
          <table:table-cell office:value-type="float" office:value="2133000" calcext:value-type="float">
            <text:p>2133000</text:p>
          </table:table-cell>
          <table:table-cell office:value-type="float" office:value="1598196601" calcext:value-type="float">
            <text:p>15981966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208" calcext:value-type="float">
            <text:p>2208</text:p>
          </table:table-cell>
          <table:table-cell table:formula="of:=([.C453]-[.$C$389])/60" office:value-type="float" office:value="64" calcext:value-type="float">
            <text:p>64</text:p>
          </table:table-cell>
          <table:table-cell table:formula="of:=([.B453])/30000" office:value-type="float" office:value="71.1" calcext:value-type="float">
            <text:p>7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28000" calcext:value-type="float">
            <text:p>2128000</text:p>
          </table:table-cell>
          <table:table-cell office:value-type="float" office:value="1598196662" calcext:value-type="float">
            <text:p>159819666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219" calcext:value-type="float">
            <text:p>2219</text:p>
          </table:table-cell>
          <table:table-cell table:formula="of:=([.C454]-[.$C$389])/60" office:value-type="float" office:value="65.0166666666667" calcext:value-type="float">
            <text:p>65.0166666666667</text:p>
          </table:table-cell>
          <table:table-cell table:formula="of:=([.B454])/30000" office:value-type="float" office:value="70.9333333333333" calcext:value-type="float">
            <text:p>70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24000" calcext:value-type="float">
            <text:p>2124000</text:p>
          </table:table-cell>
          <table:table-cell office:value-type="float" office:value="1598196721" calcext:value-type="float">
            <text:p>1598196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227" calcext:value-type="float">
            <text:p>2227</text:p>
          </table:table-cell>
          <table:table-cell table:formula="of:=([.C455]-[.$C$389])/60" office:value-type="float" office:value="66" calcext:value-type="float">
            <text:p>66</text:p>
          </table:table-cell>
          <table:table-cell table:formula="of:=([.B455])/30000" office:value-type="float" office:value="70.8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1598196781" calcext:value-type="float">
            <text:p>1598196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235" calcext:value-type="float">
            <text:p>2235</text:p>
          </table:table-cell>
          <table:table-cell table:formula="of:=([.C456]-[.$C$389])/60" office:value-type="float" office:value="67" calcext:value-type="float">
            <text:p>67</text:p>
          </table:table-cell>
          <table:table-cell table:formula="of:=([.B456])/30000" office:value-type="float" office:value="70.6666666666667" calcext:value-type="float">
            <text:p>70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16000" calcext:value-type="float">
            <text:p>2116000</text:p>
          </table:table-cell>
          <table:table-cell office:value-type="float" office:value="1598196841" calcext:value-type="float">
            <text:p>1598196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/317</text:p>
          </table:table-cell>
          <table:table-cell office:value-type="float" office:value="2244" calcext:value-type="float">
            <text:p>2244</text:p>
          </table:table-cell>
          <table:table-cell table:formula="of:=([.C457]-[.$C$389])/60" office:value-type="float" office:value="68" calcext:value-type="float">
            <text:p>68</text:p>
          </table:table-cell>
          <table:table-cell table:formula="of:=([.B457])/30000" office:value-type="float" office:value="70.5333333333333" calcext:value-type="float">
            <text:p>70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11000" calcext:value-type="float">
            <text:p>2111000</text:p>
          </table:table-cell>
          <table:table-cell office:value-type="float" office:value="1598196901" calcext:value-type="float">
            <text:p>1598196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252" calcext:value-type="float">
            <text:p>2252</text:p>
          </table:table-cell>
          <table:table-cell table:formula="of:=([.C458]-[.$C$389])/60" office:value-type="float" office:value="69" calcext:value-type="float">
            <text:p>69</text:p>
          </table:table-cell>
          <table:table-cell table:formula="of:=([.B458])/30000" office:value-type="float" office:value="70.3666666666667" calcext:value-type="float">
            <text:p>70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07000" calcext:value-type="float">
            <text:p>2107000</text:p>
          </table:table-cell>
          <table:table-cell office:value-type="float" office:value="1598196961" calcext:value-type="float">
            <text:p>1598196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261" calcext:value-type="float">
            <text:p>2261</text:p>
          </table:table-cell>
          <table:table-cell table:formula="of:=([.C459]-[.$C$389])/60" office:value-type="float" office:value="70" calcext:value-type="float">
            <text:p>70</text:p>
          </table:table-cell>
          <table:table-cell table:formula="of:=([.B459])/30000" office:value-type="float" office:value="70.2333333333333" calcext:value-type="float">
            <text:p>70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%</text:p>
          </table:table-cell>
          <table:table-cell office:value-type="float" office:value="2103000" calcext:value-type="float">
            <text:p>2103000</text:p>
          </table:table-cell>
          <table:table-cell office:value-type="float" office:value="1598197022" calcext:value-type="float">
            <text:p>1598197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270" calcext:value-type="float">
            <text:p>2270</text:p>
          </table:table-cell>
          <table:table-cell table:formula="of:=([.C460]-[.$C$389])/60" office:value-type="float" office:value="71.0166666666667" calcext:value-type="float">
            <text:p>71.0166666666667</text:p>
          </table:table-cell>
          <table:table-cell table:formula="of:=([.B460])/30000" office:value-type="float" office:value="70.1" calcext:value-type="float">
            <text:p>7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99000" calcext:value-type="float">
            <text:p>2099000</text:p>
          </table:table-cell>
          <table:table-cell office:value-type="float" office:value="1598197081" calcext:value-type="float">
            <text:p>1598197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278" calcext:value-type="float">
            <text:p>2278</text:p>
          </table:table-cell>
          <table:table-cell table:formula="of:=([.C461]-[.$C$389])/60" office:value-type="float" office:value="72" calcext:value-type="float">
            <text:p>72</text:p>
          </table:table-cell>
          <table:table-cell table:formula="of:=([.B461])/30000" office:value-type="float" office:value="69.9666666666667" calcext:value-type="float">
            <text:p>69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94000" calcext:value-type="float">
            <text:p>2094000</text:p>
          </table:table-cell>
          <table:table-cell office:value-type="float" office:value="1598197141" calcext:value-type="float">
            <text:p>1598197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286" calcext:value-type="float">
            <text:p>2286</text:p>
          </table:table-cell>
          <table:table-cell table:formula="of:=([.C462]-[.$C$389])/60" office:value-type="float" office:value="73" calcext:value-type="float">
            <text:p>73</text:p>
          </table:table-cell>
          <table:table-cell table:formula="of:=([.B462])/30000"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90000" calcext:value-type="float">
            <text:p>2090000</text:p>
          </table:table-cell>
          <table:table-cell office:value-type="float" office:value="1598197201" calcext:value-type="float">
            <text:p>1598197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296" calcext:value-type="float">
            <text:p>2296</text:p>
          </table:table-cell>
          <table:table-cell table:formula="of:=([.C463]-[.$C$389])/60" office:value-type="float" office:value="74" calcext:value-type="float">
            <text:p>74</text:p>
          </table:table-cell>
          <table:table-cell table:formula="of:=([.B463])/30000" office:value-type="float" office:value="69.6666666666667" calcext:value-type="float">
            <text:p>69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86000" calcext:value-type="float">
            <text:p>2086000</text:p>
          </table:table-cell>
          <table:table-cell office:value-type="float" office:value="1598197261" calcext:value-type="float">
            <text:p>1598197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04" calcext:value-type="float">
            <text:p>2304</text:p>
          </table:table-cell>
          <table:table-cell table:formula="of:=([.C464]-[.$C$389])/60" office:value-type="float" office:value="75" calcext:value-type="float">
            <text:p>75</text:p>
          </table:table-cell>
          <table:table-cell table:formula="of:=([.B464])/30000" office:value-type="float" office:value="69.5333333333333" calcext:value-type="float">
            <text:p>69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81000" calcext:value-type="float">
            <text:p>2081000</text:p>
          </table:table-cell>
          <table:table-cell office:value-type="float" office:value="1598197321" calcext:value-type="float">
            <text:p>1598197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12" calcext:value-type="float">
            <text:p>2312</text:p>
          </table:table-cell>
          <table:table-cell table:formula="of:=([.C465]-[.$C$389])/60" office:value-type="float" office:value="76" calcext:value-type="float">
            <text:p>76</text:p>
          </table:table-cell>
          <table:table-cell table:formula="of:=([.B465])/30000" office:value-type="float" office:value="69.3666666666667" calcext:value-type="float">
            <text:p>69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77000" calcext:value-type="float">
            <text:p>2077000</text:p>
          </table:table-cell>
          <table:table-cell office:value-type="float" office:value="1598197382" calcext:value-type="float">
            <text:p>1598197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20" calcext:value-type="float">
            <text:p>2320</text:p>
          </table:table-cell>
          <table:table-cell table:formula="of:=([.C466]-[.$C$389])/60" office:value-type="float" office:value="77.0166666666667" calcext:value-type="float">
            <text:p>77.0166666666667</text:p>
          </table:table-cell>
          <table:table-cell table:formula="of:=([.B466])/30000" office:value-type="float" office:value="69.2333333333333" calcext:value-type="float">
            <text:p>69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%</text:p>
          </table:table-cell>
          <table:table-cell office:value-type="float" office:value="2073000" calcext:value-type="float">
            <text:p>2073000</text:p>
          </table:table-cell>
          <table:table-cell office:value-type="float" office:value="1598197441" calcext:value-type="float">
            <text:p>1598197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28" calcext:value-type="float">
            <text:p>2328</text:p>
          </table:table-cell>
          <table:table-cell table:formula="of:=([.C467]-[.$C$389])/60" office:value-type="float" office:value="78" calcext:value-type="float">
            <text:p>78</text:p>
          </table:table-cell>
          <table:table-cell table:formula="of:=([.B467])/30000" office:value-type="float" office:value="69.1" calcext:value-type="float">
            <text:p>6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69000" calcext:value-type="float">
            <text:p>2069000</text:p>
          </table:table-cell>
          <table:table-cell office:value-type="float" office:value="1598197501" calcext:value-type="float">
            <text:p>1598197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/317</text:p>
          </table:table-cell>
          <table:table-cell office:value-type="float" office:value="2338" calcext:value-type="float">
            <text:p>2338</text:p>
          </table:table-cell>
          <table:table-cell table:formula="of:=([.C468]-[.$C$389])/60" office:value-type="float" office:value="79" calcext:value-type="float">
            <text:p>79</text:p>
          </table:table-cell>
          <table:table-cell table:formula="of:=([.B468])/30000" office:value-type="float" office:value="68.9666666666667" calcext:value-type="float">
            <text:p>68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1598197561" calcext:value-type="float">
            <text:p>1598197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48" calcext:value-type="float">
            <text:p>2348</text:p>
          </table:table-cell>
          <table:table-cell table:formula="of:=([.C469]-[.$C$389])/60" office:value-type="float" office:value="80" calcext:value-type="float">
            <text:p>80</text:p>
          </table:table-cell>
          <table:table-cell table:formula="of:=([.B469])/30000" office:value-type="float" office:value="68.8" calcext:value-type="float">
            <text:p>6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1598197621" calcext:value-type="float">
            <text:p>1598197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56" calcext:value-type="float">
            <text:p>2356</text:p>
          </table:table-cell>
          <table:table-cell table:formula="of:=([.C470]-[.$C$389])/60" office:value-type="float" office:value="81" calcext:value-type="float">
            <text:p>81</text:p>
          </table:table-cell>
          <table:table-cell table:formula="of:=([.B470])/30000" office:value-type="float" office:value="68.6666666666667" calcext:value-type="float">
            <text:p>68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56000" calcext:value-type="float">
            <text:p>2056000</text:p>
          </table:table-cell>
          <table:table-cell office:value-type="float" office:value="1598197681" calcext:value-type="float">
            <text:p>1598197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64" calcext:value-type="float">
            <text:p>2364</text:p>
          </table:table-cell>
          <table:table-cell table:formula="of:=([.C471]-[.$C$389])/60" office:value-type="float" office:value="82" calcext:value-type="float">
            <text:p>82</text:p>
          </table:table-cell>
          <table:table-cell table:formula="of:=([.B471])/30000" office:value-type="float" office:value="68.5333333333333" calcext:value-type="float">
            <text:p>68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52000" calcext:value-type="float">
            <text:p>2052000</text:p>
          </table:table-cell>
          <table:table-cell office:value-type="float" office:value="1598197741" calcext:value-type="float">
            <text:p>1598197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373" calcext:value-type="float">
            <text:p>2373</text:p>
          </table:table-cell>
          <table:table-cell table:formula="of:=([.C472]-[.$C$389])/60" office:value-type="float" office:value="83" calcext:value-type="float">
            <text:p>83</text:p>
          </table:table-cell>
          <table:table-cell table:formula="of:=([.B472])/30000" office:value-type="float" office:value="68.4" calcext:value-type="float">
            <text:p>6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47000" calcext:value-type="float">
            <text:p>2047000</text:p>
          </table:table-cell>
          <table:table-cell office:value-type="float" office:value="1598197801" calcext:value-type="float">
            <text:p>1598197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381" calcext:value-type="float">
            <text:p>2381</text:p>
          </table:table-cell>
          <table:table-cell table:formula="of:=([.C473]-[.$C$389])/60" office:value-type="float" office:value="84" calcext:value-type="float">
            <text:p>84</text:p>
          </table:table-cell>
          <table:table-cell table:formula="of:=([.B473])/30000" office:value-type="float" office:value="68.2333333333333" calcext:value-type="float">
            <text:p>68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%</text:p>
          </table:table-cell>
          <table:table-cell office:value-type="float" office:value="2043000" calcext:value-type="float">
            <text:p>2043000</text:p>
          </table:table-cell>
          <table:table-cell office:value-type="float" office:value="1598197861" calcext:value-type="float">
            <text:p>1598197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389" calcext:value-type="float">
            <text:p>2389</text:p>
          </table:table-cell>
          <table:table-cell table:formula="of:=([.C474]-[.$C$389])/60" office:value-type="float" office:value="85" calcext:value-type="float">
            <text:p>85</text:p>
          </table:table-cell>
          <table:table-cell table:formula="of:=([.B474])/30000" office:value-type="float" office:value="68.1" calcext:value-type="float">
            <text:p>6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39000" calcext:value-type="float">
            <text:p>2039000</text:p>
          </table:table-cell>
          <table:table-cell office:value-type="float" office:value="1598197921" calcext:value-type="float">
            <text:p>1598197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398" calcext:value-type="float">
            <text:p>2398</text:p>
          </table:table-cell>
          <table:table-cell table:formula="of:=([.C475]-[.$C$389])/60" office:value-type="float" office:value="86" calcext:value-type="float">
            <text:p>86</text:p>
          </table:table-cell>
          <table:table-cell table:formula="of:=([.B475])/30000" office:value-type="float" office:value="67.9666666666667" calcext:value-type="float">
            <text:p>67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34000" calcext:value-type="float">
            <text:p>2034000</text:p>
          </table:table-cell>
          <table:table-cell office:value-type="float" office:value="1598197981" calcext:value-type="float">
            <text:p>1598197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406" calcext:value-type="float">
            <text:p>2406</text:p>
          </table:table-cell>
          <table:table-cell table:formula="of:=([.C476]-[.$C$389])/60" office:value-type="float" office:value="87" calcext:value-type="float">
            <text:p>87</text:p>
          </table:table-cell>
          <table:table-cell table:formula="of:=([.B476])/30000" office:value-type="float" office:value="67.8" calcext:value-type="float">
            <text:p>6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30000" calcext:value-type="float">
            <text:p>2030000</text:p>
          </table:table-cell>
          <table:table-cell office:value-type="float" office:value="1598198041" calcext:value-type="float">
            <text:p>1598198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415" calcext:value-type="float">
            <text:p>2415</text:p>
          </table:table-cell>
          <table:table-cell table:formula="of:=([.C477]-[.$C$389])/60" office:value-type="float" office:value="88" calcext:value-type="float">
            <text:p>88</text:p>
          </table:table-cell>
          <table:table-cell table:formula="of:=([.B477])/30000" office:value-type="float" office:value="67.6666666666667" calcext:value-type="float">
            <text:p>67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26000" calcext:value-type="float">
            <text:p>2026000</text:p>
          </table:table-cell>
          <table:table-cell office:value-type="float" office:value="1598198101" calcext:value-type="float">
            <text:p>1598198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423" calcext:value-type="float">
            <text:p>2423</text:p>
          </table:table-cell>
          <table:table-cell table:formula="of:=([.C478]-[.$C$389])/60" office:value-type="float" office:value="89" calcext:value-type="float">
            <text:p>89</text:p>
          </table:table-cell>
          <table:table-cell table:formula="of:=([.B478])/30000" office:value-type="float" office:value="67.5333333333333" calcext:value-type="float">
            <text:p>67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1598198162" calcext:value-type="float">
            <text:p>1598198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432" calcext:value-type="float">
            <text:p>2432</text:p>
          </table:table-cell>
          <table:table-cell table:formula="of:=([.C479]-[.$C$389])/60" office:value-type="float" office:value="90.0166666666667" calcext:value-type="float">
            <text:p>90.0166666666667</text:p>
          </table:table-cell>
          <table:table-cell table:formula="of:=([.B479])/30000" office:value-type="float" office:value="67.4" calcext:value-type="float">
            <text:p>6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17000" calcext:value-type="float">
            <text:p>2017000</text:p>
          </table:table-cell>
          <table:table-cell office:value-type="float" office:value="1598198221" calcext:value-type="float">
            <text:p>1598198221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7</text:p>
          </table:table-cell>
          <table:table-cell office:value-type="float" office:value="2440" calcext:value-type="float">
            <text:p>2440</text:p>
          </table:table-cell>
          <table:table-cell table:formula="of:=([.C480]-[.$C$389])/60" office:value-type="float" office:value="91" calcext:value-type="float">
            <text:p>91</text:p>
          </table:table-cell>
          <table:table-cell table:formula="of:=([.B480])/30000" office:value-type="float" office:value="67.2333333333333" calcext:value-type="float">
            <text:p>67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%</text:p>
          </table:table-cell>
          <table:table-cell office:value-type="float" office:value="2013000" calcext:value-type="float">
            <text:p>2013000</text:p>
          </table:table-cell>
          <table:table-cell office:value-type="float" office:value="1598198281" calcext:value-type="float">
            <text:p>159819828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449" calcext:value-type="float">
            <text:p>2449</text:p>
          </table:table-cell>
          <table:table-cell table:formula="of:=([.C481]-[.$C$389])/60" office:value-type="float" office:value="92" calcext:value-type="float">
            <text:p>92</text:p>
          </table:table-cell>
          <table:table-cell table:formula="of:=([.B481])/30000" office:value-type="float" office:value="67.1" calcext:value-type="float">
            <text:p>6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2009000" calcext:value-type="float">
            <text:p>2009000</text:p>
          </table:table-cell>
          <table:table-cell office:value-type="float" office:value="1598198341" calcext:value-type="float">
            <text:p>159819834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459" calcext:value-type="float">
            <text:p>2459</text:p>
          </table:table-cell>
          <table:table-cell table:formula="of:=([.C482]-[.$C$389])/60" office:value-type="float" office:value="93" calcext:value-type="float">
            <text:p>93</text:p>
          </table:table-cell>
          <table:table-cell table:formula="of:=([.B482])/30000" office:value-type="float" office:value="66.9666666666667" calcext:value-type="float">
            <text:p>66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2004000" calcext:value-type="float">
            <text:p>2004000</text:p>
          </table:table-cell>
          <table:table-cell office:value-type="float" office:value="1598198401" calcext:value-type="float">
            <text:p>15981984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468" calcext:value-type="float">
            <text:p>2468</text:p>
          </table:table-cell>
          <table:table-cell table:formula="of:=([.C483]-[.$C$389])/60" office:value-type="float" office:value="94" calcext:value-type="float">
            <text:p>94</text:p>
          </table:table-cell>
          <table:table-cell table:formula="of:=([.B483])/30000" office:value-type="float" office:value="66.8" calcext:value-type="float">
            <text:p>6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98198461" calcext:value-type="float">
            <text:p>15981984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476" calcext:value-type="float">
            <text:p>2476</text:p>
          </table:table-cell>
          <table:table-cell table:formula="of:=([.C484]-[.$C$389])/60" office:value-type="float" office:value="95" calcext:value-type="float">
            <text:p>95</text:p>
          </table:table-cell>
          <table:table-cell table:formula="of:=([.B484])/30000" office:value-type="float" office:value="66.6666666666667" calcext:value-type="float">
            <text:p>66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1996000" calcext:value-type="float">
            <text:p>1996000</text:p>
          </table:table-cell>
          <table:table-cell office:value-type="float" office:value="1598198522" calcext:value-type="float">
            <text:p>1598198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484" calcext:value-type="float">
            <text:p>2484</text:p>
          </table:table-cell>
          <table:table-cell table:formula="of:=([.C485]-[.$C$389])/60" office:value-type="float" office:value="96.0166666666667" calcext:value-type="float">
            <text:p>96.0166666666667</text:p>
          </table:table-cell>
          <table:table-cell table:formula="of:=([.B485])/30000" office:value-type="float" office:value="66.5333333333333" calcext:value-type="float">
            <text:p>66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%</text:p>
          </table:table-cell>
          <table:table-cell office:value-type="float" office:value="1987000" calcext:value-type="float">
            <text:p>1987000</text:p>
          </table:table-cell>
          <table:table-cell office:value-type="float" office:value="1598198581" calcext:value-type="float">
            <text:p>1598198581</text:p>
          </table:table-cell>
          <table:table-cell office:value-type="float" office:value="0.43" calcext:value-type="float">
            <text:p>0.43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26</text:p>
          </table:table-cell>
          <table:table-cell office:value-type="float" office:value="2514" calcext:value-type="float">
            <text:p>2514</text:p>
          </table:table-cell>
          <table:table-cell table:formula="of:=([.C486]-[.$C$389])/60" office:value-type="float" office:value="97" calcext:value-type="float">
            <text:p>97</text:p>
          </table:table-cell>
          <table:table-cell table:formula="of:=([.B486])/30000" office:value-type="float" office:value="66.2333333333333" calcext:value-type="float">
            <text:p>66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1598198641" calcext:value-type="float">
            <text:p>1598198641</text:p>
          </table:table-cell>
          <table:table-cell office:value-type="float" office:value="0.68" calcext:value-type="float">
            <text:p>0.68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/327</text:p>
          </table:table-cell>
          <table:table-cell office:value-type="float" office:value="2527" calcext:value-type="float">
            <text:p>2527</text:p>
          </table:table-cell>
          <table:table-cell table:formula="of:=([.C487]-[.$C$389])/60" office:value-type="float" office:value="98" calcext:value-type="float">
            <text:p>98</text:p>
          </table:table-cell>
          <table:table-cell table:formula="of:=([.B487])/30000" office:value-type="float" office:value="65.8666666666667" calcext:value-type="float">
            <text:p>65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64000" calcext:value-type="float">
            <text:p>1964000</text:p>
          </table:table-cell>
          <table:table-cell office:value-type="float" office:value="1598198701" calcext:value-type="float">
            <text:p>1598198701</text:p>
          </table:table-cell>
          <table:table-cell office:value-type="float" office:value="0.92" calcext:value-type="float">
            <text:p>0.92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25</text:p>
          </table:table-cell>
          <table:table-cell office:value-type="float" office:value="2535" calcext:value-type="float">
            <text:p>2535</text:p>
          </table:table-cell>
          <table:table-cell table:formula="of:=([.C488]-[.$C$389])/60" office:value-type="float" office:value="99" calcext:value-type="float">
            <text:p>99</text:p>
          </table:table-cell>
          <table:table-cell table:formula="of:=([.B488])/30000" office:value-type="float" office:value="65.4666666666667" calcext:value-type="float">
            <text:p>65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58000" calcext:value-type="float">
            <text:p>1958000</text:p>
          </table:table-cell>
          <table:table-cell office:value-type="float" office:value="1598198761" calcext:value-type="float">
            <text:p>1598198761</text:p>
          </table:table-cell>
          <table:table-cell office:value-type="float" office:value="0.48" calcext:value-type="float">
            <text:p>0.48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22</text:p>
          </table:table-cell>
          <table:table-cell office:value-type="float" office:value="2550" calcext:value-type="float">
            <text:p>2550</text:p>
          </table:table-cell>
          <table:table-cell table:formula="of:=([.C489]-[.$C$389])/60" office:value-type="float" office:value="100" calcext:value-type="float">
            <text:p>100</text:p>
          </table:table-cell>
          <table:table-cell table:formula="of:=([.B489])/30000" office:value-type="float" office:value="65.2666666666667" calcext:value-type="float">
            <text:p>65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%</text:p>
          </table:table-cell>
          <table:table-cell office:value-type="float" office:value="1953000" calcext:value-type="float">
            <text:p>1953000</text:p>
          </table:table-cell>
          <table:table-cell office:value-type="float" office:value="1598198821" calcext:value-type="float">
            <text:p>1598198821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22</text:p>
          </table:table-cell>
          <table:table-cell office:value-type="float" office:value="2558" calcext:value-type="float">
            <text:p>2558</text:p>
          </table:table-cell>
          <table:table-cell table:formula="of:=([.C490]-[.$C$389])/60" office:value-type="float" office:value="101" calcext:value-type="float">
            <text:p>101</text:p>
          </table:table-cell>
          <table:table-cell table:formula="of:=([.B490])/30000" office:value-type="float" office:value="65.1" calcext:value-type="float">
            <text:p>6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49000" calcext:value-type="float">
            <text:p>1949000</text:p>
          </table:table-cell>
          <table:table-cell office:value-type="float" office:value="1598198881" calcext:value-type="float">
            <text:p>1598198881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/320</text:p>
          </table:table-cell>
          <table:table-cell office:value-type="float" office:value="2568" calcext:value-type="float">
            <text:p>2568</text:p>
          </table:table-cell>
          <table:table-cell table:formula="of:=([.C491]-[.$C$389])/60" office:value-type="float" office:value="102" calcext:value-type="float">
            <text:p>102</text:p>
          </table:table-cell>
          <table:table-cell table:formula="of:=([.B491])/30000" office:value-type="float" office:value="64.9666666666667" calcext:value-type="float">
            <text:p>64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45000" calcext:value-type="float">
            <text:p>1945000</text:p>
          </table:table-cell>
          <table:table-cell office:value-type="float" office:value="1598198941" calcext:value-type="float">
            <text:p>1598198941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19</text:p>
          </table:table-cell>
          <table:table-cell office:value-type="float" office:value="2578" calcext:value-type="float">
            <text:p>2578</text:p>
          </table:table-cell>
          <table:table-cell table:formula="of:=([.C492]-[.$C$389])/60" office:value-type="float" office:value="103" calcext:value-type="float">
            <text:p>103</text:p>
          </table:table-cell>
          <table:table-cell table:formula="of:=([.B492])/30000" office:value-type="float" office:value="64.8333333333333" calcext:value-type="float">
            <text:p>64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40000" calcext:value-type="float">
            <text:p>1940000</text:p>
          </table:table-cell>
          <table:table-cell office:value-type="float" office:value="1598199002" calcext:value-type="float">
            <text:p>1598199002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/319</text:p>
          </table:table-cell>
          <table:table-cell office:value-type="float" office:value="2586" calcext:value-type="float">
            <text:p>2586</text:p>
          </table:table-cell>
          <table:table-cell table:formula="of:=([.C493]-[.$C$389])/60" office:value-type="float" office:value="104.016666666667" calcext:value-type="float">
            <text:p>104.016666666667</text:p>
          </table:table-cell>
          <table:table-cell table:formula="of:=([.B493])/30000" office:value-type="float" office:value="64.6666666666667" calcext:value-type="float">
            <text:p>64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36000" calcext:value-type="float">
            <text:p>1936000</text:p>
          </table:table-cell>
          <table:table-cell office:value-type="float" office:value="1598199061" calcext:value-type="float">
            <text:p>1598199061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/318</text:p>
          </table:table-cell>
          <table:table-cell office:value-type="float" office:value="2596" calcext:value-type="float">
            <text:p>2596</text:p>
          </table:table-cell>
          <table:table-cell table:formula="of:=([.C494]-[.$C$389])/60" office:value-type="float" office:value="105" calcext:value-type="float">
            <text:p>105</text:p>
          </table:table-cell>
          <table:table-cell table:formula="of:=([.B494])/30000" office:value-type="float" office:value="64.5333333333333" calcext:value-type="float">
            <text:p>64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32000" calcext:value-type="float">
            <text:p>1932000</text:p>
          </table:table-cell>
          <table:table-cell office:value-type="float" office:value="1598199121" calcext:value-type="float">
            <text:p>1598199121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/319</text:p>
          </table:table-cell>
          <table:table-cell office:value-type="float" office:value="2605" calcext:value-type="float">
            <text:p>2605</text:p>
          </table:table-cell>
          <table:table-cell table:formula="of:=([.C495]-[.$C$389])/60" office:value-type="float" office:value="106" calcext:value-type="float">
            <text:p>106</text:p>
          </table:table-cell>
          <table:table-cell table:formula="of:=([.B495])/30000" office:value-type="float" office:value="64.4" calcext:value-type="float">
            <text:p>6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27000" calcext:value-type="float">
            <text:p>1927000</text:p>
          </table:table-cell>
          <table:table-cell office:value-type="float" office:value="1598199181" calcext:value-type="float">
            <text:p>159819918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/318</text:p>
          </table:table-cell>
          <table:table-cell office:value-type="float" office:value="2613" calcext:value-type="float">
            <text:p>2613</text:p>
          </table:table-cell>
          <table:table-cell table:formula="of:=([.C496]-[.$C$389])/60" office:value-type="float" office:value="107" calcext:value-type="float">
            <text:p>107</text:p>
          </table:table-cell>
          <table:table-cell table:formula="of:=([.B496])/30000" office:value-type="float" office:value="64.2333333333333" calcext:value-type="float">
            <text:p>64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%</text:p>
          </table:table-cell>
          <table:table-cell office:value-type="float" office:value="1923000" calcext:value-type="float">
            <text:p>1923000</text:p>
          </table:table-cell>
          <table:table-cell office:value-type="float" office:value="1598199241" calcext:value-type="float">
            <text:p>1598199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string" calcext:value-type="string">
            <text:p>1/319</text:p>
          </table:table-cell>
          <table:table-cell office:value-type="float" office:value="2622" calcext:value-type="float">
            <text:p>2622</text:p>
          </table:table-cell>
          <table:table-cell table:formula="of:=([.C497]-[.$C$389])/60" office:value-type="float" office:value="108" calcext:value-type="float">
            <text:p>108</text:p>
          </table:table-cell>
          <table:table-cell table:formula="of:=([.B497])/30000" office:value-type="float" office:value="64.1" calcext:value-type="float">
            <text:p>6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19000" calcext:value-type="float">
            <text:p>1919000</text:p>
          </table:table-cell>
          <table:table-cell office:value-type="float" office:value="1598199301" calcext:value-type="float">
            <text:p>15981993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/319</text:p>
          </table:table-cell>
          <table:table-cell office:value-type="float" office:value="2631" calcext:value-type="float">
            <text:p>2631</text:p>
          </table:table-cell>
          <table:table-cell table:formula="of:=([.C498]-[.$C$389])/60" office:value-type="float" office:value="109" calcext:value-type="float">
            <text:p>109</text:p>
          </table:table-cell>
          <table:table-cell table:formula="of:=([.B498])/30000" office:value-type="float" office:value="63.9666666666667" calcext:value-type="float">
            <text:p>63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14000" calcext:value-type="float">
            <text:p>1914000</text:p>
          </table:table-cell>
          <table:table-cell office:value-type="float" office:value="1598199361" calcext:value-type="float">
            <text:p>159819936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/318</text:p>
          </table:table-cell>
          <table:table-cell office:value-type="float" office:value="2641" calcext:value-type="float">
            <text:p>2641</text:p>
          </table:table-cell>
          <table:table-cell table:formula="of:=([.C499]-[.$C$389])/60" office:value-type="float" office:value="110" calcext:value-type="float">
            <text:p>110</text:p>
          </table:table-cell>
          <table:table-cell table:formula="of:=([.B499])/30000" office:value-type="float" office:value="63.8" calcext:value-type="float">
            <text:p>6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10000" calcext:value-type="float">
            <text:p>1910000</text:p>
          </table:table-cell>
          <table:table-cell office:value-type="float" office:value="1598199421" calcext:value-type="float">
            <text:p>15981994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2/317</text:p>
          </table:table-cell>
          <table:table-cell office:value-type="float" office:value="2650" calcext:value-type="float">
            <text:p>2650</text:p>
          </table:table-cell>
          <table:table-cell table:formula="of:=([.C500]-[.$C$389])/60" office:value-type="float" office:value="111" calcext:value-type="float">
            <text:p>111</text:p>
          </table:table-cell>
          <table:table-cell table:formula="of:=([.B500])/30000" office:value-type="float" office:value="63.6666666666667" calcext:value-type="float">
            <text:p>63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06000" calcext:value-type="float">
            <text:p>1906000</text:p>
          </table:table-cell>
          <table:table-cell office:value-type="float" office:value="1598199481" calcext:value-type="float">
            <text:p>159819948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17</text:p>
          </table:table-cell>
          <table:table-cell office:value-type="float" office:value="2658" calcext:value-type="float">
            <text:p>2658</text:p>
          </table:table-cell>
          <table:table-cell table:formula="of:=([.C501]-[.$C$389])/60" office:value-type="float" office:value="112" calcext:value-type="float">
            <text:p>112</text:p>
          </table:table-cell>
          <table:table-cell table:formula="of:=([.B501])/30000" office:value-type="float" office:value="63.5333333333333" calcext:value-type="float">
            <text:p>63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%</text:p>
          </table:table-cell>
          <table:table-cell office:value-type="float" office:value="1901000" calcext:value-type="float">
            <text:p>1901000</text:p>
          </table:table-cell>
          <table:table-cell office:value-type="float" office:value="1598199541" calcext:value-type="float">
            <text:p>159819954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16</text:p>
          </table:table-cell>
          <table:table-cell office:value-type="float" office:value="2666" calcext:value-type="float">
            <text:p>2666</text:p>
          </table:table-cell>
          <table:table-cell table:formula="of:=([.C502]-[.$C$389])/60" office:value-type="float" office:value="113" calcext:value-type="float">
            <text:p>113</text:p>
          </table:table-cell>
          <table:table-cell table:formula="of:=([.B502])/30000" office:value-type="float" office:value="63.3666666666667" calcext:value-type="float">
            <text:p>63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87000" calcext:value-type="float">
            <text:p>1887000</text:p>
          </table:table-cell>
          <table:table-cell office:value-type="float" office:value="1598199601" calcext:value-type="float">
            <text:p>1598199601</text:p>
          </table:table-cell>
          <table:table-cell office:value-type="float" office:value="1.14" calcext:value-type="float">
            <text:p>1.14</text:p>
          </table:table-cell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4/390</text:p>
          </table:table-cell>
          <table:table-cell office:value-type="float" office:value="2851" calcext:value-type="float">
            <text:p>2851</text:p>
          </table:table-cell>
          <table:table-cell table:formula="of:=([.C503]-[.$C$389])/60" office:value-type="float" office:value="114" calcext:value-type="float">
            <text:p>114</text:p>
          </table:table-cell>
          <table:table-cell table:formula="of:=([.B503])/30000" office:value-type="float" office:value="62.9" calcext:value-type="float">
            <text:p>6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73000" calcext:value-type="float">
            <text:p>1873000</text:p>
          </table:table-cell>
          <table:table-cell office:value-type="float" office:value="1598199661" calcext:value-type="float">
            <text:p>1598199661</text:p>
          </table:table-cell>
          <table:table-cell office:value-type="float" office:value="1.54" calcext:value-type="float">
            <text:p>1.54</text:p>
          </table:table-cell>
          <table:table-cell office:value-type="float" office:value="0.57" calcext:value-type="float">
            <text:p>0.5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/393</text:p>
          </table:table-cell>
          <table:table-cell office:value-type="float" office:value="2950" calcext:value-type="float">
            <text:p>2950</text:p>
          </table:table-cell>
          <table:table-cell table:formula="of:=([.C504]-[.$C$389])/60" office:value-type="float" office:value="115" calcext:value-type="float">
            <text:p>115</text:p>
          </table:table-cell>
          <table:table-cell table:formula="of:=([.B504])/30000" office:value-type="float" office:value="62.4333333333333" calcext:value-type="float">
            <text:p>62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59000" calcext:value-type="float">
            <text:p>1859000</text:p>
          </table:table-cell>
          <table:table-cell office:value-type="float" office:value="1598199721" calcext:value-type="float">
            <text:p>1598199721</text:p>
          </table:table-cell>
          <table:table-cell office:value-type="float" office:value="1.33" calcext:value-type="float">
            <text:p>1.33</text:p>
          </table:table-cell>
          <table:table-cell office:value-type="float" office:value="0.69" calcext:value-type="float">
            <text:p>0.6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1/399</text:p>
          </table:table-cell>
          <table:table-cell office:value-type="float" office:value="2996" calcext:value-type="float">
            <text:p>2996</text:p>
          </table:table-cell>
          <table:table-cell table:formula="of:=([.C505]-[.$C$389])/60" office:value-type="float" office:value="116" calcext:value-type="float">
            <text:p>116</text:p>
          </table:table-cell>
          <table:table-cell table:formula="of:=([.B505])/30000" office:value-type="float" office:value="61.9666666666667" calcext:value-type="float">
            <text:p>61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1598199781" calcext:value-type="float">
            <text:p>1598199781</text:p>
          </table:table-cell>
          <table:table-cell office:value-type="float" office:value="1.4" calcext:value-type="float">
            <text:p>1.4</text:p>
          </table:table-cell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/333</text:p>
          </table:table-cell>
          <table:table-cell office:value-type="float" office:value="3060" calcext:value-type="float">
            <text:p>3060</text:p>
          </table:table-cell>
          <table:table-cell table:formula="of:=([.C506]-[.$C$389])/60" office:value-type="float" office:value="117" calcext:value-type="float">
            <text:p>117</text:p>
          </table:table-cell>
          <table:table-cell table:formula="of:=([.B506])/30000" office:value-type="float" office:value="61.5333333333333" calcext:value-type="float">
            <text:p>61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41000" calcext:value-type="float">
            <text:p>1841000</text:p>
          </table:table-cell>
          <table:table-cell office:value-type="float" office:value="1598199842" calcext:value-type="float">
            <text:p>1598199842</text:p>
          </table:table-cell>
          <table:table-cell office:value-type="float" office:value="0.51" calcext:value-type="float">
            <text:p>0.51</text:p>
          </table:table-cell>
          <table:table-cell office:value-type="float" office:value="0.71" calcext:value-type="float">
            <text:p>0.7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1/332</text:p>
          </table:table-cell>
          <table:table-cell office:value-type="float" office:value="3068" calcext:value-type="float">
            <text:p>3068</text:p>
          </table:table-cell>
          <table:table-cell table:formula="of:=([.C507]-[.$C$389])/60" office:value-type="float" office:value="118.016666666667" calcext:value-type="float">
            <text:p>118.016666666667</text:p>
          </table:table-cell>
          <table:table-cell table:formula="of:=([.B507])/30000" office:value-type="float" office:value="61.3666666666667" calcext:value-type="float">
            <text:p>61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1598199901" calcext:value-type="float">
            <text:p>1598199901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1/324</text:p>
          </table:table-cell>
          <table:table-cell office:value-type="float" office:value="3077" calcext:value-type="float">
            <text:p>3077</text:p>
          </table:table-cell>
          <table:table-cell table:formula="of:=([.C508]-[.$C$389])/60" office:value-type="float" office:value="119" calcext:value-type="float">
            <text:p>119</text:p>
          </table:table-cell>
          <table:table-cell table:formula="of:=([.B508])/30000" office:value-type="float" office:value="61.2" calcext:value-type="float">
            <text:p>6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31000" calcext:value-type="float">
            <text:p>1831000</text:p>
          </table:table-cell>
          <table:table-cell office:value-type="float" office:value="1598199962" calcext:value-type="float">
            <text:p>1598199962</text:p>
          </table:table-cell>
          <table:table-cell office:value-type="float" office:value="0.07" calcext:value-type="float">
            <text:p>0.07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1/325</text:p>
          </table:table-cell>
          <table:table-cell office:value-type="float" office:value="3089" calcext:value-type="float">
            <text:p>3089</text:p>
          </table:table-cell>
          <table:table-cell table:formula="of:=([.C509]-[.$C$389])/60" office:value-type="float" office:value="120.016666666667" calcext:value-type="float">
            <text:p>120.016666666667</text:p>
          </table:table-cell>
          <table:table-cell table:formula="of:=([.B509])/30000" office:value-type="float" office:value="61.0333333333333" calcext:value-type="float">
            <text:p>61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26000" calcext:value-type="float">
            <text:p>1826000</text:p>
          </table:table-cell>
          <table:table-cell office:value-type="float" office:value="1598200021" calcext:value-type="float">
            <text:p>1598200021</text:p>
          </table:table-cell>
          <table:table-cell office:value-type="float" office:value="0.02" calcext:value-type="float">
            <text:p>0.02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/325</text:p>
          </table:table-cell>
          <table:table-cell office:value-type="float" office:value="3100" calcext:value-type="float">
            <text:p>3100</text:p>
          </table:table-cell>
          <table:table-cell table:formula="of:=([.C510]-[.$C$389])/60" office:value-type="float" office:value="121" calcext:value-type="float">
            <text:p>121</text:p>
          </table:table-cell>
          <table:table-cell table:formula="of:=([.B510])/30000" office:value-type="float" office:value="60.8666666666667" calcext:value-type="float">
            <text:p>60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1598200081" calcext:value-type="float">
            <text:p>159820008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1/322</text:p>
          </table:table-cell>
          <table:table-cell office:value-type="float" office:value="3108" calcext:value-type="float">
            <text:p>3108</text:p>
          </table:table-cell>
          <table:table-cell table:formula="of:=([.C511]-[.$C$389])/60" office:value-type="float" office:value="122" calcext:value-type="float">
            <text:p>122</text:p>
          </table:table-cell>
          <table:table-cell table:formula="of:=([.B511])/30000" office:value-type="float" office:value="60.6666666666667" calcext:value-type="float">
            <text:p>60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15000" calcext:value-type="float">
            <text:p>1815000</text:p>
          </table:table-cell>
          <table:table-cell office:value-type="float" office:value="1598200141" calcext:value-type="float">
            <text:p>159820014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/323</text:p>
          </table:table-cell>
          <table:table-cell office:value-type="float" office:value="3117" calcext:value-type="float">
            <text:p>3117</text:p>
          </table:table-cell>
          <table:table-cell table:formula="of:=([.C512]-[.$C$389])/60" office:value-type="float" office:value="123" calcext:value-type="float">
            <text:p>123</text:p>
          </table:table-cell>
          <table:table-cell table:formula="of:=([.B512])/30000" office:value-type="float" office:value="60.5" calcext:value-type="float">
            <text:p>6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10000" calcext:value-type="float">
            <text:p>1810000</text:p>
          </table:table-cell>
          <table:table-cell office:value-type="float" office:value="1598200201" calcext:value-type="float">
            <text:p>15982002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/323</text:p>
          </table:table-cell>
          <table:table-cell office:value-type="float" office:value="3125" calcext:value-type="float">
            <text:p>3125</text:p>
          </table:table-cell>
          <table:table-cell table:formula="of:=([.C513]-[.$C$389])/60" office:value-type="float" office:value="124" calcext:value-type="float">
            <text:p>124</text:p>
          </table:table-cell>
          <table:table-cell table:formula="of:=([.B513])/30000" office:value-type="float" office:value="60.3333333333333" calcext:value-type="float">
            <text:p>60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47000" calcext:value-type="float">
            <text:p>1447000</text:p>
          </table:table-cell>
          <table:table-cell office:value-type="float" office:value="1598200321" calcext:value-type="float">
            <text:p>1598200321</text:p>
          </table:table-cell>
          <table:table-cell office:value-type="float" office:value="1.3" calcext:value-type="float">
            <text:p>1.3</text:p>
          </table:table-cell>
          <table:table-cell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/393</text:p>
          </table:table-cell>
          <table:table-cell office:value-type="float" office:value="902" calcext:value-type="float">
            <text:p>902</text:p>
          </table:table-cell>
          <table:table-cell table:formula="of:=([.C514]-[.$C$389])/60" office:value-type="float" office:value="126" calcext:value-type="float">
            <text:p>126</text:p>
          </table:table-cell>
          <table:table-cell table:formula="of:=([.B514])/30000" office:value-type="float" office:value="48.2333333333333" calcext:value-type="float">
            <text:p>48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1598200381" calcext:value-type="float">
            <text:p>1598200381</text:p>
          </table:table-cell>
          <table:table-cell office:value-type="float" office:value="1.4" calcext:value-type="float">
            <text:p>1.4</text:p>
          </table:table-cell>
          <table:table-cell office:value-type="float" office:value="0.51" calcext:value-type="float">
            <text:p>0.5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2/343</text:p>
          </table:table-cell>
          <table:table-cell office:value-type="float" office:value="959" calcext:value-type="float">
            <text:p>959</text:p>
          </table:table-cell>
          <table:table-cell table:formula="of:=([.C515]-[.$C$389])/60" office:value-type="float" office:value="127" calcext:value-type="float">
            <text:p>127</text:p>
          </table:table-cell>
          <table:table-cell table:formula="of:=([.B515])/30000" office:value-type="float" office:value="47.8" calcext:value-type="float">
            <text:p>4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3000" calcext:value-type="float">
            <text:p>1423000</text:p>
          </table:table-cell>
          <table:table-cell office:value-type="float" office:value="1598200441" calcext:value-type="float">
            <text:p>1598200441</text:p>
          </table:table-cell>
          <table:table-cell office:value-type="float" office:value="0.76" calcext:value-type="float">
            <text:p>0.76</text:p>
          </table:table-cell>
          <table:table-cell office:value-type="float" office:value="0.49" calcext:value-type="float">
            <text:p>0.4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/337</text:p>
          </table:table-cell>
          <table:table-cell office:value-type="float" office:value="980" calcext:value-type="float">
            <text:p>980</text:p>
          </table:table-cell>
          <table:table-cell table:formula="of:=([.C516]-[.$C$389])/60" office:value-type="float" office:value="128" calcext:value-type="float">
            <text:p>128</text:p>
          </table:table-cell>
          <table:table-cell table:formula="of:=([.B516])/30000" office:value-type="float" office:value="47.4333333333333" calcext:value-type="float">
            <text:p>4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9000" calcext:value-type="float">
            <text:p>1419000</text:p>
          </table:table-cell>
          <table:table-cell office:value-type="float" office:value="1598200501" calcext:value-type="float">
            <text:p>1598200501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1/336</text:p>
          </table:table-cell>
          <table:table-cell office:value-type="float" office:value="988" calcext:value-type="float">
            <text:p>988</text:p>
          </table:table-cell>
          <table:table-cell table:formula="of:=([.C517]-[.$C$389])/60" office:value-type="float" office:value="129" calcext:value-type="float">
            <text:p>129</text:p>
          </table:table-cell>
          <table:table-cell table:formula="of:=([.B517])/30000" office:value-type="float" office:value="47.3" calcext:value-type="float">
            <text:p>4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4000" calcext:value-type="float">
            <text:p>1414000</text:p>
          </table:table-cell>
          <table:table-cell office:value-type="float" office:value="1598200561" calcext:value-type="float">
            <text:p>1598200561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1/336</text:p>
          </table:table-cell>
          <table:table-cell office:value-type="float" office:value="996" calcext:value-type="float">
            <text:p>996</text:p>
          </table:table-cell>
          <table:table-cell table:formula="of:=([.C518]-[.$C$389])/60" office:value-type="float" office:value="130" calcext:value-type="float">
            <text:p>130</text:p>
          </table:table-cell>
          <table:table-cell table:formula="of:=([.B518])/30000" office:value-type="float" office:value="47.1333333333333" calcext:value-type="float">
            <text:p>47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1598200621" calcext:value-type="float">
            <text:p>1598200621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1/324</text:p>
          </table:table-cell>
          <table:table-cell office:value-type="float" office:value="1006" calcext:value-type="float">
            <text:p>1006</text:p>
          </table:table-cell>
          <table:table-cell table:formula="of:=([.C519]-[.$C$389])/60" office:value-type="float" office:value="131" calcext:value-type="float">
            <text:p>131</text:p>
          </table:table-cell>
          <table:table-cell table:formula="of:=([.B519])/30000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405000" calcext:value-type="float">
            <text:p>1405000</text:p>
          </table:table-cell>
          <table:table-cell office:value-type="float" office:value="1598200681" calcext:value-type="float">
            <text:p>1598200681</text:p>
          </table:table-cell>
          <table:table-cell office:value-type="float" office:value="0.13" calcext:value-type="float">
            <text:p>0.13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1/317</text:p>
          </table:table-cell>
          <table:table-cell office:value-type="float" office:value="1015" calcext:value-type="float">
            <text:p>1015</text:p>
          </table:table-cell>
          <table:table-cell table:formula="of:=([.C520]-[.$C$389])/60" office:value-type="float" office:value="132" calcext:value-type="float">
            <text:p>132</text:p>
          </table:table-cell>
          <table:table-cell table:formula="of:=([.B520])/30000" office:value-type="float" office:value="46.8333333333333" calcext:value-type="float">
            <text:p>46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401000" calcext:value-type="float">
            <text:p>1401000</text:p>
          </table:table-cell>
          <table:table-cell office:value-type="float" office:value="1598200741" calcext:value-type="float">
            <text:p>1598200741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16</text:p>
          </table:table-cell>
          <table:table-cell office:value-type="float" office:value="1023" calcext:value-type="float">
            <text:p>1023</text:p>
          </table:table-cell>
          <table:table-cell table:formula="of:=([.C521]-[.$C$389])/60" office:value-type="float" office:value="133" calcext:value-type="float">
            <text:p>133</text:p>
          </table:table-cell>
          <table:table-cell table:formula="of:=([.B521])/30000" office:value-type="float" office:value="46.7" calcext:value-type="float">
            <text:p>4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7000" calcext:value-type="float">
            <text:p>1397000</text:p>
          </table:table-cell>
          <table:table-cell office:value-type="float" office:value="1598200801" calcext:value-type="float">
            <text:p>1598200801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15</text:p>
          </table:table-cell>
          <table:table-cell office:value-type="float" office:value="1031" calcext:value-type="float">
            <text:p>1031</text:p>
          </table:table-cell>
          <table:table-cell table:formula="of:=([.C522]-[.$C$389])/60" office:value-type="float" office:value="134" calcext:value-type="float">
            <text:p>134</text:p>
          </table:table-cell>
          <table:table-cell table:formula="of:=([.B522])/30000" office:value-type="float" office:value="46.5666666666667" calcext:value-type="float">
            <text:p>46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2000" calcext:value-type="float">
            <text:p>1392000</text:p>
          </table:table-cell>
          <table:table-cell office:value-type="float" office:value="1598200861" calcext:value-type="float">
            <text:p>159820086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/315</text:p>
          </table:table-cell>
          <table:table-cell office:value-type="float" office:value="1039" calcext:value-type="float">
            <text:p>1039</text:p>
          </table:table-cell>
          <table:table-cell table:formula="of:=([.C523]-[.$C$389])/60" office:value-type="float" office:value="135" calcext:value-type="float">
            <text:p>135</text:p>
          </table:table-cell>
          <table:table-cell table:formula="of:=([.B523])/30000" office:value-type="float" office:value="46.4" calcext:value-type="float">
            <text:p>4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88000" calcext:value-type="float">
            <text:p>1388000</text:p>
          </table:table-cell>
          <table:table-cell office:value-type="float" office:value="1598200921" calcext:value-type="float">
            <text:p>15982009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1/316</text:p>
          </table:table-cell>
          <table:table-cell office:value-type="float" office:value="1049" calcext:value-type="float">
            <text:p>1049</text:p>
          </table:table-cell>
          <table:table-cell table:formula="of:=([.C524]-[.$C$389])/60" office:value-type="float" office:value="136" calcext:value-type="float">
            <text:p>136</text:p>
          </table:table-cell>
          <table:table-cell table:formula="of:=([.B524])/30000" office:value-type="float" office:value="46.2666666666667" calcext:value-type="float">
            <text:p>46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83000" calcext:value-type="float">
            <text:p>1383000</text:p>
          </table:table-cell>
          <table:table-cell office:value-type="float" office:value="1598200981" calcext:value-type="float">
            <text:p>159820098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/315</text:p>
          </table:table-cell>
          <table:table-cell office:value-type="float" office:value="1059" calcext:value-type="float">
            <text:p>1059</text:p>
          </table:table-cell>
          <table:table-cell table:formula="of:=([.C525]-[.$C$389])/60" office:value-type="float" office:value="137" calcext:value-type="float">
            <text:p>137</text:p>
          </table:table-cell>
          <table:table-cell table:formula="of:=([.B525])/30000" office:value-type="float" office:value="46.1" calcext:value-type="float">
            <text:p>4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79000" calcext:value-type="float">
            <text:p>1379000</text:p>
          </table:table-cell>
          <table:table-cell office:value-type="float" office:value="1598201042" calcext:value-type="float">
            <text:p>159820104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/316</text:p>
          </table:table-cell>
          <table:table-cell office:value-type="float" office:value="1069" calcext:value-type="float">
            <text:p>1069</text:p>
          </table:table-cell>
          <table:table-cell table:formula="of:=([.C526]-[.$C$389])/60" office:value-type="float" office:value="138.016666666667" calcext:value-type="float">
            <text:p>138.016666666667</text:p>
          </table:table-cell>
          <table:table-cell table:formula="of:=([.B526])/30000" office:value-type="float" office:value="45.9666666666667" calcext:value-type="float">
            <text:p>45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74000" calcext:value-type="float">
            <text:p>1374000</text:p>
          </table:table-cell>
          <table:table-cell office:value-type="float" office:value="1598201101" calcext:value-type="float">
            <text:p>15982011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/316</text:p>
          </table:table-cell>
          <table:table-cell office:value-type="float" office:value="1077" calcext:value-type="float">
            <text:p>1077</text:p>
          </table:table-cell>
          <table:table-cell table:formula="of:=([.C527]-[.$C$389])/60" office:value-type="float" office:value="139" calcext:value-type="float">
            <text:p>139</text:p>
          </table:table-cell>
          <table:table-cell table:formula="of:=([.B527])/30000" office:value-type="float" office:value="45.8" calcext:value-type="float">
            <text:p>4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1598201161" calcext:value-type="float">
            <text:p>159820116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/316</text:p>
          </table:table-cell>
          <table:table-cell office:value-type="float" office:value="1085" calcext:value-type="float">
            <text:p>1085</text:p>
          </table:table-cell>
          <table:table-cell table:formula="of:=([.C528]-[.$C$389])/60" office:value-type="float" office:value="140" calcext:value-type="float">
            <text:p>140</text:p>
          </table:table-cell>
          <table:table-cell table:formula="of:=([.B528])/30000" office:value-type="float" office:value="45.6666666666667" calcext:value-type="float">
            <text:p>45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6000" calcext:value-type="float">
            <text:p>1366000</text:p>
          </table:table-cell>
          <table:table-cell office:value-type="float" office:value="1598201221" calcext:value-type="float">
            <text:p>15982012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2/317</text:p>
          </table:table-cell>
          <table:table-cell office:value-type="float" office:value="1094" calcext:value-type="float">
            <text:p>1094</text:p>
          </table:table-cell>
          <table:table-cell table:formula="of:=([.C529]-[.$C$389])/60" office:value-type="float" office:value="141" calcext:value-type="float">
            <text:p>141</text:p>
          </table:table-cell>
          <table:table-cell table:formula="of:=([.B529])/30000" office:value-type="float" office:value="45.5333333333333" calcext:value-type="float">
            <text:p>45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1000" calcext:value-type="float">
            <text:p>1361000</text:p>
          </table:table-cell>
          <table:table-cell office:value-type="float" office:value="1598201281" calcext:value-type="float">
            <text:p>159820128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17</text:p>
          </table:table-cell>
          <table:table-cell office:value-type="float" office:value="1104" calcext:value-type="float">
            <text:p>1104</text:p>
          </table:table-cell>
          <table:table-cell table:formula="of:=([.C530]-[.$C$389])/60" office:value-type="float" office:value="142" calcext:value-type="float">
            <text:p>142</text:p>
          </table:table-cell>
          <table:table-cell table:formula="of:=([.B530])/30000" office:value-type="float" office:value="45.3666666666667" calcext:value-type="float">
            <text:p>45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7000" calcext:value-type="float">
            <text:p>1357000</text:p>
          </table:table-cell>
          <table:table-cell office:value-type="float" office:value="1598201341" calcext:value-type="float">
            <text:p>159820134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16</text:p>
          </table:table-cell>
          <table:table-cell office:value-type="float" office:value="1113" calcext:value-type="float">
            <text:p>1113</text:p>
          </table:table-cell>
          <table:table-cell table:formula="of:=([.C531]-[.$C$389])/60" office:value-type="float" office:value="143" calcext:value-type="float">
            <text:p>143</text:p>
          </table:table-cell>
          <table:table-cell table:formula="of:=([.B531])/30000" office:value-type="float" office:value="45.2333333333333" calcext:value-type="float">
            <text:p>45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2000" calcext:value-type="float">
            <text:p>1352000</text:p>
          </table:table-cell>
          <table:table-cell office:value-type="float" office:value="1598201401" calcext:value-type="float">
            <text:p>15982014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16</text:p>
          </table:table-cell>
          <table:table-cell office:value-type="float" office:value="1121" calcext:value-type="float">
            <text:p>1121</text:p>
          </table:table-cell>
          <table:table-cell table:formula="of:=([.C532]-[.$C$389])/60" office:value-type="float" office:value="144" calcext:value-type="float">
            <text:p>144</text:p>
          </table:table-cell>
          <table:table-cell table:formula="of:=([.B532])/30000" office:value-type="float" office:value="45.0666666666667" calcext:value-type="float">
            <text:p>45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48000" calcext:value-type="float">
            <text:p>1348000</text:p>
          </table:table-cell>
          <table:table-cell office:value-type="float" office:value="1598201461" calcext:value-type="float">
            <text:p>1598201461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16</text:p>
          </table:table-cell>
          <table:table-cell office:value-type="float" office:value="1129" calcext:value-type="float">
            <text:p>1129</text:p>
          </table:table-cell>
          <table:table-cell table:formula="of:=([.C533]-[.$C$389])/60" office:value-type="float" office:value="145" calcext:value-type="float">
            <text:p>145</text:p>
          </table:table-cell>
          <table:table-cell table:formula="of:=([.B533])/30000" office:value-type="float" office:value="44.9333333333333" calcext:value-type="float">
            <text:p>44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44000" calcext:value-type="float">
            <text:p>1344000</text:p>
          </table:table-cell>
          <table:table-cell office:value-type="float" office:value="1598201521" calcext:value-type="float">
            <text:p>159820152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17</text:p>
          </table:table-cell>
          <table:table-cell office:value-type="float" office:value="1138" calcext:value-type="float">
            <text:p>1138</text:p>
          </table:table-cell>
          <table:table-cell table:formula="of:=([.C534]-[.$C$389])/60" office:value-type="float" office:value="146" calcext:value-type="float">
            <text:p>146</text:p>
          </table:table-cell>
          <table:table-cell table:formula="of:=([.B534])/30000" office:value-type="float" office:value="44.8" calcext:value-type="float">
            <text:p>4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9000" calcext:value-type="float">
            <text:p>1339000</text:p>
          </table:table-cell>
          <table:table-cell office:value-type="float" office:value="1598201581" calcext:value-type="float">
            <text:p>15982015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16</text:p>
          </table:table-cell>
          <table:table-cell office:value-type="float" office:value="1147" calcext:value-type="float">
            <text:p>1147</text:p>
          </table:table-cell>
          <table:table-cell table:formula="of:=([.C535]-[.$C$389])/60" office:value-type="float" office:value="147" calcext:value-type="float">
            <text:p>147</text:p>
          </table:table-cell>
          <table:table-cell table:formula="of:=([.B535])/30000" office:value-type="float" office:value="44.6333333333333" calcext:value-type="float">
            <text:p>44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5000" calcext:value-type="float">
            <text:p>1335000</text:p>
          </table:table-cell>
          <table:table-cell office:value-type="float" office:value="1598201641" calcext:value-type="float">
            <text:p>159820164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/315</text:p>
          </table:table-cell>
          <table:table-cell office:value-type="float" office:value="1157" calcext:value-type="float">
            <text:p>1157</text:p>
          </table:table-cell>
          <table:table-cell table:formula="of:=([.C536]-[.$C$389])/60" office:value-type="float" office:value="148" calcext:value-type="float">
            <text:p>148</text:p>
          </table:table-cell>
          <table:table-cell table:formula="of:=([.B536])/30000" office:value-type="float" office:value="44.5" calcext:value-type="float">
            <text:p>4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1598201701" calcext:value-type="float">
            <text:p>15982017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/317</text:p>
          </table:table-cell>
          <table:table-cell office:value-type="float" office:value="1167" calcext:value-type="float">
            <text:p>1167</text:p>
          </table:table-cell>
          <table:table-cell table:formula="of:=([.C537]-[.$C$389])/60" office:value-type="float" office:value="149" calcext:value-type="float">
            <text:p>149</text:p>
          </table:table-cell>
          <table:table-cell table:formula="of:=([.B537])/30000" office:value-type="float" office:value="44.3333333333333" calcext:value-type="float">
            <text:p>44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26000" calcext:value-type="float">
            <text:p>1326000</text:p>
          </table:table-cell>
          <table:table-cell office:value-type="float" office:value="1598201762" calcext:value-type="float">
            <text:p>159820176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7</text:p>
          </table:table-cell>
          <table:table-cell office:value-type="float" office:value="1175" calcext:value-type="float">
            <text:p>1175</text:p>
          </table:table-cell>
          <table:table-cell table:formula="of:=([.C538]-[.$C$389])/60" office:value-type="float" office:value="150.016666666667" calcext:value-type="float">
            <text:p>150.016666666667</text:p>
          </table:table-cell>
          <table:table-cell table:formula="of:=([.B538])/30000" office:value-type="float" office:value="44.2" calcext:value-type="float">
            <text:p>4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22000" calcext:value-type="float">
            <text:p>1322000</text:p>
          </table:table-cell>
          <table:table-cell office:value-type="float" office:value="1598201821" calcext:value-type="float">
            <text:p>15982018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7</text:p>
          </table:table-cell>
          <table:table-cell office:value-type="float" office:value="1183" calcext:value-type="float">
            <text:p>1183</text:p>
          </table:table-cell>
          <table:table-cell table:formula="of:=([.C539]-[.$C$389])/60" office:value-type="float" office:value="151" calcext:value-type="float">
            <text:p>151</text:p>
          </table:table-cell>
          <table:table-cell table:formula="of:=([.B539])/30000" office:value-type="float" office:value="44.0666666666667" calcext:value-type="float">
            <text:p>44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7000" calcext:value-type="float">
            <text:p>1317000</text:p>
          </table:table-cell>
          <table:table-cell office:value-type="float" office:value="1598201881" calcext:value-type="float">
            <text:p>159820188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/316</text:p>
          </table:table-cell>
          <table:table-cell office:value-type="float" office:value="1192" calcext:value-type="float">
            <text:p>1192</text:p>
          </table:table-cell>
          <table:table-cell table:formula="of:=([.C540]-[.$C$389])/60" office:value-type="float" office:value="152" calcext:value-type="float">
            <text:p>152</text:p>
          </table:table-cell>
          <table:table-cell table:formula="of:=([.B540])/30000" office:value-type="float" office:value="43.9" calcext:value-type="float">
            <text:p>4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3000" calcext:value-type="float">
            <text:p>1313000</text:p>
          </table:table-cell>
          <table:table-cell office:value-type="float" office:value="1598201941" calcext:value-type="float">
            <text:p>159820194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6</text:p>
          </table:table-cell>
          <table:table-cell office:value-type="float" office:value="1201" calcext:value-type="float">
            <text:p>1201</text:p>
          </table:table-cell>
          <table:table-cell table:formula="of:=([.C541]-[.$C$389])/60" office:value-type="float" office:value="153" calcext:value-type="float">
            <text:p>153</text:p>
          </table:table-cell>
          <table:table-cell table:formula="of:=([.B541])/30000" office:value-type="float" office:value="43.7666666666667" calcext:value-type="float">
            <text:p>43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08000" calcext:value-type="float">
            <text:p>1308000</text:p>
          </table:table-cell>
          <table:table-cell office:value-type="float" office:value="1598202001" calcext:value-type="float">
            <text:p>15982020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5</text:p>
          </table:table-cell>
          <table:table-cell office:value-type="float" office:value="1210" calcext:value-type="float">
            <text:p>1210</text:p>
          </table:table-cell>
          <table:table-cell table:formula="of:=([.C542]-[.$C$389])/60" office:value-type="float" office:value="154" calcext:value-type="float">
            <text:p>154</text:p>
          </table:table-cell>
          <table:table-cell table:formula="of:=([.B542])/30000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04000" calcext:value-type="float">
            <text:p>1304000</text:p>
          </table:table-cell>
          <table:table-cell office:value-type="float" office:value="1598202061" calcext:value-type="float">
            <text:p>159820206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15</text:p>
          </table:table-cell>
          <table:table-cell office:value-type="float" office:value="1218" calcext:value-type="float">
            <text:p>1218</text:p>
          </table:table-cell>
          <table:table-cell table:formula="of:=([.C543]-[.$C$389])/60" office:value-type="float" office:value="155" calcext:value-type="float">
            <text:p>155</text:p>
          </table:table-cell>
          <table:table-cell table:formula="of:=([.B543])/30000" office:value-type="float" office:value="43.4666666666667" calcext:value-type="float">
            <text:p>43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598202122" calcext:value-type="float">
            <text:p>1598202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1/316</text:p>
          </table:table-cell>
          <table:table-cell office:value-type="float" office:value="1227" calcext:value-type="float">
            <text:p>1227</text:p>
          </table:table-cell>
          <table:table-cell table:formula="of:=([.C544]-[.$C$389])/60" office:value-type="float" office:value="156.016666666667" calcext:value-type="float">
            <text:p>156.016666666667</text:p>
          </table:table-cell>
          <table:table-cell table:formula="of:=([.B544])/30000" office:value-type="float" office:value="43.3333333333333" calcext:value-type="float">
            <text:p>4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5000" calcext:value-type="float">
            <text:p>1295000</text:p>
          </table:table-cell>
          <table:table-cell office:value-type="float" office:value="1598202181" calcext:value-type="float">
            <text:p>15982021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15</text:p>
          </table:table-cell>
          <table:table-cell office:value-type="float" office:value="1235" calcext:value-type="float">
            <text:p>1235</text:p>
          </table:table-cell>
          <table:table-cell table:formula="of:=([.C545]-[.$C$389])/60" office:value-type="float" office:value="157" calcext:value-type="float">
            <text:p>157</text:p>
          </table:table-cell>
          <table:table-cell table:formula="of:=([.B545])/30000" office:value-type="float" office:value="43.1666666666667" calcext:value-type="float">
            <text:p>43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1000" calcext:value-type="float">
            <text:p>1291000</text:p>
          </table:table-cell>
          <table:table-cell office:value-type="float" office:value="1598202241" calcext:value-type="float">
            <text:p>1598202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1/315</text:p>
          </table:table-cell>
          <table:table-cell office:value-type="float" office:value="1245" calcext:value-type="float">
            <text:p>1245</text:p>
          </table:table-cell>
          <table:table-cell table:formula="of:=([.C546]-[.$C$389])/60" office:value-type="float" office:value="158" calcext:value-type="float">
            <text:p>158</text:p>
          </table:table-cell>
          <table:table-cell table:formula="of:=([.B546])/30000" office:value-type="float" office:value="43.0333333333333" calcext:value-type="float">
            <text:p>43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86000" calcext:value-type="float">
            <text:p>1286000</text:p>
          </table:table-cell>
          <table:table-cell office:value-type="float" office:value="1598202301" calcext:value-type="float">
            <text:p>159820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5</text:p>
          </table:table-cell>
          <table:table-cell office:value-type="float" office:value="1253" calcext:value-type="float">
            <text:p>1253</text:p>
          </table:table-cell>
          <table:table-cell table:formula="of:=([.C547]-[.$C$389])/60" office:value-type="float" office:value="159" calcext:value-type="float">
            <text:p>159</text:p>
          </table:table-cell>
          <table:table-cell table:formula="of:=([.B547])/30000" office:value-type="float" office:value="42.8666666666667" calcext:value-type="float">
            <text:p>42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82000" calcext:value-type="float">
            <text:p>1282000</text:p>
          </table:table-cell>
          <table:table-cell office:value-type="float" office:value="1598202361" calcext:value-type="float">
            <text:p>1598202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262" calcext:value-type="float">
            <text:p>1262</text:p>
          </table:table-cell>
          <table:table-cell table:formula="of:=([.C548]-[.$C$389])/60" office:value-type="float" office:value="160" calcext:value-type="float">
            <text:p>160</text:p>
          </table:table-cell>
          <table:table-cell table:formula="of:=([.B548])/30000" office:value-type="float" office:value="42.7333333333333" calcext:value-type="float">
            <text:p>42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1598202421" calcext:value-type="float">
            <text:p>1598202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271" calcext:value-type="float">
            <text:p>1271</text:p>
          </table:table-cell>
          <table:table-cell table:formula="of:=([.C549]-[.$C$389])/60" office:value-type="float" office:value="161" calcext:value-type="float">
            <text:p>161</text:p>
          </table:table-cell>
          <table:table-cell table:formula="of:=([.B549])/30000" office:value-type="float" office:value="42.6" calcext:value-type="float">
            <text:p>4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73000" calcext:value-type="float">
            <text:p>1273000</text:p>
          </table:table-cell>
          <table:table-cell office:value-type="float" office:value="1598202482" calcext:value-type="float">
            <text:p>159820248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6</text:p>
          </table:table-cell>
          <table:table-cell office:value-type="float" office:value="1279" calcext:value-type="float">
            <text:p>1279</text:p>
          </table:table-cell>
          <table:table-cell table:formula="of:=([.C550]-[.$C$389])/60" office:value-type="float" office:value="162.016666666667" calcext:value-type="float">
            <text:p>162.016666666667</text:p>
          </table:table-cell>
          <table:table-cell table:formula="of:=([.B550])/30000" office:value-type="float" office:value="42.4333333333333" calcext:value-type="float">
            <text:p>42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9000" calcext:value-type="float">
            <text:p>1269000</text:p>
          </table:table-cell>
          <table:table-cell office:value-type="float" office:value="1598202541" calcext:value-type="float">
            <text:p>159820254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288" calcext:value-type="float">
            <text:p>1288</text:p>
          </table:table-cell>
          <table:table-cell table:formula="of:=([.C551]-[.$C$389])/60" office:value-type="float" office:value="163" calcext:value-type="float">
            <text:p>163</text:p>
          </table:table-cell>
          <table:table-cell table:formula="of:=([.B551])/30000" office:value-type="float" office:value="42.3" calcext:value-type="float">
            <text:p>4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5000" calcext:value-type="float">
            <text:p>1265000</text:p>
          </table:table-cell>
          <table:table-cell office:value-type="float" office:value="1598202601" calcext:value-type="float">
            <text:p>159820260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297" calcext:value-type="float">
            <text:p>1297</text:p>
          </table:table-cell>
          <table:table-cell table:formula="of:=([.C552]-[.$C$389])/60" office:value-type="float" office:value="164" calcext:value-type="float">
            <text:p>164</text:p>
          </table:table-cell>
          <table:table-cell table:formula="of:=([.B552])/30000" office:value-type="float" office:value="42.1666666666667" calcext:value-type="float">
            <text:p>42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598202661" calcext:value-type="float">
            <text:p>1598202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305" calcext:value-type="float">
            <text:p>1305</text:p>
          </table:table-cell>
          <table:table-cell table:formula="of:=([.C553]-[.$C$389])/60" office:value-type="float" office:value="165" calcext:value-type="float">
            <text:p>165</text:p>
          </table:table-cell>
          <table:table-cell table:formula="of:=([.B553])/30000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56000" calcext:value-type="float">
            <text:p>1256000</text:p>
          </table:table-cell>
          <table:table-cell office:value-type="float" office:value="1598202721" calcext:value-type="float">
            <text:p>159820272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316" calcext:value-type="float">
            <text:p>1316</text:p>
          </table:table-cell>
          <table:table-cell table:formula="of:=([.C554]-[.$C$389])/60" office:value-type="float" office:value="166" calcext:value-type="float">
            <text:p>166</text:p>
          </table:table-cell>
          <table:table-cell table:formula="of:=([.B554])/30000" office:value-type="float" office:value="41.8666666666667" calcext:value-type="float">
            <text:p>41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1598202781" calcext:value-type="float">
            <text:p>159820278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325" calcext:value-type="float">
            <text:p>1325</text:p>
          </table:table-cell>
          <table:table-cell table:formula="of:=([.C555]-[.$C$389])/60" office:value-type="float" office:value="167" calcext:value-type="float">
            <text:p>167</text:p>
          </table:table-cell>
          <table:table-cell table:formula="of:=([.B555])/30000" office:value-type="float" office:value="41.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47000" calcext:value-type="float">
            <text:p>1247000</text:p>
          </table:table-cell>
          <table:table-cell office:value-type="float" office:value="1598202842" calcext:value-type="float">
            <text:p>1598202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334" calcext:value-type="float">
            <text:p>1334</text:p>
          </table:table-cell>
          <table:table-cell table:formula="of:=([.C556]-[.$C$389])/60" office:value-type="float" office:value="168.016666666667" calcext:value-type="float">
            <text:p>168.016666666667</text:p>
          </table:table-cell>
          <table:table-cell table:formula="of:=([.B556])/30000" office:value-type="float" office:value="41.5666666666667" calcext:value-type="float">
            <text:p>41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43000" calcext:value-type="float">
            <text:p>1243000</text:p>
          </table:table-cell>
          <table:table-cell office:value-type="float" office:value="1598202901" calcext:value-type="float">
            <text:p>159820290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6</text:p>
          </table:table-cell>
          <table:table-cell office:value-type="float" office:value="1342" calcext:value-type="float">
            <text:p>1342</text:p>
          </table:table-cell>
          <table:table-cell table:formula="of:=([.C557]-[.$C$389])/60" office:value-type="float" office:value="169" calcext:value-type="float">
            <text:p>169</text:p>
          </table:table-cell>
          <table:table-cell table:formula="of:=([.B557])/30000" office:value-type="float" office:value="41.4333333333333" calcext:value-type="float">
            <text:p>41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38000" calcext:value-type="float">
            <text:p>1238000</text:p>
          </table:table-cell>
          <table:table-cell office:value-type="float" office:value="1598202961" calcext:value-type="float">
            <text:p>159820296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352" calcext:value-type="float">
            <text:p>1352</text:p>
          </table:table-cell>
          <table:table-cell table:formula="of:=([.C558]-[.$C$389])/60" office:value-type="float" office:value="170" calcext:value-type="float">
            <text:p>170</text:p>
          </table:table-cell>
          <table:table-cell table:formula="of:=([.B558])/30000" office:value-type="float" office:value="41.2666666666667" calcext:value-type="float">
            <text:p>41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34000" calcext:value-type="float">
            <text:p>1234000</text:p>
          </table:table-cell>
          <table:table-cell office:value-type="float" office:value="1598203021" calcext:value-type="float">
            <text:p>1598203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362" calcext:value-type="float">
            <text:p>1362</text:p>
          </table:table-cell>
          <table:table-cell table:formula="of:=([.C559]-[.$C$389])/60" office:value-type="float" office:value="171" calcext:value-type="float">
            <text:p>171</text:p>
          </table:table-cell>
          <table:table-cell table:formula="of:=([.B559])/30000" office:value-type="float" office:value="41.1333333333333" calcext:value-type="float">
            <text:p>41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9000" calcext:value-type="float">
            <text:p>1229000</text:p>
          </table:table-cell>
          <table:table-cell office:value-type="float" office:value="1598203081" calcext:value-type="float">
            <text:p>15982030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370" calcext:value-type="float">
            <text:p>1370</text:p>
          </table:table-cell>
          <table:table-cell table:formula="of:=([.C560]-[.$C$389])/60" office:value-type="float" office:value="172" calcext:value-type="float">
            <text:p>172</text:p>
          </table:table-cell>
          <table:table-cell table:formula="of:=([.B560])/30000" office:value-type="float" office:value="40.9666666666667" calcext:value-type="float">
            <text:p>40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5000" calcext:value-type="float">
            <text:p>1225000</text:p>
          </table:table-cell>
          <table:table-cell office:value-type="float" office:value="1598203141" calcext:value-type="float">
            <text:p>1598203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379" calcext:value-type="float">
            <text:p>1379</text:p>
          </table:table-cell>
          <table:table-cell table:formula="of:=([.C561]-[.$C$389])/60" office:value-type="float" office:value="173" calcext:value-type="float">
            <text:p>173</text:p>
          </table:table-cell>
          <table:table-cell table:formula="of:=([.B561])/30000" office:value-type="float" office:value="40.8333333333333" calcext:value-type="float">
            <text:p>40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1598203202" calcext:value-type="float">
            <text:p>15982032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387" calcext:value-type="float">
            <text:p>1387</text:p>
          </table:table-cell>
          <table:table-cell table:formula="of:=([.C562]-[.$C$389])/60" office:value-type="float" office:value="174.016666666667" calcext:value-type="float">
            <text:p>174.016666666667</text:p>
          </table:table-cell>
          <table:table-cell table:formula="of:=([.B562])/30000" office:value-type="float" office:value="40.6666666666667" calcext:value-type="float">
            <text:p>40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6000" calcext:value-type="float">
            <text:p>1216000</text:p>
          </table:table-cell>
          <table:table-cell office:value-type="float" office:value="1598203261" calcext:value-type="float">
            <text:p>159820326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395" calcext:value-type="float">
            <text:p>1395</text:p>
          </table:table-cell>
          <table:table-cell table:formula="of:=([.C563]-[.$C$389])/60" office:value-type="float" office:value="175" calcext:value-type="float">
            <text:p>175</text:p>
          </table:table-cell>
          <table:table-cell table:formula="of:=([.B563])/30000" office:value-type="float" office:value="40.5333333333333" calcext:value-type="float">
            <text:p>40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2000" calcext:value-type="float">
            <text:p>1212000</text:p>
          </table:table-cell>
          <table:table-cell office:value-type="float" office:value="1598203321" calcext:value-type="float">
            <text:p>1598203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404" calcext:value-type="float">
            <text:p>1404</text:p>
          </table:table-cell>
          <table:table-cell table:formula="of:=([.C564]-[.$C$389])/60" office:value-type="float" office:value="176" calcext:value-type="float">
            <text:p>176</text:p>
          </table:table-cell>
          <table:table-cell table:formula="of:=([.B564])/30000" office:value-type="float" office:value="40.4" calcext:value-type="float">
            <text:p>4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07000" calcext:value-type="float">
            <text:p>1207000</text:p>
          </table:table-cell>
          <table:table-cell office:value-type="float" office:value="1598203381" calcext:value-type="float">
            <text:p>1598203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413" calcext:value-type="float">
            <text:p>1413</text:p>
          </table:table-cell>
          <table:table-cell table:formula="of:=([.C565]-[.$C$389])/60" office:value-type="float" office:value="177" calcext:value-type="float">
            <text:p>177</text:p>
          </table:table-cell>
          <table:table-cell table:formula="of:=([.B565])/30000" office:value-type="float" office:value="40.2333333333333" calcext:value-type="float">
            <text:p>40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03000" calcext:value-type="float">
            <text:p>1203000</text:p>
          </table:table-cell>
          <table:table-cell office:value-type="float" office:value="1598203441" calcext:value-type="float">
            <text:p>1598203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422" calcext:value-type="float">
            <text:p>1422</text:p>
          </table:table-cell>
          <table:table-cell table:formula="of:=([.C566]-[.$C$389])/60" office:value-type="float" office:value="178" calcext:value-type="float">
            <text:p>178</text:p>
          </table:table-cell>
          <table:table-cell table:formula="of:=([.B566])/30000" office:value-type="float" office:value="40.1" calcext:value-type="float">
            <text:p>4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1598203501" calcext:value-type="float">
            <text:p>1598203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435" calcext:value-type="float">
            <text:p>1435</text:p>
          </table:table-cell>
          <table:table-cell table:formula="of:=([.C567]-[.$C$389])/60" office:value-type="float" office:value="179" calcext:value-type="float">
            <text:p>179</text:p>
          </table:table-cell>
          <table:table-cell table:formula="of:=([.B567])/30000" office:value-type="float" office:value="39.9333333333333" calcext:value-type="float">
            <text:p>39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4000" calcext:value-type="float">
            <text:p>1194000</text:p>
          </table:table-cell>
          <table:table-cell office:value-type="float" office:value="1598203562" calcext:value-type="float">
            <text:p>1598203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443" calcext:value-type="float">
            <text:p>1443</text:p>
          </table:table-cell>
          <table:table-cell table:formula="of:=([.C568]-[.$C$389])/60" office:value-type="float" office:value="180.016666666667" calcext:value-type="float">
            <text:p>180.016666666667</text:p>
          </table:table-cell>
          <table:table-cell table:formula="of:=([.B568])/30000" office:value-type="float" office:value="39.8" calcext:value-type="float">
            <text:p>3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1598203621" calcext:value-type="float">
            <text:p>1598203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451" calcext:value-type="float">
            <text:p>1451</text:p>
          </table:table-cell>
          <table:table-cell table:formula="of:=([.C569]-[.$C$389])/60" office:value-type="float" office:value="181" calcext:value-type="float">
            <text:p>181</text:p>
          </table:table-cell>
          <table:table-cell table:formula="of:=([.B569])/30000" office:value-type="float" office:value="39.6666666666667" calcext:value-type="float">
            <text:p>39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85000" calcext:value-type="float">
            <text:p>1185000</text:p>
          </table:table-cell>
          <table:table-cell office:value-type="float" office:value="1598203681" calcext:value-type="float">
            <text:p>1598203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459" calcext:value-type="float">
            <text:p>1459</text:p>
          </table:table-cell>
          <table:table-cell table:formula="of:=([.C570]-[.$C$389])/60" office:value-type="float" office:value="182" calcext:value-type="float">
            <text:p>182</text:p>
          </table:table-cell>
          <table:table-cell table:formula="of:=([.B570])/30000" office:value-type="float" office:value="39.5" calcext:value-type="float">
            <text:p>3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81000" calcext:value-type="float">
            <text:p>1181000</text:p>
          </table:table-cell>
          <table:table-cell office:value-type="float" office:value="1598203741" calcext:value-type="float">
            <text:p>1598203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468" calcext:value-type="float">
            <text:p>1468</text:p>
          </table:table-cell>
          <table:table-cell table:formula="of:=([.C571]-[.$C$389])/60" office:value-type="float" office:value="183" calcext:value-type="float">
            <text:p>183</text:p>
          </table:table-cell>
          <table:table-cell table:formula="of:=([.B571])/30000" office:value-type="float" office:value="39.3666666666667" calcext:value-type="float">
            <text:p>39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76000" calcext:value-type="float">
            <text:p>1176000</text:p>
          </table:table-cell>
          <table:table-cell office:value-type="float" office:value="1598203801" calcext:value-type="float">
            <text:p>15982038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477" calcext:value-type="float">
            <text:p>1477</text:p>
          </table:table-cell>
          <table:table-cell table:formula="of:=([.C572]-[.$C$389])/60" office:value-type="float" office:value="184" calcext:value-type="float">
            <text:p>184</text:p>
          </table:table-cell>
          <table:table-cell table:formula="of:=([.B572])/30000" office:value-type="float" office:value="39.2" calcext:value-type="float">
            <text:p>3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72000" calcext:value-type="float">
            <text:p>1172000</text:p>
          </table:table-cell>
          <table:table-cell office:value-type="float" office:value="1598203861" calcext:value-type="float">
            <text:p>159820386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486" calcext:value-type="float">
            <text:p>1486</text:p>
          </table:table-cell>
          <table:table-cell table:formula="of:=([.C573]-[.$C$389])/60" office:value-type="float" office:value="185" calcext:value-type="float">
            <text:p>185</text:p>
          </table:table-cell>
          <table:table-cell table:formula="of:=([.B573])/30000" office:value-type="float" office:value="39.0666666666667" calcext:value-type="float">
            <text:p>39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67000" calcext:value-type="float">
            <text:p>1167000</text:p>
          </table:table-cell>
          <table:table-cell office:value-type="float" office:value="1598203921" calcext:value-type="float">
            <text:p>1598203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506" calcext:value-type="float">
            <text:p>1506</text:p>
          </table:table-cell>
          <table:table-cell table:formula="of:=([.C574]-[.$C$389])/60" office:value-type="float" office:value="186" calcext:value-type="float">
            <text:p>186</text:p>
          </table:table-cell>
          <table:table-cell table:formula="of:=([.B574])/30000" office:value-type="float" office:value="38.9" calcext:value-type="float">
            <text:p>3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63000" calcext:value-type="float">
            <text:p>1163000</text:p>
          </table:table-cell>
          <table:table-cell office:value-type="float" office:value="1598203981" calcext:value-type="float">
            <text:p>1598203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514" calcext:value-type="float">
            <text:p>1514</text:p>
          </table:table-cell>
          <table:table-cell table:formula="of:=([.C575]-[.$C$389])/60" office:value-type="float" office:value="187" calcext:value-type="float">
            <text:p>187</text:p>
          </table:table-cell>
          <table:table-cell table:formula="of:=([.B575])/30000" office:value-type="float" office:value="38.7666666666667" calcext:value-type="float">
            <text:p>38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1598204041" calcext:value-type="float">
            <text:p>1598204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522" calcext:value-type="float">
            <text:p>1522</text:p>
          </table:table-cell>
          <table:table-cell table:formula="of:=([.C576]-[.$C$389])/60" office:value-type="float" office:value="188" calcext:value-type="float">
            <text:p>188</text:p>
          </table:table-cell>
          <table:table-cell table:formula="of:=([.B576])/30000" office:value-type="float" office:value="38.6333333333333" calcext:value-type="float">
            <text:p>38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54000" calcext:value-type="float">
            <text:p>1154000</text:p>
          </table:table-cell>
          <table:table-cell office:value-type="float" office:value="1598204101" calcext:value-type="float">
            <text:p>1598204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532" calcext:value-type="float">
            <text:p>1532</text:p>
          </table:table-cell>
          <table:table-cell table:formula="of:=([.C577]-[.$C$389])/60" office:value-type="float" office:value="189" calcext:value-type="float">
            <text:p>189</text:p>
          </table:table-cell>
          <table:table-cell table:formula="of:=([.B577])/30000" office:value-type="float" office:value="38.4666666666667" calcext:value-type="float">
            <text:p>38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1598204161" calcext:value-type="float">
            <text:p>1598204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540" calcext:value-type="float">
            <text:p>1540</text:p>
          </table:table-cell>
          <table:table-cell table:formula="of:=([.C578]-[.$C$389])/60" office:value-type="float" office:value="190" calcext:value-type="float">
            <text:p>190</text:p>
          </table:table-cell>
          <table:table-cell table:formula="of:=([.B578])/30000" office:value-type="float" office:value="38.3333333333333" calcext:value-type="float">
            <text:p>38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1598204221" calcext:value-type="float">
            <text:p>1598204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549" calcext:value-type="float">
            <text:p>1549</text:p>
          </table:table-cell>
          <table:table-cell table:formula="of:=([.C579]-[.$C$389])/60" office:value-type="float" office:value="191" calcext:value-type="float">
            <text:p>191</text:p>
          </table:table-cell>
          <table:table-cell table:formula="of:=([.B579])/30000" office:value-type="float" office:value="38.1666666666667" calcext:value-type="float">
            <text:p>38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41000" calcext:value-type="float">
            <text:p>1141000</text:p>
          </table:table-cell>
          <table:table-cell office:value-type="float" office:value="1598204281" calcext:value-type="float">
            <text:p>1598204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557" calcext:value-type="float">
            <text:p>1557</text:p>
          </table:table-cell>
          <table:table-cell table:formula="of:=([.C580]-[.$C$389])/60" office:value-type="float" office:value="192" calcext:value-type="float">
            <text:p>192</text:p>
          </table:table-cell>
          <table:table-cell table:formula="of:=([.B580])/30000" office:value-type="float" office:value="38.0333333333333" calcext:value-type="float">
            <text:p>38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36000" calcext:value-type="float">
            <text:p>1136000</text:p>
          </table:table-cell>
          <table:table-cell office:value-type="float" office:value="1598204342" calcext:value-type="float">
            <text:p>1598204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567" calcext:value-type="float">
            <text:p>1567</text:p>
          </table:table-cell>
          <table:table-cell table:formula="of:=([.C581]-[.$C$389])/60" office:value-type="float" office:value="193.016666666667" calcext:value-type="float">
            <text:p>193.016666666667</text:p>
          </table:table-cell>
          <table:table-cell table:formula="of:=([.B581])/30000" office:value-type="float" office:value="37.8666666666667" calcext:value-type="float">
            <text:p>37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32000" calcext:value-type="float">
            <text:p>1132000</text:p>
          </table:table-cell>
          <table:table-cell office:value-type="float" office:value="1598204401" calcext:value-type="float">
            <text:p>1598204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577" calcext:value-type="float">
            <text:p>1577</text:p>
          </table:table-cell>
          <table:table-cell table:formula="of:=([.C582]-[.$C$389])/60" office:value-type="float" office:value="194" calcext:value-type="float">
            <text:p>194</text:p>
          </table:table-cell>
          <table:table-cell table:formula="of:=([.B582])/30000" office:value-type="float" office:value="37.7333333333333" calcext:value-type="float">
            <text:p>37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28000" calcext:value-type="float">
            <text:p>1128000</text:p>
          </table:table-cell>
          <table:table-cell office:value-type="float" office:value="1598204461" calcext:value-type="float">
            <text:p>159820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586" calcext:value-type="float">
            <text:p>1586</text:p>
          </table:table-cell>
          <table:table-cell table:formula="of:=([.C583]-[.$C$389])/60" office:value-type="float" office:value="195" calcext:value-type="float">
            <text:p>195</text:p>
          </table:table-cell>
          <table:table-cell table:formula="of:=([.B583])/30000" office:value-type="float" office:value="37.6" calcext:value-type="float">
            <text:p>3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23000" calcext:value-type="float">
            <text:p>1123000</text:p>
          </table:table-cell>
          <table:table-cell office:value-type="float" office:value="1598204521" calcext:value-type="float">
            <text:p>1598204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595" calcext:value-type="float">
            <text:p>1595</text:p>
          </table:table-cell>
          <table:table-cell table:formula="of:=([.C584]-[.$C$389])/60" office:value-type="float" office:value="196" calcext:value-type="float">
            <text:p>196</text:p>
          </table:table-cell>
          <table:table-cell table:formula="of:=([.B584])/30000" office:value-type="float" office:value="37.4333333333333" calcext:value-type="float">
            <text:p>3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19000" calcext:value-type="float">
            <text:p>1119000</text:p>
          </table:table-cell>
          <table:table-cell office:value-type="float" office:value="1598204581" calcext:value-type="float">
            <text:p>1598204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604" calcext:value-type="float">
            <text:p>1604</text:p>
          </table:table-cell>
          <table:table-cell table:formula="of:=([.C585]-[.$C$389])/60" office:value-type="float" office:value="197" calcext:value-type="float">
            <text:p>197</text:p>
          </table:table-cell>
          <table:table-cell table:formula="of:=([.B585])/30000" office:value-type="float" office:value="37.3" calcext:value-type="float">
            <text:p>3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14000" calcext:value-type="float">
            <text:p>1114000</text:p>
          </table:table-cell>
          <table:table-cell office:value-type="float" office:value="1598204641" calcext:value-type="float">
            <text:p>1598204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12" calcext:value-type="float">
            <text:p>1612</text:p>
          </table:table-cell>
          <table:table-cell table:formula="of:=([.C586]-[.$C$389])/60" office:value-type="float" office:value="198" calcext:value-type="float">
            <text:p>198</text:p>
          </table:table-cell>
          <table:table-cell table:formula="of:=([.B586])/30000" office:value-type="float" office:value="37.1333333333333" calcext:value-type="float">
            <text:p>37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1598204702" calcext:value-type="float">
            <text:p>1598204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621" calcext:value-type="float">
            <text:p>1621</text:p>
          </table:table-cell>
          <table:table-cell table:formula="of:=([.C587]-[.$C$389])/60" office:value-type="float" office:value="199.016666666667" calcext:value-type="float">
            <text:p>199.016666666667</text:p>
          </table:table-cell>
          <table:table-cell table:formula="of:=([.B587])/30000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106000" calcext:value-type="float">
            <text:p>1106000</text:p>
          </table:table-cell>
          <table:table-cell office:value-type="float" office:value="1598204761" calcext:value-type="float">
            <text:p>1598204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30" calcext:value-type="float">
            <text:p>1630</text:p>
          </table:table-cell>
          <table:table-cell table:formula="of:=([.C588]-[.$C$389])/60" office:value-type="float" office:value="200" calcext:value-type="float">
            <text:p>200</text:p>
          </table:table-cell>
          <table:table-cell table:formula="of:=([.B588])/30000" office:value-type="float" office:value="36.8666666666667" calcext:value-type="float">
            <text:p>36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1598204821" calcext:value-type="float">
            <text:p>1598204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39" calcext:value-type="float">
            <text:p>1639</text:p>
          </table:table-cell>
          <table:table-cell table:formula="of:=([.C589]-[.$C$389])/60" office:value-type="float" office:value="201" calcext:value-type="float">
            <text:p>201</text:p>
          </table:table-cell>
          <table:table-cell table:formula="of:=([.B589])/30000" office:value-type="float" office:value="36.7" calcext:value-type="float">
            <text:p>3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97000" calcext:value-type="float">
            <text:p>1097000</text:p>
          </table:table-cell>
          <table:table-cell office:value-type="float" office:value="1598204881" calcext:value-type="float">
            <text:p>1598204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47" calcext:value-type="float">
            <text:p>1647</text:p>
          </table:table-cell>
          <table:table-cell table:formula="of:=([.C590]-[.$C$389])/60" office:value-type="float" office:value="202" calcext:value-type="float">
            <text:p>202</text:p>
          </table:table-cell>
          <table:table-cell table:formula="of:=([.B590])/30000" office:value-type="float" office:value="36.5666666666667" calcext:value-type="float">
            <text:p>36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1598204941" calcext:value-type="float">
            <text:p>1598204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55" calcext:value-type="float">
            <text:p>1655</text:p>
          </table:table-cell>
          <table:table-cell table:formula="of:=([.C591]-[.$C$389])/60" office:value-type="float" office:value="203" calcext:value-type="float">
            <text:p>203</text:p>
          </table:table-cell>
          <table:table-cell table:formula="of:=([.B591])/30000" office:value-type="float" office:value="36.4" calcext:value-type="float">
            <text:p>3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88000" calcext:value-type="float">
            <text:p>1088000</text:p>
          </table:table-cell>
          <table:table-cell office:value-type="float" office:value="1598205001" calcext:value-type="float">
            <text:p>1598205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63" calcext:value-type="float">
            <text:p>1663</text:p>
          </table:table-cell>
          <table:table-cell table:formula="of:=([.C592]-[.$C$389])/60" office:value-type="float" office:value="204" calcext:value-type="float">
            <text:p>204</text:p>
          </table:table-cell>
          <table:table-cell table:formula="of:=([.B592])/30000" office:value-type="float" office:value="36.2666666666667" calcext:value-type="float">
            <text:p>36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83000" calcext:value-type="float">
            <text:p>1083000</text:p>
          </table:table-cell>
          <table:table-cell office:value-type="float" office:value="1598205062" calcext:value-type="float">
            <text:p>1598205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672" calcext:value-type="float">
            <text:p>1672</text:p>
          </table:table-cell>
          <table:table-cell table:formula="of:=([.C593]-[.$C$389])/60" office:value-type="float" office:value="205.016666666667" calcext:value-type="float">
            <text:p>205.016666666667</text:p>
          </table:table-cell>
          <table:table-cell table:formula="of:=([.B593])/30000" office:value-type="float" office:value="36.1" calcext:value-type="float">
            <text:p>3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79000" calcext:value-type="float">
            <text:p>1079000</text:p>
          </table:table-cell>
          <table:table-cell office:value-type="float" office:value="1598205121" calcext:value-type="float">
            <text:p>1598205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683" calcext:value-type="float">
            <text:p>1683</text:p>
          </table:table-cell>
          <table:table-cell table:formula="of:=([.C594]-[.$C$389])/60" office:value-type="float" office:value="206" calcext:value-type="float">
            <text:p>206</text:p>
          </table:table-cell>
          <table:table-cell table:formula="of:=([.B594])/30000" office:value-type="float" office:value="35.9666666666667" calcext:value-type="float">
            <text:p>35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1598205181" calcext:value-type="float">
            <text:p>1598205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92" calcext:value-type="float">
            <text:p>1692</text:p>
          </table:table-cell>
          <table:table-cell table:formula="of:=([.C595]-[.$C$389])/60" office:value-type="float" office:value="207" calcext:value-type="float">
            <text:p>207</text:p>
          </table:table-cell>
          <table:table-cell table:formula="of:=([.B595])/30000" office:value-type="float" office:value="35.8333333333333" calcext:value-type="float">
            <text:p>35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1598205241" calcext:value-type="float">
            <text:p>1598205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01" calcext:value-type="float">
            <text:p>1701</text:p>
          </table:table-cell>
          <table:table-cell table:formula="of:=([.C596]-[.$C$389])/60" office:value-type="float" office:value="208" calcext:value-type="float">
            <text:p>208</text:p>
          </table:table-cell>
          <table:table-cell table:formula="of:=([.B596])/30000" office:value-type="float" office:value="35.6666666666667" calcext:value-type="float">
            <text:p>35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66000" calcext:value-type="float">
            <text:p>1066000</text:p>
          </table:table-cell>
          <table:table-cell office:value-type="float" office:value="1598205301" calcext:value-type="float">
            <text:p>1598205301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/317</text:p>
          </table:table-cell>
          <table:table-cell office:value-type="float" office:value="1709" calcext:value-type="float">
            <text:p>1709</text:p>
          </table:table-cell>
          <table:table-cell table:formula="of:=([.C597]-[.$C$389])/60" office:value-type="float" office:value="209" calcext:value-type="float">
            <text:p>209</text:p>
          </table:table-cell>
          <table:table-cell table:formula="of:=([.B597])/30000" office:value-type="float" office:value="35.5333333333333" calcext:value-type="float">
            <text:p>35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61000" calcext:value-type="float">
            <text:p>1061000</text:p>
          </table:table-cell>
          <table:table-cell office:value-type="float" office:value="1598205361" calcext:value-type="float">
            <text:p>159820536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7</text:p>
          </table:table-cell>
          <table:table-cell office:value-type="float" office:value="1718" calcext:value-type="float">
            <text:p>1718</text:p>
          </table:table-cell>
          <table:table-cell table:formula="of:=([.C598]-[.$C$389])/60" office:value-type="float" office:value="210" calcext:value-type="float">
            <text:p>210</text:p>
          </table:table-cell>
          <table:table-cell table:formula="of:=([.B598])/30000" office:value-type="float" office:value="35.3666666666667" calcext:value-type="float">
            <text:p>35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57000" calcext:value-type="float">
            <text:p>1057000</text:p>
          </table:table-cell>
          <table:table-cell office:value-type="float" office:value="1598205422" calcext:value-type="float">
            <text:p>159820542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27" calcext:value-type="float">
            <text:p>1727</text:p>
          </table:table-cell>
          <table:table-cell table:formula="of:=([.C599]-[.$C$389])/60" office:value-type="float" office:value="211.016666666667" calcext:value-type="float">
            <text:p>211.016666666667</text:p>
          </table:table-cell>
          <table:table-cell table:formula="of:=([.B599])/30000" office:value-type="float" office:value="35.2333333333333" calcext:value-type="float">
            <text:p>35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1598205481" calcext:value-type="float">
            <text:p>159820548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35" calcext:value-type="float">
            <text:p>1735</text:p>
          </table:table-cell>
          <table:table-cell table:formula="of:=([.C600]-[.$C$389])/60" office:value-type="float" office:value="212" calcext:value-type="float">
            <text:p>212</text:p>
          </table:table-cell>
          <table:table-cell table:formula="of:=([.B600])/30000" office:value-type="float" office:value="35.0666666666667" calcext:value-type="float">
            <text:p>35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48000" calcext:value-type="float">
            <text:p>1048000</text:p>
          </table:table-cell>
          <table:table-cell office:value-type="float" office:value="1598205541" calcext:value-type="float">
            <text:p>15982055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44" calcext:value-type="float">
            <text:p>1744</text:p>
          </table:table-cell>
          <table:table-cell table:formula="of:=([.C601]-[.$C$389])/60" office:value-type="float" office:value="213" calcext:value-type="float">
            <text:p>213</text:p>
          </table:table-cell>
          <table:table-cell table:formula="of:=([.B601])/30000" office:value-type="float" office:value="34.9333333333333" calcext:value-type="float">
            <text:p>34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44000" calcext:value-type="float">
            <text:p>1044000</text:p>
          </table:table-cell>
          <table:table-cell office:value-type="float" office:value="1598205601" calcext:value-type="float">
            <text:p>15982056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52" calcext:value-type="float">
            <text:p>1752</text:p>
          </table:table-cell>
          <table:table-cell table:formula="of:=([.C602]-[.$C$389])/60" office:value-type="float" office:value="214" calcext:value-type="float">
            <text:p>214</text:p>
          </table:table-cell>
          <table:table-cell table:formula="of:=([.B602])/30000" office:value-type="float" office:value="34.8" calcext:value-type="float">
            <text:p>3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39000" calcext:value-type="float">
            <text:p>1039000</text:p>
          </table:table-cell>
          <table:table-cell office:value-type="float" office:value="1598205661" calcext:value-type="float">
            <text:p>159820566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61" calcext:value-type="float">
            <text:p>1761</text:p>
          </table:table-cell>
          <table:table-cell table:formula="of:=([.C603]-[.$C$389])/60" office:value-type="float" office:value="215" calcext:value-type="float">
            <text:p>215</text:p>
          </table:table-cell>
          <table:table-cell table:formula="of:=([.B603])/30000" office:value-type="float" office:value="34.6333333333333" calcext:value-type="float">
            <text:p>34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35000" calcext:value-type="float">
            <text:p>1035000</text:p>
          </table:table-cell>
          <table:table-cell office:value-type="float" office:value="1598205721" calcext:value-type="float">
            <text:p>15982057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70" calcext:value-type="float">
            <text:p>1770</text:p>
          </table:table-cell>
          <table:table-cell table:formula="of:=([.C604]-[.$C$389])/60" office:value-type="float" office:value="216" calcext:value-type="float">
            <text:p>216</text:p>
          </table:table-cell>
          <table:table-cell table:formula="of:=([.B604])/30000"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30000" calcext:value-type="float">
            <text:p>1030000</text:p>
          </table:table-cell>
          <table:table-cell office:value-type="float" office:value="1598205782" calcext:value-type="float">
            <text:p>1598205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79" calcext:value-type="float">
            <text:p>1779</text:p>
          </table:table-cell>
          <table:table-cell table:formula="of:=([.C605]-[.$C$389])/60" office:value-type="float" office:value="217.016666666667" calcext:value-type="float">
            <text:p>217.016666666667</text:p>
          </table:table-cell>
          <table:table-cell table:formula="of:=([.B605])/30000" office:value-type="float" office:value="34.3333333333333" calcext:value-type="float">
            <text:p>34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1598205841" calcext:value-type="float">
            <text:p>1598205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87" calcext:value-type="float">
            <text:p>1787</text:p>
          </table:table-cell>
          <table:table-cell table:formula="of:=([.C606]-[.$C$389])/60" office:value-type="float" office:value="218" calcext:value-type="float">
            <text:p>218</text:p>
          </table:table-cell>
          <table:table-cell table:formula="of:=([.B606])/30000" office:value-type="float" office:value="34.2" calcext:value-type="float">
            <text:p>3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1598205901" calcext:value-type="float">
            <text:p>1598205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97" calcext:value-type="float">
            <text:p>1797</text:p>
          </table:table-cell>
          <table:table-cell table:formula="of:=([.C607]-[.$C$389])/60" office:value-type="float" office:value="219" calcext:value-type="float">
            <text:p>219</text:p>
          </table:table-cell>
          <table:table-cell table:formula="of:=([.B607])/30000" office:value-type="float" office:value="34.0666666666667" calcext:value-type="float">
            <text:p>34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17000" calcext:value-type="float">
            <text:p>1017000</text:p>
          </table:table-cell>
          <table:table-cell office:value-type="float" office:value="1598205961" calcext:value-type="float">
            <text:p>1598205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807" calcext:value-type="float">
            <text:p>1807</text:p>
          </table:table-cell>
          <table:table-cell table:formula="of:=([.C608]-[.$C$389])/60" office:value-type="float" office:value="220" calcext:value-type="float">
            <text:p>220</text:p>
          </table:table-cell>
          <table:table-cell table:formula="of:=([.B608])/30000" office:value-type="float" office:value="33.9" calcext:value-type="float">
            <text:p>3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09000" calcext:value-type="float">
            <text:p>1009000</text:p>
          </table:table-cell>
          <table:table-cell office:value-type="float" office:value="1598206021" calcext:value-type="float">
            <text:p>1598206021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23</text:p>
          </table:table-cell>
          <table:table-cell office:value-type="float" office:value="1839" calcext:value-type="float">
            <text:p>1839</text:p>
          </table:table-cell>
          <table:table-cell table:formula="of:=([.C609]-[.$C$389])/60" office:value-type="float" office:value="221" calcext:value-type="float">
            <text:p>221</text:p>
          </table:table-cell>
          <table:table-cell table:formula="of:=([.B609])/30000" office:value-type="float" office:value="33.6333333333333" calcext:value-type="float">
            <text:p>33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05000" calcext:value-type="float">
            <text:p>1005000</text:p>
          </table:table-cell>
          <table:table-cell office:value-type="float" office:value="1598206081" calcext:value-type="float">
            <text:p>1598206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21</text:p>
          </table:table-cell>
          <table:table-cell office:value-type="float" office:value="1847" calcext:value-type="float">
            <text:p>1847</text:p>
          </table:table-cell>
          <table:table-cell table:formula="of:=([.C610]-[.$C$389])/60" office:value-type="float" office:value="222" calcext:value-type="float">
            <text:p>222</text:p>
          </table:table-cell>
          <table:table-cell table:formula="of:=([.B610])/30000" office:value-type="float" office:value="33.5" calcext:value-type="float">
            <text:p>3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98206141" calcext:value-type="float">
            <text:p>15982061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21</text:p>
          </table:table-cell>
          <table:table-cell office:value-type="float" office:value="1855" calcext:value-type="float">
            <text:p>1855</text:p>
          </table:table-cell>
          <table:table-cell table:formula="of:=([.C611]-[.$C$389])/60" office:value-type="float" office:value="223" calcext:value-type="float">
            <text:p>223</text:p>
          </table:table-cell>
          <table:table-cell table:formula="of:=([.B611])/30000" office:value-type="float" office:value="33.3333333333333" calcext:value-type="float">
            <text:p>3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996000" calcext:value-type="float">
            <text:p>996000</text:p>
          </table:table-cell>
          <table:table-cell office:value-type="float" office:value="1598206201" calcext:value-type="float">
            <text:p>15982062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21</text:p>
          </table:table-cell>
          <table:table-cell office:value-type="float" office:value="1863" calcext:value-type="float">
            <text:p>1863</text:p>
          </table:table-cell>
          <table:table-cell table:formula="of:=([.C612]-[.$C$389])/60" office:value-type="float" office:value="224" calcext:value-type="float">
            <text:p>224</text:p>
          </table:table-cell>
          <table:table-cell table:formula="of:=([.B612])/30000" office:value-type="float" office:value="33.2" calcext:value-type="float">
            <text:p>3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991000" calcext:value-type="float">
            <text:p>991000</text:p>
          </table:table-cell>
          <table:table-cell office:value-type="float" office:value="1598206261" calcext:value-type="float">
            <text:p>159820626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21</text:p>
          </table:table-cell>
          <table:table-cell office:value-type="float" office:value="1874" calcext:value-type="float">
            <text:p>1874</text:p>
          </table:table-cell>
          <table:table-cell table:formula="of:=([.C613]-[.$C$389])/60" office:value-type="float" office:value="225" calcext:value-type="float">
            <text:p>225</text:p>
          </table:table-cell>
          <table:table-cell table:formula="of:=([.B613])/30000" office:value-type="float" office:value="33.0333333333333" calcext:value-type="float">
            <text:p>33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87000" calcext:value-type="float">
            <text:p>987000</text:p>
          </table:table-cell>
          <table:table-cell office:value-type="float" office:value="1598206321" calcext:value-type="float">
            <text:p>15982063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886" calcext:value-type="float">
            <text:p>1886</text:p>
          </table:table-cell>
          <table:table-cell table:formula="of:=([.C614]-[.$C$389])/60" office:value-type="float" office:value="226" calcext:value-type="float">
            <text:p>226</text:p>
          </table:table-cell>
          <table:table-cell table:formula="of:=([.B614])/30000" office:value-type="float" office:value="32.9" calcext:value-type="float">
            <text:p>3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83000" calcext:value-type="float">
            <text:p>983000</text:p>
          </table:table-cell>
          <table:table-cell office:value-type="float" office:value="1598206381" calcext:value-type="float">
            <text:p>159820638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94" calcext:value-type="float">
            <text:p>1894</text:p>
          </table:table-cell>
          <table:table-cell table:formula="of:=([.C615]-[.$C$389])/60" office:value-type="float" office:value="227" calcext:value-type="float">
            <text:p>227</text:p>
          </table:table-cell>
          <table:table-cell table:formula="of:=([.B615])/30000" office:value-type="float" office:value="32.7666666666667" calcext:value-type="float">
            <text:p>32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78000" calcext:value-type="float">
            <text:p>978000</text:p>
          </table:table-cell>
          <table:table-cell office:value-type="float" office:value="1598206441" calcext:value-type="float">
            <text:p>15982064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902" calcext:value-type="float">
            <text:p>1902</text:p>
          </table:table-cell>
          <table:table-cell table:formula="of:=([.C616]-[.$C$389])/60" office:value-type="float" office:value="228" calcext:value-type="float">
            <text:p>228</text:p>
          </table:table-cell>
          <table:table-cell table:formula="of:=([.B616])/30000" office:value-type="float" office:value="32.6" calcext:value-type="float">
            <text:p>3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74000" calcext:value-type="float">
            <text:p>974000</text:p>
          </table:table-cell>
          <table:table-cell office:value-type="float" office:value="1598206501" calcext:value-type="float">
            <text:p>15982065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910" calcext:value-type="float">
            <text:p>1910</text:p>
          </table:table-cell>
          <table:table-cell table:formula="of:=([.C617]-[.$C$389])/60" office:value-type="float" office:value="229" calcext:value-type="float">
            <text:p>229</text:p>
          </table:table-cell>
          <table:table-cell table:formula="of:=([.B617])/30000" office:value-type="float" office:value="32.4666666666667" calcext:value-type="float">
            <text:p>32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69000" calcext:value-type="float">
            <text:p>969000</text:p>
          </table:table-cell>
          <table:table-cell office:value-type="float" office:value="1598206561" calcext:value-type="float">
            <text:p>1598206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18" calcext:value-type="float">
            <text:p>1918</text:p>
          </table:table-cell>
          <table:table-cell table:formula="of:=([.C618]-[.$C$389])/60" office:value-type="float" office:value="230" calcext:value-type="float">
            <text:p>230</text:p>
          </table:table-cell>
          <table:table-cell table:formula="of:=([.B618])/30000" office:value-type="float" office:value="32.3" calcext:value-type="float">
            <text:p>3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65000" calcext:value-type="float">
            <text:p>965000</text:p>
          </table:table-cell>
          <table:table-cell office:value-type="float" office:value="1598206621" calcext:value-type="float">
            <text:p>1598206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1929" calcext:value-type="float">
            <text:p>1929</text:p>
          </table:table-cell>
          <table:table-cell table:formula="of:=([.C619]-[.$C$389])/60" office:value-type="float" office:value="231" calcext:value-type="float">
            <text:p>231</text:p>
          </table:table-cell>
          <table:table-cell table:formula="of:=([.B619])/30000" office:value-type="float" office:value="32.1666666666667" calcext:value-type="float">
            <text:p>32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61000" calcext:value-type="float">
            <text:p>961000</text:p>
          </table:table-cell>
          <table:table-cell office:value-type="float" office:value="1598206681" calcext:value-type="float">
            <text:p>1598206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1937" calcext:value-type="float">
            <text:p>1937</text:p>
          </table:table-cell>
          <table:table-cell table:formula="of:=([.C620]-[.$C$389])/60" office:value-type="float" office:value="232" calcext:value-type="float">
            <text:p>232</text:p>
          </table:table-cell>
          <table:table-cell table:formula="of:=([.B620])/30000" office:value-type="float" office:value="32.0333333333333" calcext:value-type="float">
            <text:p>32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56000" calcext:value-type="float">
            <text:p>956000</text:p>
          </table:table-cell>
          <table:table-cell office:value-type="float" office:value="1598206741" calcext:value-type="float">
            <text:p>1598206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1946" calcext:value-type="float">
            <text:p>1946</text:p>
          </table:table-cell>
          <table:table-cell table:formula="of:=([.C621]-[.$C$389])/60" office:value-type="float" office:value="233" calcext:value-type="float">
            <text:p>233</text:p>
          </table:table-cell>
          <table:table-cell table:formula="of:=([.B621])/30000" office:value-type="float" office:value="31.8666666666667" calcext:value-type="float">
            <text:p>31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52000" calcext:value-type="float">
            <text:p>952000</text:p>
          </table:table-cell>
          <table:table-cell office:value-type="float" office:value="1598206801" calcext:value-type="float">
            <text:p>1598206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955" calcext:value-type="float">
            <text:p>1955</text:p>
          </table:table-cell>
          <table:table-cell table:formula="of:=([.C622]-[.$C$389])/60" office:value-type="float" office:value="234" calcext:value-type="float">
            <text:p>234</text:p>
          </table:table-cell>
          <table:table-cell table:formula="of:=([.B622])/30000" office:value-type="float" office:value="31.7333333333333" calcext:value-type="float">
            <text:p>31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47000" calcext:value-type="float">
            <text:p>947000</text:p>
          </table:table-cell>
          <table:table-cell office:value-type="float" office:value="1598206861" calcext:value-type="float">
            <text:p>15982068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963" calcext:value-type="float">
            <text:p>1963</text:p>
          </table:table-cell>
          <table:table-cell table:formula="of:=([.C623]-[.$C$389])/60" office:value-type="float" office:value="235" calcext:value-type="float">
            <text:p>235</text:p>
          </table:table-cell>
          <table:table-cell table:formula="of:=([.B623])/30000" office:value-type="float" office:value="31.5666666666667" calcext:value-type="float">
            <text:p>31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43000" calcext:value-type="float">
            <text:p>943000</text:p>
          </table:table-cell>
          <table:table-cell office:value-type="float" office:value="1598206922" calcext:value-type="float">
            <text:p>159820692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73" calcext:value-type="float">
            <text:p>1973</text:p>
          </table:table-cell>
          <table:table-cell table:formula="of:=([.C624]-[.$C$389])/60" office:value-type="float" office:value="236.016666666667" calcext:value-type="float">
            <text:p>236.016666666667</text:p>
          </table:table-cell>
          <table:table-cell table:formula="of:=([.B624])/30000" office:value-type="float" office:value="31.4333333333333" calcext:value-type="float">
            <text:p>31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38000" calcext:value-type="float">
            <text:p>938000</text:p>
          </table:table-cell>
          <table:table-cell office:value-type="float" office:value="1598206981" calcext:value-type="float">
            <text:p>159820698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981" calcext:value-type="float">
            <text:p>1981</text:p>
          </table:table-cell>
          <table:table-cell table:formula="of:=([.C625]-[.$C$389])/60" office:value-type="float" office:value="237" calcext:value-type="float">
            <text:p>237</text:p>
          </table:table-cell>
          <table:table-cell table:formula="of:=([.B625])/30000" office:value-type="float" office:value="31.2666666666667" calcext:value-type="float">
            <text:p>31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34000" calcext:value-type="float">
            <text:p>934000</text:p>
          </table:table-cell>
          <table:table-cell office:value-type="float" office:value="1598207041" calcext:value-type="float">
            <text:p>1598207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1989" calcext:value-type="float">
            <text:p>1989</text:p>
          </table:table-cell>
          <table:table-cell table:formula="of:=([.C626]-[.$C$389])/60" office:value-type="float" office:value="238" calcext:value-type="float">
            <text:p>238</text:p>
          </table:table-cell>
          <table:table-cell table:formula="of:=([.B626])/30000" office:value-type="float" office:value="31.1333333333333" calcext:value-type="float">
            <text:p>31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30000" calcext:value-type="float">
            <text:p>930000</text:p>
          </table:table-cell>
          <table:table-cell office:value-type="float" office:value="1598207101" calcext:value-type="float">
            <text:p>1598207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1997" calcext:value-type="float">
            <text:p>1997</text:p>
          </table:table-cell>
          <table:table-cell table:formula="of:=([.C627]-[.$C$389])/60" office:value-type="float" office:value="239" calcext:value-type="float">
            <text:p>239</text:p>
          </table:table-cell>
          <table:table-cell table:formula="of:=([.B627])/30000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25000" calcext:value-type="float">
            <text:p>925000</text:p>
          </table:table-cell>
          <table:table-cell office:value-type="float" office:value="1598207161" calcext:value-type="float">
            <text:p>1598207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005" calcext:value-type="float">
            <text:p>2005</text:p>
          </table:table-cell>
          <table:table-cell table:formula="of:=([.C628]-[.$C$389])/60" office:value-type="float" office:value="240" calcext:value-type="float">
            <text:p>240</text:p>
          </table:table-cell>
          <table:table-cell table:formula="of:=([.B628])/30000" office:value-type="float" office:value="30.8333333333333" calcext:value-type="float">
            <text:p>30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21000" calcext:value-type="float">
            <text:p>921000</text:p>
          </table:table-cell>
          <table:table-cell office:value-type="float" office:value="1598207221" calcext:value-type="float">
            <text:p>1598207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013" calcext:value-type="float">
            <text:p>2013</text:p>
          </table:table-cell>
          <table:table-cell table:formula="of:=([.C629]-[.$C$389])/60" office:value-type="float" office:value="241" calcext:value-type="float">
            <text:p>241</text:p>
          </table:table-cell>
          <table:table-cell table:formula="of:=([.B629])/30000" office:value-type="float" office:value="30.7" calcext:value-type="float">
            <text:p>3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16000" calcext:value-type="float">
            <text:p>916000</text:p>
          </table:table-cell>
          <table:table-cell office:value-type="float" office:value="1598207282" calcext:value-type="float">
            <text:p>1598207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022" calcext:value-type="float">
            <text:p>2022</text:p>
          </table:table-cell>
          <table:table-cell table:formula="of:=([.C630]-[.$C$389])/60" office:value-type="float" office:value="242.016666666667" calcext:value-type="float">
            <text:p>242.016666666667</text:p>
          </table:table-cell>
          <table:table-cell table:formula="of:=([.B630])/30000" office:value-type="float" office:value="30.5333333333333" calcext:value-type="float">
            <text:p>30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12000" calcext:value-type="float">
            <text:p>912000</text:p>
          </table:table-cell>
          <table:table-cell office:value-type="float" office:value="1598207341" calcext:value-type="float">
            <text:p>1598207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030" calcext:value-type="float">
            <text:p>2030</text:p>
          </table:table-cell>
          <table:table-cell table:formula="of:=([.C631]-[.$C$389])/60" office:value-type="float" office:value="243" calcext:value-type="float">
            <text:p>243</text:p>
          </table:table-cell>
          <table:table-cell table:formula="of:=([.B631])/30000" office:value-type="float" office:value="30.4" calcext:value-type="float">
            <text:p>3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08000" calcext:value-type="float">
            <text:p>908000</text:p>
          </table:table-cell>
          <table:table-cell office:value-type="float" office:value="1598207401" calcext:value-type="float">
            <text:p>1598207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039" calcext:value-type="float">
            <text:p>2039</text:p>
          </table:table-cell>
          <table:table-cell table:formula="of:=([.C632]-[.$C$389])/60" office:value-type="float" office:value="244" calcext:value-type="float">
            <text:p>244</text:p>
          </table:table-cell>
          <table:table-cell table:formula="of:=([.B632])/30000" office:value-type="float" office:value="30.2666666666667" calcext:value-type="float">
            <text:p>30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03000" calcext:value-type="float">
            <text:p>903000</text:p>
          </table:table-cell>
          <table:table-cell office:value-type="float" office:value="1598207461" calcext:value-type="float">
            <text:p>1598207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047" calcext:value-type="float">
            <text:p>2047</text:p>
          </table:table-cell>
          <table:table-cell table:formula="of:=([.C633]-[.$C$389])/60" office:value-type="float" office:value="245" calcext:value-type="float">
            <text:p>245</text:p>
          </table:table-cell>
          <table:table-cell table:formula="of:=([.B633])/30000" office:value-type="float" office:value="30.1" calcext:value-type="float">
            <text:p>3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99000" calcext:value-type="float">
            <text:p>899000</text:p>
          </table:table-cell>
          <table:table-cell office:value-type="float" office:value="1598207521" calcext:value-type="float">
            <text:p>1598207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058" calcext:value-type="float">
            <text:p>2058</text:p>
          </table:table-cell>
          <table:table-cell table:formula="of:=([.C634]-[.$C$389])/60" office:value-type="float" office:value="246" calcext:value-type="float">
            <text:p>246</text:p>
          </table:table-cell>
          <table:table-cell table:formula="of:=([.B634])/30000" office:value-type="float" office:value="29.9666666666667" calcext:value-type="float">
            <text:p>29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94000" calcext:value-type="float">
            <text:p>894000</text:p>
          </table:table-cell>
          <table:table-cell office:value-type="float" office:value="1598207581" calcext:value-type="float">
            <text:p>1598207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066" calcext:value-type="float">
            <text:p>2066</text:p>
          </table:table-cell>
          <table:table-cell table:formula="of:=([.C635]-[.$C$389])/60" office:value-type="float" office:value="247" calcext:value-type="float">
            <text:p>247</text:p>
          </table:table-cell>
          <table:table-cell table:formula="of:=([.B635])/30000" office:value-type="float" office:value="29.8" calcext:value-type="float">
            <text:p>2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90000" calcext:value-type="float">
            <text:p>890000</text:p>
          </table:table-cell>
          <table:table-cell office:value-type="float" office:value="1598207642" calcext:value-type="float">
            <text:p>1598207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075" calcext:value-type="float">
            <text:p>2075</text:p>
          </table:table-cell>
          <table:table-cell table:formula="of:=([.C636]-[.$C$389])/60" office:value-type="float" office:value="248.016666666667" calcext:value-type="float">
            <text:p>248.016666666667</text:p>
          </table:table-cell>
          <table:table-cell table:formula="of:=([.B636])/30000" office:value-type="float" office:value="29.6666666666667" calcext:value-type="float">
            <text:p>29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86000" calcext:value-type="float">
            <text:p>886000</text:p>
          </table:table-cell>
          <table:table-cell office:value-type="float" office:value="1598207701" calcext:value-type="float">
            <text:p>1598207701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5</text:p>
          </table:table-cell>
          <table:table-cell office:value-type="float" office:value="2083" calcext:value-type="float">
            <text:p>2083</text:p>
          </table:table-cell>
          <table:table-cell table:formula="of:=([.C637]-[.$C$389])/60" office:value-type="float" office:value="249" calcext:value-type="float">
            <text:p>249</text:p>
          </table:table-cell>
          <table:table-cell table:formula="of:=([.B637])/30000" office:value-type="float" office:value="29.5333333333333" calcext:value-type="float">
            <text:p>29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81000" calcext:value-type="float">
            <text:p>881000</text:p>
          </table:table-cell>
          <table:table-cell office:value-type="float" office:value="1598207761" calcext:value-type="float">
            <text:p>159820776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091" calcext:value-type="float">
            <text:p>2091</text:p>
          </table:table-cell>
          <table:table-cell table:formula="of:=([.C638]-[.$C$389])/60" office:value-type="float" office:value="250" calcext:value-type="float">
            <text:p>250</text:p>
          </table:table-cell>
          <table:table-cell table:formula="of:=([.B638])/30000" office:value-type="float" office:value="29.3666666666667" calcext:value-type="float">
            <text:p>29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77000" calcext:value-type="float">
            <text:p>877000</text:p>
          </table:table-cell>
          <table:table-cell office:value-type="float" office:value="1598207821" calcext:value-type="float">
            <text:p>159820782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099" calcext:value-type="float">
            <text:p>2099</text:p>
          </table:table-cell>
          <table:table-cell table:formula="of:=([.C639]-[.$C$389])/60" office:value-type="float" office:value="251" calcext:value-type="float">
            <text:p>251</text:p>
          </table:table-cell>
          <table:table-cell table:formula="of:=([.B639])/30000" office:value-type="float" office:value="29.2333333333333" calcext:value-type="float">
            <text:p>29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72000" calcext:value-type="float">
            <text:p>872000</text:p>
          </table:table-cell>
          <table:table-cell office:value-type="float" office:value="1598207881" calcext:value-type="float">
            <text:p>1598207881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4</text:p>
          </table:table-cell>
          <table:table-cell office:value-type="float" office:value="2107" calcext:value-type="float">
            <text:p>2107</text:p>
          </table:table-cell>
          <table:table-cell table:formula="of:=([.C640]-[.$C$389])/60" office:value-type="float" office:value="252" calcext:value-type="float">
            <text:p>252</text:p>
          </table:table-cell>
          <table:table-cell table:formula="of:=([.B640])/30000" office:value-type="float" office:value="29.0666666666667" calcext:value-type="float">
            <text:p>29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68000" calcext:value-type="float">
            <text:p>868000</text:p>
          </table:table-cell>
          <table:table-cell office:value-type="float" office:value="1598207941" calcext:value-type="float">
            <text:p>159820794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314</text:p>
          </table:table-cell>
          <table:table-cell office:value-type="float" office:value="2115" calcext:value-type="float">
            <text:p>2115</text:p>
          </table:table-cell>
          <table:table-cell table:formula="of:=([.C641]-[.$C$389])/60" office:value-type="float" office:value="253" calcext:value-type="float">
            <text:p>253</text:p>
          </table:table-cell>
          <table:table-cell table:formula="of:=([.B641])/30000" office:value-type="float" office:value="28.9333333333333" calcext:value-type="float">
            <text:p>28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63000" calcext:value-type="float">
            <text:p>863000</text:p>
          </table:table-cell>
          <table:table-cell office:value-type="float" office:value="1598208002" calcext:value-type="float">
            <text:p>1598208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125" calcext:value-type="float">
            <text:p>2125</text:p>
          </table:table-cell>
          <table:table-cell table:formula="of:=([.C642]-[.$C$389])/60" office:value-type="float" office:value="254.016666666667" calcext:value-type="float">
            <text:p>254.016666666667</text:p>
          </table:table-cell>
          <table:table-cell table:formula="of:=([.B642])/30000" office:value-type="float" office:value="28.7666666666667" calcext:value-type="float">
            <text:p>28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9000" calcext:value-type="float">
            <text:p>859000</text:p>
          </table:table-cell>
          <table:table-cell office:value-type="float" office:value="1598208061" calcext:value-type="float">
            <text:p>159820806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133" calcext:value-type="float">
            <text:p>2133</text:p>
          </table:table-cell>
          <table:table-cell table:formula="of:=([.C643]-[.$C$389])/60" office:value-type="float" office:value="255" calcext:value-type="float">
            <text:p>255</text:p>
          </table:table-cell>
          <table:table-cell table:formula="of:=([.B643])/30000" office:value-type="float" office:value="28.6333333333333" calcext:value-type="float">
            <text:p>28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5000" calcext:value-type="float">
            <text:p>855000</text:p>
          </table:table-cell>
          <table:table-cell office:value-type="float" office:value="1598208121" calcext:value-type="float">
            <text:p>15982081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142" calcext:value-type="float">
            <text:p>2142</text:p>
          </table:table-cell>
          <table:table-cell table:formula="of:=([.C644]-[.$C$389])/60" office:value-type="float" office:value="256" calcext:value-type="float">
            <text:p>256</text:p>
          </table:table-cell>
          <table:table-cell table:formula="of:=([.B644])/30000"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0000" calcext:value-type="float">
            <text:p>850000</text:p>
          </table:table-cell>
          <table:table-cell office:value-type="float" office:value="1598208181" calcext:value-type="float">
            <text:p>15982081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150" calcext:value-type="float">
            <text:p>2150</text:p>
          </table:table-cell>
          <table:table-cell table:formula="of:=([.C645]-[.$C$389])/60" office:value-type="float" office:value="257" calcext:value-type="float">
            <text:p>257</text:p>
          </table:table-cell>
          <table:table-cell table:formula="of:=([.B645])/30000" office:value-type="float" office:value="28.3333333333333" calcext:value-type="float">
            <text:p>28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46000" calcext:value-type="float">
            <text:p>846000</text:p>
          </table:table-cell>
          <table:table-cell office:value-type="float" office:value="1598208241" calcext:value-type="float">
            <text:p>1598208241</text:p>
          </table:table-cell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14</text:p>
          </table:table-cell>
          <table:table-cell office:value-type="float" office:value="2158" calcext:value-type="float">
            <text:p>2158</text:p>
          </table:table-cell>
          <table:table-cell table:formula="of:=([.C646]-[.$C$389])/60" office:value-type="float" office:value="258" calcext:value-type="float">
            <text:p>258</text:p>
          </table:table-cell>
          <table:table-cell table:formula="of:=([.B646])/30000" office:value-type="float" office:value="28.2" calcext:value-type="float">
            <text:p>2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41000" calcext:value-type="float">
            <text:p>841000</text:p>
          </table:table-cell>
          <table:table-cell office:value-type="float" office:value="1598208301" calcext:value-type="float">
            <text:p>159820830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14</text:p>
          </table:table-cell>
          <table:table-cell office:value-type="float" office:value="2167" calcext:value-type="float">
            <text:p>2167</text:p>
          </table:table-cell>
          <table:table-cell table:formula="of:=([.C647]-[.$C$389])/60" office:value-type="float" office:value="259" calcext:value-type="float">
            <text:p>259</text:p>
          </table:table-cell>
          <table:table-cell table:formula="of:=([.B647])/30000" office:value-type="float" office:value="28.0333333333333" calcext:value-type="float">
            <text:p>28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37000" calcext:value-type="float">
            <text:p>837000</text:p>
          </table:table-cell>
          <table:table-cell office:value-type="float" office:value="1598208362" calcext:value-type="float">
            <text:p>159820836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15</text:p>
          </table:table-cell>
          <table:table-cell office:value-type="float" office:value="2178" calcext:value-type="float">
            <text:p>2178</text:p>
          </table:table-cell>
          <table:table-cell table:formula="of:=([.C648]-[.$C$389])/60" office:value-type="float" office:value="260.016666666667" calcext:value-type="float">
            <text:p>260.016666666667</text:p>
          </table:table-cell>
          <table:table-cell table:formula="of:=([.B648])/30000" office:value-type="float" office:value="27.9" calcext:value-type="float">
            <text:p>2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33000" calcext:value-type="float">
            <text:p>833000</text:p>
          </table:table-cell>
          <table:table-cell office:value-type="float" office:value="1598208421" calcext:value-type="float">
            <text:p>159820842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5</text:p>
          </table:table-cell>
          <table:table-cell office:value-type="float" office:value="2186" calcext:value-type="float">
            <text:p>2186</text:p>
          </table:table-cell>
          <table:table-cell table:formula="of:=([.C649]-[.$C$389])/60" office:value-type="float" office:value="261" calcext:value-type="float">
            <text:p>261</text:p>
          </table:table-cell>
          <table:table-cell table:formula="of:=([.B649])/30000" office:value-type="float" office:value="27.7666666666667" calcext:value-type="float">
            <text:p>27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28000" calcext:value-type="float">
            <text:p>828000</text:p>
          </table:table-cell>
          <table:table-cell office:value-type="float" office:value="1598208481" calcext:value-type="float">
            <text:p>159820848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195" calcext:value-type="float">
            <text:p>2195</text:p>
          </table:table-cell>
          <table:table-cell table:formula="of:=([.C650]-[.$C$389])/60" office:value-type="float" office:value="262" calcext:value-type="float">
            <text:p>262</text:p>
          </table:table-cell>
          <table:table-cell table:formula="of:=([.B650])/30000" office:value-type="float" office:value="27.6" calcext:value-type="float">
            <text:p>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24000" calcext:value-type="float">
            <text:p>824000</text:p>
          </table:table-cell>
          <table:table-cell office:value-type="float" office:value="1598208541" calcext:value-type="float">
            <text:p>159820854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205" calcext:value-type="float">
            <text:p>2205</text:p>
          </table:table-cell>
          <table:table-cell table:formula="of:=([.C651]-[.$C$389])/60" office:value-type="float" office:value="263" calcext:value-type="float">
            <text:p>263</text:p>
          </table:table-cell>
          <table:table-cell table:formula="of:=([.B651])/30000" office:value-type="float" office:value="27.4666666666667" calcext:value-type="float">
            <text:p>27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19000" calcext:value-type="float">
            <text:p>819000</text:p>
          </table:table-cell>
          <table:table-cell office:value-type="float" office:value="1598208601" calcext:value-type="float">
            <text:p>15982086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213" calcext:value-type="float">
            <text:p>2213</text:p>
          </table:table-cell>
          <table:table-cell table:formula="of:=([.C652]-[.$C$389])/60" office:value-type="float" office:value="264" calcext:value-type="float">
            <text:p>264</text:p>
          </table:table-cell>
          <table:table-cell table:formula="of:=([.B652])/30000" office:value-type="float" office:value="27.3" calcext:value-type="float">
            <text:p>2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15000" calcext:value-type="float">
            <text:p>815000</text:p>
          </table:table-cell>
          <table:table-cell office:value-type="float" office:value="1598208661" calcext:value-type="float">
            <text:p>159820866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222" calcext:value-type="float">
            <text:p>2222</text:p>
          </table:table-cell>
          <table:table-cell table:formula="of:=([.C653]-[.$C$389])/60" office:value-type="float" office:value="265" calcext:value-type="float">
            <text:p>265</text:p>
          </table:table-cell>
          <table:table-cell table:formula="of:=([.B653])/30000" office:value-type="float" office:value="27.1666666666667" calcext:value-type="float">
            <text:p>27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10000" calcext:value-type="float">
            <text:p>810000</text:p>
          </table:table-cell>
          <table:table-cell office:value-type="float" office:value="1598208721" calcext:value-type="float">
            <text:p>15982087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2231" calcext:value-type="float">
            <text:p>2231</text:p>
          </table:table-cell>
          <table:table-cell table:formula="of:=([.C654]-[.$C$389])/60" office:value-type="float" office:value="266" calcext:value-type="float">
            <text:p>266</text:p>
          </table:table-cell>
          <table:table-cell table:formula="of:=([.B654])/30000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804000" calcext:value-type="float">
            <text:p>804000</text:p>
          </table:table-cell>
          <table:table-cell office:value-type="float" office:value="1598208781" calcext:value-type="float">
            <text:p>159820878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7</text:p>
          </table:table-cell>
          <table:table-cell office:value-type="float" office:value="2244" calcext:value-type="float">
            <text:p>2244</text:p>
          </table:table-cell>
          <table:table-cell table:formula="of:=([.C655]-[.$C$389])/60" office:value-type="float" office:value="267" calcext:value-type="float">
            <text:p>267</text:p>
          </table:table-cell>
          <table:table-cell table:formula="of:=([.B655])/30000" office:value-type="float" office:value="26.8" calcext:value-type="float">
            <text:p>2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99000" calcext:value-type="float">
            <text:p>799000</text:p>
          </table:table-cell>
          <table:table-cell office:value-type="float" office:value="1598208841" calcext:value-type="float">
            <text:p>159820884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252" calcext:value-type="float">
            <text:p>2252</text:p>
          </table:table-cell>
          <table:table-cell table:formula="of:=([.C656]-[.$C$389])/60" office:value-type="float" office:value="268" calcext:value-type="float">
            <text:p>268</text:p>
          </table:table-cell>
          <table:table-cell table:formula="of:=([.B656])/30000" office:value-type="float" office:value="26.6333333333333" calcext:value-type="float">
            <text:p>26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95000" calcext:value-type="float">
            <text:p>795000</text:p>
          </table:table-cell>
          <table:table-cell office:value-type="float" office:value="1598208901" calcext:value-type="float">
            <text:p>15982089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260" calcext:value-type="float">
            <text:p>2260</text:p>
          </table:table-cell>
          <table:table-cell table:formula="of:=([.C657]-[.$C$389])/60" office:value-type="float" office:value="269" calcext:value-type="float">
            <text:p>269</text:p>
          </table:table-cell>
          <table:table-cell table:formula="of:=([.B657])/30000"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90000" calcext:value-type="float">
            <text:p>790000</text:p>
          </table:table-cell>
          <table:table-cell office:value-type="float" office:value="1598208961" calcext:value-type="float">
            <text:p>15982089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268" calcext:value-type="float">
            <text:p>2268</text:p>
          </table:table-cell>
          <table:table-cell table:formula="of:=([.C658]-[.$C$389])/60" office:value-type="float" office:value="270" calcext:value-type="float">
            <text:p>270</text:p>
          </table:table-cell>
          <table:table-cell table:formula="of:=([.B658])/30000" office:value-type="float" office:value="26.3333333333333" calcext:value-type="float">
            <text:p>26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86000" calcext:value-type="float">
            <text:p>786000</text:p>
          </table:table-cell>
          <table:table-cell office:value-type="float" office:value="1598209021" calcext:value-type="float">
            <text:p>15982090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279" calcext:value-type="float">
            <text:p>2279</text:p>
          </table:table-cell>
          <table:table-cell table:formula="of:=([.C659]-[.$C$389])/60" office:value-type="float" office:value="271" calcext:value-type="float">
            <text:p>271</text:p>
          </table:table-cell>
          <table:table-cell table:formula="of:=([.B659])/30000" office:value-type="float" office:value="26.2" calcext:value-type="float">
            <text:p>2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82000" calcext:value-type="float">
            <text:p>782000</text:p>
          </table:table-cell>
          <table:table-cell office:value-type="float" office:value="1598209081" calcext:value-type="float">
            <text:p>1598209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/315</text:p>
          </table:table-cell>
          <table:table-cell office:value-type="float" office:value="2287" calcext:value-type="float">
            <text:p>2287</text:p>
          </table:table-cell>
          <table:table-cell table:formula="of:=([.C660]-[.$C$389])/60" office:value-type="float" office:value="272" calcext:value-type="float">
            <text:p>272</text:p>
          </table:table-cell>
          <table:table-cell table:formula="of:=([.B660])/30000" office:value-type="float" office:value="26.0666666666667" calcext:value-type="float">
            <text:p>26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77000" calcext:value-type="float">
            <text:p>777000</text:p>
          </table:table-cell>
          <table:table-cell office:value-type="float" office:value="1598209141" calcext:value-type="float">
            <text:p>159820914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296" calcext:value-type="float">
            <text:p>2296</text:p>
          </table:table-cell>
          <table:table-cell table:formula="of:=([.C661]-[.$C$389])/60" office:value-type="float" office:value="273" calcext:value-type="float">
            <text:p>273</text:p>
          </table:table-cell>
          <table:table-cell table:formula="of:=([.B661])/30000" office:value-type="float" office:value="25.9" calcext:value-type="float">
            <text:p>2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73000" calcext:value-type="float">
            <text:p>773000</text:p>
          </table:table-cell>
          <table:table-cell office:value-type="float" office:value="1598209201" calcext:value-type="float">
            <text:p>159820920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305" calcext:value-type="float">
            <text:p>2305</text:p>
          </table:table-cell>
          <table:table-cell table:formula="of:=([.C662]-[.$C$389])/60" office:value-type="float" office:value="274" calcext:value-type="float">
            <text:p>274</text:p>
          </table:table-cell>
          <table:table-cell table:formula="of:=([.B662])/30000" office:value-type="float" office:value="25.7666666666667" calcext:value-type="float">
            <text:p>25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68000" calcext:value-type="float">
            <text:p>768000</text:p>
          </table:table-cell>
          <table:table-cell office:value-type="float" office:value="1598209261" calcext:value-type="float">
            <text:p>1598209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313" calcext:value-type="float">
            <text:p>2313</text:p>
          </table:table-cell>
          <table:table-cell table:formula="of:=([.C663]-[.$C$389])/60" office:value-type="float" office:value="275" calcext:value-type="float">
            <text:p>275</text:p>
          </table:table-cell>
          <table:table-cell table:formula="of:=([.B663])/30000" office:value-type="float" office:value="25.6" calcext:value-type="float">
            <text:p>2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64000" calcext:value-type="float">
            <text:p>764000</text:p>
          </table:table-cell>
          <table:table-cell office:value-type="float" office:value="1598209321" calcext:value-type="float">
            <text:p>1598209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322" calcext:value-type="float">
            <text:p>2322</text:p>
          </table:table-cell>
          <table:table-cell table:formula="of:=([.C664]-[.$C$389])/60" office:value-type="float" office:value="276" calcext:value-type="float">
            <text:p>276</text:p>
          </table:table-cell>
          <table:table-cell table:formula="of:=([.B664])/30000" office:value-type="float" office:value="25.4666666666667" calcext:value-type="float">
            <text:p>25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59000" calcext:value-type="float">
            <text:p>759000</text:p>
          </table:table-cell>
          <table:table-cell office:value-type="float" office:value="1598209381" calcext:value-type="float">
            <text:p>1598209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331" calcext:value-type="float">
            <text:p>2331</text:p>
          </table:table-cell>
          <table:table-cell table:formula="of:=([.C665]-[.$C$389])/60" office:value-type="float" office:value="277" calcext:value-type="float">
            <text:p>277</text:p>
          </table:table-cell>
          <table:table-cell table:formula="of:=([.B665])/30000" office:value-type="float" office:value="25.3" calcext:value-type="float">
            <text:p>2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55000" calcext:value-type="float">
            <text:p>755000</text:p>
          </table:table-cell>
          <table:table-cell office:value-type="float" office:value="1598209441" calcext:value-type="float">
            <text:p>159820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/314</text:p>
          </table:table-cell>
          <table:table-cell office:value-type="float" office:value="2339" calcext:value-type="float">
            <text:p>2339</text:p>
          </table:table-cell>
          <table:table-cell table:formula="of:=([.C666]-[.$C$389])/60" office:value-type="float" office:value="278" calcext:value-type="float">
            <text:p>278</text:p>
          </table:table-cell>
          <table:table-cell table:formula="of:=([.B666])/30000" office:value-type="float" office:value="25.1666666666667" calcext:value-type="float">
            <text:p>2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50000" calcext:value-type="float">
            <text:p>750000</text:p>
          </table:table-cell>
          <table:table-cell office:value-type="float" office:value="1598209502" calcext:value-type="float">
            <text:p>1598209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347" calcext:value-type="float">
            <text:p>2347</text:p>
          </table:table-cell>
          <table:table-cell table:formula="of:=([.C667]-[.$C$389])/60" office:value-type="float" office:value="279.016666666667" calcext:value-type="float">
            <text:p>279.016666666667</text:p>
          </table:table-cell>
          <table:table-cell table:formula="of:=([.B667])/3000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46000" calcext:value-type="float">
            <text:p>746000</text:p>
          </table:table-cell>
          <table:table-cell office:value-type="float" office:value="1598209561" calcext:value-type="float">
            <text:p>1598209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355" calcext:value-type="float">
            <text:p>2355</text:p>
          </table:table-cell>
          <table:table-cell table:formula="of:=([.C668]-[.$C$389])/60" office:value-type="float" office:value="280" calcext:value-type="float">
            <text:p>280</text:p>
          </table:table-cell>
          <table:table-cell table:formula="of:=([.B668])/30000" office:value-type="float" office:value="24.8666666666667" calcext:value-type="float">
            <text:p>24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42000" calcext:value-type="float">
            <text:p>742000</text:p>
          </table:table-cell>
          <table:table-cell office:value-type="float" office:value="1598209621" calcext:value-type="float">
            <text:p>1598209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363" calcext:value-type="float">
            <text:p>2363</text:p>
          </table:table-cell>
          <table:table-cell table:formula="of:=([.C669]-[.$C$389])/60" office:value-type="float" office:value="281" calcext:value-type="float">
            <text:p>281</text:p>
          </table:table-cell>
          <table:table-cell table:formula="of:=([.B669])/30000" office:value-type="float" office:value="24.7333333333333" calcext:value-type="float">
            <text:p>24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37000" calcext:value-type="float">
            <text:p>737000</text:p>
          </table:table-cell>
          <table:table-cell office:value-type="float" office:value="1598209681" calcext:value-type="float">
            <text:p>159820968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372" calcext:value-type="float">
            <text:p>2372</text:p>
          </table:table-cell>
          <table:table-cell table:formula="of:=([.C670]-[.$C$389])/60" office:value-type="float" office:value="282" calcext:value-type="float">
            <text:p>282</text:p>
          </table:table-cell>
          <table:table-cell table:formula="of:=([.B670])/30000" office:value-type="float" office:value="24.5666666666667" calcext:value-type="float">
            <text:p>24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33000" calcext:value-type="float">
            <text:p>733000</text:p>
          </table:table-cell>
          <table:table-cell office:value-type="float" office:value="1598209741" calcext:value-type="float">
            <text:p>159820974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381" calcext:value-type="float">
            <text:p>2381</text:p>
          </table:table-cell>
          <table:table-cell table:formula="of:=([.C671]-[.$C$389])/60" office:value-type="float" office:value="283" calcext:value-type="float">
            <text:p>283</text:p>
          </table:table-cell>
          <table:table-cell table:formula="of:=([.B671])/30000" office:value-type="float" office:value="24.4333333333333" calcext:value-type="float">
            <text:p>24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28000" calcext:value-type="float">
            <text:p>728000</text:p>
          </table:table-cell>
          <table:table-cell office:value-type="float" office:value="1598209801" calcext:value-type="float">
            <text:p>1598209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389" calcext:value-type="float">
            <text:p>2389</text:p>
          </table:table-cell>
          <table:table-cell table:formula="of:=([.C672]-[.$C$389])/60" office:value-type="float" office:value="284" calcext:value-type="float">
            <text:p>284</text:p>
          </table:table-cell>
          <table:table-cell table:formula="of:=([.B672])/30000" office:value-type="float" office:value="24.2666666666667" calcext:value-type="float">
            <text:p>24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24000" calcext:value-type="float">
            <text:p>724000</text:p>
          </table:table-cell>
          <table:table-cell office:value-type="float" office:value="1598209862" calcext:value-type="float">
            <text:p>1598209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397" calcext:value-type="float">
            <text:p>2397</text:p>
          </table:table-cell>
          <table:table-cell table:formula="of:=([.C673]-[.$C$389])/60" office:value-type="float" office:value="285.016666666667" calcext:value-type="float">
            <text:p>285.016666666667</text:p>
          </table:table-cell>
          <table:table-cell table:formula="of:=([.B673])/30000" office:value-type="float" office:value="24.1333333333333" calcext:value-type="float">
            <text:p>24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20000" calcext:value-type="float">
            <text:p>720000</text:p>
          </table:table-cell>
          <table:table-cell office:value-type="float" office:value="1598209921" calcext:value-type="float">
            <text:p>159820992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407" calcext:value-type="float">
            <text:p>2407</text:p>
          </table:table-cell>
          <table:table-cell table:formula="of:=([.C674]-[.$C$389])/60" office:value-type="float" office:value="286" calcext:value-type="float">
            <text:p>286</text:p>
          </table:table-cell>
          <table:table-cell table:formula="of:=([.B674])/30000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15000" calcext:value-type="float">
            <text:p>715000</text:p>
          </table:table-cell>
          <table:table-cell office:value-type="float" office:value="1598209981" calcext:value-type="float">
            <text:p>159820998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415" calcext:value-type="float">
            <text:p>2415</text:p>
          </table:table-cell>
          <table:table-cell table:formula="of:=([.C675]-[.$C$389])/60" office:value-type="float" office:value="287" calcext:value-type="float">
            <text:p>287</text:p>
          </table:table-cell>
          <table:table-cell table:formula="of:=([.B675])/30000" office:value-type="float" office:value="23.8333333333333" calcext:value-type="float">
            <text:p>23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11000" calcext:value-type="float">
            <text:p>711000</text:p>
          </table:table-cell>
          <table:table-cell office:value-type="float" office:value="1598210041" calcext:value-type="float">
            <text:p>159821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423" calcext:value-type="float">
            <text:p>2423</text:p>
          </table:table-cell>
          <table:table-cell table:formula="of:=([.C676]-[.$C$389])/60" office:value-type="float" office:value="288" calcext:value-type="float">
            <text:p>288</text:p>
          </table:table-cell>
          <table:table-cell table:formula="of:=([.B676])/30000" office:value-type="float" office:value="23.7" calcext:value-type="float">
            <text:p>2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06000" calcext:value-type="float">
            <text:p>706000</text:p>
          </table:table-cell>
          <table:table-cell office:value-type="float" office:value="1598210101" calcext:value-type="float">
            <text:p>159821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432" calcext:value-type="float">
            <text:p>2432</text:p>
          </table:table-cell>
          <table:table-cell table:formula="of:=([.C677]-[.$C$389])/60" office:value-type="float" office:value="289" calcext:value-type="float">
            <text:p>289</text:p>
          </table:table-cell>
          <table:table-cell table:formula="of:=([.B677])/30000" office:value-type="float" office:value="23.5333333333333" calcext:value-type="float">
            <text:p>23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02000" calcext:value-type="float">
            <text:p>702000</text:p>
          </table:table-cell>
          <table:table-cell office:value-type="float" office:value="1598210161" calcext:value-type="float">
            <text:p>1598210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/314</text:p>
          </table:table-cell>
          <table:table-cell office:value-type="float" office:value="2440" calcext:value-type="float">
            <text:p>2440</text:p>
          </table:table-cell>
          <table:table-cell table:formula="of:=([.C678]-[.$C$389])/60" office:value-type="float" office:value="290" calcext:value-type="float">
            <text:p>290</text:p>
          </table:table-cell>
          <table:table-cell table:formula="of:=([.B678])/30000"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697000" calcext:value-type="float">
            <text:p>697000</text:p>
          </table:table-cell>
          <table:table-cell office:value-type="float" office:value="1598210222" calcext:value-type="float">
            <text:p>1598210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449" calcext:value-type="float">
            <text:p>2449</text:p>
          </table:table-cell>
          <table:table-cell table:formula="of:=([.C679]-[.$C$389])/60" office:value-type="float" office:value="291.016666666667" calcext:value-type="float">
            <text:p>291.016666666667</text:p>
          </table:table-cell>
          <table:table-cell table:formula="of:=([.B679])/30000" office:value-type="float" office:value="23.2333333333333" calcext:value-type="float">
            <text:p>23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693000" calcext:value-type="float">
            <text:p>693000</text:p>
          </table:table-cell>
          <table:table-cell office:value-type="float" office:value="1598210281" calcext:value-type="float">
            <text:p>1598210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457" calcext:value-type="float">
            <text:p>2457</text:p>
          </table:table-cell>
          <table:table-cell table:formula="of:=([.C680]-[.$C$389])/60" office:value-type="float" office:value="292" calcext:value-type="float">
            <text:p>292</text:p>
          </table:table-cell>
          <table:table-cell table:formula="of:=([.B680])/30000" office:value-type="float" office:value="23.1" calcext:value-type="float">
            <text:p>2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89000" calcext:value-type="float">
            <text:p>689000</text:p>
          </table:table-cell>
          <table:table-cell office:value-type="float" office:value="1598210341" calcext:value-type="float">
            <text:p>1598210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466" calcext:value-type="float">
            <text:p>2466</text:p>
          </table:table-cell>
          <table:table-cell table:formula="of:=([.C681]-[.$C$389])/60" office:value-type="float" office:value="293" calcext:value-type="float">
            <text:p>293</text:p>
          </table:table-cell>
          <table:table-cell table:formula="of:=([.B681])/30000" office:value-type="float" office:value="22.9666666666667" calcext:value-type="float">
            <text:p>22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84000" calcext:value-type="float">
            <text:p>684000</text:p>
          </table:table-cell>
          <table:table-cell office:value-type="float" office:value="1598210401" calcext:value-type="float">
            <text:p>1598210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474" calcext:value-type="float">
            <text:p>2474</text:p>
          </table:table-cell>
          <table:table-cell table:formula="of:=([.C682]-[.$C$389])/60" office:value-type="float" office:value="294" calcext:value-type="float">
            <text:p>294</text:p>
          </table:table-cell>
          <table:table-cell table:formula="of:=([.B682])/30000" office:value-type="float" office:value="22.8" calcext:value-type="float">
            <text:p>2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80000" calcext:value-type="float">
            <text:p>680000</text:p>
          </table:table-cell>
          <table:table-cell office:value-type="float" office:value="1598210461" calcext:value-type="float">
            <text:p>1598210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483" calcext:value-type="float">
            <text:p>2483</text:p>
          </table:table-cell>
          <table:table-cell table:formula="of:=([.C683]-[.$C$389])/60" office:value-type="float" office:value="295" calcext:value-type="float">
            <text:p>295</text:p>
          </table:table-cell>
          <table:table-cell table:formula="of:=([.B683])/30000" office:value-type="float" office:value="22.6666666666667" calcext:value-type="float">
            <text:p>22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75000" calcext:value-type="float">
            <text:p>675000</text:p>
          </table:table-cell>
          <table:table-cell office:value-type="float" office:value="1598210521" calcext:value-type="float">
            <text:p>159821052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493" calcext:value-type="float">
            <text:p>2493</text:p>
          </table:table-cell>
          <table:table-cell table:formula="of:=([.C684]-[.$C$389])/60" office:value-type="float" office:value="296" calcext:value-type="float">
            <text:p>296</text:p>
          </table:table-cell>
          <table:table-cell table:formula="of:=([.B684])/30000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71000" calcext:value-type="float">
            <text:p>671000</text:p>
          </table:table-cell>
          <table:table-cell office:value-type="float" office:value="1598210582" calcext:value-type="float">
            <text:p>159821058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501" calcext:value-type="float">
            <text:p>2501</text:p>
          </table:table-cell>
          <table:table-cell table:formula="of:=([.C685]-[.$C$389])/60" office:value-type="float" office:value="297.016666666667" calcext:value-type="float">
            <text:p>297.016666666667</text:p>
          </table:table-cell>
          <table:table-cell table:formula="of:=([.B685])/30000" office:value-type="float" office:value="22.3666666666667" calcext:value-type="float">
            <text:p>22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67000" calcext:value-type="float">
            <text:p>667000</text:p>
          </table:table-cell>
          <table:table-cell office:value-type="float" office:value="1598210641" calcext:value-type="float">
            <text:p>1598210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509" calcext:value-type="float">
            <text:p>2509</text:p>
          </table:table-cell>
          <table:table-cell table:formula="of:=([.C686]-[.$C$389])/60" office:value-type="float" office:value="298" calcext:value-type="float">
            <text:p>298</text:p>
          </table:table-cell>
          <table:table-cell table:formula="of:=([.B686])/30000" office:value-type="float" office:value="22.2333333333333" calcext:value-type="float">
            <text:p>22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62000" calcext:value-type="float">
            <text:p>662000</text:p>
          </table:table-cell>
          <table:table-cell office:value-type="float" office:value="1598210701" calcext:value-type="float">
            <text:p>1598210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518" calcext:value-type="float">
            <text:p>2518</text:p>
          </table:table-cell>
          <table:table-cell table:formula="of:=([.C687]-[.$C$389])/60" office:value-type="float" office:value="299" calcext:value-type="float">
            <text:p>299</text:p>
          </table:table-cell>
          <table:table-cell table:formula="of:=([.B687])/30000" office:value-type="float" office:value="22.0666666666667" calcext:value-type="float">
            <text:p>22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58000" calcext:value-type="float">
            <text:p>658000</text:p>
          </table:table-cell>
          <table:table-cell office:value-type="float" office:value="1598210761" calcext:value-type="float">
            <text:p>1598210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528" calcext:value-type="float">
            <text:p>2528</text:p>
          </table:table-cell>
          <table:table-cell table:formula="of:=([.C688]-[.$C$389])/60" office:value-type="float" office:value="300" calcext:value-type="float">
            <text:p>300</text:p>
          </table:table-cell>
          <table:table-cell table:formula="of:=([.B688])/30000" office:value-type="float" office:value="21.9333333333333" calcext:value-type="float">
            <text:p>21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53000" calcext:value-type="float">
            <text:p>653000</text:p>
          </table:table-cell>
          <table:table-cell office:value-type="float" office:value="1598210821" calcext:value-type="float">
            <text:p>1598210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537" calcext:value-type="float">
            <text:p>2537</text:p>
          </table:table-cell>
          <table:table-cell table:formula="of:=([.C689]-[.$C$389])/60" office:value-type="float" office:value="301" calcext:value-type="float">
            <text:p>301</text:p>
          </table:table-cell>
          <table:table-cell table:formula="of:=([.B689])/30000" office:value-type="float" office:value="21.7666666666667" calcext:value-type="float">
            <text:p>21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49000" calcext:value-type="float">
            <text:p>649000</text:p>
          </table:table-cell>
          <table:table-cell office:value-type="float" office:value="1598210881" calcext:value-type="float">
            <text:p>1598210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545" calcext:value-type="float">
            <text:p>2545</text:p>
          </table:table-cell>
          <table:table-cell table:formula="of:=([.C690]-[.$C$389])/60" office:value-type="float" office:value="302" calcext:value-type="float">
            <text:p>302</text:p>
          </table:table-cell>
          <table:table-cell table:formula="of:=([.B690])/30000" office:value-type="float" office:value="21.6333333333333" calcext:value-type="float">
            <text:p>21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44000" calcext:value-type="float">
            <text:p>644000</text:p>
          </table:table-cell>
          <table:table-cell office:value-type="float" office:value="1598210942" calcext:value-type="float">
            <text:p>1598210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554" calcext:value-type="float">
            <text:p>2554</text:p>
          </table:table-cell>
          <table:table-cell table:formula="of:=([.C691]-[.$C$389])/60" office:value-type="float" office:value="303.016666666667" calcext:value-type="float">
            <text:p>303.016666666667</text:p>
          </table:table-cell>
          <table:table-cell table:formula="of:=([.B691])/30000" office:value-type="float" office:value="21.4666666666667" calcext:value-type="float">
            <text:p>21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40000" calcext:value-type="float">
            <text:p>640000</text:p>
          </table:table-cell>
          <table:table-cell office:value-type="float" office:value="1598211001" calcext:value-type="float">
            <text:p>159821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562" calcext:value-type="float">
            <text:p>2562</text:p>
          </table:table-cell>
          <table:table-cell table:formula="of:=([.C692]-[.$C$389])/60" office:value-type="float" office:value="304" calcext:value-type="float">
            <text:p>304</text:p>
          </table:table-cell>
          <table:table-cell table:formula="of:=([.B692])/30000" office:value-type="float" office:value="21.3333333333333" calcext:value-type="float">
            <text:p>21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36000" calcext:value-type="float">
            <text:p>636000</text:p>
          </table:table-cell>
          <table:table-cell office:value-type="float" office:value="1598211061" calcext:value-type="float">
            <text:p>1598211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/314</text:p>
          </table:table-cell>
          <table:table-cell office:value-type="float" office:value="2570" calcext:value-type="float">
            <text:p>2570</text:p>
          </table:table-cell>
          <table:table-cell table:formula="of:=([.C693]-[.$C$389])/60" office:value-type="float" office:value="305" calcext:value-type="float">
            <text:p>305</text:p>
          </table:table-cell>
          <table:table-cell table:formula="of:=([.B693])/30000" office:value-type="float" office:value="21.2" calcext:value-type="float">
            <text:p>2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31000" calcext:value-type="float">
            <text:p>631000</text:p>
          </table:table-cell>
          <table:table-cell office:value-type="float" office:value="1598211121" calcext:value-type="float">
            <text:p>1598211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579" calcext:value-type="float">
            <text:p>2579</text:p>
          </table:table-cell>
          <table:table-cell table:formula="of:=([.C694]-[.$C$389])/60" office:value-type="float" office:value="306" calcext:value-type="float">
            <text:p>306</text:p>
          </table:table-cell>
          <table:table-cell table:formula="of:=([.B694])/30000" office:value-type="float" office:value="21.0333333333333" calcext:value-type="float">
            <text:p>21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27000" calcext:value-type="float">
            <text:p>627000</text:p>
          </table:table-cell>
          <table:table-cell office:value-type="float" office:value="1598211181" calcext:value-type="float">
            <text:p>1598211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588" calcext:value-type="float">
            <text:p>2588</text:p>
          </table:table-cell>
          <table:table-cell table:formula="of:=([.C695]-[.$C$389])/60" office:value-type="float" office:value="307" calcext:value-type="float">
            <text:p>307</text:p>
          </table:table-cell>
          <table:table-cell table:formula="of:=([.B695])/30000" office:value-type="float" office:value="20.9" calcext:value-type="float">
            <text:p>2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22000" calcext:value-type="float">
            <text:p>622000</text:p>
          </table:table-cell>
          <table:table-cell office:value-type="float" office:value="1598211241" calcext:value-type="float">
            <text:p>1598211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597" calcext:value-type="float">
            <text:p>2597</text:p>
          </table:table-cell>
          <table:table-cell table:formula="of:=([.C696]-[.$C$389])/60" office:value-type="float" office:value="308" calcext:value-type="float">
            <text:p>308</text:p>
          </table:table-cell>
          <table:table-cell table:formula="of:=([.B696])/30000" office:value-type="float" office:value="20.7333333333333" calcext:value-type="float">
            <text:p>20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18000" calcext:value-type="float">
            <text:p>618000</text:p>
          </table:table-cell>
          <table:table-cell office:value-type="float" office:value="1598211301" calcext:value-type="float">
            <text:p>159821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605" calcext:value-type="float">
            <text:p>2605</text:p>
          </table:table-cell>
          <table:table-cell table:formula="of:=([.C697]-[.$C$389])/60" office:value-type="float" office:value="309" calcext:value-type="float">
            <text:p>309</text:p>
          </table:table-cell>
          <table:table-cell table:formula="of:=([.B697])/30000" office:value-type="float" office:value="20.6" calcext:value-type="float">
            <text:p>2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14000" calcext:value-type="float">
            <text:p>614000</text:p>
          </table:table-cell>
          <table:table-cell office:value-type="float" office:value="1598211361" calcext:value-type="float">
            <text:p>1598211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613" calcext:value-type="float">
            <text:p>2613</text:p>
          </table:table-cell>
          <table:table-cell table:formula="of:=([.C698]-[.$C$389])/60" office:value-type="float" office:value="310" calcext:value-type="float">
            <text:p>310</text:p>
          </table:table-cell>
          <table:table-cell table:formula="of:=([.B698])/30000" office:value-type="float" office:value="20.4666666666667" calcext:value-type="float">
            <text:p>20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09000" calcext:value-type="float">
            <text:p>609000</text:p>
          </table:table-cell>
          <table:table-cell office:value-type="float" office:value="1598211421" calcext:value-type="float">
            <text:p>1598211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621" calcext:value-type="float">
            <text:p>2621</text:p>
          </table:table-cell>
          <table:table-cell table:formula="of:=([.C699]-[.$C$389])/60" office:value-type="float" office:value="311" calcext:value-type="float">
            <text:p>311</text:p>
          </table:table-cell>
          <table:table-cell table:formula="of:=([.B699])/30000" office:value-type="float" office:value="20.3" calcext:value-type="float">
            <text:p>2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05000" calcext:value-type="float">
            <text:p>605000</text:p>
          </table:table-cell>
          <table:table-cell office:value-type="float" office:value="1598211481" calcext:value-type="float">
            <text:p>1598211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630" calcext:value-type="float">
            <text:p>2630</text:p>
          </table:table-cell>
          <table:table-cell table:formula="of:=([.C700]-[.$C$389])/60" office:value-type="float" office:value="312" calcext:value-type="float">
            <text:p>312</text:p>
          </table:table-cell>
          <table:table-cell table:formula="of:=([.B700])/30000" office:value-type="float" office:value="20.1666666666667" calcext:value-type="float">
            <text:p>20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98211541" calcext:value-type="float">
            <text:p>159821154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639" calcext:value-type="float">
            <text:p>2639</text:p>
          </table:table-cell>
          <table:table-cell table:formula="of:=([.C701]-[.$C$389])/60" office:value-type="float" office:value="313" calcext:value-type="float">
            <text:p>313</text:p>
          </table:table-cell>
          <table:table-cell table:formula="of:=([.B701])/3000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96000" calcext:value-type="float">
            <text:p>596000</text:p>
          </table:table-cell>
          <table:table-cell office:value-type="float" office:value="1598211601" calcext:value-type="float">
            <text:p>159821160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650" calcext:value-type="float">
            <text:p>2650</text:p>
          </table:table-cell>
          <table:table-cell table:formula="of:=([.C702]-[.$C$389])/60" office:value-type="float" office:value="314" calcext:value-type="float">
            <text:p>314</text:p>
          </table:table-cell>
          <table:table-cell table:formula="of:=([.B702])/30000" office:value-type="float" office:value="19.8666666666667" calcext:value-type="float">
            <text:p>19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91000" calcext:value-type="float">
            <text:p>591000</text:p>
          </table:table-cell>
          <table:table-cell office:value-type="float" office:value="1598211661" calcext:value-type="float">
            <text:p>1598211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658" calcext:value-type="float">
            <text:p>2658</text:p>
          </table:table-cell>
          <table:table-cell table:formula="of:=([.C703]-[.$C$389])/60" office:value-type="float" office:value="315" calcext:value-type="float">
            <text:p>315</text:p>
          </table:table-cell>
          <table:table-cell table:formula="of:=([.B703])/30000" office:value-type="float" office:value="19.7" calcext:value-type="float">
            <text:p>1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87000" calcext:value-type="float">
            <text:p>587000</text:p>
          </table:table-cell>
          <table:table-cell office:value-type="float" office:value="1598211722" calcext:value-type="float">
            <text:p>1598211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667" calcext:value-type="float">
            <text:p>2667</text:p>
          </table:table-cell>
          <table:table-cell table:formula="of:=([.C704]-[.$C$389])/60" office:value-type="float" office:value="316.016666666667" calcext:value-type="float">
            <text:p>316.016666666667</text:p>
          </table:table-cell>
          <table:table-cell table:formula="of:=([.B704])/30000" office:value-type="float" office:value="19.5666666666667" calcext:value-type="float">
            <text:p>19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83000" calcext:value-type="float">
            <text:p>583000</text:p>
          </table:table-cell>
          <table:table-cell office:value-type="float" office:value="1598211781" calcext:value-type="float">
            <text:p>1598211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676" calcext:value-type="float">
            <text:p>2676</text:p>
          </table:table-cell>
          <table:table-cell table:formula="of:=([.C705]-[.$C$389])/60" office:value-type="float" office:value="317" calcext:value-type="float">
            <text:p>317</text:p>
          </table:table-cell>
          <table:table-cell table:formula="of:=([.B705])/30000" office:value-type="float" office:value="19.4333333333333" calcext:value-type="float">
            <text:p>19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78000" calcext:value-type="float">
            <text:p>578000</text:p>
          </table:table-cell>
          <table:table-cell office:value-type="float" office:value="1598211841" calcext:value-type="float">
            <text:p>1598211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684" calcext:value-type="float">
            <text:p>2684</text:p>
          </table:table-cell>
          <table:table-cell table:formula="of:=([.C706]-[.$C$389])/60" office:value-type="float" office:value="318" calcext:value-type="float">
            <text:p>318</text:p>
          </table:table-cell>
          <table:table-cell table:formula="of:=([.B706])/30000" office:value-type="float" office:value="19.2666666666667" calcext:value-type="float">
            <text:p>19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74000" calcext:value-type="float">
            <text:p>574000</text:p>
          </table:table-cell>
          <table:table-cell office:value-type="float" office:value="1598211901" calcext:value-type="float">
            <text:p>1598211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693" calcext:value-type="float">
            <text:p>2693</text:p>
          </table:table-cell>
          <table:table-cell table:formula="of:=([.C707]-[.$C$389])/60" office:value-type="float" office:value="319" calcext:value-type="float">
            <text:p>319</text:p>
          </table:table-cell>
          <table:table-cell table:formula="of:=([.B707])/30000" office:value-type="float" office:value="19.1333333333333" calcext:value-type="float">
            <text:p>19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69000" calcext:value-type="float">
            <text:p>569000</text:p>
          </table:table-cell>
          <table:table-cell office:value-type="float" office:value="1598211961" calcext:value-type="float">
            <text:p>1598211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702" calcext:value-type="float">
            <text:p>2702</text:p>
          </table:table-cell>
          <table:table-cell table:formula="of:=([.C708]-[.$C$389])/60" office:value-type="float" office:value="320" calcext:value-type="float">
            <text:p>320</text:p>
          </table:table-cell>
          <table:table-cell table:formula="of:=([.B708])/30000" office:value-type="float" office:value="18.9666666666667" calcext:value-type="float">
            <text:p>18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65000" calcext:value-type="float">
            <text:p>565000</text:p>
          </table:table-cell>
          <table:table-cell office:value-type="float" office:value="1598212021" calcext:value-type="float">
            <text:p>159821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710" calcext:value-type="float">
            <text:p>2710</text:p>
          </table:table-cell>
          <table:table-cell table:formula="of:=([.C709]-[.$C$389])/60" office:value-type="float" office:value="321" calcext:value-type="float">
            <text:p>321</text:p>
          </table:table-cell>
          <table:table-cell table:formula="of:=([.B709])/30000" office:value-type="float" office:value="18.8333333333333" calcext:value-type="float">
            <text:p>18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60000" calcext:value-type="float">
            <text:p>560000</text:p>
          </table:table-cell>
          <table:table-cell office:value-type="float" office:value="1598212082" calcext:value-type="float">
            <text:p>1598212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18" calcext:value-type="float">
            <text:p>2718</text:p>
          </table:table-cell>
          <table:table-cell table:formula="of:=([.C710]-[.$C$389])/60" office:value-type="float" office:value="322.016666666667" calcext:value-type="float">
            <text:p>322.016666666667</text:p>
          </table:table-cell>
          <table:table-cell table:formula="of:=([.B710])/30000" office:value-type="float" office:value="18.6666666666667" calcext:value-type="float">
            <text:p>18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56000" calcext:value-type="float">
            <text:p>556000</text:p>
          </table:table-cell>
          <table:table-cell office:value-type="float" office:value="1598212141" calcext:value-type="float">
            <text:p>1598212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26" calcext:value-type="float">
            <text:p>2726</text:p>
          </table:table-cell>
          <table:table-cell table:formula="of:=([.C711]-[.$C$389])/60" office:value-type="float" office:value="323" calcext:value-type="float">
            <text:p>323</text:p>
          </table:table-cell>
          <table:table-cell table:formula="of:=([.B711])/30000" office:value-type="float" office:value="18.5333333333333" calcext:value-type="float">
            <text:p>18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52000" calcext:value-type="float">
            <text:p>552000</text:p>
          </table:table-cell>
          <table:table-cell office:value-type="float" office:value="1598212201" calcext:value-type="float">
            <text:p>15982122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34" calcext:value-type="float">
            <text:p>2734</text:p>
          </table:table-cell>
          <table:table-cell table:formula="of:=([.C712]-[.$C$389])/60" office:value-type="float" office:value="324" calcext:value-type="float">
            <text:p>324</text:p>
          </table:table-cell>
          <table:table-cell table:formula="of:=([.B712])/30000" office:value-type="float" office:value="18.4" calcext:value-type="float">
            <text:p>1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47000" calcext:value-type="float">
            <text:p>547000</text:p>
          </table:table-cell>
          <table:table-cell office:value-type="float" office:value="1598212261" calcext:value-type="float">
            <text:p>159821226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743" calcext:value-type="float">
            <text:p>2743</text:p>
          </table:table-cell>
          <table:table-cell table:formula="of:=([.C713]-[.$C$389])/60" office:value-type="float" office:value="325" calcext:value-type="float">
            <text:p>325</text:p>
          </table:table-cell>
          <table:table-cell table:formula="of:=([.B713])/30000" office:value-type="float" office:value="18.2333333333333" calcext:value-type="float">
            <text:p>18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43000" calcext:value-type="float">
            <text:p>543000</text:p>
          </table:table-cell>
          <table:table-cell office:value-type="float" office:value="1598212321" calcext:value-type="float">
            <text:p>1598212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52" calcext:value-type="float">
            <text:p>2752</text:p>
          </table:table-cell>
          <table:table-cell table:formula="of:=([.C714]-[.$C$389])/60" office:value-type="float" office:value="326" calcext:value-type="float">
            <text:p>326</text:p>
          </table:table-cell>
          <table:table-cell table:formula="of:=([.B714])/30000" office:value-type="float" office:value="18.1" calcext:value-type="float">
            <text:p>1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38000" calcext:value-type="float">
            <text:p>538000</text:p>
          </table:table-cell>
          <table:table-cell office:value-type="float" office:value="1598212381" calcext:value-type="float">
            <text:p>1598212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62" calcext:value-type="float">
            <text:p>2762</text:p>
          </table:table-cell>
          <table:table-cell table:formula="of:=([.C715]-[.$C$389])/60" office:value-type="float" office:value="327" calcext:value-type="float">
            <text:p>327</text:p>
          </table:table-cell>
          <table:table-cell table:formula="of:=([.B715])/30000" office:value-type="float" office:value="17.9333333333333" calcext:value-type="float">
            <text:p>17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34000" calcext:value-type="float">
            <text:p>534000</text:p>
          </table:table-cell>
          <table:table-cell office:value-type="float" office:value="1598212442" calcext:value-type="float">
            <text:p>1598212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71" calcext:value-type="float">
            <text:p>2771</text:p>
          </table:table-cell>
          <table:table-cell table:formula="of:=([.C716]-[.$C$389])/60" office:value-type="float" office:value="328.016666666667" calcext:value-type="float">
            <text:p>328.016666666667</text:p>
          </table:table-cell>
          <table:table-cell table:formula="of:=([.B716])/30000" office:value-type="float" office:value="17.8" calcext:value-type="float">
            <text:p>1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30000" calcext:value-type="float">
            <text:p>530000</text:p>
          </table:table-cell>
          <table:table-cell office:value-type="float" office:value="1598212501" calcext:value-type="float">
            <text:p>1598212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79" calcext:value-type="float">
            <text:p>2779</text:p>
          </table:table-cell>
          <table:table-cell table:formula="of:=([.C717]-[.$C$389])/60" office:value-type="float" office:value="329" calcext:value-type="float">
            <text:p>329</text:p>
          </table:table-cell>
          <table:table-cell table:formula="of:=([.B717])/30000" office:value-type="float" office:value="17.6666666666667" calcext:value-type="float">
            <text:p>17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25000" calcext:value-type="float">
            <text:p>525000</text:p>
          </table:table-cell>
          <table:table-cell office:value-type="float" office:value="1598212561" calcext:value-type="float">
            <text:p>1598212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87" calcext:value-type="float">
            <text:p>2787</text:p>
          </table:table-cell>
          <table:table-cell table:formula="of:=([.C718]-[.$C$389])/60" office:value-type="float" office:value="330" calcext:value-type="float">
            <text:p>330</text:p>
          </table:table-cell>
          <table:table-cell table:formula="of:=([.B718])/30000"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21000" calcext:value-type="float">
            <text:p>521000</text:p>
          </table:table-cell>
          <table:table-cell office:value-type="float" office:value="1598212621" calcext:value-type="float">
            <text:p>1598212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796" calcext:value-type="float">
            <text:p>2796</text:p>
          </table:table-cell>
          <table:table-cell table:formula="of:=([.C719]-[.$C$389])/60" office:value-type="float" office:value="331" calcext:value-type="float">
            <text:p>331</text:p>
          </table:table-cell>
          <table:table-cell table:formula="of:=([.B719])/30000" office:value-type="float" office:value="17.3666666666667" calcext:value-type="float">
            <text:p>17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16000" calcext:value-type="float">
            <text:p>516000</text:p>
          </table:table-cell>
          <table:table-cell office:value-type="float" office:value="1598212681" calcext:value-type="float">
            <text:p>1598212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805" calcext:value-type="float">
            <text:p>2805</text:p>
          </table:table-cell>
          <table:table-cell table:formula="of:=([.C720]-[.$C$389])/60" office:value-type="float" office:value="332" calcext:value-type="float">
            <text:p>332</text:p>
          </table:table-cell>
          <table:table-cell table:formula="of:=([.B720])/30000" office:value-type="float" office:value="17.2" calcext:value-type="float">
            <text:p>1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12000" calcext:value-type="float">
            <text:p>512000</text:p>
          </table:table-cell>
          <table:table-cell office:value-type="float" office:value="1598212741" calcext:value-type="float">
            <text:p>1598212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814" calcext:value-type="float">
            <text:p>2814</text:p>
          </table:table-cell>
          <table:table-cell table:formula="of:=([.C721]-[.$C$389])/60" office:value-type="float" office:value="333" calcext:value-type="float">
            <text:p>333</text:p>
          </table:table-cell>
          <table:table-cell table:formula="of:=([.B721])/30000" office:value-type="float" office:value="17.0666666666667" calcext:value-type="float">
            <text:p>17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507000" calcext:value-type="float">
            <text:p>507000</text:p>
          </table:table-cell>
          <table:table-cell office:value-type="float" office:value="1598212802" calcext:value-type="float">
            <text:p>1598212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822" calcext:value-type="float">
            <text:p>2822</text:p>
          </table:table-cell>
          <table:table-cell table:formula="of:=([.C722]-[.$C$389])/60" office:value-type="float" office:value="334.016666666667" calcext:value-type="float">
            <text:p>334.016666666667</text:p>
          </table:table-cell>
          <table:table-cell table:formula="of:=([.B722])/30000" office:value-type="float" office:value="16.9" calcext:value-type="float">
            <text:p>1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503000" calcext:value-type="float">
            <text:p>503000</text:p>
          </table:table-cell>
          <table:table-cell office:value-type="float" office:value="1598212861" calcext:value-type="float">
            <text:p>159821286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830" calcext:value-type="float">
            <text:p>2830</text:p>
          </table:table-cell>
          <table:table-cell table:formula="of:=([.C723]-[.$C$389])/60" office:value-type="float" office:value="335" calcext:value-type="float">
            <text:p>335</text:p>
          </table:table-cell>
          <table:table-cell table:formula="of:=([.B723])/30000" office:value-type="float" office:value="16.7666666666667" calcext:value-type="float">
            <text:p>16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99000" calcext:value-type="float">
            <text:p>499000</text:p>
          </table:table-cell>
          <table:table-cell office:value-type="float" office:value="1598212921" calcext:value-type="float">
            <text:p>15982129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2839" calcext:value-type="float">
            <text:p>2839</text:p>
          </table:table-cell>
          <table:table-cell table:formula="of:=([.C724]-[.$C$389])/60" office:value-type="float" office:value="336" calcext:value-type="float">
            <text:p>336</text:p>
          </table:table-cell>
          <table:table-cell table:formula="of:=([.B724])/30000" office:value-type="float" office:value="16.6333333333333" calcext:value-type="float">
            <text:p>16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94000" calcext:value-type="float">
            <text:p>494000</text:p>
          </table:table-cell>
          <table:table-cell office:value-type="float" office:value="1598212981" calcext:value-type="float">
            <text:p>159821298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848" calcext:value-type="float">
            <text:p>2848</text:p>
          </table:table-cell>
          <table:table-cell table:formula="of:=([.C725]-[.$C$389])/60" office:value-type="float" office:value="337" calcext:value-type="float">
            <text:p>337</text:p>
          </table:table-cell>
          <table:table-cell table:formula="of:=([.B725])/30000" office:value-type="float" office:value="16.4666666666667" calcext:value-type="float">
            <text:p>16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90000" calcext:value-type="float">
            <text:p>490000</text:p>
          </table:table-cell>
          <table:table-cell office:value-type="float" office:value="1598213041" calcext:value-type="float">
            <text:p>1598213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856" calcext:value-type="float">
            <text:p>2856</text:p>
          </table:table-cell>
          <table:table-cell table:formula="of:=([.C726]-[.$C$389])/60" office:value-type="float" office:value="338" calcext:value-type="float">
            <text:p>338</text:p>
          </table:table-cell>
          <table:table-cell table:formula="of:=([.B726])/30000" office:value-type="float" office:value="16.3333333333333" calcext:value-type="float">
            <text:p>16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85000" calcext:value-type="float">
            <text:p>485000</text:p>
          </table:table-cell>
          <table:table-cell office:value-type="float" office:value="1598213101" calcext:value-type="float">
            <text:p>1598213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864" calcext:value-type="float">
            <text:p>2864</text:p>
          </table:table-cell>
          <table:table-cell table:formula="of:=([.C727]-[.$C$389])/60" office:value-type="float" office:value="339" calcext:value-type="float">
            <text:p>339</text:p>
          </table:table-cell>
          <table:table-cell table:formula="of:=([.B727])/30000" office:value-type="float" office:value="16.1666666666667" calcext:value-type="float">
            <text:p>16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81000" calcext:value-type="float">
            <text:p>481000</text:p>
          </table:table-cell>
          <table:table-cell office:value-type="float" office:value="1598213161" calcext:value-type="float">
            <text:p>1598213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872" calcext:value-type="float">
            <text:p>2872</text:p>
          </table:table-cell>
          <table:table-cell table:formula="of:=([.C728]-[.$C$389])/60" office:value-type="float" office:value="340" calcext:value-type="float">
            <text:p>340</text:p>
          </table:table-cell>
          <table:table-cell table:formula="of:=([.B728])/30000" office:value-type="float" office:value="16.0333333333333" calcext:value-type="float">
            <text:p>16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77000" calcext:value-type="float">
            <text:p>477000</text:p>
          </table:table-cell>
          <table:table-cell office:value-type="float" office:value="1598213221" calcext:value-type="float">
            <text:p>1598213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882" calcext:value-type="float">
            <text:p>2882</text:p>
          </table:table-cell>
          <table:table-cell table:formula="of:=([.C729]-[.$C$389])/60" office:value-type="float" office:value="341" calcext:value-type="float">
            <text:p>341</text:p>
          </table:table-cell>
          <table:table-cell table:formula="of:=([.B729])/30000"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72000" calcext:value-type="float">
            <text:p>472000</text:p>
          </table:table-cell>
          <table:table-cell office:value-type="float" office:value="1598213281" calcext:value-type="float">
            <text:p>1598213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890" calcext:value-type="float">
            <text:p>2890</text:p>
          </table:table-cell>
          <table:table-cell table:formula="of:=([.C730]-[.$C$389])/60" office:value-type="float" office:value="342" calcext:value-type="float">
            <text:p>342</text:p>
          </table:table-cell>
          <table:table-cell table:formula="of:=([.B730])/30000" office:value-type="float" office:value="15.7333333333333" calcext:value-type="float">
            <text:p>15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68000" calcext:value-type="float">
            <text:p>468000</text:p>
          </table:table-cell>
          <table:table-cell office:value-type="float" office:value="1598213341" calcext:value-type="float">
            <text:p>1598213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899" calcext:value-type="float">
            <text:p>2899</text:p>
          </table:table-cell>
          <table:table-cell table:formula="of:=([.C731]-[.$C$389])/60" office:value-type="float" office:value="343" calcext:value-type="float">
            <text:p>343</text:p>
          </table:table-cell>
          <table:table-cell table:formula="of:=([.B731])/30000"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63000" calcext:value-type="float">
            <text:p>463000</text:p>
          </table:table-cell>
          <table:table-cell office:value-type="float" office:value="1598213401" calcext:value-type="float">
            <text:p>1598213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907" calcext:value-type="float">
            <text:p>2907</text:p>
          </table:table-cell>
          <table:table-cell table:formula="of:=([.C732]-[.$C$389])/60" office:value-type="float" office:value="344" calcext:value-type="float">
            <text:p>344</text:p>
          </table:table-cell>
          <table:table-cell table:formula="of:=([.B732])/30000" office:value-type="float" office:value="15.4333333333333" calcext:value-type="float">
            <text:p>15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59000" calcext:value-type="float">
            <text:p>459000</text:p>
          </table:table-cell>
          <table:table-cell office:value-type="float" office:value="1598213461" calcext:value-type="float">
            <text:p>1598213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915" calcext:value-type="float">
            <text:p>2915</text:p>
          </table:table-cell>
          <table:table-cell table:formula="of:=([.C733]-[.$C$389])/60" office:value-type="float" office:value="345" calcext:value-type="float">
            <text:p>345</text:p>
          </table:table-cell>
          <table:table-cell table:formula="of:=([.B733])/30000"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55000" calcext:value-type="float">
            <text:p>455000</text:p>
          </table:table-cell>
          <table:table-cell office:value-type="float" office:value="1598213521" calcext:value-type="float">
            <text:p>1598213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925" calcext:value-type="float">
            <text:p>2925</text:p>
          </table:table-cell>
          <table:table-cell table:formula="of:=([.C734]-[.$C$389])/60" office:value-type="float" office:value="346" calcext:value-type="float">
            <text:p>346</text:p>
          </table:table-cell>
          <table:table-cell table:formula="of:=([.B734])/30000" office:value-type="float" office:value="15.1666666666667" calcext:value-type="float">
            <text:p>1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98213581" calcext:value-type="float">
            <text:p>1598213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4</text:p>
          </table:table-cell>
          <table:table-cell office:value-type="float" office:value="2933" calcext:value-type="float">
            <text:p>2933</text:p>
          </table:table-cell>
          <table:table-cell table:formula="of:=([.C735]-[.$C$389])/60" office:value-type="float" office:value="347" calcext:value-type="float">
            <text:p>347</text:p>
          </table:table-cell>
          <table:table-cell table:formula="of:=([.B735])/300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46000" calcext:value-type="float">
            <text:p>446000</text:p>
          </table:table-cell>
          <table:table-cell office:value-type="float" office:value="1598213641" calcext:value-type="float">
            <text:p>1598213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942" calcext:value-type="float">
            <text:p>2942</text:p>
          </table:table-cell>
          <table:table-cell table:formula="of:=([.C736]-[.$C$389])/60" office:value-type="float" office:value="348" calcext:value-type="float">
            <text:p>348</text:p>
          </table:table-cell>
          <table:table-cell table:formula="of:=([.B736])/30000" office:value-type="float" office:value="14.8666666666667" calcext:value-type="float">
            <text:p>14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42000" calcext:value-type="float">
            <text:p>442000</text:p>
          </table:table-cell>
          <table:table-cell office:value-type="float" office:value="1598213701" calcext:value-type="float">
            <text:p>1598213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951" calcext:value-type="float">
            <text:p>2951</text:p>
          </table:table-cell>
          <table:table-cell table:formula="of:=([.C737]-[.$C$389])/60" office:value-type="float" office:value="349" calcext:value-type="float">
            <text:p>349</text:p>
          </table:table-cell>
          <table:table-cell table:formula="of:=([.B737])/30000" office:value-type="float" office:value="14.7333333333333" calcext:value-type="float">
            <text:p>14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37000" calcext:value-type="float">
            <text:p>437000</text:p>
          </table:table-cell>
          <table:table-cell office:value-type="float" office:value="1598213761" calcext:value-type="float">
            <text:p>1598213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959" calcext:value-type="float">
            <text:p>2959</text:p>
          </table:table-cell>
          <table:table-cell table:formula="of:=([.C738]-[.$C$389])/60" office:value-type="float" office:value="350" calcext:value-type="float">
            <text:p>350</text:p>
          </table:table-cell>
          <table:table-cell table:formula="of:=([.B738])/30000" office:value-type="float" office:value="14.5666666666667" calcext:value-type="float">
            <text:p>14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33000" calcext:value-type="float">
            <text:p>433000</text:p>
          </table:table-cell>
          <table:table-cell office:value-type="float" office:value="1598213821" calcext:value-type="float">
            <text:p>1598213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968" calcext:value-type="float">
            <text:p>2968</text:p>
          </table:table-cell>
          <table:table-cell table:formula="of:=([.C739]-[.$C$389])/60" office:value-type="float" office:value="351" calcext:value-type="float">
            <text:p>351</text:p>
          </table:table-cell>
          <table:table-cell table:formula="of:=([.B739])/30000" office:value-type="float" office:value="14.4333333333333" calcext:value-type="float">
            <text:p>14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29000" calcext:value-type="float">
            <text:p>429000</text:p>
          </table:table-cell>
          <table:table-cell office:value-type="float" office:value="1598213881" calcext:value-type="float">
            <text:p>1598213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2978" calcext:value-type="float">
            <text:p>2978</text:p>
          </table:table-cell>
          <table:table-cell table:formula="of:=([.C740]-[.$C$389])/60" office:value-type="float" office:value="352" calcext:value-type="float">
            <text:p>352</text:p>
          </table:table-cell>
          <table:table-cell table:formula="of:=([.B740])/30000"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24000" calcext:value-type="float">
            <text:p>424000</text:p>
          </table:table-cell>
          <table:table-cell office:value-type="float" office:value="1598213942" calcext:value-type="float">
            <text:p>1598213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5</text:p>
          </table:table-cell>
          <table:table-cell office:value-type="float" office:value="2986" calcext:value-type="float">
            <text:p>2986</text:p>
          </table:table-cell>
          <table:table-cell table:formula="of:=([.C741]-[.$C$389])/60" office:value-type="float" office:value="353.016666666667" calcext:value-type="float">
            <text:p>353.016666666667</text:p>
          </table:table-cell>
          <table:table-cell table:formula="of:=([.B741])/30000" office:value-type="float" office:value="14.1333333333333" calcext:value-type="float">
            <text:p>14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20000" calcext:value-type="float">
            <text:p>420000</text:p>
          </table:table-cell>
          <table:table-cell office:value-type="float" office:value="1598214001" calcext:value-type="float">
            <text:p>159821400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15</text:p>
          </table:table-cell>
          <table:table-cell office:value-type="float" office:value="2994" calcext:value-type="float">
            <text:p>2994</text:p>
          </table:table-cell>
          <table:table-cell table:formula="of:=([.C742]-[.$C$389])/60" office:value-type="float" office:value="354" calcext:value-type="float">
            <text:p>354</text:p>
          </table:table-cell>
          <table:table-cell table:formula="of:=([.B742])/30000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416000" calcext:value-type="float">
            <text:p>416000</text:p>
          </table:table-cell>
          <table:table-cell office:value-type="float" office:value="1598214061" calcext:value-type="float">
            <text:p>159821406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3005" calcext:value-type="float">
            <text:p>3005</text:p>
          </table:table-cell>
          <table:table-cell table:formula="of:=([.C743]-[.$C$389])/60" office:value-type="float" office:value="355" calcext:value-type="float">
            <text:p>355</text:p>
          </table:table-cell>
          <table:table-cell table:formula="of:=([.B743])/30000" office:value-type="float" office:value="13.8666666666667" calcext:value-type="float">
            <text:p>13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412000" calcext:value-type="float">
            <text:p>412000</text:p>
          </table:table-cell>
          <table:table-cell office:value-type="float" office:value="1598214121" calcext:value-type="float">
            <text:p>159821412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3014" calcext:value-type="float">
            <text:p>3014</text:p>
          </table:table-cell>
          <table:table-cell table:formula="of:=([.C744]-[.$C$389])/60" office:value-type="float" office:value="356" calcext:value-type="float">
            <text:p>356</text:p>
          </table:table-cell>
          <table:table-cell table:formula="of:=([.B744])/30000" office:value-type="float" office:value="13.7333333333333" calcext:value-type="float">
            <text:p>13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402000" calcext:value-type="float">
            <text:p>402000</text:p>
          </table:table-cell>
          <table:table-cell office:value-type="float" office:value="1598214181" calcext:value-type="float">
            <text:p>1598214181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/320</text:p>
          </table:table-cell>
          <table:table-cell office:value-type="float" office:value="3048" calcext:value-type="float">
            <text:p>3048</text:p>
          </table:table-cell>
          <table:table-cell table:formula="of:=([.C745]-[.$C$389])/60" office:value-type="float" office:value="357" calcext:value-type="float">
            <text:p>357</text:p>
          </table:table-cell>
          <table:table-cell table:formula="of:=([.B745])/30000" office:value-type="float" office:value="13.4" calcext:value-type="float">
            <text:p>1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397000" calcext:value-type="float">
            <text:p>397000</text:p>
          </table:table-cell>
          <table:table-cell office:value-type="float" office:value="1598214241" calcext:value-type="float">
            <text:p>1598214241</text:p>
          </table:table-cell>
          <table:table-cell office:value-type="float" office:value="0.26" calcext:value-type="float">
            <text:p>0.26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9</text:p>
          </table:table-cell>
          <table:table-cell office:value-type="float" office:value="3056" calcext:value-type="float">
            <text:p>3056</text:p>
          </table:table-cell>
          <table:table-cell table:formula="of:=([.C746]-[.$C$389])/60" office:value-type="float" office:value="358" calcext:value-type="float">
            <text:p>358</text:p>
          </table:table-cell>
          <table:table-cell table:formula="of:=([.B746])/30000" office:value-type="float" office:value="13.2333333333333" calcext:value-type="float">
            <text:p>13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393000" calcext:value-type="float">
            <text:p>393000</text:p>
          </table:table-cell>
          <table:table-cell office:value-type="float" office:value="1598214302" calcext:value-type="float">
            <text:p>159821430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19</text:p>
          </table:table-cell>
          <table:table-cell office:value-type="float" office:value="3064" calcext:value-type="float">
            <text:p>3064</text:p>
          </table:table-cell>
          <table:table-cell table:formula="of:=([.C747]-[.$C$389])/60" office:value-type="float" office:value="359.016666666667" calcext:value-type="float">
            <text:p>359.016666666667</text:p>
          </table:table-cell>
          <table:table-cell table:formula="of:=([.B747])/30000"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%</text:p>
          </table:table-cell>
          <table:table-cell office:value-type="float" office:value="389000" calcext:value-type="float">
            <text:p>389000</text:p>
          </table:table-cell>
          <table:table-cell office:value-type="float" office:value="1598214361" calcext:value-type="float">
            <text:p>1598214361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18</text:p>
          </table:table-cell>
          <table:table-cell office:value-type="float" office:value="3074" calcext:value-type="float">
            <text:p>3074</text:p>
          </table:table-cell>
          <table:table-cell table:formula="of:=([.C748]-[.$C$389])/60" office:value-type="float" office:value="360" calcext:value-type="float">
            <text:p>360</text:p>
          </table:table-cell>
          <table:table-cell table:formula="of:=([.B748])/30000" office:value-type="float" office:value="12.9666666666667" calcext:value-type="float">
            <text:p>12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85000" calcext:value-type="float">
            <text:p>1885000</text:p>
          </table:table-cell>
          <table:table-cell office:value-type="float" office:value="1598453460" calcext:value-type="float">
            <text:p>1598453460</text:p>
          </table:table-cell>
          <table:table-cell office:value-type="float" office:value="1.83" calcext:value-type="float">
            <text:p>1.83</text:p>
          </table:table-cell>
          <table:table-cell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2/350</text:p>
          </table:table-cell>
          <table:table-cell office:value-type="float" office:value="1134" calcext:value-type="float">
            <text:p>1134</text:p>
          </table:table-cell>
          <table:table-cell table:formula="of:=([.C749]-[.$C$749])/60" office:value-type="float" office:value="0" calcext:value-type="float">
            <text:p>0</text:p>
          </table:table-cell>
          <table:table-cell table:formula="of:=([.B749])/30000" office:value-type="float" office:value="62.8333333333333" calcext:value-type="float">
            <text:p>62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74000" calcext:value-type="float">
            <text:p>1874000</text:p>
          </table:table-cell>
          <table:table-cell office:value-type="float" office:value="1598453521" calcext:value-type="float">
            <text:p>1598453521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1/350</text:p>
          </table:table-cell>
          <table:table-cell office:value-type="float" office:value="1145" calcext:value-type="float">
            <text:p>1145</text:p>
          </table:table-cell>
          <table:table-cell table:formula="of:=([.C750]-[.$C$749])/60" office:value-type="float" office:value="1.01666666666667" calcext:value-type="float">
            <text:p>1.01666666666667</text:p>
          </table:table-cell>
          <table:table-cell table:formula="of:=([.B750])/30000" office:value-type="float" office:value="62.4666666666667" calcext:value-type="float">
            <text:p>62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%</text:p>
          </table:table-cell>
          <table:table-cell office:value-type="float" office:value="1862000" calcext:value-type="float">
            <text:p>1862000</text:p>
          </table:table-cell>
          <table:table-cell office:value-type="float" office:value="1598453581" calcext:value-type="float">
            <text:p>1598453581</text:p>
          </table:table-cell>
          <table:table-cell office:value-type="float" office:value="0.79" calcext:value-type="float">
            <text:p>0.79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/350</text:p>
          </table:table-cell>
          <table:table-cell office:value-type="float" office:value="1157" calcext:value-type="float">
            <text:p>1157</text:p>
          </table:table-cell>
          <table:table-cell table:formula="of:=([.C751]-[.$C$749])/60" office:value-type="float" office:value="2.01666666666667" calcext:value-type="float">
            <text:p>2.01666666666667</text:p>
          </table:table-cell>
          <table:table-cell table:formula="of:=([.B751])/30000" office:value-type="float" office:value="62.0666666666667" calcext:value-type="float">
            <text:p>62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49000" calcext:value-type="float">
            <text:p>1849000</text:p>
          </table:table-cell>
          <table:table-cell office:value-type="float" office:value="1598453641" calcext:value-type="float">
            <text:p>1598453641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1/351</text:p>
          </table:table-cell>
          <table:table-cell office:value-type="float" office:value="1167" calcext:value-type="float">
            <text:p>1167</text:p>
          </table:table-cell>
          <table:table-cell table:formula="of:=([.C752]-[.$C$749])/60" office:value-type="float" office:value="3.01666666666667" calcext:value-type="float">
            <text:p>3.01666666666667</text:p>
          </table:table-cell>
          <table:table-cell table:formula="of:=([.B752])/30000" office:value-type="float" office:value="61.6333333333333" calcext:value-type="float">
            <text:p>61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37000" calcext:value-type="float">
            <text:p>1837000</text:p>
          </table:table-cell>
          <table:table-cell office:value-type="float" office:value="1598453701" calcext:value-type="float">
            <text:p>1598453701</text:p>
          </table:table-cell>
          <table:table-cell office:value-type="float" office:value="1.01" calcext:value-type="float">
            <text:p>1.01</text:p>
          </table:table-cell>
          <table:table-cell office:value-type="float" office:value="0.75" calcext:value-type="float">
            <text:p>0.7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1/350</text:p>
          </table:table-cell>
          <table:table-cell office:value-type="float" office:value="1179" calcext:value-type="float">
            <text:p>1179</text:p>
          </table:table-cell>
          <table:table-cell table:formula="of:=([.C753]-[.$C$749])/60" office:value-type="float" office:value="4.01666666666667" calcext:value-type="float">
            <text:p>4.01666666666667</text:p>
          </table:table-cell>
          <table:table-cell table:formula="of:=([.B753])/30000" office:value-type="float" office:value="61.2333333333333" calcext:value-type="float">
            <text:p>61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24000" calcext:value-type="float">
            <text:p>1824000</text:p>
          </table:table-cell>
          <table:table-cell office:value-type="float" office:value="1598453761" calcext:value-type="float">
            <text:p>1598453761</text:p>
          </table:table-cell>
          <table:table-cell office:value-type="float" office:value="1.13" calcext:value-type="float">
            <text:p>1.13</text:p>
          </table:table-cell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1/328</text:p>
          </table:table-cell>
          <table:table-cell office:value-type="float" office:value="1192" calcext:value-type="float">
            <text:p>1192</text:p>
          </table:table-cell>
          <table:table-cell table:formula="of:=([.C754]-[.$C$749])/60" office:value-type="float" office:value="5.01666666666667" calcext:value-type="float">
            <text:p>5.01666666666667</text:p>
          </table:table-cell>
          <table:table-cell table:formula="of:=([.B754])/30000" office:value-type="float" office:value="60.8" calcext:value-type="float">
            <text:p>6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11000" calcext:value-type="float">
            <text:p>1811000</text:p>
          </table:table-cell>
          <table:table-cell office:value-type="float" office:value="1598453821" calcext:value-type="float">
            <text:p>1598453821</text:p>
          </table:table-cell>
          <table:table-cell office:value-type="float" office:value="1.37" calcext:value-type="float">
            <text:p>1.37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2/335</text:p>
          </table:table-cell>
          <table:table-cell office:value-type="float" office:value="1322" calcext:value-type="float">
            <text:p>1322</text:p>
          </table:table-cell>
          <table:table-cell table:formula="of:=([.C755]-[.$C$749])/60" office:value-type="float" office:value="6.01666666666667" calcext:value-type="float">
            <text:p>6.01666666666667</text:p>
          </table:table-cell>
          <table:table-cell table:formula="of:=([.B755])/30000" office:value-type="float" office:value="60.3666666666667" calcext:value-type="float">
            <text:p>60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97000" calcext:value-type="float">
            <text:p>1797000</text:p>
          </table:table-cell>
          <table:table-cell office:value-type="float" office:value="1598453881" calcext:value-type="float">
            <text:p>1598453881</text:p>
          </table:table-cell>
          <table:table-cell office:value-type="float" office:value="1.31" calcext:value-type="float">
            <text:p>1.31</text:p>
          </table:table-cell>
          <table:table-cell office:value-type="float" office:value="1.02" calcext:value-type="float">
            <text:p>1.0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2/335</text:p>
          </table:table-cell>
          <table:table-cell office:value-type="float" office:value="1342" calcext:value-type="float">
            <text:p>1342</text:p>
          </table:table-cell>
          <table:table-cell table:formula="of:=([.C756]-[.$C$749])/60" office:value-type="float" office:value="7.01666666666667" calcext:value-type="float">
            <text:p>7.01666666666667</text:p>
          </table:table-cell>
          <table:table-cell table:formula="of:=([.B756])/30000" office:value-type="float" office:value="59.9" calcext:value-type="float">
            <text:p>5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84000" calcext:value-type="float">
            <text:p>1784000</text:p>
          </table:table-cell>
          <table:table-cell office:value-type="float" office:value="1598453941" calcext:value-type="float">
            <text:p>1598453941</text:p>
          </table:table-cell>
          <table:table-cell office:value-type="float" office:value="1.51" calcext:value-type="float">
            <text:p>1.51</text:p>
          </table:table-cell>
          <table:table-cell office:value-type="float" office:value="1.13" calcext:value-type="float">
            <text:p>1.1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1/341</text:p>
          </table:table-cell>
          <table:table-cell office:value-type="float" office:value="1567" calcext:value-type="float">
            <text:p>1567</text:p>
          </table:table-cell>
          <table:table-cell table:formula="of:=([.C757]-[.$C$749])/60" office:value-type="float" office:value="8.01666666666667" calcext:value-type="float">
            <text:p>8.01666666666667</text:p>
          </table:table-cell>
          <table:table-cell table:formula="of:=([.B757])/30000" office:value-type="float" office:value="59.4666666666667" calcext:value-type="float">
            <text:p>59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1598454001" calcext:value-type="float">
            <text:p>1598454001</text:p>
          </table:table-cell>
          <table:table-cell office:value-type="float" office:value="0.89" calcext:value-type="float">
            <text:p>0.89</text:p>
          </table:table-cell>
          <table:table-cell office:value-type="float" office:value="1.05" calcext:value-type="float">
            <text:p>1.0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1/342</text:p>
          </table:table-cell>
          <table:table-cell office:value-type="float" office:value="1576" calcext:value-type="float">
            <text:p>1576</text:p>
          </table:table-cell>
          <table:table-cell table:formula="of:=([.C758]-[.$C$749])/60" office:value-type="float" office:value="9.01666666666667" calcext:value-type="float">
            <text:p>9.01666666666667</text:p>
          </table:table-cell>
          <table:table-cell table:formula="of:=([.B758])/30000" office:value-type="float" office:value="59.0666666666667" calcext:value-type="float">
            <text:p>59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598454061" calcext:value-type="float">
            <text:p>1598454061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/344</text:p>
          </table:table-cell>
          <table:table-cell office:value-type="float" office:value="1727" calcext:value-type="float">
            <text:p>1727</text:p>
          </table:table-cell>
          <table:table-cell table:formula="of:=([.C759]-[.$C$749])/60" office:value-type="float" office:value="10.0166666666667" calcext:value-type="float">
            <text:p>10.0166666666667</text:p>
          </table:table-cell>
          <table:table-cell table:formula="of:=([.B759])/30000" office:value-type="float" office:value="58.6666666666667" calcext:value-type="float">
            <text:p>58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53000" calcext:value-type="float">
            <text:p>1753000</text:p>
          </table:table-cell>
          <table:table-cell office:value-type="float" office:value="1598454122" calcext:value-type="float">
            <text:p>1598454122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1/339</text:p>
          </table:table-cell>
          <table:table-cell office:value-type="float" office:value="1820" calcext:value-type="float">
            <text:p>1820</text:p>
          </table:table-cell>
          <table:table-cell table:formula="of:=([.C760]-[.$C$749])/60" office:value-type="float" office:value="11.0333333333333" calcext:value-type="float">
            <text:p>11.0333333333333</text:p>
          </table:table-cell>
          <table:table-cell table:formula="of:=([.B760])/30000" office:value-type="float" office:value="58.4333333333333" calcext:value-type="float">
            <text:p>58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47000" calcext:value-type="float">
            <text:p>1747000</text:p>
          </table:table-cell>
          <table:table-cell office:value-type="float" office:value="1598454181" calcext:value-type="float">
            <text:p>1598454181</text:p>
          </table:table-cell>
          <table:table-cell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1/336</text:p>
          </table:table-cell>
          <table:table-cell office:value-type="float" office:value="1828" calcext:value-type="float">
            <text:p>1828</text:p>
          </table:table-cell>
          <table:table-cell table:formula="of:=([.C761]-[.$C$749])/60" office:value-type="float" office:value="12.0166666666667" calcext:value-type="float">
            <text:p>12.0166666666667</text:p>
          </table:table-cell>
          <table:table-cell table:formula="of:=([.B761])/30000" office:value-type="float" office:value="58.2333333333333" calcext:value-type="float">
            <text:p>58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42000" calcext:value-type="float">
            <text:p>1742000</text:p>
          </table:table-cell>
          <table:table-cell office:value-type="float" office:value="1598454241" calcext:value-type="float">
            <text:p>1598454241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/332</text:p>
          </table:table-cell>
          <table:table-cell office:value-type="float" office:value="1837" calcext:value-type="float">
            <text:p>1837</text:p>
          </table:table-cell>
          <table:table-cell table:formula="of:=([.C762]-[.$C$749])/60" office:value-type="float" office:value="13.0166666666667" calcext:value-type="float">
            <text:p>13.0166666666667</text:p>
          </table:table-cell>
          <table:table-cell table:formula="of:=([.B762])/30000" office:value-type="float" office:value="58.0666666666667" calcext:value-type="float">
            <text:p>58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37000" calcext:value-type="float">
            <text:p>1737000</text:p>
          </table:table-cell>
          <table:table-cell office:value-type="float" office:value="1598454301" calcext:value-type="float">
            <text:p>1598454301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2/333</text:p>
          </table:table-cell>
          <table:table-cell office:value-type="float" office:value="1851" calcext:value-type="float">
            <text:p>1851</text:p>
          </table:table-cell>
          <table:table-cell table:formula="of:=([.C763]-[.$C$749])/60" office:value-type="float" office:value="14.0166666666667" calcext:value-type="float">
            <text:p>14.0166666666667</text:p>
          </table:table-cell>
          <table:table-cell table:formula="of:=([.B763])/30000" office:value-type="float" office:value="57.9" calcext:value-type="float">
            <text:p>5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23000" calcext:value-type="float">
            <text:p>1723000</text:p>
          </table:table-cell>
          <table:table-cell office:value-type="float" office:value="1598454361" calcext:value-type="float">
            <text:p>1598454361</text:p>
          </table:table-cell>
          <table:table-cell office:value-type="float" office:value="1.35" calcext:value-type="float">
            <text:p>1.35</text:p>
          </table:table-cell>
          <table:table-cell office:value-type="float" office:value="0.74" calcext:value-type="float">
            <text:p>0.7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/392</text:p>
          </table:table-cell>
          <table:table-cell office:value-type="float" office:value="2023" calcext:value-type="float">
            <text:p>2023</text:p>
          </table:table-cell>
          <table:table-cell table:formula="of:=([.C764]-[.$C$749])/60" office:value-type="float" office:value="15.0166666666667" calcext:value-type="float">
            <text:p>15.0166666666667</text:p>
          </table:table-cell>
          <table:table-cell table:formula="of:=([.B764])/30000" office:value-type="float" office:value="57.4333333333333" calcext:value-type="float">
            <text:p>5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709000" calcext:value-type="float">
            <text:p>1709000</text:p>
          </table:table-cell>
          <table:table-cell office:value-type="float" office:value="1598454421" calcext:value-type="float">
            <text:p>1598454421</text:p>
          </table:table-cell>
          <table:table-cell office:value-type="float" office:value="1.2" calcext:value-type="float">
            <text:p>1.2</text:p>
          </table:table-cell>
          <table:table-cell office:value-type="float" office:value="0.84" calcext:value-type="float">
            <text:p>0.8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1/385</text:p>
          </table:table-cell>
          <table:table-cell office:value-type="float" office:value="2048" calcext:value-type="float">
            <text:p>2048</text:p>
          </table:table-cell>
          <table:table-cell table:formula="of:=([.C765]-[.$C$749])/60" office:value-type="float" office:value="16.0166666666667" calcext:value-type="float">
            <text:p>16.0166666666667</text:p>
          </table:table-cell>
          <table:table-cell table:formula="of:=([.B765])/30000" office:value-type="float" office:value="56.9666666666667" calcext:value-type="float">
            <text:p>56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695000" calcext:value-type="float">
            <text:p>1695000</text:p>
          </table:table-cell>
          <table:table-cell office:value-type="float" office:value="1598454481" calcext:value-type="float">
            <text:p>1598454481</text:p>
          </table:table-cell>
          <table:table-cell office:value-type="float" office:value="1.61" calcext:value-type="float">
            <text:p>1.61</text:p>
          </table:table-cell>
          <table:table-cell office:value-type="float" office:value="1.04" calcext:value-type="float">
            <text:p>1.0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/391</text:p>
          </table:table-cell>
          <table:table-cell office:value-type="float" office:value="2093" calcext:value-type="float">
            <text:p>2093</text:p>
          </table:table-cell>
          <table:table-cell table:formula="of:=([.C766]-[.$C$749])/60" office:value-type="float" office:value="17.0166666666667" calcext:value-type="float">
            <text:p>17.0166666666667</text:p>
          </table:table-cell>
          <table:table-cell table:formula="of:=([.B766])/30000"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%</text:p>
          </table:table-cell>
          <table:table-cell office:value-type="float" office:value="1682000" calcext:value-type="float">
            <text:p>1682000</text:p>
          </table:table-cell>
          <table:table-cell office:value-type="float" office:value="1598454541" calcext:value-type="float">
            <text:p>1598454541</text:p>
          </table:table-cell>
          <table:table-cell office:value-type="float" office:value="1.73" calcext:value-type="float">
            <text:p>1.73</text:p>
          </table:table-cell>
          <table:table-cell office:value-type="float" office:value="1.16" calcext:value-type="float">
            <text:p>1.1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2/385</text:p>
          </table:table-cell>
          <table:table-cell office:value-type="float" office:value="2114" calcext:value-type="float">
            <text:p>2114</text:p>
          </table:table-cell>
          <table:table-cell table:formula="of:=([.C767]-[.$C$749])/60" office:value-type="float" office:value="18.0166666666667" calcext:value-type="float">
            <text:p>18.0166666666667</text:p>
          </table:table-cell>
          <table:table-cell table:formula="of:=([.B767])/30000" office:value-type="float" office:value="56.0666666666667" calcext:value-type="float">
            <text:p>56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69000" calcext:value-type="float">
            <text:p>1669000</text:p>
          </table:table-cell>
          <table:table-cell office:value-type="float" office:value="1598454601" calcext:value-type="float">
            <text:p>1598454601</text:p>
          </table:table-cell>
          <table:table-cell office:value-type="float" office:value="1.58" calcext:value-type="float">
            <text:p>1.58</text:p>
          </table:table-cell>
          <table:table-cell office:value-type="float" office:value="1.21" calcext:value-type="float">
            <text:p>1.2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2/384</text:p>
          </table:table-cell>
          <table:table-cell office:value-type="float" office:value="2143" calcext:value-type="float">
            <text:p>2143</text:p>
          </table:table-cell>
          <table:table-cell table:formula="of:=([.C768]-[.$C$749])/60" office:value-type="float" office:value="19.0166666666667" calcext:value-type="float">
            <text:p>19.0166666666667</text:p>
          </table:table-cell>
          <table:table-cell table:formula="of:=([.B768])/30000" office:value-type="float" office:value="55.6333333333333" calcext:value-type="float">
            <text:p>55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%</text:p>
          </table:table-cell>
          <table:table-cell office:value-type="float" office:value="1655000" calcext:value-type="float">
            <text:p>1655000</text:p>
          </table:table-cell>
          <table:table-cell office:value-type="float" office:value="1598454661" calcext:value-type="float">
            <text:p>159845466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2/390</text:p>
          </table:table-cell>
          <table:table-cell office:value-type="float" office:value="2191" calcext:value-type="float">
            <text:p>2191</text:p>
          </table:table-cell>
          <table:table-cell table:formula="of:=([.C769]-[.$C$749])/60" office:value-type="float" office:value="20.0166666666667" calcext:value-type="float">
            <text:p>20.0166666666667</text:p>
          </table:table-cell>
          <table:table-cell table:formula="of:=([.B769])/30000" office:value-type="float" office:value="55.1666666666667" calcext:value-type="float">
            <text:p>5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43000" calcext:value-type="float">
            <text:p>1643000</text:p>
          </table:table-cell>
          <table:table-cell office:value-type="float" office:value="1598454721" calcext:value-type="float">
            <text:p>1598454721</text:p>
          </table:table-cell>
          <table:table-cell office:value-type="float" office:value="0.53" calcext:value-type="float">
            <text:p>0.53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1/382</text:p>
          </table:table-cell>
          <table:table-cell office:value-type="float" office:value="2216" calcext:value-type="float">
            <text:p>2216</text:p>
          </table:table-cell>
          <table:table-cell table:formula="of:=([.C770]-[.$C$749])/60" office:value-type="float" office:value="21.0166666666667" calcext:value-type="float">
            <text:p>21.0166666666667</text:p>
          </table:table-cell>
          <table:table-cell table:formula="of:=([.B770])/30000" office:value-type="float" office:value="54.7666666666667" calcext:value-type="float">
            <text:p>54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31000" calcext:value-type="float">
            <text:p>1631000</text:p>
          </table:table-cell>
          <table:table-cell office:value-type="float" office:value="1598454781" calcext:value-type="float">
            <text:p>159845478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1/390</text:p>
          </table:table-cell>
          <table:table-cell office:value-type="float" office:value="2247" calcext:value-type="float">
            <text:p>2247</text:p>
          </table:table-cell>
          <table:table-cell table:formula="of:=([.C771]-[.$C$749])/60" office:value-type="float" office:value="22.0166666666667" calcext:value-type="float">
            <text:p>22.0166666666667</text:p>
          </table:table-cell>
          <table:table-cell table:formula="of:=([.B771])/30000" office:value-type="float" office:value="54.3666666666667" calcext:value-type="float">
            <text:p>54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24000" calcext:value-type="float">
            <text:p>1624000</text:p>
          </table:table-cell>
          <table:table-cell office:value-type="float" office:value="1598454842" calcext:value-type="float">
            <text:p>1598454842</text:p>
          </table:table-cell>
          <table:table-cell office:value-type="float" office:value="0.26" calcext:value-type="float">
            <text:p>0.26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1/385</text:p>
          </table:table-cell>
          <table:table-cell office:value-type="float" office:value="2259" calcext:value-type="float">
            <text:p>2259</text:p>
          </table:table-cell>
          <table:table-cell table:formula="of:=([.C772]-[.$C$749])/60" office:value-type="float" office:value="23.0333333333333" calcext:value-type="float">
            <text:p>23.0333333333333</text:p>
          </table:table-cell>
          <table:table-cell table:formula="of:=([.B772])/30000" office:value-type="float" office:value="54.1333333333333" calcext:value-type="float">
            <text:p>54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12000" calcext:value-type="float">
            <text:p>1612000</text:p>
          </table:table-cell>
          <table:table-cell office:value-type="float" office:value="1598454901" calcext:value-type="float">
            <text:p>1598454901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1/384</text:p>
          </table:table-cell>
          <table:table-cell office:value-type="float" office:value="2295" calcext:value-type="float">
            <text:p>2295</text:p>
          </table:table-cell>
          <table:table-cell table:formula="of:=([.C773]-[.$C$749])/60" office:value-type="float" office:value="24.0166666666667" calcext:value-type="float">
            <text:p>24.0166666666667</text:p>
          </table:table-cell>
          <table:table-cell table:formula="of:=([.B773])/30000" office:value-type="float" office:value="53.7333333333333" calcext:value-type="float">
            <text:p>53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98454961" calcext:value-type="float">
            <text:p>1598454961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1/384</text:p>
          </table:table-cell>
          <table:table-cell office:value-type="float" office:value="2329" calcext:value-type="float">
            <text:p>2329</text:p>
          </table:table-cell>
          <table:table-cell table:formula="of:=([.C774]-[.$C$749])/60" office:value-type="float" office:value="25.0166666666667" calcext:value-type="float">
            <text:p>25.0166666666667</text:p>
          </table:table-cell>
          <table:table-cell table:formula="of:=([.B774])/30000" office:value-type="float" office:value="53.3333333333333" calcext:value-type="float">
            <text:p>5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86000" calcext:value-type="float">
            <text:p>1586000</text:p>
          </table:table-cell>
          <table:table-cell office:value-type="float" office:value="1598455021" calcext:value-type="float">
            <text:p>159845502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2/393</text:p>
          </table:table-cell>
          <table:table-cell office:value-type="float" office:value="2386" calcext:value-type="float">
            <text:p>2386</text:p>
          </table:table-cell>
          <table:table-cell table:formula="of:=([.C775]-[.$C$749])/60" office:value-type="float" office:value="26.0166666666667" calcext:value-type="float">
            <text:p>26.0166666666667</text:p>
          </table:table-cell>
          <table:table-cell table:formula="of:=([.B775])/30000" office:value-type="float" office:value="52.8666666666667" calcext:value-type="float">
            <text:p>52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72000" calcext:value-type="float">
            <text:p>1572000</text:p>
          </table:table-cell>
          <table:table-cell office:value-type="float" office:value="1598455081" calcext:value-type="float">
            <text:p>1598455081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389</text:p>
          </table:table-cell>
          <table:table-cell office:value-type="float" office:value="2424" calcext:value-type="float">
            <text:p>2424</text:p>
          </table:table-cell>
          <table:table-cell table:formula="of:=([.C776]-[.$C$749])/60" office:value-type="float" office:value="27.0166666666667" calcext:value-type="float">
            <text:p>27.0166666666667</text:p>
          </table:table-cell>
          <table:table-cell table:formula="of:=([.B776])/30000" office:value-type="float" office:value="52.4" calcext:value-type="float">
            <text:p>5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59000" calcext:value-type="float">
            <text:p>1559000</text:p>
          </table:table-cell>
          <table:table-cell office:value-type="float" office:value="1598455141" calcext:value-type="float">
            <text:p>1598455141</text:p>
          </table:table-cell>
          <table:table-cell office:value-type="float" office:value="1.07" calcext:value-type="float">
            <text:p>1.07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396</text:p>
          </table:table-cell>
          <table:table-cell office:value-type="float" office:value="2553" calcext:value-type="float">
            <text:p>2553</text:p>
          </table:table-cell>
          <table:table-cell table:formula="of:=([.C777]-[.$C$749])/60" office:value-type="float" office:value="28.0166666666667" calcext:value-type="float">
            <text:p>28.0166666666667</text:p>
          </table:table-cell>
          <table:table-cell table:formula="of:=([.B777])/30000" office:value-type="float" office:value="51.9666666666667" calcext:value-type="float">
            <text:p>51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1598455201" calcext:value-type="float">
            <text:p>1598455201</text:p>
          </table:table-cell>
          <table:table-cell office:value-type="float" office:value="1.52" calcext:value-type="float">
            <text:p>1.52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336</text:p>
          </table:table-cell>
          <table:table-cell office:value-type="float" office:value="2576" calcext:value-type="float">
            <text:p>2576</text:p>
          </table:table-cell>
          <table:table-cell table:formula="of:=([.C778]-[.$C$749])/60" office:value-type="float" office:value="29.0166666666667" calcext:value-type="float">
            <text:p>29.0166666666667</text:p>
          </table:table-cell>
          <table:table-cell table:formula="of:=([.B778])/30000"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598455261" calcext:value-type="float">
            <text:p>1598455261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/336</text:p>
          </table:table-cell>
          <table:table-cell office:value-type="float" office:value="2586" calcext:value-type="float">
            <text:p>2586</text:p>
          </table:table-cell>
          <table:table-cell table:formula="of:=([.C779]-[.$C$749])/60" office:value-type="float" office:value="30.0166666666667" calcext:value-type="float">
            <text:p>30.0166666666667</text:p>
          </table:table-cell>
          <table:table-cell table:formula="of:=([.B779])/30000" office:value-type="float" office:value="51.2" calcext:value-type="float">
            <text:p>5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1598455321" calcext:value-type="float">
            <text:p>1598455321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339</text:p>
          </table:table-cell>
          <table:table-cell office:value-type="float" office:value="2614" calcext:value-type="float">
            <text:p>2614</text:p>
          </table:table-cell>
          <table:table-cell table:formula="of:=([.C780]-[.$C$749])/60" office:value-type="float" office:value="31.0166666666667" calcext:value-type="float">
            <text:p>31.0166666666667</text:p>
          </table:table-cell>
          <table:table-cell table:formula="of:=([.B780])/30000" office:value-type="float" office:value="50.8333333333333" calcext:value-type="float">
            <text:p>50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12000" calcext:value-type="float">
            <text:p>1512000</text:p>
          </table:table-cell>
          <table:table-cell office:value-type="float" office:value="1598455381" calcext:value-type="float">
            <text:p>1598455381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2/385</text:p>
          </table:table-cell>
          <table:table-cell office:value-type="float" office:value="2789" calcext:value-type="float">
            <text:p>2789</text:p>
          </table:table-cell>
          <table:table-cell table:formula="of:=([.C781]-[.$C$749])/60" office:value-type="float" office:value="32.0166666666667" calcext:value-type="float">
            <text:p>32.0166666666667</text:p>
          </table:table-cell>
          <table:table-cell table:formula="of:=([.B781])/30000" office:value-type="float" office:value="50.4" calcext:value-type="float">
            <text:p>5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06000" calcext:value-type="float">
            <text:p>1506000</text:p>
          </table:table-cell>
          <table:table-cell office:value-type="float" office:value="1598455441" calcext:value-type="float">
            <text:p>1598455441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1/380</text:p>
          </table:table-cell>
          <table:table-cell office:value-type="float" office:value="2813" calcext:value-type="float">
            <text:p>2813</text:p>
          </table:table-cell>
          <table:table-cell table:formula="of:=([.C782]-[.$C$749])/60" office:value-type="float" office:value="33.0166666666667" calcext:value-type="float">
            <text:p>33.0166666666667</text:p>
          </table:table-cell>
          <table:table-cell table:formula="of:=([.B782])/30000"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94000" calcext:value-type="float">
            <text:p>1494000</text:p>
          </table:table-cell>
          <table:table-cell office:value-type="float" office:value="1598455501" calcext:value-type="float">
            <text:p>1598455501</text:p>
          </table:table-cell>
          <table:table-cell office:value-type="float" office:value="1.12" calcext:value-type="float">
            <text:p>1.12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386</text:p>
          </table:table-cell>
          <table:table-cell office:value-type="float" office:value="2873" calcext:value-type="float">
            <text:p>2873</text:p>
          </table:table-cell>
          <table:table-cell table:formula="of:=([.C783]-[.$C$749])/60" office:value-type="float" office:value="34.0166666666667" calcext:value-type="float">
            <text:p>34.0166666666667</text:p>
          </table:table-cell>
          <table:table-cell table:formula="of:=([.B783])/30000" office:value-type="float" office:value="49.8" calcext:value-type="float">
            <text:p>4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82000" calcext:value-type="float">
            <text:p>1482000</text:p>
          </table:table-cell>
          <table:table-cell office:value-type="float" office:value="1598455561" calcext:value-type="float">
            <text:p>1598455561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328</text:p>
          </table:table-cell>
          <table:table-cell office:value-type="float" office:value="3109" calcext:value-type="float">
            <text:p>3109</text:p>
          </table:table-cell>
          <table:table-cell table:formula="of:=([.C784]-[.$C$749])/60" office:value-type="float" office:value="35.0166666666667" calcext:value-type="float">
            <text:p>35.0166666666667</text:p>
          </table:table-cell>
          <table:table-cell table:formula="of:=([.B784])/30000" office:value-type="float" office:value="49.4" calcext:value-type="float">
            <text:p>4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71000" calcext:value-type="float">
            <text:p>1471000</text:p>
          </table:table-cell>
          <table:table-cell office:value-type="float" office:value="1598455621" calcext:value-type="float">
            <text:p>1598455621</text:p>
          </table:table-cell>
          <table:table-cell office:value-type="float" office:value="0.57" calcext:value-type="float">
            <text:p>0.57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1/334</text:p>
          </table:table-cell>
          <table:table-cell office:value-type="float" office:value="3153" calcext:value-type="float">
            <text:p>3153</text:p>
          </table:table-cell>
          <table:table-cell table:formula="of:=([.C785]-[.$C$749])/60" office:value-type="float" office:value="36.0166666666667" calcext:value-type="float">
            <text:p>36.0166666666667</text:p>
          </table:table-cell>
          <table:table-cell table:formula="of:=([.B785])/30000" office:value-type="float" office:value="49.0333333333333" calcext:value-type="float">
            <text:p>49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58000" calcext:value-type="float">
            <text:p>1458000</text:p>
          </table:table-cell>
          <table:table-cell office:value-type="float" office:value="1598455682" calcext:value-type="float">
            <text:p>1598455682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1/334</text:p>
          </table:table-cell>
          <table:table-cell office:value-type="float" office:value="3177" calcext:value-type="float">
            <text:p>3177</text:p>
          </table:table-cell>
          <table:table-cell table:formula="of:=([.C786]-[.$C$749])/60" office:value-type="float" office:value="37.0333333333333" calcext:value-type="float">
            <text:p>37.0333333333333</text:p>
          </table:table-cell>
          <table:table-cell table:formula="of:=([.B786])/30000" office:value-type="float" office:value="48.6" calcext:value-type="float">
            <text:p>4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51000" calcext:value-type="float">
            <text:p>1451000</text:p>
          </table:table-cell>
          <table:table-cell office:value-type="float" office:value="1598455741" calcext:value-type="float">
            <text:p>159845574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string" calcext:value-type="string">
            <text:p>1/330</text:p>
          </table:table-cell>
          <table:table-cell office:value-type="float" office:value="3189" calcext:value-type="float">
            <text:p>3189</text:p>
          </table:table-cell>
          <table:table-cell table:formula="of:=([.C787]-[.$C$749])/60" office:value-type="float" office:value="38.0166666666667" calcext:value-type="float">
            <text:p>38.0166666666667</text:p>
          </table:table-cell>
          <table:table-cell table:formula="of:=([.B787])/30000" office:value-type="float" office:value="48.3666666666667" calcext:value-type="float">
            <text:p>48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46000" calcext:value-type="float">
            <text:p>1446000</text:p>
          </table:table-cell>
          <table:table-cell office:value-type="float" office:value="1598455801" calcext:value-type="float">
            <text:p>1598455801</text:p>
          </table:table-cell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2/328</text:p>
          </table:table-cell>
          <table:table-cell office:value-type="float" office:value="3197" calcext:value-type="float">
            <text:p>3197</text:p>
          </table:table-cell>
          <table:table-cell table:formula="of:=([.C788]-[.$C$749])/60" office:value-type="float" office:value="39.0166666666667" calcext:value-type="float">
            <text:p>39.0166666666667</text:p>
          </table:table-cell>
          <table:table-cell table:formula="of:=([.B788])/30000"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1598455861" calcext:value-type="float">
            <text:p>1598455861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1/325</text:p>
          </table:table-cell>
          <table:table-cell office:value-type="float" office:value="3220" calcext:value-type="float">
            <text:p>3220</text:p>
          </table:table-cell>
          <table:table-cell table:formula="of:=([.C789]-[.$C$749])/60" office:value-type="float" office:value="40.0166666666667" calcext:value-type="float">
            <text:p>40.0166666666667</text:p>
          </table:table-cell>
          <table:table-cell table:formula="of:=([.B789])/30000" office:value-type="float" office:value="47.8333333333333" calcext:value-type="float">
            <text:p>47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8000" calcext:value-type="float">
            <text:p>1428000</text:p>
          </table:table-cell>
          <table:table-cell office:value-type="float" office:value="1598455921" calcext:value-type="float">
            <text:p>1598455921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1/325</text:p>
          </table:table-cell>
          <table:table-cell office:value-type="float" office:value="3236" calcext:value-type="float">
            <text:p>3236</text:p>
          </table:table-cell>
          <table:table-cell table:formula="of:=([.C790]-[.$C$749])/60" office:value-type="float" office:value="41.0166666666667" calcext:value-type="float">
            <text:p>41.0166666666667</text:p>
          </table:table-cell>
          <table:table-cell table:formula="of:=([.B790])/30000" office:value-type="float" office:value="47.6" calcext:value-type="float">
            <text:p>4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9000" calcext:value-type="float">
            <text:p>1419000</text:p>
          </table:table-cell>
          <table:table-cell office:value-type="float" office:value="1598455981" calcext:value-type="float">
            <text:p>1598455981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1/326</text:p>
          </table:table-cell>
          <table:table-cell office:value-type="float" office:value="3354" calcext:value-type="float">
            <text:p>3354</text:p>
          </table:table-cell>
          <table:table-cell table:formula="of:=([.C791]-[.$C$749])/60" office:value-type="float" office:value="42.0166666666667" calcext:value-type="float">
            <text:p>42.0166666666667</text:p>
          </table:table-cell>
          <table:table-cell table:formula="of:=([.B791])/30000" office:value-type="float" office:value="47.3" calcext:value-type="float">
            <text:p>4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1598456041" calcext:value-type="float">
            <text:p>1598456041</text:p>
          </table:table-cell>
          <table:table-cell office:value-type="float" office:value="0.98" calcext:value-type="float">
            <text:p>0.98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/387</text:p>
          </table:table-cell>
          <table:table-cell office:value-type="float" office:value="3511" calcext:value-type="float">
            <text:p>3511</text:p>
          </table:table-cell>
          <table:table-cell table:formula="of:=([.C792]-[.$C$749])/60" office:value-type="float" office:value="43.0166666666667" calcext:value-type="float">
            <text:p>43.0166666666667</text:p>
          </table:table-cell>
          <table:table-cell table:formula="of:=([.B792])/30000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6000" calcext:value-type="float">
            <text:p>1396000</text:p>
          </table:table-cell>
          <table:table-cell office:value-type="float" office:value="1598456101" calcext:value-type="float">
            <text:p>1598456101</text:p>
          </table:table-cell>
          <table:table-cell office:value-type="float" office:value="1.26" calcext:value-type="float">
            <text:p>1.26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/384</text:p>
          </table:table-cell>
          <table:table-cell office:value-type="float" office:value="3567" calcext:value-type="float">
            <text:p>3567</text:p>
          </table:table-cell>
          <table:table-cell table:formula="of:=([.C793]-[.$C$749])/60" office:value-type="float" office:value="44.0166666666667" calcext:value-type="float">
            <text:p>44.0166666666667</text:p>
          </table:table-cell>
          <table:table-cell table:formula="of:=([.B793])/30000" office:value-type="float" office:value="46.5333333333333" calcext:value-type="float">
            <text:p>46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83000" calcext:value-type="float">
            <text:p>1383000</text:p>
          </table:table-cell>
          <table:table-cell office:value-type="float" office:value="1598456161" calcext:value-type="float">
            <text:p>1598456161</text:p>
          </table:table-cell>
          <table:table-cell office:value-type="float" office:value="1.62" calcext:value-type="float">
            <text:p>1.62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3/385</text:p>
          </table:table-cell>
          <table:table-cell office:value-type="float" office:value="3600" calcext:value-type="float">
            <text:p>3600</text:p>
          </table:table-cell>
          <table:table-cell table:formula="of:=([.C794]-[.$C$749])/60" office:value-type="float" office:value="45.0166666666667" calcext:value-type="float">
            <text:p>45.0166666666667</text:p>
          </table:table-cell>
          <table:table-cell table:formula="of:=([.B794])/30000" office:value-type="float" office:value="46.1" calcext:value-type="float">
            <text:p>4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9000" calcext:value-type="float">
            <text:p>1369000</text:p>
          </table:table-cell>
          <table:table-cell office:value-type="float" office:value="1598456221" calcext:value-type="float">
            <text:p>1598456221</text:p>
          </table:table-cell>
          <table:table-cell office:value-type="float" office:value="1.61" calcext:value-type="float">
            <text:p>1.61</text:p>
          </table:table-cell>
          <table:table-cell office:value-type="float" office:value="1.05" calcext:value-type="float">
            <text:p>1.0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1/334</text:p>
          </table:table-cell>
          <table:table-cell office:value-type="float" office:value="3655" calcext:value-type="float">
            <text:p>3655</text:p>
          </table:table-cell>
          <table:table-cell table:formula="of:=([.C795]-[.$C$749])/60" office:value-type="float" office:value="46.0166666666667" calcext:value-type="float">
            <text:p>46.0166666666667</text:p>
          </table:table-cell>
          <table:table-cell table:formula="of:=([.B795])/30000" office:value-type="float" office:value="45.6333333333333" calcext:value-type="float">
            <text:p>45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8000" calcext:value-type="float">
            <text:p>1358000</text:p>
          </table:table-cell>
          <table:table-cell office:value-type="float" office:value="1598456281" calcext:value-type="float">
            <text:p>1598456281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331</text:p>
          </table:table-cell>
          <table:table-cell office:value-type="float" office:value="3671" calcext:value-type="float">
            <text:p>3671</text:p>
          </table:table-cell>
          <table:table-cell table:formula="of:=([.C796]-[.$C$749])/60" office:value-type="float" office:value="47.0166666666667" calcext:value-type="float">
            <text:p>47.0166666666667</text:p>
          </table:table-cell>
          <table:table-cell table:formula="of:=([.B796])/30000" office:value-type="float" office:value="45.2666666666667" calcext:value-type="float">
            <text:p>45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3000" calcext:value-type="float">
            <text:p>1353000</text:p>
          </table:table-cell>
          <table:table-cell office:value-type="float" office:value="1598456341" calcext:value-type="float">
            <text:p>159845634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string" calcext:value-type="string">
            <text:p>1/331</text:p>
          </table:table-cell>
          <table:table-cell office:value-type="float" office:value="3680" calcext:value-type="float">
            <text:p>3680</text:p>
          </table:table-cell>
          <table:table-cell table:formula="of:=([.C797]-[.$C$749])/60" office:value-type="float" office:value="48.0166666666667" calcext:value-type="float">
            <text:p>48.0166666666667</text:p>
          </table:table-cell>
          <table:table-cell table:formula="of:=([.B797])/30000" office:value-type="float" office:value="45.1" calcext:value-type="float">
            <text:p>4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51000" calcext:value-type="float">
            <text:p>1851000</text:p>
          </table:table-cell>
          <table:table-cell office:value-type="float" office:value="1598575321" calcext:value-type="float">
            <text:p>1598575321</text:p>
          </table:table-cell>
          <table:table-cell office:value-type="float" office:value="2.34" calcext:value-type="float">
            <text:p>2.34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2/394</text:p>
          </table:table-cell>
          <table:table-cell office:value-type="float" office:value="1060" calcext:value-type="float">
            <text:p>1060</text:p>
          </table:table-cell>
          <table:table-cell table:formula="of:=([.C798]-[.$C$798])/60" office:value-type="float" office:value="0" calcext:value-type="float">
            <text:p>0</text:p>
          </table:table-cell>
          <table:table-cell table:formula="of:=([.B798])/30000" office:value-type="float" office:value="61.7" calcext:value-type="float">
            <text:p>6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43000" calcext:value-type="float">
            <text:p>1843000</text:p>
          </table:table-cell>
          <table:table-cell office:value-type="float" office:value="1598575381" calcext:value-type="float">
            <text:p>1598575381</text:p>
          </table:table-cell>
          <table:table-cell office:value-type="float" office:value="0.96" calcext:value-type="float">
            <text:p>0.96</text:p>
          </table:table-cell>
          <table:table-cell office:value-type="float" office:value="0.51" calcext:value-type="float">
            <text:p>0.5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1/344</text:p>
          </table:table-cell>
          <table:table-cell office:value-type="float" office:value="1186" calcext:value-type="float">
            <text:p>1186</text:p>
          </table:table-cell>
          <table:table-cell table:formula="of:=([.C799]-[.$C$798])/60" office:value-type="float" office:value="1" calcext:value-type="float">
            <text:p>1</text:p>
          </table:table-cell>
          <table:table-cell table:formula="of:=([.B799])/30000" office:value-type="float" office:value="61.4333333333333" calcext:value-type="float">
            <text:p>61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38000" calcext:value-type="float">
            <text:p>1838000</text:p>
          </table:table-cell>
          <table:table-cell office:value-type="float" office:value="1598575441" calcext:value-type="float">
            <text:p>1598575441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1/343</text:p>
          </table:table-cell>
          <table:table-cell office:value-type="float" office:value="1194" calcext:value-type="float">
            <text:p>1194</text:p>
          </table:table-cell>
          <table:table-cell table:formula="of:=([.C800]-[.$C$798])/60" office:value-type="float" office:value="2" calcext:value-type="float">
            <text:p>2</text:p>
          </table:table-cell>
          <table:table-cell table:formula="of:=([.B800])/30000" office:value-type="float" office:value="61.2666666666667" calcext:value-type="float">
            <text:p>61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%</text:p>
          </table:table-cell>
          <table:table-cell office:value-type="float" office:value="1833000" calcext:value-type="float">
            <text:p>1833000</text:p>
          </table:table-cell>
          <table:table-cell office:value-type="float" office:value="1598575501" calcext:value-type="float">
            <text:p>1598575501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43</text:p>
          </table:table-cell>
          <table:table-cell office:value-type="float" office:value="1203" calcext:value-type="float">
            <text:p>1203</text:p>
          </table:table-cell>
          <table:table-cell table:formula="of:=([.C801]-[.$C$798])/60" office:value-type="float" office:value="3" calcext:value-type="float">
            <text:p>3</text:p>
          </table:table-cell>
          <table:table-cell table:formula="of:=([.B801])/30000" office:value-type="float" office:value="61.1" calcext:value-type="float">
            <text:p>6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28000" calcext:value-type="float">
            <text:p>1828000</text:p>
          </table:table-cell>
          <table:table-cell office:value-type="float" office:value="1598575561" calcext:value-type="float">
            <text:p>1598575561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43</text:p>
          </table:table-cell>
          <table:table-cell office:value-type="float" office:value="1212" calcext:value-type="float">
            <text:p>1212</text:p>
          </table:table-cell>
          <table:table-cell table:formula="of:=([.C802]-[.$C$798])/60" office:value-type="float" office:value="4" calcext:value-type="float">
            <text:p>4</text:p>
          </table:table-cell>
          <table:table-cell table:formula="of:=([.B802])/30000" office:value-type="float" office:value="60.9333333333333" calcext:value-type="float">
            <text:p>60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17000" calcext:value-type="float">
            <text:p>1817000</text:p>
          </table:table-cell>
          <table:table-cell office:value-type="float" office:value="1598575621" calcext:value-type="float">
            <text:p>1598575621</text:p>
          </table:table-cell>
          <table:table-cell office:value-type="float" office:value="0.16" calcext:value-type="float">
            <text:p>0.16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36</text:p>
          </table:table-cell>
          <table:table-cell office:value-type="float" office:value="1238" calcext:value-type="float">
            <text:p>1238</text:p>
          </table:table-cell>
          <table:table-cell table:formula="of:=([.C803]-[.$C$798])/60" office:value-type="float" office:value="5" calcext:value-type="float">
            <text:p>5</text:p>
          </table:table-cell>
          <table:table-cell table:formula="of:=([.B803])/30000" office:value-type="float" office:value="60.5666666666667" calcext:value-type="float">
            <text:p>60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%</text:p>
          </table:table-cell>
          <table:table-cell office:value-type="float" office:value="1805000" calcext:value-type="float">
            <text:p>1805000</text:p>
          </table:table-cell>
          <table:table-cell office:value-type="float" office:value="1598575681" calcext:value-type="float">
            <text:p>1598575681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29</text:p>
          </table:table-cell>
          <table:table-cell office:value-type="float" office:value="1256" calcext:value-type="float">
            <text:p>1256</text:p>
          </table:table-cell>
          <table:table-cell table:formula="of:=([.C804]-[.$C$798])/60" office:value-type="float" office:value="6" calcext:value-type="float">
            <text:p>6</text:p>
          </table:table-cell>
          <table:table-cell table:formula="of:=([.B804])/30000" office:value-type="float" office:value="60.1666666666667" calcext:value-type="float">
            <text:p>60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96000" calcext:value-type="float">
            <text:p>1796000</text:p>
          </table:table-cell>
          <table:table-cell office:value-type="float" office:value="1598575741" calcext:value-type="float">
            <text:p>1598575741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1/329</text:p>
          </table:table-cell>
          <table:table-cell office:value-type="float" office:value="1270" calcext:value-type="float">
            <text:p>1270</text:p>
          </table:table-cell>
          <table:table-cell table:formula="of:=([.C805]-[.$C$798])/60" office:value-type="float" office:value="7" calcext:value-type="float">
            <text:p>7</text:p>
          </table:table-cell>
          <table:table-cell table:formula="of:=([.B805])/30000" office:value-type="float" office:value="59.8666666666667" calcext:value-type="float">
            <text:p>59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91000" calcext:value-type="float">
            <text:p>1791000</text:p>
          </table:table-cell>
          <table:table-cell office:value-type="float" office:value="1598575801" calcext:value-type="float">
            <text:p>1598575801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29</text:p>
          </table:table-cell>
          <table:table-cell office:value-type="float" office:value="1279" calcext:value-type="float">
            <text:p>1279</text:p>
          </table:table-cell>
          <table:table-cell table:formula="of:=([.C806]-[.$C$798])/60" office:value-type="float" office:value="8" calcext:value-type="float">
            <text:p>8</text:p>
          </table:table-cell>
          <table:table-cell table:formula="of:=([.B806])/30000" office:value-type="float" office:value="59.7" calcext:value-type="float">
            <text:p>5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84000" calcext:value-type="float">
            <text:p>1784000</text:p>
          </table:table-cell>
          <table:table-cell office:value-type="float" office:value="1598575861" calcext:value-type="float">
            <text:p>1598575861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26</text:p>
          </table:table-cell>
          <table:table-cell office:value-type="float" office:value="1294" calcext:value-type="float">
            <text:p>1294</text:p>
          </table:table-cell>
          <table:table-cell table:formula="of:=([.C807]-[.$C$798])/60" office:value-type="float" office:value="9" calcext:value-type="float">
            <text:p>9</text:p>
          </table:table-cell>
          <table:table-cell table:formula="of:=([.B807])/30000" office:value-type="float" office:value="59.4666666666667" calcext:value-type="float">
            <text:p>59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78000" calcext:value-type="float">
            <text:p>1778000</text:p>
          </table:table-cell>
          <table:table-cell office:value-type="float" office:value="1598575921" calcext:value-type="float">
            <text:p>1598575921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/326</text:p>
          </table:table-cell>
          <table:table-cell office:value-type="float" office:value="1305" calcext:value-type="float">
            <text:p>1305</text:p>
          </table:table-cell>
          <table:table-cell table:formula="of:=([.C808]-[.$C$798])/60" office:value-type="float" office:value="10" calcext:value-type="float">
            <text:p>10</text:p>
          </table:table-cell>
          <table:table-cell table:formula="of:=([.B808])/30000" office:value-type="float" office:value="59.2666666666667" calcext:value-type="float">
            <text:p>59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%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1598575981" calcext:value-type="float">
            <text:p>1598575981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23</text:p>
          </table:table-cell>
          <table:table-cell office:value-type="float" office:value="1349" calcext:value-type="float">
            <text:p>1349</text:p>
          </table:table-cell>
          <table:table-cell table:formula="of:=([.C809]-[.$C$798])/60" office:value-type="float" office:value="11" calcext:value-type="float">
            <text:p>11</text:p>
          </table:table-cell>
          <table:table-cell table:formula="of:=([.B809])/30000" office:value-type="float" office:value="59.1" calcext:value-type="float">
            <text:p>5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69000" calcext:value-type="float">
            <text:p>1769000</text:p>
          </table:table-cell>
          <table:table-cell office:value-type="float" office:value="1598576041" calcext:value-type="float">
            <text:p>1598576041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22</text:p>
          </table:table-cell>
          <table:table-cell office:value-type="float" office:value="1357" calcext:value-type="float">
            <text:p>1357</text:p>
          </table:table-cell>
          <table:table-cell table:formula="of:=([.C810]-[.$C$798])/60" office:value-type="float" office:value="12" calcext:value-type="float">
            <text:p>12</text:p>
          </table:table-cell>
          <table:table-cell table:formula="of:=([.B810])/30000" office:value-type="float" office:value="58.9666666666667" calcext:value-type="float">
            <text:p>58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64000" calcext:value-type="float">
            <text:p>1764000</text:p>
          </table:table-cell>
          <table:table-cell office:value-type="float" office:value="1598576101" calcext:value-type="float">
            <text:p>1598576101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/321</text:p>
          </table:table-cell>
          <table:table-cell office:value-type="float" office:value="1365" calcext:value-type="float">
            <text:p>1365</text:p>
          </table:table-cell>
          <table:table-cell table:formula="of:=([.C811]-[.$C$798])/60" office:value-type="float" office:value="13" calcext:value-type="float">
            <text:p>13</text:p>
          </table:table-cell>
          <table:table-cell table:formula="of:=([.B811])/30000" office:value-type="float" office:value="58.8" calcext:value-type="float">
            <text:p>5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56000" calcext:value-type="float">
            <text:p>1756000</text:p>
          </table:table-cell>
          <table:table-cell office:value-type="float" office:value="1598576161" calcext:value-type="float">
            <text:p>1598576161</text:p>
          </table:table-cell>
          <table:table-cell office:value-type="float" office:value="0.36" calcext:value-type="float">
            <text:p>0.3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/345</text:p>
          </table:table-cell>
          <table:table-cell office:value-type="float" office:value="1435" calcext:value-type="float">
            <text:p>1435</text:p>
          </table:table-cell>
          <table:table-cell table:formula="of:=([.C812]-[.$C$798])/60" office:value-type="float" office:value="14" calcext:value-type="float">
            <text:p>14</text:p>
          </table:table-cell>
          <table:table-cell table:formula="of:=([.B812])/30000" office:value-type="float" office:value="58.5333333333333" calcext:value-type="float">
            <text:p>58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%</text:p>
          </table:table-cell>
          <table:table-cell office:value-type="float" office:value="1743000" calcext:value-type="float">
            <text:p>1743000</text:p>
          </table:table-cell>
          <table:table-cell office:value-type="float" office:value="1598576221" calcext:value-type="float">
            <text:p>1598576221</text:p>
          </table:table-cell>
          <table:table-cell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1/340</text:p>
          </table:table-cell>
          <table:table-cell office:value-type="float" office:value="1837" calcext:value-type="float">
            <text:p>1837</text:p>
          </table:table-cell>
          <table:table-cell table:formula="of:=([.C813]-[.$C$798])/60" office:value-type="float" office:value="15" calcext:value-type="float">
            <text:p>15</text:p>
          </table:table-cell>
          <table:table-cell table:formula="of:=([.B813])/30000" office:value-type="float" office:value="58.1" calcext:value-type="float">
            <text:p>5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%</text:p>
          </table:table-cell>
          <table:table-cell office:value-type="float" office:value="1733000" calcext:value-type="float">
            <text:p>1733000</text:p>
          </table:table-cell>
          <table:table-cell office:value-type="float" office:value="1598576281" calcext:value-type="float">
            <text:p>1598576281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1/319</text:p>
          </table:table-cell>
          <table:table-cell office:value-type="float" office:value="1878" calcext:value-type="float">
            <text:p>1878</text:p>
          </table:table-cell>
          <table:table-cell table:formula="of:=([.C814]-[.$C$798])/60" office:value-type="float" office:value="16" calcext:value-type="float">
            <text:p>16</text:p>
          </table:table-cell>
          <table:table-cell table:formula="of:=([.B814])/30000" office:value-type="float" office:value="57.7666666666667" calcext:value-type="float">
            <text:p>57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31000" calcext:value-type="float">
            <text:p>1631000</text:p>
          </table:table-cell>
          <table:table-cell office:value-type="float" office:value="1598576461" calcext:value-type="float">
            <text:p>1598576461</text:p>
          </table:table-cell>
          <table:table-cell office:value-type="float" office:value="1.22" calcext:value-type="float">
            <text:p>1.22</text:p>
          </table:table-cell>
          <table:table-cell office:value-type="float" office:value="0.38" calcext:value-type="float">
            <text:p>0.3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/346</text:p>
          </table:table-cell>
          <table:table-cell office:value-type="float" office:value="1047" calcext:value-type="float">
            <text:p>1047</text:p>
          </table:table-cell>
          <table:table-cell table:formula="of:=([.C815]-[.$C$798])/60" office:value-type="float" office:value="19" calcext:value-type="float">
            <text:p>19</text:p>
          </table:table-cell>
          <table:table-cell table:formula="of:=([.B815])/30000" office:value-type="float" office:value="54.3666666666667" calcext:value-type="float">
            <text:p>54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%</text:p>
          </table:table-cell>
          <table:table-cell office:value-type="float" office:value="1623000" calcext:value-type="float">
            <text:p>1623000</text:p>
          </table:table-cell>
          <table:table-cell office:value-type="float" office:value="1598576520" calcext:value-type="float">
            <text:p>1598576520</text:p>
          </table:table-cell>
          <table:table-cell office:value-type="float" office:value="0.81" calcext:value-type="float">
            <text:p>0.81</text:p>
          </table:table-cell>
          <table:table-cell office:value-type="float" office:value="0.44" calcext:value-type="float">
            <text:p>0.4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1/342</text:p>
          </table:table-cell>
          <table:table-cell office:value-type="float" office:value="1062" calcext:value-type="float">
            <text:p>1062</text:p>
          </table:table-cell>
          <table:table-cell table:formula="of:=([.C816]-[.$C$798])/60" office:value-type="float" office:value="19.9833333333333" calcext:value-type="float">
            <text:p>19.9833333333333</text:p>
          </table:table-cell>
          <table:table-cell table:formula="of:=([.B816])/30000" office:value-type="float" office:value="54.1" calcext:value-type="float">
            <text:p>5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18000" calcext:value-type="float">
            <text:p>1618000</text:p>
          </table:table-cell>
          <table:table-cell office:value-type="float" office:value="1598576581" calcext:value-type="float">
            <text:p>1598576581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/342</text:p>
          </table:table-cell>
          <table:table-cell office:value-type="float" office:value="1071" calcext:value-type="float">
            <text:p>1071</text:p>
          </table:table-cell>
          <table:table-cell table:formula="of:=([.C817]-[.$C$798])/60" office:value-type="float" office:value="21" calcext:value-type="float">
            <text:p>21</text:p>
          </table:table-cell>
          <table:table-cell table:formula="of:=([.B817])/30000" office:value-type="float" office:value="53.9333333333333" calcext:value-type="float">
            <text:p>53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12000" calcext:value-type="float">
            <text:p>1612000</text:p>
          </table:table-cell>
          <table:table-cell office:value-type="float" office:value="1598576641" calcext:value-type="float">
            <text:p>1598576641</text:p>
          </table:table-cell>
          <table:table-cell office:value-type="float" office:value="0.11" calcext:value-type="float">
            <text:p>0.11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/342</text:p>
          </table:table-cell>
          <table:table-cell office:value-type="float" office:value="1079" calcext:value-type="float">
            <text:p>1079</text:p>
          </table:table-cell>
          <table:table-cell table:formula="of:=([.C818]-[.$C$798])/60" office:value-type="float" office:value="22" calcext:value-type="float">
            <text:p>22</text:p>
          </table:table-cell>
          <table:table-cell table:formula="of:=([.B818])/30000" office:value-type="float" office:value="53.7333333333333" calcext:value-type="float">
            <text:p>53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07000" calcext:value-type="float">
            <text:p>1607000</text:p>
          </table:table-cell>
          <table:table-cell office:value-type="float" office:value="1598576701" calcext:value-type="float">
            <text:p>1598576701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/342</text:p>
          </table:table-cell>
          <table:table-cell office:value-type="float" office:value="1087" calcext:value-type="float">
            <text:p>1087</text:p>
          </table:table-cell>
          <table:table-cell table:formula="of:=([.C819]-[.$C$798])/60" office:value-type="float" office:value="23" calcext:value-type="float">
            <text:p>23</text:p>
          </table:table-cell>
          <table:table-cell table:formula="of:=([.B819])/30000" office:value-type="float" office:value="53.5666666666667" calcext:value-type="float">
            <text:p>53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598576761" calcext:value-type="float">
            <text:p>159857676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/326</text:p>
          </table:table-cell>
          <table:table-cell office:value-type="float" office:value="1099" calcext:value-type="float">
            <text:p>1099</text:p>
          </table:table-cell>
          <table:table-cell table:formula="of:=([.C820]-[.$C$798])/60" office:value-type="float" office:value="24" calcext:value-type="float">
            <text:p>24</text:p>
          </table:table-cell>
          <table:table-cell table:formula="of:=([.B820])/30000" office:value-type="float" office:value="53.4" calcext:value-type="float">
            <text:p>5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1598576821" calcext:value-type="float">
            <text:p>159857682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/324</text:p>
          </table:table-cell>
          <table:table-cell office:value-type="float" office:value="1109" calcext:value-type="float">
            <text:p>1109</text:p>
          </table:table-cell>
          <table:table-cell table:formula="of:=([.C821]-[.$C$798])/60" office:value-type="float" office:value="25" calcext:value-type="float">
            <text:p>25</text:p>
          </table:table-cell>
          <table:table-cell table:formula="of:=([.B821])/30000" office:value-type="float" office:value="53.2" calcext:value-type="float">
            <text:p>5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%</text:p>
          </table:table-cell>
          <table:table-cell office:value-type="float" office:value="1591000" calcext:value-type="float">
            <text:p>1591000</text:p>
          </table:table-cell>
          <table:table-cell office:value-type="float" office:value="1598576882" calcext:value-type="float">
            <text:p>159857688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/324</text:p>
          </table:table-cell>
          <table:table-cell office:value-type="float" office:value="1118" calcext:value-type="float">
            <text:p>1118</text:p>
          </table:table-cell>
          <table:table-cell table:formula="of:=([.C822]-[.$C$798])/60" office:value-type="float" office:value="26.0166666666667" calcext:value-type="float">
            <text:p>26.0166666666667</text:p>
          </table:table-cell>
          <table:table-cell table:formula="of:=([.B822])/30000" office:value-type="float" office:value="53.0333333333333" calcext:value-type="float">
            <text:p>53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86000" calcext:value-type="float">
            <text:p>1586000</text:p>
          </table:table-cell>
          <table:table-cell office:value-type="float" office:value="1598576941" calcext:value-type="float">
            <text:p>159857694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/325</text:p>
          </table:table-cell>
          <table:table-cell office:value-type="float" office:value="1129" calcext:value-type="float">
            <text:p>1129</text:p>
          </table:table-cell>
          <table:table-cell table:formula="of:=([.C823]-[.$C$798])/60" office:value-type="float" office:value="27" calcext:value-type="float">
            <text:p>27</text:p>
          </table:table-cell>
          <table:table-cell table:formula="of:=([.B823])/30000" office:value-type="float" office:value="52.8666666666667" calcext:value-type="float">
            <text:p>52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81000" calcext:value-type="float">
            <text:p>1581000</text:p>
          </table:table-cell>
          <table:table-cell office:value-type="float" office:value="1598577001" calcext:value-type="float">
            <text:p>1598577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1/325</text:p>
          </table:table-cell>
          <table:table-cell office:value-type="float" office:value="1138" calcext:value-type="float">
            <text:p>1138</text:p>
          </table:table-cell>
          <table:table-cell table:formula="of:=([.C824]-[.$C$798])/60" office:value-type="float" office:value="28" calcext:value-type="float">
            <text:p>28</text:p>
          </table:table-cell>
          <table:table-cell table:formula="of:=([.B824])/30000" office:value-type="float" office:value="52.7" calcext:value-type="float">
            <text:p>5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75000" calcext:value-type="float">
            <text:p>1575000</text:p>
          </table:table-cell>
          <table:table-cell office:value-type="float" office:value="1598577061" calcext:value-type="float">
            <text:p>159857706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/324</text:p>
          </table:table-cell>
          <table:table-cell office:value-type="float" office:value="1149" calcext:value-type="float">
            <text:p>1149</text:p>
          </table:table-cell>
          <table:table-cell table:formula="of:=([.C825]-[.$C$798])/60" office:value-type="float" office:value="29" calcext:value-type="float">
            <text:p>29</text:p>
          </table:table-cell>
          <table:table-cell table:formula="of:=([.B825])/30000"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1598577121" calcext:value-type="float">
            <text:p>15985771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23</text:p>
          </table:table-cell>
          <table:table-cell office:value-type="float" office:value="1158" calcext:value-type="float">
            <text:p>1158</text:p>
          </table:table-cell>
          <table:table-cell table:formula="of:=([.C826]-[.$C$798])/60" office:value-type="float" office:value="30" calcext:value-type="float">
            <text:p>30</text:p>
          </table:table-cell>
          <table:table-cell table:formula="of:=([.B826])/30000" office:value-type="float" office:value="52.3333333333333" calcext:value-type="float">
            <text:p>52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1598577181" calcext:value-type="float">
            <text:p>159857718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22</text:p>
          </table:table-cell>
          <table:table-cell office:value-type="float" office:value="1166" calcext:value-type="float">
            <text:p>1166</text:p>
          </table:table-cell>
          <table:table-cell table:formula="of:=([.C827]-[.$C$798])/60" office:value-type="float" office:value="31" calcext:value-type="float">
            <text:p>31</text:p>
          </table:table-cell>
          <table:table-cell table:formula="of:=([.B827])/30000" office:value-type="float" office:value="52.1666666666667" calcext:value-type="float">
            <text:p>52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%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598577242" calcext:value-type="float">
            <text:p>159857724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21</text:p>
          </table:table-cell>
          <table:table-cell office:value-type="float" office:value="1174" calcext:value-type="float">
            <text:p>1174</text:p>
          </table:table-cell>
          <table:table-cell table:formula="of:=([.C828]-[.$C$798])/60" office:value-type="float" office:value="32.0166666666667" calcext:value-type="float">
            <text:p>32.0166666666667</text:p>
          </table:table-cell>
          <table:table-cell table:formula="of:=([.B828])/30000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55000" calcext:value-type="float">
            <text:p>1555000</text:p>
          </table:table-cell>
          <table:table-cell office:value-type="float" office:value="1598577301" calcext:value-type="float">
            <text:p>15985773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/321</text:p>
          </table:table-cell>
          <table:table-cell office:value-type="float" office:value="1182" calcext:value-type="float">
            <text:p>1182</text:p>
          </table:table-cell>
          <table:table-cell table:formula="of:=([.C829]-[.$C$798])/60" office:value-type="float" office:value="33" calcext:value-type="float">
            <text:p>33</text:p>
          </table:table-cell>
          <table:table-cell table:formula="of:=([.B829])/30000" office:value-type="float" office:value="51.8333333333333" calcext:value-type="float">
            <text:p>51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49000" calcext:value-type="float">
            <text:p>1549000</text:p>
          </table:table-cell>
          <table:table-cell office:value-type="float" office:value="1598577361" calcext:value-type="float">
            <text:p>1598577361</text:p>
          </table:table-cell>
          <table:table-cell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/323</text:p>
          </table:table-cell>
          <table:table-cell office:value-type="float" office:value="1193" calcext:value-type="float">
            <text:p>1193</text:p>
          </table:table-cell>
          <table:table-cell table:formula="of:=([.C830]-[.$C$798])/60" office:value-type="float" office:value="34" calcext:value-type="float">
            <text:p>34</text:p>
          </table:table-cell>
          <table:table-cell table:formula="of:=([.B830])/30000" office:value-type="float" office:value="51.6333333333333" calcext:value-type="float">
            <text:p>51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44000" calcext:value-type="float">
            <text:p>1544000</text:p>
          </table:table-cell>
          <table:table-cell office:value-type="float" office:value="1598577421" calcext:value-type="float">
            <text:p>159857742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1/323</text:p>
          </table:table-cell>
          <table:table-cell office:value-type="float" office:value="1204" calcext:value-type="float">
            <text:p>1204</text:p>
          </table:table-cell>
          <table:table-cell table:formula="of:=([.C831]-[.$C$798])/60" office:value-type="float" office:value="35" calcext:value-type="float">
            <text:p>35</text:p>
          </table:table-cell>
          <table:table-cell table:formula="of:=([.B831])/30000" office:value-type="float" office:value="51.4666666666667" calcext:value-type="float">
            <text:p>51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39000" calcext:value-type="float">
            <text:p>1539000</text:p>
          </table:table-cell>
          <table:table-cell office:value-type="float" office:value="1598577481" calcext:value-type="float">
            <text:p>1598577481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23</text:p>
          </table:table-cell>
          <table:table-cell office:value-type="float" office:value="1213" calcext:value-type="float">
            <text:p>1213</text:p>
          </table:table-cell>
          <table:table-cell table:formula="of:=([.C832]-[.$C$798])/60" office:value-type="float" office:value="36" calcext:value-type="float">
            <text:p>36</text:p>
          </table:table-cell>
          <table:table-cell table:formula="of:=([.B832])/30000" office:value-type="float" office:value="51.3" calcext:value-type="float">
            <text:p>5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%</text:p>
          </table:table-cell>
          <table:table-cell office:value-type="float" office:value="1534000" calcext:value-type="float">
            <text:p>1534000</text:p>
          </table:table-cell>
          <table:table-cell office:value-type="float" office:value="1598577541" calcext:value-type="float">
            <text:p>15985775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1/324</text:p>
          </table:table-cell>
          <table:table-cell office:value-type="float" office:value="1223" calcext:value-type="float">
            <text:p>1223</text:p>
          </table:table-cell>
          <table:table-cell table:formula="of:=([.C833]-[.$C$798])/60" office:value-type="float" office:value="37" calcext:value-type="float">
            <text:p>37</text:p>
          </table:table-cell>
          <table:table-cell table:formula="of:=([.B833])/30000" office:value-type="float" office:value="51.1333333333333" calcext:value-type="float">
            <text:p>51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598577602" calcext:value-type="float">
            <text:p>159857760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/324</text:p>
          </table:table-cell>
          <table:table-cell office:value-type="float" office:value="1232" calcext:value-type="float">
            <text:p>1232</text:p>
          </table:table-cell>
          <table:table-cell table:formula="of:=([.C834]-[.$C$798])/60" office:value-type="float" office:value="38.0166666666667" calcext:value-type="float">
            <text:p>38.0166666666667</text:p>
          </table:table-cell>
          <table:table-cell table:formula="of:=([.B834])/30000" office:value-type="float" office:value="50.9333333333333" calcext:value-type="float">
            <text:p>50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23000" calcext:value-type="float">
            <text:p>1523000</text:p>
          </table:table-cell>
          <table:table-cell office:value-type="float" office:value="1598577661" calcext:value-type="float">
            <text:p>159857766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1/322</text:p>
          </table:table-cell>
          <table:table-cell office:value-type="float" office:value="1241" calcext:value-type="float">
            <text:p>1241</text:p>
          </table:table-cell>
          <table:table-cell table:formula="of:=([.C835]-[.$C$798])/60" office:value-type="float" office:value="39" calcext:value-type="float">
            <text:p>39</text:p>
          </table:table-cell>
          <table:table-cell table:formula="of:=([.B835])/30000" office:value-type="float" office:value="50.7666666666667" calcext:value-type="float">
            <text:p>50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18000" calcext:value-type="float">
            <text:p>1518000</text:p>
          </table:table-cell>
          <table:table-cell office:value-type="float" office:value="1598577721" calcext:value-type="float">
            <text:p>1598577721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22</text:p>
          </table:table-cell>
          <table:table-cell office:value-type="float" office:value="1249" calcext:value-type="float">
            <text:p>1249</text:p>
          </table:table-cell>
          <table:table-cell table:formula="of:=([.C836]-[.$C$798])/60" office:value-type="float" office:value="40" calcext:value-type="float">
            <text:p>40</text:p>
          </table:table-cell>
          <table:table-cell table:formula="of:=([.B836])/30000" office:value-type="float" office:value="50.6" calcext:value-type="float">
            <text:p>5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13000" calcext:value-type="float">
            <text:p>1513000</text:p>
          </table:table-cell>
          <table:table-cell office:value-type="float" office:value="1598577781" calcext:value-type="float">
            <text:p>1598577781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22</text:p>
          </table:table-cell>
          <table:table-cell office:value-type="float" office:value="1258" calcext:value-type="float">
            <text:p>1258</text:p>
          </table:table-cell>
          <table:table-cell table:formula="of:=([.C837]-[.$C$798])/60" office:value-type="float" office:value="41" calcext:value-type="float">
            <text:p>41</text:p>
          </table:table-cell>
          <table:table-cell table:formula="of:=([.B837])/30000" office:value-type="float" office:value="50.4333333333333" calcext:value-type="float">
            <text:p>50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07000" calcext:value-type="float">
            <text:p>1507000</text:p>
          </table:table-cell>
          <table:table-cell office:value-type="float" office:value="1598577841" calcext:value-type="float">
            <text:p>15985778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1/321</text:p>
          </table:table-cell>
          <table:table-cell office:value-type="float" office:value="1266" calcext:value-type="float">
            <text:p>1266</text:p>
          </table:table-cell>
          <table:table-cell table:formula="of:=([.C838]-[.$C$798])/60" office:value-type="float" office:value="42" calcext:value-type="float">
            <text:p>42</text:p>
          </table:table-cell>
          <table:table-cell table:formula="of:=([.B838])/30000" office:value-type="float" office:value="50.2333333333333" calcext:value-type="float">
            <text:p>50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%</text:p>
          </table:table-cell>
          <table:table-cell office:value-type="float" office:value="1502000" calcext:value-type="float">
            <text:p>1502000</text:p>
          </table:table-cell>
          <table:table-cell office:value-type="float" office:value="1598577901" calcext:value-type="float">
            <text:p>15985779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string" calcext:value-type="string">
            <text:p>1/321</text:p>
          </table:table-cell>
          <table:table-cell office:value-type="float" office:value="1274" calcext:value-type="float">
            <text:p>1274</text:p>
          </table:table-cell>
          <table:table-cell table:formula="of:=([.C839]-[.$C$798])/60" office:value-type="float" office:value="43" calcext:value-type="float">
            <text:p>43</text:p>
          </table:table-cell>
          <table:table-cell table:formula="of:=([.B839])/30000" office:value-type="float" office:value="50.0666666666667" calcext:value-type="float">
            <text:p>50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97000" calcext:value-type="float">
            <text:p>1497000</text:p>
          </table:table-cell>
          <table:table-cell office:value-type="float" office:value="1598577962" calcext:value-type="float">
            <text:p>159857796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/321</text:p>
          </table:table-cell>
          <table:table-cell office:value-type="float" office:value="1282" calcext:value-type="float">
            <text:p>1282</text:p>
          </table:table-cell>
          <table:table-cell table:formula="of:=([.C840]-[.$C$798])/60" office:value-type="float" office:value="44.0166666666667" calcext:value-type="float">
            <text:p>44.0166666666667</text:p>
          </table:table-cell>
          <table:table-cell table:formula="of:=([.B840])/30000" office:value-type="float" office:value="49.9" calcext:value-type="float">
            <text:p>4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92000" calcext:value-type="float">
            <text:p>1492000</text:p>
          </table:table-cell>
          <table:table-cell office:value-type="float" office:value="1598578021" calcext:value-type="float">
            <text:p>15985780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/321</text:p>
          </table:table-cell>
          <table:table-cell office:value-type="float" office:value="1292" calcext:value-type="float">
            <text:p>1292</text:p>
          </table:table-cell>
          <table:table-cell table:formula="of:=([.C841]-[.$C$798])/60" office:value-type="float" office:value="45" calcext:value-type="float">
            <text:p>45</text:p>
          </table:table-cell>
          <table:table-cell table:formula="of:=([.B841])/30000" office:value-type="float" office:value="49.7333333333333" calcext:value-type="float">
            <text:p>49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86000" calcext:value-type="float">
            <text:p>1486000</text:p>
          </table:table-cell>
          <table:table-cell office:value-type="float" office:value="1598578081" calcext:value-type="float">
            <text:p>159857808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/321</text:p>
          </table:table-cell>
          <table:table-cell office:value-type="float" office:value="1301" calcext:value-type="float">
            <text:p>1301</text:p>
          </table:table-cell>
          <table:table-cell table:formula="of:=([.C842]-[.$C$798])/60" office:value-type="float" office:value="46" calcext:value-type="float">
            <text:p>46</text:p>
          </table:table-cell>
          <table:table-cell table:formula="of:=([.B842])/30000" office:value-type="float" office:value="49.5333333333333" calcext:value-type="float">
            <text:p>49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81000" calcext:value-type="float">
            <text:p>1481000</text:p>
          </table:table-cell>
          <table:table-cell office:value-type="float" office:value="1598578141" calcext:value-type="float">
            <text:p>159857814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2/321</text:p>
          </table:table-cell>
          <table:table-cell office:value-type="float" office:value="1311" calcext:value-type="float">
            <text:p>1311</text:p>
          </table:table-cell>
          <table:table-cell table:formula="of:=([.C843]-[.$C$798])/60" office:value-type="float" office:value="47" calcext:value-type="float">
            <text:p>47</text:p>
          </table:table-cell>
          <table:table-cell table:formula="of:=([.B843])/30000" office:value-type="float" office:value="49.3666666666667" calcext:value-type="float">
            <text:p>49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598578201" calcext:value-type="float">
            <text:p>15985782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21</text:p>
          </table:table-cell>
          <table:table-cell office:value-type="float" office:value="1319" calcext:value-type="float">
            <text:p>1319</text:p>
          </table:table-cell>
          <table:table-cell table:formula="of:=([.C844]-[.$C$798])/60" office:value-type="float" office:value="48" calcext:value-type="float">
            <text:p>48</text:p>
          </table:table-cell>
          <table:table-cell table:formula="of:=([.B844])/30000" office:value-type="float" office:value="49.2" calcext:value-type="float">
            <text:p>4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%</text:p>
          </table:table-cell>
          <table:table-cell office:value-type="float" office:value="1471000" calcext:value-type="float">
            <text:p>1471000</text:p>
          </table:table-cell>
          <table:table-cell office:value-type="float" office:value="1598578261" calcext:value-type="float">
            <text:p>159857826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21</text:p>
          </table:table-cell>
          <table:table-cell office:value-type="float" office:value="1328" calcext:value-type="float">
            <text:p>1328</text:p>
          </table:table-cell>
          <table:table-cell table:formula="of:=([.C845]-[.$C$798])/60" office:value-type="float" office:value="49" calcext:value-type="float">
            <text:p>49</text:p>
          </table:table-cell>
          <table:table-cell table:formula="of:=([.B845])/30000" office:value-type="float" office:value="49.0333333333333" calcext:value-type="float">
            <text:p>49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65000" calcext:value-type="float">
            <text:p>1465000</text:p>
          </table:table-cell>
          <table:table-cell office:value-type="float" office:value="1598578322" calcext:value-type="float">
            <text:p>159857832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21</text:p>
          </table:table-cell>
          <table:table-cell office:value-type="float" office:value="1338" calcext:value-type="float">
            <text:p>1338</text:p>
          </table:table-cell>
          <table:table-cell table:formula="of:=([.C846]-[.$C$798])/60" office:value-type="float" office:value="50.0166666666667" calcext:value-type="float">
            <text:p>50.0166666666667</text:p>
          </table:table-cell>
          <table:table-cell table:formula="of:=([.B846])/30000" office:value-type="float" office:value="48.8333333333333" calcext:value-type="float">
            <text:p>48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1598578381" calcext:value-type="float">
            <text:p>159857838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21</text:p>
          </table:table-cell>
          <table:table-cell office:value-type="float" office:value="1346" calcext:value-type="float">
            <text:p>1346</text:p>
          </table:table-cell>
          <table:table-cell table:formula="of:=([.C847]-[.$C$798])/60" office:value-type="float" office:value="51" calcext:value-type="float">
            <text:p>51</text:p>
          </table:table-cell>
          <table:table-cell table:formula="of:=([.B847])/30000" office:value-type="float" office:value="48.6666666666667" calcext:value-type="float">
            <text:p>48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1598578441" calcext:value-type="float">
            <text:p>159857844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2/321</text:p>
          </table:table-cell>
          <table:table-cell office:value-type="float" office:value="1354" calcext:value-type="float">
            <text:p>1354</text:p>
          </table:table-cell>
          <table:table-cell table:formula="of:=([.C848]-[.$C$798])/60" office:value-type="float" office:value="52" calcext:value-type="float">
            <text:p>52</text:p>
          </table:table-cell>
          <table:table-cell table:formula="of:=([.B848])/30000" office:value-type="float" office:value="48.5" calcext:value-type="float">
            <text:p>4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598578501" calcext:value-type="float">
            <text:p>15985785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1/321</text:p>
          </table:table-cell>
          <table:table-cell office:value-type="float" office:value="1363" calcext:value-type="float">
            <text:p>1363</text:p>
          </table:table-cell>
          <table:table-cell table:formula="of:=([.C849]-[.$C$798])/60" office:value-type="float" office:value="53" calcext:value-type="float">
            <text:p>53</text:p>
          </table:table-cell>
          <table:table-cell table:formula="of:=([.B849])/30000" office:value-type="float" office:value="48.3333333333333" calcext:value-type="float">
            <text:p>48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%</text:p>
          </table:table-cell>
          <table:table-cell office:value-type="float" office:value="1444000" calcext:value-type="float">
            <text:p>1444000</text:p>
          </table:table-cell>
          <table:table-cell office:value-type="float" office:value="1598578561" calcext:value-type="float">
            <text:p>1598578561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string" calcext:value-type="string">
            <text:p>1/323</text:p>
          </table:table-cell>
          <table:table-cell office:value-type="float" office:value="1373" calcext:value-type="float">
            <text:p>1373</text:p>
          </table:table-cell>
          <table:table-cell table:formula="of:=([.C850]-[.$C$798])/60" office:value-type="float" office:value="54" calcext:value-type="float">
            <text:p>54</text:p>
          </table:table-cell>
          <table:table-cell table:formula="of:=([.B850])/30000" office:value-type="float" office:value="48.1333333333333" calcext:value-type="float">
            <text:p>48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39000" calcext:value-type="float">
            <text:p>1439000</text:p>
          </table:table-cell>
          <table:table-cell office:value-type="float" office:value="1598578621" calcext:value-type="float">
            <text:p>15985786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323</text:p>
          </table:table-cell>
          <table:table-cell office:value-type="float" office:value="1382" calcext:value-type="float">
            <text:p>1382</text:p>
          </table:table-cell>
          <table:table-cell table:formula="of:=([.C851]-[.$C$798])/60" office:value-type="float" office:value="55" calcext:value-type="float">
            <text:p>55</text:p>
          </table:table-cell>
          <table:table-cell table:formula="of:=([.B851])/30000" office:value-type="float" office:value="47.9666666666667" calcext:value-type="float">
            <text:p>47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1598578681" calcext:value-type="float">
            <text:p>1598578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23</text:p>
          </table:table-cell>
          <table:table-cell office:value-type="float" office:value="1390" calcext:value-type="float">
            <text:p>1390</text:p>
          </table:table-cell>
          <table:table-cell table:formula="of:=([.C852]-[.$C$798])/60" office:value-type="float" office:value="56" calcext:value-type="float">
            <text:p>56</text:p>
          </table:table-cell>
          <table:table-cell table:formula="of:=([.B852])/30000" office:value-type="float" office:value="47.8" calcext:value-type="float">
            <text:p>4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9000" calcext:value-type="float">
            <text:p>1429000</text:p>
          </table:table-cell>
          <table:table-cell office:value-type="float" office:value="1598578741" calcext:value-type="float">
            <text:p>159857874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3</text:p>
          </table:table-cell>
          <table:table-cell office:value-type="float" office:value="1398" calcext:value-type="float">
            <text:p>1398</text:p>
          </table:table-cell>
          <table:table-cell table:formula="of:=([.C853]-[.$C$798])/60" office:value-type="float" office:value="57" calcext:value-type="float">
            <text:p>57</text:p>
          </table:table-cell>
          <table:table-cell table:formula="of:=([.B853])/30000" office:value-type="float" office:value="47.6333333333333" calcext:value-type="float">
            <text:p>47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23000" calcext:value-type="float">
            <text:p>1423000</text:p>
          </table:table-cell>
          <table:table-cell office:value-type="float" office:value="1598578801" calcext:value-type="float">
            <text:p>15985788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323</text:p>
          </table:table-cell>
          <table:table-cell office:value-type="float" office:value="1406" calcext:value-type="float">
            <text:p>1406</text:p>
          </table:table-cell>
          <table:table-cell table:formula="of:=([.C854]-[.$C$798])/60" office:value-type="float" office:value="58" calcext:value-type="float">
            <text:p>58</text:p>
          </table:table-cell>
          <table:table-cell table:formula="of:=([.B854])/30000" office:value-type="float" office:value="47.4333333333333" calcext:value-type="float">
            <text:p>4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8000" calcext:value-type="float">
            <text:p>1418000</text:p>
          </table:table-cell>
          <table:table-cell office:value-type="float" office:value="1598578861" calcext:value-type="float">
            <text:p>159857886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1</text:p>
          </table:table-cell>
          <table:table-cell office:value-type="float" office:value="1417" calcext:value-type="float">
            <text:p>1417</text:p>
          </table:table-cell>
          <table:table-cell table:formula="of:=([.C855]-[.$C$798])/60" office:value-type="float" office:value="59" calcext:value-type="float">
            <text:p>59</text:p>
          </table:table-cell>
          <table:table-cell table:formula="of:=([.B855])/30000" office:value-type="float" office:value="47.2666666666667" calcext:value-type="float">
            <text:p>47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%</text:p>
          </table:table-cell>
          <table:table-cell office:value-type="float" office:value="1413000" calcext:value-type="float">
            <text:p>1413000</text:p>
          </table:table-cell>
          <table:table-cell office:value-type="float" office:value="1598578921" calcext:value-type="float">
            <text:p>159857892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21</text:p>
          </table:table-cell>
          <table:table-cell office:value-type="float" office:value="1425" calcext:value-type="float">
            <text:p>1425</text:p>
          </table:table-cell>
          <table:table-cell table:formula="of:=([.C856]-[.$C$798])/60" office:value-type="float" office:value="60" calcext:value-type="float">
            <text:p>60</text:p>
          </table:table-cell>
          <table:table-cell table:formula="of:=([.B856])/30000" office:value-type="float" office:value="47.1" calcext:value-type="float">
            <text:p>4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407000" calcext:value-type="float">
            <text:p>1407000</text:p>
          </table:table-cell>
          <table:table-cell office:value-type="float" office:value="1598578982" calcext:value-type="float">
            <text:p>15985789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321</text:p>
          </table:table-cell>
          <table:table-cell office:value-type="float" office:value="1435" calcext:value-type="float">
            <text:p>1435</text:p>
          </table:table-cell>
          <table:table-cell table:formula="of:=([.C857]-[.$C$798])/60" office:value-type="float" office:value="61.0166666666667" calcext:value-type="float">
            <text:p>61.0166666666667</text:p>
          </table:table-cell>
          <table:table-cell table:formula="of:=([.B857])/30000" office:value-type="float" office:value="46.9" calcext:value-type="float">
            <text:p>4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402000" calcext:value-type="float">
            <text:p>1402000</text:p>
          </table:table-cell>
          <table:table-cell office:value-type="float" office:value="1598579041" calcext:value-type="float">
            <text:p>159857904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2</text:p>
          </table:table-cell>
          <table:table-cell office:value-type="float" office:value="1444" calcext:value-type="float">
            <text:p>1444</text:p>
          </table:table-cell>
          <table:table-cell table:formula="of:=([.C858]-[.$C$798])/60" office:value-type="float" office:value="62" calcext:value-type="float">
            <text:p>62</text:p>
          </table:table-cell>
          <table:table-cell table:formula="of:=([.B858])/30000" office:value-type="float" office:value="46.7333333333333" calcext:value-type="float">
            <text:p>46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7000" calcext:value-type="float">
            <text:p>1397000</text:p>
          </table:table-cell>
          <table:table-cell office:value-type="float" office:value="1598579101" calcext:value-type="float">
            <text:p>159857910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21</text:p>
          </table:table-cell>
          <table:table-cell office:value-type="float" office:value="1452" calcext:value-type="float">
            <text:p>1452</text:p>
          </table:table-cell>
          <table:table-cell table:formula="of:=([.C859]-[.$C$798])/60" office:value-type="float" office:value="63" calcext:value-type="float">
            <text:p>63</text:p>
          </table:table-cell>
          <table:table-cell table:formula="of:=([.B859])/30000" office:value-type="float" office:value="46.5666666666667" calcext:value-type="float">
            <text:p>46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92000" calcext:value-type="float">
            <text:p>1392000</text:p>
          </table:table-cell>
          <table:table-cell office:value-type="float" office:value="1598579161" calcext:value-type="float">
            <text:p>159857916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1</text:p>
          </table:table-cell>
          <table:table-cell office:value-type="float" office:value="1460" calcext:value-type="float">
            <text:p>1460</text:p>
          </table:table-cell>
          <table:table-cell table:formula="of:=([.C860]-[.$C$798])/60" office:value-type="float" office:value="64" calcext:value-type="float">
            <text:p>64</text:p>
          </table:table-cell>
          <table:table-cell table:formula="of:=([.B860])/30000" office:value-type="float" office:value="46.4" calcext:value-type="float">
            <text:p>4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86000" calcext:value-type="float">
            <text:p>1386000</text:p>
          </table:table-cell>
          <table:table-cell office:value-type="float" office:value="1598579221" calcext:value-type="float">
            <text:p>159857922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1</text:p>
          </table:table-cell>
          <table:table-cell office:value-type="float" office:value="1469" calcext:value-type="float">
            <text:p>1469</text:p>
          </table:table-cell>
          <table:table-cell table:formula="of:=([.C861]-[.$C$798])/60" office:value-type="float" office:value="65" calcext:value-type="float">
            <text:p>65</text:p>
          </table:table-cell>
          <table:table-cell table:formula="of:=([.B861])/30000" office:value-type="float" office:value="46.2" calcext:value-type="float">
            <text:p>4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%</text:p>
          </table:table-cell>
          <table:table-cell office:value-type="float" office:value="1381000" calcext:value-type="float">
            <text:p>1381000</text:p>
          </table:table-cell>
          <table:table-cell office:value-type="float" office:value="1598579281" calcext:value-type="float">
            <text:p>159857928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1</text:p>
          </table:table-cell>
          <table:table-cell office:value-type="float" office:value="1478" calcext:value-type="float">
            <text:p>1478</text:p>
          </table:table-cell>
          <table:table-cell table:formula="of:=([.C862]-[.$C$798])/60" office:value-type="float" office:value="66" calcext:value-type="float">
            <text:p>66</text:p>
          </table:table-cell>
          <table:table-cell table:formula="of:=([.B862])/30000" office:value-type="float" office:value="46.0333333333333" calcext:value-type="float">
            <text:p>46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76000" calcext:value-type="float">
            <text:p>1376000</text:p>
          </table:table-cell>
          <table:table-cell office:value-type="float" office:value="1598579341" calcext:value-type="float">
            <text:p>1598579341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22</text:p>
          </table:table-cell>
          <table:table-cell office:value-type="float" office:value="1487" calcext:value-type="float">
            <text:p>1487</text:p>
          </table:table-cell>
          <table:table-cell table:formula="of:=([.C863]-[.$C$798])/60" office:value-type="float" office:value="67" calcext:value-type="float">
            <text:p>67</text:p>
          </table:table-cell>
          <table:table-cell table:formula="of:=([.B863])/30000" office:value-type="float" office:value="45.8666666666667" calcext:value-type="float">
            <text:p>45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9000" calcext:value-type="float">
            <text:p>1369000</text:p>
          </table:table-cell>
          <table:table-cell office:value-type="float" office:value="1598579402" calcext:value-type="float">
            <text:p>159857940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/326</text:p>
          </table:table-cell>
          <table:table-cell office:value-type="float" office:value="1538" calcext:value-type="float">
            <text:p>1538</text:p>
          </table:table-cell>
          <table:table-cell table:formula="of:=([.C864]-[.$C$798])/60" office:value-type="float" office:value="68.0166666666667" calcext:value-type="float">
            <text:p>68.0166666666667</text:p>
          </table:table-cell>
          <table:table-cell table:formula="of:=([.B864])/30000" office:value-type="float" office:value="45.6333333333333" calcext:value-type="float">
            <text:p>45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5000" calcext:value-type="float">
            <text:p>1365000</text:p>
          </table:table-cell>
          <table:table-cell office:value-type="float" office:value="1598579461" calcext:value-type="float">
            <text:p>159857946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26</text:p>
          </table:table-cell>
          <table:table-cell office:value-type="float" office:value="1547" calcext:value-type="float">
            <text:p>1547</text:p>
          </table:table-cell>
          <table:table-cell table:formula="of:=([.C865]-[.$C$798])/60" office:value-type="float" office:value="69" calcext:value-type="float">
            <text:p>69</text:p>
          </table:table-cell>
          <table:table-cell table:formula="of:=([.B865])/30000" office:value-type="float" office:value="45.5" calcext:value-type="float">
            <text:p>4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61000" calcext:value-type="float">
            <text:p>1361000</text:p>
          </table:table-cell>
          <table:table-cell office:value-type="float" office:value="1598579521" calcext:value-type="float">
            <text:p>159857952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2/326</text:p>
          </table:table-cell>
          <table:table-cell office:value-type="float" office:value="1555" calcext:value-type="float">
            <text:p>1555</text:p>
          </table:table-cell>
          <table:table-cell table:formula="of:=([.C866]-[.$C$798])/60" office:value-type="float" office:value="70" calcext:value-type="float">
            <text:p>70</text:p>
          </table:table-cell>
          <table:table-cell table:formula="of:=([.B866])/30000" office:value-type="float" office:value="45.3666666666667" calcext:value-type="float">
            <text:p>45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6000" calcext:value-type="float">
            <text:p>1356000</text:p>
          </table:table-cell>
          <table:table-cell office:value-type="float" office:value="1598579581" calcext:value-type="float">
            <text:p>159857958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/327</text:p>
          </table:table-cell>
          <table:table-cell office:value-type="float" office:value="1566" calcext:value-type="float">
            <text:p>1566</text:p>
          </table:table-cell>
          <table:table-cell table:formula="of:=([.C867]-[.$C$798])/60" office:value-type="float" office:value="71" calcext:value-type="float">
            <text:p>71</text:p>
          </table:table-cell>
          <table:table-cell table:formula="of:=([.B867])/30000" office:value-type="float" office:value="45.2" calcext:value-type="float">
            <text:p>4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%</text:p>
          </table:table-cell>
          <table:table-cell office:value-type="float" office:value="1352000" calcext:value-type="float">
            <text:p>1352000</text:p>
          </table:table-cell>
          <table:table-cell office:value-type="float" office:value="1598579641" calcext:value-type="float">
            <text:p>159857964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27</text:p>
          </table:table-cell>
          <table:table-cell office:value-type="float" office:value="1575" calcext:value-type="float">
            <text:p>1575</text:p>
          </table:table-cell>
          <table:table-cell table:formula="of:=([.C868]-[.$C$798])/60" office:value-type="float" office:value="72" calcext:value-type="float">
            <text:p>72</text:p>
          </table:table-cell>
          <table:table-cell table:formula="of:=([.B868])/30000" office:value-type="float" office:value="45.0666666666667" calcext:value-type="float">
            <text:p>45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47000" calcext:value-type="float">
            <text:p>1347000</text:p>
          </table:table-cell>
          <table:table-cell office:value-type="float" office:value="1598579701" calcext:value-type="float">
            <text:p>159857970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/320</text:p>
          </table:table-cell>
          <table:table-cell office:value-type="float" office:value="1587" calcext:value-type="float">
            <text:p>1587</text:p>
          </table:table-cell>
          <table:table-cell table:formula="of:=([.C869]-[.$C$798])/60" office:value-type="float" office:value="73" calcext:value-type="float">
            <text:p>73</text:p>
          </table:table-cell>
          <table:table-cell table:formula="of:=([.B869])/30000" office:value-type="float" office:value="44.9" calcext:value-type="float">
            <text:p>4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43000" calcext:value-type="float">
            <text:p>1343000</text:p>
          </table:table-cell>
          <table:table-cell office:value-type="float" office:value="1598579762" calcext:value-type="float">
            <text:p>159857976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1</text:p>
          </table:table-cell>
          <table:table-cell office:value-type="float" office:value="1596" calcext:value-type="float">
            <text:p>1596</text:p>
          </table:table-cell>
          <table:table-cell table:formula="of:=([.C870]-[.$C$798])/60" office:value-type="float" office:value="74.0166666666667" calcext:value-type="float">
            <text:p>74.0166666666667</text:p>
          </table:table-cell>
          <table:table-cell table:formula="of:=([.B870])/30000" office:value-type="float" office:value="44.7666666666667" calcext:value-type="float">
            <text:p>44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9000" calcext:value-type="float">
            <text:p>1339000</text:p>
          </table:table-cell>
          <table:table-cell office:value-type="float" office:value="1598579821" calcext:value-type="float">
            <text:p>159857982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2</text:p>
          </table:table-cell>
          <table:table-cell office:value-type="float" office:value="1605" calcext:value-type="float">
            <text:p>1605</text:p>
          </table:table-cell>
          <table:table-cell table:formula="of:=([.C871]-[.$C$798])/60" office:value-type="float" office:value="75" calcext:value-type="float">
            <text:p>75</text:p>
          </table:table-cell>
          <table:table-cell table:formula="of:=([.B871])/30000" office:value-type="float" office:value="44.6333333333333" calcext:value-type="float">
            <text:p>44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4000" calcext:value-type="float">
            <text:p>1334000</text:p>
          </table:table-cell>
          <table:table-cell office:value-type="float" office:value="1598579881" calcext:value-type="float">
            <text:p>159857988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321</text:p>
          </table:table-cell>
          <table:table-cell office:value-type="float" office:value="1613" calcext:value-type="float">
            <text:p>1613</text:p>
          </table:table-cell>
          <table:table-cell table:formula="of:=([.C872]-[.$C$798])/60" office:value-type="float" office:value="76" calcext:value-type="float">
            <text:p>76</text:p>
          </table:table-cell>
          <table:table-cell table:formula="of:=([.B872])/30000" office:value-type="float" office:value="44.4666666666667" calcext:value-type="float">
            <text:p>44.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1598579941" calcext:value-type="float">
            <text:p>15985799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20</text:p>
          </table:table-cell>
          <table:table-cell office:value-type="float" office:value="1622" calcext:value-type="float">
            <text:p>1622</text:p>
          </table:table-cell>
          <table:table-cell table:formula="of:=([.C873]-[.$C$798])/60" office:value-type="float" office:value="77" calcext:value-type="float">
            <text:p>77</text:p>
          </table:table-cell>
          <table:table-cell table:formula="of:=([.B873])/30000" office:value-type="float" office:value="44.3333333333333" calcext:value-type="float">
            <text:p>44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25000" calcext:value-type="float">
            <text:p>1325000</text:p>
          </table:table-cell>
          <table:table-cell office:value-type="float" office:value="1598580001" calcext:value-type="float">
            <text:p>1598580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630" calcext:value-type="float">
            <text:p>1630</text:p>
          </table:table-cell>
          <table:table-cell table:formula="of:=([.C874]-[.$C$798])/60" office:value-type="float" office:value="78" calcext:value-type="float">
            <text:p>78</text:p>
          </table:table-cell>
          <table:table-cell table:formula="of:=([.B874])/30000" office:value-type="float" office:value="44.1666666666667" calcext:value-type="float">
            <text:p>44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%</text:p>
          </table:table-cell>
          <table:table-cell office:value-type="float" office:value="1321000" calcext:value-type="float">
            <text:p>1321000</text:p>
          </table:table-cell>
          <table:table-cell office:value-type="float" office:value="1598580061" calcext:value-type="float">
            <text:p>159858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651" calcext:value-type="float">
            <text:p>1651</text:p>
          </table:table-cell>
          <table:table-cell table:formula="of:=([.C875]-[.$C$798])/60" office:value-type="float" office:value="79" calcext:value-type="float">
            <text:p>79</text:p>
          </table:table-cell>
          <table:table-cell table:formula="of:=([.B875])/30000" office:value-type="float" office:value="44.0333333333333" calcext:value-type="float">
            <text:p>44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6000" calcext:value-type="float">
            <text:p>1316000</text:p>
          </table:table-cell>
          <table:table-cell office:value-type="float" office:value="1598580122" calcext:value-type="float">
            <text:p>159858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59" calcext:value-type="float">
            <text:p>1659</text:p>
          </table:table-cell>
          <table:table-cell table:formula="of:=([.C876]-[.$C$798])/60" office:value-type="float" office:value="80.0166666666667" calcext:value-type="float">
            <text:p>80.0166666666667</text:p>
          </table:table-cell>
          <table:table-cell table:formula="of:=([.B876])/30000" office:value-type="float" office:value="43.8666666666667" calcext:value-type="float">
            <text:p>43.8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12000" calcext:value-type="float">
            <text:p>1312000</text:p>
          </table:table-cell>
          <table:table-cell office:value-type="float" office:value="1598580181" calcext:value-type="float">
            <text:p>1598580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67" calcext:value-type="float">
            <text:p>1667</text:p>
          </table:table-cell>
          <table:table-cell table:formula="of:=([.C877]-[.$C$798])/60" office:value-type="float" office:value="81" calcext:value-type="float">
            <text:p>81</text:p>
          </table:table-cell>
          <table:table-cell table:formula="of:=([.B877])/30000" office:value-type="float" office:value="43.7333333333333" calcext:value-type="float">
            <text:p>43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08000" calcext:value-type="float">
            <text:p>1308000</text:p>
          </table:table-cell>
          <table:table-cell office:value-type="float" office:value="1598580241" calcext:value-type="float">
            <text:p>1598580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676" calcext:value-type="float">
            <text:p>1676</text:p>
          </table:table-cell>
          <table:table-cell table:formula="of:=([.C878]-[.$C$798])/60" office:value-type="float" office:value="82" calcext:value-type="float">
            <text:p>82</text:p>
          </table:table-cell>
          <table:table-cell table:formula="of:=([.B878])/30000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303000" calcext:value-type="float">
            <text:p>1303000</text:p>
          </table:table-cell>
          <table:table-cell office:value-type="float" office:value="1598580301" calcext:value-type="float">
            <text:p>1598580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685" calcext:value-type="float">
            <text:p>1685</text:p>
          </table:table-cell>
          <table:table-cell table:formula="of:=([.C879]-[.$C$798])/60" office:value-type="float" office:value="83" calcext:value-type="float">
            <text:p>83</text:p>
          </table:table-cell>
          <table:table-cell table:formula="of:=([.B879])/30000" office:value-type="float" office:value="43.4333333333333" calcext:value-type="float">
            <text:p>43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9000" calcext:value-type="float">
            <text:p>1299000</text:p>
          </table:table-cell>
          <table:table-cell office:value-type="float" office:value="1598580361" calcext:value-type="float">
            <text:p>1598580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693" calcext:value-type="float">
            <text:p>1693</text:p>
          </table:table-cell>
          <table:table-cell table:formula="of:=([.C880]-[.$C$798])/60" office:value-type="float" office:value="84" calcext:value-type="float">
            <text:p>84</text:p>
          </table:table-cell>
          <table:table-cell table:formula="of:=([.B880])/30000" office:value-type="float" office:value="43.3" calcext:value-type="float">
            <text:p>4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4000" calcext:value-type="float">
            <text:p>1294000</text:p>
          </table:table-cell>
          <table:table-cell office:value-type="float" office:value="1598580421" calcext:value-type="float">
            <text:p>1598580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02" calcext:value-type="float">
            <text:p>1702</text:p>
          </table:table-cell>
          <table:table-cell table:formula="of:=([.C881]-[.$C$798])/60" office:value-type="float" office:value="85" calcext:value-type="float">
            <text:p>85</text:p>
          </table:table-cell>
          <table:table-cell table:formula="of:=([.B881])/30000" office:value-type="float" office:value="43.1333333333333" calcext:value-type="float">
            <text:p>43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%</text:p>
          </table:table-cell>
          <table:table-cell office:value-type="float" office:value="1290000" calcext:value-type="float">
            <text:p>1290000</text:p>
          </table:table-cell>
          <table:table-cell office:value-type="float" office:value="1598580481" calcext:value-type="float">
            <text:p>1598580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10" calcext:value-type="float">
            <text:p>1710</text:p>
          </table:table-cell>
          <table:table-cell table:formula="of:=([.C882]-[.$C$798])/60" office:value-type="float" office:value="86" calcext:value-type="float">
            <text:p>86</text:p>
          </table:table-cell>
          <table:table-cell table:formula="of:=([.B882])/30000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85000" calcext:value-type="float">
            <text:p>1285000</text:p>
          </table:table-cell>
          <table:table-cell office:value-type="float" office:value="1598580541" calcext:value-type="float">
            <text:p>1598580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20" calcext:value-type="float">
            <text:p>1720</text:p>
          </table:table-cell>
          <table:table-cell table:formula="of:=([.C883]-[.$C$798])/60" office:value-type="float" office:value="87" calcext:value-type="float">
            <text:p>87</text:p>
          </table:table-cell>
          <table:table-cell table:formula="of:=([.B883])/30000" office:value-type="float" office:value="42.8333333333333" calcext:value-type="float">
            <text:p>42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81000" calcext:value-type="float">
            <text:p>1281000</text:p>
          </table:table-cell>
          <table:table-cell office:value-type="float" office:value="1598580601" calcext:value-type="float">
            <text:p>1598580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28" calcext:value-type="float">
            <text:p>1728</text:p>
          </table:table-cell>
          <table:table-cell table:formula="of:=([.C884]-[.$C$798])/60" office:value-type="float" office:value="88" calcext:value-type="float">
            <text:p>88</text:p>
          </table:table-cell>
          <table:table-cell table:formula="of:=([.B884])/30000" office:value-type="float" office:value="42.7" calcext:value-type="float">
            <text:p>4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77000" calcext:value-type="float">
            <text:p>1277000</text:p>
          </table:table-cell>
          <table:table-cell office:value-type="float" office:value="1598580661" calcext:value-type="float">
            <text:p>1598580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38" calcext:value-type="float">
            <text:p>1738</text:p>
          </table:table-cell>
          <table:table-cell table:formula="of:=([.C885]-[.$C$798])/60" office:value-type="float" office:value="89" calcext:value-type="float">
            <text:p>89</text:p>
          </table:table-cell>
          <table:table-cell table:formula="of:=([.B885])/30000" office:value-type="float" office:value="42.5666666666667" calcext:value-type="float">
            <text:p>42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72000" calcext:value-type="float">
            <text:p>1272000</text:p>
          </table:table-cell>
          <table:table-cell office:value-type="float" office:value="1598580721" calcext:value-type="float">
            <text:p>1598580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46" calcext:value-type="float">
            <text:p>1746</text:p>
          </table:table-cell>
          <table:table-cell table:formula="of:=([.C886]-[.$C$798])/60" office:value-type="float" office:value="90" calcext:value-type="float">
            <text:p>90</text:p>
          </table:table-cell>
          <table:table-cell table:formula="of:=([.B886])/30000" office:value-type="float" office:value="42.4" calcext:value-type="float">
            <text:p>4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8000" calcext:value-type="float">
            <text:p>1268000</text:p>
          </table:table-cell>
          <table:table-cell office:value-type="float" office:value="1598580781" calcext:value-type="float">
            <text:p>1598580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54" calcext:value-type="float">
            <text:p>1754</text:p>
          </table:table-cell>
          <table:table-cell table:formula="of:=([.C887]-[.$C$798])/60" office:value-type="float" office:value="91" calcext:value-type="float">
            <text:p>91</text:p>
          </table:table-cell>
          <table:table-cell table:formula="of:=([.B887])/30000" office:value-type="float" office:value="42.2666666666667" calcext:value-type="float">
            <text:p>42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%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1598580841" calcext:value-type="float">
            <text:p>1598580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62" calcext:value-type="float">
            <text:p>1762</text:p>
          </table:table-cell>
          <table:table-cell table:formula="of:=([.C888]-[.$C$798])/60" office:value-type="float" office:value="92" calcext:value-type="float">
            <text:p>92</text:p>
          </table:table-cell>
          <table:table-cell table:formula="of:=([.B888])/30000" office:value-type="float" office:value="42.1" calcext:value-type="float">
            <text:p>4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59000" calcext:value-type="float">
            <text:p>1259000</text:p>
          </table:table-cell>
          <table:table-cell office:value-type="float" office:value="1598580901" calcext:value-type="float">
            <text:p>1598580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70" calcext:value-type="float">
            <text:p>1770</text:p>
          </table:table-cell>
          <table:table-cell table:formula="of:=([.C889]-[.$C$798])/60" office:value-type="float" office:value="93" calcext:value-type="float">
            <text:p>93</text:p>
          </table:table-cell>
          <table:table-cell table:formula="of:=([.B889])/30000" office:value-type="float" office:value="41.9666666666667" calcext:value-type="float">
            <text:p>41.9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598580961" calcext:value-type="float">
            <text:p>1598580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78" calcext:value-type="float">
            <text:p>1778</text:p>
          </table:table-cell>
          <table:table-cell table:formula="of:=([.C890]-[.$C$798])/60" office:value-type="float" office:value="94" calcext:value-type="float">
            <text:p>94</text:p>
          </table:table-cell>
          <table:table-cell table:formula="of:=([.B890])/30000" office:value-type="float" office:value="41.8" calcext:value-type="float">
            <text:p>4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598581021" calcext:value-type="float">
            <text:p>159858102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788" calcext:value-type="float">
            <text:p>1788</text:p>
          </table:table-cell>
          <table:table-cell table:formula="of:=([.C891]-[.$C$798])/60" office:value-type="float" office:value="95" calcext:value-type="float">
            <text:p>95</text:p>
          </table:table-cell>
          <table:table-cell table:formula="of:=([.B891])/30000" office:value-type="float" office:value="41.6666666666667" calcext:value-type="float">
            <text:p>41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46000" calcext:value-type="float">
            <text:p>1246000</text:p>
          </table:table-cell>
          <table:table-cell office:value-type="float" office:value="1598581081" calcext:value-type="float">
            <text:p>159858108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797" calcext:value-type="float">
            <text:p>1797</text:p>
          </table:table-cell>
          <table:table-cell table:formula="of:=([.C892]-[.$C$798])/60" office:value-type="float" office:value="96" calcext:value-type="float">
            <text:p>96</text:p>
          </table:table-cell>
          <table:table-cell table:formula="of:=([.B892])/30000" office:value-type="float" office:value="41.5333333333333" calcext:value-type="float">
            <text:p>41.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41000" calcext:value-type="float">
            <text:p>1241000</text:p>
          </table:table-cell>
          <table:table-cell office:value-type="float" office:value="1598581142" calcext:value-type="float">
            <text:p>159858114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05" calcext:value-type="float">
            <text:p>1805</text:p>
          </table:table-cell>
          <table:table-cell table:formula="of:=([.C893]-[.$C$798])/60" office:value-type="float" office:value="97.0166666666667" calcext:value-type="float">
            <text:p>97.0166666666667</text:p>
          </table:table-cell>
          <table:table-cell table:formula="of:=([.B893])/30000" office:value-type="float" office:value="41.3666666666667" calcext:value-type="float">
            <text:p>41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1598581201" calcext:value-type="float">
            <text:p>159858120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13" calcext:value-type="float">
            <text:p>1813</text:p>
          </table:table-cell>
          <table:table-cell table:formula="of:=([.C894]-[.$C$798])/60" office:value-type="float" office:value="98" calcext:value-type="float">
            <text:p>98</text:p>
          </table:table-cell>
          <table:table-cell table:formula="of:=([.B894])/30000" office:value-type="float" office:value="41.2333333333333" calcext:value-type="float">
            <text:p>41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%</text:p>
          </table:table-cell>
          <table:table-cell office:value-type="float" office:value="1232000" calcext:value-type="float">
            <text:p>1232000</text:p>
          </table:table-cell>
          <table:table-cell office:value-type="float" office:value="1598581261" calcext:value-type="float">
            <text:p>159858126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23" calcext:value-type="float">
            <text:p>1823</text:p>
          </table:table-cell>
          <table:table-cell table:formula="of:=([.C895]-[.$C$798])/60" office:value-type="float" office:value="99" calcext:value-type="float">
            <text:p>99</text:p>
          </table:table-cell>
          <table:table-cell table:formula="of:=([.B895])/30000" office:value-type="float" office:value="41.0666666666667" calcext:value-type="float">
            <text:p>41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8000" calcext:value-type="float">
            <text:p>1228000</text:p>
          </table:table-cell>
          <table:table-cell office:value-type="float" office:value="1598581321" calcext:value-type="float">
            <text:p>159858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8</text:p>
          </table:table-cell>
          <table:table-cell office:value-type="float" office:value="1833" calcext:value-type="float">
            <text:p>1833</text:p>
          </table:table-cell>
          <table:table-cell table:formula="of:=([.C896]-[.$C$798])/60" office:value-type="float" office:value="100" calcext:value-type="float">
            <text:p>100</text:p>
          </table:table-cell>
          <table:table-cell table:formula="of:=([.B896])/30000" office:value-type="float" office:value="40.9333333333333" calcext:value-type="float">
            <text:p>40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1598581381" calcext:value-type="float">
            <text:p>159858138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42" calcext:value-type="float">
            <text:p>1842</text:p>
          </table:table-cell>
          <table:table-cell table:formula="of:=([.C897]-[.$C$798])/60" office:value-type="float" office:value="101" calcext:value-type="float">
            <text:p>101</text:p>
          </table:table-cell>
          <table:table-cell table:formula="of:=([.B897])/30000" office:value-type="float" office:value="40.8" calcext:value-type="float">
            <text:p>4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9000" calcext:value-type="float">
            <text:p>1219000</text:p>
          </table:table-cell>
          <table:table-cell office:value-type="float" office:value="1598581441" calcext:value-type="float">
            <text:p>159858144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50" calcext:value-type="float">
            <text:p>1850</text:p>
          </table:table-cell>
          <table:table-cell table:formula="of:=([.C898]-[.$C$798])/60" office:value-type="float" office:value="102" calcext:value-type="float">
            <text:p>102</text:p>
          </table:table-cell>
          <table:table-cell table:formula="of:=([.B898])/30000" office:value-type="float" office:value="40.6333333333333" calcext:value-type="float">
            <text:p>40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1598581502" calcext:value-type="float">
            <text:p>159858150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58" calcext:value-type="float">
            <text:p>1858</text:p>
          </table:table-cell>
          <table:table-cell table:formula="of:=([.C899]-[.$C$798])/60" office:value-type="float" office:value="103.016666666667" calcext:value-type="float">
            <text:p>103.016666666667</text:p>
          </table:table-cell>
          <table:table-cell table:formula="of:=([.B899])/30000"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1598581561" calcext:value-type="float">
            <text:p>15985815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867" calcext:value-type="float">
            <text:p>1867</text:p>
          </table:table-cell>
          <table:table-cell table:formula="of:=([.C900]-[.$C$798])/60" office:value-type="float" office:value="104" calcext:value-type="float">
            <text:p>104</text:p>
          </table:table-cell>
          <table:table-cell table:formula="of:=([.B900])/30000" office:value-type="float" office:value="40.3333333333333" calcext:value-type="float">
            <text:p>40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06000" calcext:value-type="float">
            <text:p>1206000</text:p>
          </table:table-cell>
          <table:table-cell office:value-type="float" office:value="1598581621" calcext:value-type="float">
            <text:p>15985816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875" calcext:value-type="float">
            <text:p>1875</text:p>
          </table:table-cell>
          <table:table-cell table:formula="of:=([.C901]-[.$C$798])/60" office:value-type="float" office:value="105" calcext:value-type="float">
            <text:p>105</text:p>
          </table:table-cell>
          <table:table-cell table:formula="of:=([.B901])/30000" office:value-type="float" office:value="40.2" calcext:value-type="float">
            <text:p>4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</text:p>
          </table:table-cell>
          <table:table-cell office:value-type="float" office:value="1202000" calcext:value-type="float">
            <text:p>1202000</text:p>
          </table:table-cell>
          <table:table-cell office:value-type="float" office:value="1598581681" calcext:value-type="float">
            <text:p>1598581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883" calcext:value-type="float">
            <text:p>1883</text:p>
          </table:table-cell>
          <table:table-cell table:formula="of:=([.C902]-[.$C$798])/60" office:value-type="float" office:value="106" calcext:value-type="float">
            <text:p>106</text:p>
          </table:table-cell>
          <table:table-cell table:formula="of:=([.B902])/30000" office:value-type="float" office:value="40.0666666666667" calcext:value-type="float">
            <text:p>40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7000" calcext:value-type="float">
            <text:p>1197000</text:p>
          </table:table-cell>
          <table:table-cell office:value-type="float" office:value="1598581741" calcext:value-type="float">
            <text:p>1598581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892" calcext:value-type="float">
            <text:p>1892</text:p>
          </table:table-cell>
          <table:table-cell table:formula="of:=([.C903]-[.$C$798])/60" office:value-type="float" office:value="107" calcext:value-type="float">
            <text:p>107</text:p>
          </table:table-cell>
          <table:table-cell table:formula="of:=([.B903])/30000" office:value-type="float" office:value="39.9" calcext:value-type="float">
            <text:p>3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1598581801" calcext:value-type="float">
            <text:p>1598581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6</text:p>
          </table:table-cell>
          <table:table-cell office:value-type="float" office:value="1900" calcext:value-type="float">
            <text:p>1900</text:p>
          </table:table-cell>
          <table:table-cell table:formula="of:=([.C904]-[.$C$798])/60" office:value-type="float" office:value="108" calcext:value-type="float">
            <text:p>108</text:p>
          </table:table-cell>
          <table:table-cell table:formula="of:=([.B904])/30000" office:value-type="float" office:value="39.7666666666667" calcext:value-type="float">
            <text:p>39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1598581861" calcext:value-type="float">
            <text:p>1598581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/317</text:p>
          </table:table-cell>
          <table:table-cell office:value-type="float" office:value="1910" calcext:value-type="float">
            <text:p>1910</text:p>
          </table:table-cell>
          <table:table-cell table:formula="of:=([.C905]-[.$C$798])/60" office:value-type="float" office:value="109" calcext:value-type="float">
            <text:p>109</text:p>
          </table:table-cell>
          <table:table-cell table:formula="of:=([.B905])/30000" office:value-type="float" office:value="39.6" calcext:value-type="float">
            <text:p>3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%</text:p>
          </table:table-cell>
          <table:table-cell office:value-type="float" office:value="1174000" calcext:value-type="float">
            <text:p>1174000</text:p>
          </table:table-cell>
          <table:table-cell office:value-type="float" office:value="1598581922" calcext:value-type="float">
            <text:p>1598581922</text:p>
          </table:table-cell>
          <table:table-cell office:value-type="float" office:value="0.87" calcext:value-type="float">
            <text:p>0.87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1/398</text:p>
          </table:table-cell>
          <table:table-cell office:value-type="float" office:value="2136" calcext:value-type="float">
            <text:p>2136</text:p>
          </table:table-cell>
          <table:table-cell table:formula="of:=([.C906]-[.$C$798])/60" office:value-type="float" office:value="110.016666666667" calcext:value-type="float">
            <text:p>110.016666666667</text:p>
          </table:table-cell>
          <table:table-cell table:formula="of:=([.B906])/30000" office:value-type="float" office:value="39.1333333333333" calcext:value-type="float">
            <text:p>39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1598581981" calcext:value-type="float">
            <text:p>1598581981</text:p>
          </table:table-cell>
          <table:table-cell office:value-type="float" office:value="1.33" calcext:value-type="float">
            <text:p>1.33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3/390</text:p>
          </table:table-cell>
          <table:table-cell office:value-type="float" office:value="2190" calcext:value-type="float">
            <text:p>2190</text:p>
          </table:table-cell>
          <table:table-cell table:formula="of:=([.C907]-[.$C$798])/60" office:value-type="float" office:value="111" calcext:value-type="float">
            <text:p>111</text:p>
          </table:table-cell>
          <table:table-cell table:formula="of:=([.B907])/30000" office:value-type="float" office:value="38.6333333333333" calcext:value-type="float">
            <text:p>38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%</text:p>
          </table:table-cell>
          <table:table-cell office:value-type="float" office:value="1144000" calcext:value-type="float">
            <text:p>1144000</text:p>
          </table:table-cell>
          <table:table-cell office:value-type="float" office:value="1598582041" calcext:value-type="float">
            <text:p>1598582041</text:p>
          </table:table-cell>
          <table:table-cell office:value-type="float" office:value="1.28" calcext:value-type="float">
            <text:p>1.28</text:p>
          </table:table-cell>
          <table:table-cell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1/404</text:p>
          </table:table-cell>
          <table:table-cell office:value-type="float" office:value="2233" calcext:value-type="float">
            <text:p>2233</text:p>
          </table:table-cell>
          <table:table-cell table:formula="of:=([.C908]-[.$C$798])/60" office:value-type="float" office:value="112" calcext:value-type="float">
            <text:p>112</text:p>
          </table:table-cell>
          <table:table-cell table:formula="of:=([.B908])/30000" office:value-type="float" office:value="38.1333333333333" calcext:value-type="float">
            <text:p>38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29000" calcext:value-type="float">
            <text:p>1129000</text:p>
          </table:table-cell>
          <table:table-cell office:value-type="float" office:value="1598582101" calcext:value-type="float">
            <text:p>1598582101</text:p>
          </table:table-cell>
          <table:table-cell office:value-type="float" office:value="1.53" calcext:value-type="float">
            <text:p>1.53</text:p>
          </table:table-cell>
          <table:table-cell office:value-type="float" office:value="0.77" calcext:value-type="float">
            <text:p>0.77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3/401</text:p>
          </table:table-cell>
          <table:table-cell office:value-type="float" office:value="2260" calcext:value-type="float">
            <text:p>2260</text:p>
          </table:table-cell>
          <table:table-cell table:formula="of:=([.C909]-[.$C$798])/60" office:value-type="float" office:value="113" calcext:value-type="float">
            <text:p>113</text:p>
          </table:table-cell>
          <table:table-cell table:formula="of:=([.B909])/30000" office:value-type="float" office:value="37.6333333333333" calcext:value-type="float">
            <text:p>37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%</text:p>
          </table:table-cell>
          <table:table-cell office:value-type="float" office:value="1114000" calcext:value-type="float">
            <text:p>1114000</text:p>
          </table:table-cell>
          <table:table-cell office:value-type="float" office:value="1598582161" calcext:value-type="float">
            <text:p>1598582161</text:p>
          </table:table-cell>
          <table:table-cell office:value-type="float" office:value="1.34" calcext:value-type="float">
            <text:p>1.34</text:p>
          </table:table-cell>
          <table:table-cell office:value-type="float" office:value="0.87" calcext:value-type="float">
            <text:p>0.8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1/398</text:p>
          </table:table-cell>
          <table:table-cell office:value-type="float" office:value="2285" calcext:value-type="float">
            <text:p>2285</text:p>
          </table:table-cell>
          <table:table-cell table:formula="of:=([.C910]-[.$C$798])/60" office:value-type="float" office:value="114" calcext:value-type="float">
            <text:p>114</text:p>
          </table:table-cell>
          <table:table-cell table:formula="of:=([.B910])/30000" office:value-type="float" office:value="37.1333333333333" calcext:value-type="float">
            <text:p>37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98000" calcext:value-type="float">
            <text:p>1098000</text:p>
          </table:table-cell>
          <table:table-cell office:value-type="float" office:value="1598582221" calcext:value-type="float">
            <text:p>1598582221</text:p>
          </table:table-cell>
          <table:table-cell office:value-type="float" office:value="1.95" calcext:value-type="float">
            <text:p>1.95</text:p>
          </table:table-cell>
          <table:table-cell office:value-type="float" office:value="1.15" calcext:value-type="float">
            <text:p>1.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/393</text:p>
          </table:table-cell>
          <table:table-cell office:value-type="float" office:value="2389" calcext:value-type="float">
            <text:p>2389</text:p>
          </table:table-cell>
          <table:table-cell table:formula="of:=([.C911]-[.$C$798])/60" office:value-type="float" office:value="115" calcext:value-type="float">
            <text:p>115</text:p>
          </table:table-cell>
          <table:table-cell table:formula="of:=([.B911])/30000" office:value-type="float" office:value="36.6" calcext:value-type="float">
            <text:p>3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%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1598582281" calcext:value-type="float">
            <text:p>1598582281</text:p>
          </table:table-cell>
          <table:table-cell office:value-type="float" office:value="1.74" calcext:value-type="float">
            <text:p>1.74</text:p>
          </table:table-cell>
          <table:table-cell office:value-type="float" office:value="1.23" calcext:value-type="float">
            <text:p>1.2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/395</text:p>
          </table:table-cell>
          <table:table-cell office:value-type="float" office:value="2410" calcext:value-type="float">
            <text:p>2410</text:p>
          </table:table-cell>
          <table:table-cell table:formula="of:=([.C912]-[.$C$798])/60" office:value-type="float" office:value="116" calcext:value-type="float">
            <text:p>116</text:p>
          </table:table-cell>
          <table:table-cell table:formula="of:=([.B912])/30000" office:value-type="float" office:value="36.0666666666667" calcext:value-type="float">
            <text:p>36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67000" calcext:value-type="float">
            <text:p>1067000</text:p>
          </table:table-cell>
          <table:table-cell office:value-type="float" office:value="1598582341" calcext:value-type="float">
            <text:p>1598582341</text:p>
          </table:table-cell>
          <table:table-cell office:value-type="float" office:value="1.68" calcext:value-type="float">
            <text:p>1.68</text:p>
          </table:table-cell>
          <table:table-cell office:value-type="float" office:value="1.32" calcext:value-type="float">
            <text:p>1.3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2/393</text:p>
          </table:table-cell>
          <table:table-cell office:value-type="float" office:value="2422" calcext:value-type="float">
            <text:p>2422</text:p>
          </table:table-cell>
          <table:table-cell table:formula="of:=([.C913]-[.$C$798])/60" office:value-type="float" office:value="117" calcext:value-type="float">
            <text:p>117</text:p>
          </table:table-cell>
          <table:table-cell table:formula="of:=([.B913])/30000" office:value-type="float" office:value="35.5666666666667" calcext:value-type="float">
            <text:p>35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%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1598582401" calcext:value-type="float">
            <text:p>1598582401</text:p>
          </table:table-cell>
          <table:table-cell office:value-type="float" office:value="1.76" calcext:value-type="float">
            <text:p>1.76</text:p>
          </table:table-cell>
          <table:table-cell office:value-type="float" office:value="1.4" calcext:value-type="float">
            <text:p>1.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3/398</text:p>
          </table:table-cell>
          <table:table-cell office:value-type="float" office:value="2447" calcext:value-type="float">
            <text:p>2447</text:p>
          </table:table-cell>
          <table:table-cell table:formula="of:=([.C914]-[.$C$798])/60" office:value-type="float" office:value="118" calcext:value-type="float">
            <text:p>118</text:p>
          </table:table-cell>
          <table:table-cell table:formula="of:=([.B914])/30000" office:value-type="float" office:value="35.0666666666667" calcext:value-type="float">
            <text:p>35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38000" calcext:value-type="float">
            <text:p>1038000</text:p>
          </table:table-cell>
          <table:table-cell office:value-type="float" office:value="1598582461" calcext:value-type="float">
            <text:p>1598582461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2/395</text:p>
          </table:table-cell>
          <table:table-cell office:value-type="float" office:value="2463" calcext:value-type="float">
            <text:p>2463</text:p>
          </table:table-cell>
          <table:table-cell table:formula="of:=([.C915]-[.$C$798])/60" office:value-type="float" office:value="119" calcext:value-type="float">
            <text:p>119</text:p>
          </table:table-cell>
          <table:table-cell table:formula="of:=([.B915])/30000" office:value-type="float" office:value="34.6" calcext:value-type="float">
            <text:p>3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%</text:p>
          </table:table-cell>
          <table:table-cell office:value-type="float" office:value="1023000" calcext:value-type="float">
            <text:p>1023000</text:p>
          </table:table-cell>
          <table:table-cell office:value-type="float" office:value="1598582521" calcext:value-type="float">
            <text:p>1598582521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/388</text:p>
          </table:table-cell>
          <table:table-cell office:value-type="float" office:value="2478" calcext:value-type="float">
            <text:p>2478</text:p>
          </table:table-cell>
          <table:table-cell table:formula="of:=([.C916]-[.$C$798])/60" office:value-type="float" office:value="120" calcext:value-type="float">
            <text:p>120</text:p>
          </table:table-cell>
          <table:table-cell table:formula="of:=([.B916])/30000" office:value-type="float" office:value="34.1" calcext:value-type="float">
            <text:p>3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1598582581" calcext:value-type="float">
            <text:p>1598582581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1/386</text:p>
          </table:table-cell>
          <table:table-cell office:value-type="float" office:value="2492" calcext:value-type="float">
            <text:p>2492</text:p>
          </table:table-cell>
          <table:table-cell table:formula="of:=([.C917]-[.$C$798])/60" office:value-type="float" office:value="121" calcext:value-type="float">
            <text:p>121</text:p>
          </table:table-cell>
          <table:table-cell table:formula="of:=([.B917])/30000" office:value-type="float" office:value="33.6" calcext:value-type="float">
            <text:p>3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%</text:p>
          </table:table-cell>
          <table:table-cell office:value-type="float" office:value="994000" calcext:value-type="float">
            <text:p>994000</text:p>
          </table:table-cell>
          <table:table-cell office:value-type="float" office:value="1598582641" calcext:value-type="float">
            <text:p>1598582641</text:p>
          </table:table-cell>
          <table:table-cell office:value-type="float" office:value="1.11" calcext:value-type="float">
            <text:p>1.11</text:p>
          </table:table-cell>
          <table:table-cell office:value-type="float" office:value="1.29" calcext:value-type="float">
            <text:p>1.2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2/388</text:p>
          </table:table-cell>
          <table:table-cell office:value-type="float" office:value="2510" calcext:value-type="float">
            <text:p>2510</text:p>
          </table:table-cell>
          <table:table-cell table:formula="of:=([.C918]-[.$C$798])/60" office:value-type="float" office:value="122" calcext:value-type="float">
            <text:p>122</text:p>
          </table:table-cell>
          <table:table-cell table:formula="of:=([.B918])/30000" office:value-type="float" office:value="33.1333333333333" calcext:value-type="float">
            <text:p>33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80000" calcext:value-type="float">
            <text:p>980000</text:p>
          </table:table-cell>
          <table:table-cell office:value-type="float" office:value="1598582701" calcext:value-type="float">
            <text:p>1598582701</text:p>
          </table:table-cell>
          <table:table-cell office:value-type="float" office:value="1.29" calcext:value-type="float">
            <text:p>1.29</text:p>
          </table:table-cell>
          <table:table-cell office:value-type="float" office:value="1.32" calcext:value-type="float">
            <text:p>1.3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386</text:p>
          </table:table-cell>
          <table:table-cell office:value-type="float" office:value="2528" calcext:value-type="float">
            <text:p>2528</text:p>
          </table:table-cell>
          <table:table-cell table:formula="of:=([.C919]-[.$C$798])/60" office:value-type="float" office:value="123" calcext:value-type="float">
            <text:p>123</text:p>
          </table:table-cell>
          <table:table-cell table:formula="of:=([.B919])/30000" office:value-type="float" office:value="32.6666666666667" calcext:value-type="float">
            <text:p>32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%</text:p>
          </table:table-cell>
          <table:table-cell office:value-type="float" office:value="967000" calcext:value-type="float">
            <text:p>967000</text:p>
          </table:table-cell>
          <table:table-cell office:value-type="float" office:value="1598582761" calcext:value-type="float">
            <text:p>1598582761</text:p>
          </table:table-cell>
          <table:table-cell office:value-type="float" office:value="0.9" calcext:value-type="float">
            <text:p>0.9</text:p>
          </table:table-cell>
          <table:table-cell office:value-type="float" office:value="1.19" calcext:value-type="float">
            <text:p>1.1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1/387</text:p>
          </table:table-cell>
          <table:table-cell office:value-type="float" office:value="2549" calcext:value-type="float">
            <text:p>2549</text:p>
          </table:table-cell>
          <table:table-cell table:formula="of:=([.C920]-[.$C$798])/60" office:value-type="float" office:value="124" calcext:value-type="float">
            <text:p>124</text:p>
          </table:table-cell>
          <table:table-cell table:formula="of:=([.B920])/30000" office:value-type="float" office:value="32.2333333333333" calcext:value-type="float">
            <text:p>32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53000" calcext:value-type="float">
            <text:p>953000</text:p>
          </table:table-cell>
          <table:table-cell office:value-type="float" office:value="1598582821" calcext:value-type="float">
            <text:p>1598582821</text:p>
          </table:table-cell>
          <table:table-cell office:value-type="float" office:value="0.85" calcext:value-type="float">
            <text:p>0.85</text:p>
          </table:table-cell>
          <table:table-cell office:value-type="float" office:value="1.12" calcext:value-type="float">
            <text:p>1.1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1/389</text:p>
          </table:table-cell>
          <table:table-cell office:value-type="float" office:value="2566" calcext:value-type="float">
            <text:p>2566</text:p>
          </table:table-cell>
          <table:table-cell table:formula="of:=([.C921]-[.$C$798])/60" office:value-type="float" office:value="125" calcext:value-type="float">
            <text:p>125</text:p>
          </table:table-cell>
          <table:table-cell table:formula="of:=([.B921])/30000" office:value-type="float" office:value="31.7666666666667" calcext:value-type="float">
            <text:p>31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%</text:p>
          </table:table-cell>
          <table:table-cell office:value-type="float" office:value="939000" calcext:value-type="float">
            <text:p>939000</text:p>
          </table:table-cell>
          <table:table-cell office:value-type="float" office:value="1598582881" calcext:value-type="float">
            <text:p>1598582881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2/388</text:p>
          </table:table-cell>
          <table:table-cell office:value-type="float" office:value="2600" calcext:value-type="float">
            <text:p>2600</text:p>
          </table:table-cell>
          <table:table-cell table:formula="of:=([.C922]-[.$C$798])/60" office:value-type="float" office:value="126" calcext:value-type="float">
            <text:p>126</text:p>
          </table:table-cell>
          <table:table-cell table:formula="of:=([.B922])/30000" office:value-type="float" office:value="31.3" calcext:value-type="float">
            <text:p>3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23000" calcext:value-type="float">
            <text:p>923000</text:p>
          </table:table-cell>
          <table:table-cell office:value-type="float" office:value="1598582941" calcext:value-type="float">
            <text:p>1598582941</text:p>
          </table:table-cell>
          <table:table-cell office:value-type="float" office:value="1.46" calcext:value-type="float">
            <text:p>1.46</text:p>
          </table:table-cell>
          <table:table-cell office:value-type="float" office:value="1.23" calcext:value-type="float">
            <text:p>1.2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/391</text:p>
          </table:table-cell>
          <table:table-cell office:value-type="float" office:value="2618" calcext:value-type="float">
            <text:p>2618</text:p>
          </table:table-cell>
          <table:table-cell table:formula="of:=([.C923]-[.$C$798])/60" office:value-type="float" office:value="127" calcext:value-type="float">
            <text:p>127</text:p>
          </table:table-cell>
          <table:table-cell table:formula="of:=([.B923])/30000" office:value-type="float" office:value="30.7666666666667" calcext:value-type="float">
            <text:p>30.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%</text:p>
          </table:table-cell>
          <table:table-cell office:value-type="float" office:value="910000" calcext:value-type="float">
            <text:p>910000</text:p>
          </table:table-cell>
          <table:table-cell office:value-type="float" office:value="1598583001" calcext:value-type="float">
            <text:p>1598583001</text:p>
          </table:table-cell>
          <table:table-cell office:value-type="float" office:value="1.37" calcext:value-type="float">
            <text:p>1.37</text:p>
          </table:table-cell>
          <table:table-cell office:value-type="float" office:value="1.26" calcext:value-type="float">
            <text:p>1.26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/390</text:p>
          </table:table-cell>
          <table:table-cell office:value-type="float" office:value="2649" calcext:value-type="float">
            <text:p>2649</text:p>
          </table:table-cell>
          <table:table-cell table:formula="of:=([.C924]-[.$C$798])/60" office:value-type="float" office:value="128" calcext:value-type="float">
            <text:p>128</text:p>
          </table:table-cell>
          <table:table-cell table:formula="of:=([.B924])/30000" office:value-type="float" office:value="30.3333333333333" calcext:value-type="float">
            <text:p>30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95000" calcext:value-type="float">
            <text:p>895000</text:p>
          </table:table-cell>
          <table:table-cell office:value-type="float" office:value="1598583061" calcext:value-type="float">
            <text:p>1598583061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/390</text:p>
          </table:table-cell>
          <table:table-cell office:value-type="float" office:value="2672" calcext:value-type="float">
            <text:p>2672</text:p>
          </table:table-cell>
          <table:table-cell table:formula="of:=([.C925]-[.$C$798])/60" office:value-type="float" office:value="129" calcext:value-type="float">
            <text:p>129</text:p>
          </table:table-cell>
          <table:table-cell table:formula="of:=([.B925])/30000" office:value-type="float" office:value="29.8333333333333" calcext:value-type="float">
            <text:p>29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%</text:p>
          </table:table-cell>
          <table:table-cell office:value-type="float" office:value="881000" calcext:value-type="float">
            <text:p>881000</text:p>
          </table:table-cell>
          <table:table-cell office:value-type="float" office:value="1598583121" calcext:value-type="float">
            <text:p>1598583121</text:p>
          </table:table-cell>
          <table:table-cell office:value-type="float" office:value="1.47" calcext:value-type="float">
            <text:p>1.47</text:p>
          </table:table-cell>
          <table:table-cell office:value-type="float" office:value="1.28" calcext:value-type="float">
            <text:p>1.28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/390</text:p>
          </table:table-cell>
          <table:table-cell office:value-type="float" office:value="2688" calcext:value-type="float">
            <text:p>2688</text:p>
          </table:table-cell>
          <table:table-cell table:formula="of:=([.C926]-[.$C$798])/60" office:value-type="float" office:value="130" calcext:value-type="float">
            <text:p>130</text:p>
          </table:table-cell>
          <table:table-cell table:formula="of:=([.B926])/30000" office:value-type="float" office:value="29.3666666666667" calcext:value-type="float">
            <text:p>29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68000" calcext:value-type="float">
            <text:p>868000</text:p>
          </table:table-cell>
          <table:table-cell office:value-type="float" office:value="1598583181" calcext:value-type="float">
            <text:p>1598583181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/388</text:p>
          </table:table-cell>
          <table:table-cell office:value-type="float" office:value="2712" calcext:value-type="float">
            <text:p>2712</text:p>
          </table:table-cell>
          <table:table-cell table:formula="of:=([.C927]-[.$C$798])/60" office:value-type="float" office:value="131" calcext:value-type="float">
            <text:p>131</text:p>
          </table:table-cell>
          <table:table-cell table:formula="of:=([.B927])/30000" office:value-type="float" office:value="28.9333333333333" calcext:value-type="float">
            <text:p>28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55000" calcext:value-type="float">
            <text:p>855000</text:p>
          </table:table-cell>
          <table:table-cell office:value-type="float" office:value="1598583241" calcext:value-type="float">
            <text:p>1598583241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/392</text:p>
          </table:table-cell>
          <table:table-cell office:value-type="float" office:value="2737" calcext:value-type="float">
            <text:p>2737</text:p>
          </table:table-cell>
          <table:table-cell table:formula="of:=([.C928]-[.$C$798])/60" office:value-type="float" office:value="132" calcext:value-type="float">
            <text:p>132</text:p>
          </table:table-cell>
          <table:table-cell table:formula="of:=([.B928])/30000"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%</text:p>
          </table:table-cell>
          <table:table-cell office:value-type="float" office:value="841000" calcext:value-type="float">
            <text:p>841000</text:p>
          </table:table-cell>
          <table:table-cell office:value-type="float" office:value="1598583301" calcext:value-type="float">
            <text:p>1598583301</text:p>
          </table:table-cell>
          <table:table-cell office:value-type="float" office:value="1.17" calcext:value-type="float">
            <text:p>1.17</text:p>
          </table:table-cell>
          <table:table-cell office:value-type="float" office:value="1.19" calcext:value-type="float">
            <text:p>1.1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/390</text:p>
          </table:table-cell>
          <table:table-cell office:value-type="float" office:value="2760" calcext:value-type="float">
            <text:p>2760</text:p>
          </table:table-cell>
          <table:table-cell table:formula="of:=([.C929]-[.$C$798])/60" office:value-type="float" office:value="133" calcext:value-type="float">
            <text:p>133</text:p>
          </table:table-cell>
          <table:table-cell table:formula="of:=([.B929])/30000" office:value-type="float" office:value="28.0333333333333" calcext:value-type="float">
            <text:p>28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27000" calcext:value-type="float">
            <text:p>827000</text:p>
          </table:table-cell>
          <table:table-cell office:value-type="float" office:value="1598583362" calcext:value-type="float">
            <text:p>1598583362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1/390</text:p>
          </table:table-cell>
          <table:table-cell office:value-type="float" office:value="2776" calcext:value-type="float">
            <text:p>2776</text:p>
          </table:table-cell>
          <table:table-cell table:formula="of:=([.C930]-[.$C$798])/60" office:value-type="float" office:value="134.016666666667" calcext:value-type="float">
            <text:p>134.016666666667</text:p>
          </table:table-cell>
          <table:table-cell table:formula="of:=([.B930])/30000" office:value-type="float" office:value="27.5666666666667" calcext:value-type="float">
            <text:p>27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%</text:p>
          </table:table-cell>
          <table:table-cell office:value-type="float" office:value="814000" calcext:value-type="float">
            <text:p>814000</text:p>
          </table:table-cell>
          <table:table-cell office:value-type="float" office:value="1598583421" calcext:value-type="float">
            <text:p>1598583421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/389</text:p>
          </table:table-cell>
          <table:table-cell office:value-type="float" office:value="2802" calcext:value-type="float">
            <text:p>2802</text:p>
          </table:table-cell>
          <table:table-cell table:formula="of:=([.C931]-[.$C$798])/60" office:value-type="float" office:value="135" calcext:value-type="float">
            <text:p>135</text:p>
          </table:table-cell>
          <table:table-cell table:formula="of:=([.B931])/30000" office:value-type="float" office:value="27.1333333333333" calcext:value-type="float">
            <text:p>27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99000" calcext:value-type="float">
            <text:p>799000</text:p>
          </table:table-cell>
          <table:table-cell office:value-type="float" office:value="1598583481" calcext:value-type="float">
            <text:p>1598583481</text:p>
          </table:table-cell>
          <table:table-cell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/389</text:p>
          </table:table-cell>
          <table:table-cell office:value-type="float" office:value="2817" calcext:value-type="float">
            <text:p>2817</text:p>
          </table:table-cell>
          <table:table-cell table:formula="of:=([.C932]-[.$C$798])/60" office:value-type="float" office:value="136" calcext:value-type="float">
            <text:p>136</text:p>
          </table:table-cell>
          <table:table-cell table:formula="of:=([.B932])/30000" office:value-type="float" office:value="26.6333333333333" calcext:value-type="float">
            <text:p>26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%</text:p>
          </table:table-cell>
          <table:table-cell office:value-type="float" office:value="784000" calcext:value-type="float">
            <text:p>784000</text:p>
          </table:table-cell>
          <table:table-cell office:value-type="float" office:value="1598583541" calcext:value-type="float">
            <text:p>1598583541</text:p>
          </table:table-cell>
          <table:table-cell office:value-type="float" office:value="1.52" calcext:value-type="float">
            <text:p>1.52</text:p>
          </table:table-cell>
          <table:table-cell office:value-type="float" office:value="1.25" calcext:value-type="float">
            <text:p>1.2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/388</text:p>
          </table:table-cell>
          <table:table-cell office:value-type="float" office:value="2834" calcext:value-type="float">
            <text:p>2834</text:p>
          </table:table-cell>
          <table:table-cell table:formula="of:=([.C933]-[.$C$798])/60" office:value-type="float" office:value="137" calcext:value-type="float">
            <text:p>137</text:p>
          </table:table-cell>
          <table:table-cell table:formula="of:=([.B933])/30000" office:value-type="float" office:value="26.1333333333333" calcext:value-type="float">
            <text:p>26.1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69000" calcext:value-type="float">
            <text:p>769000</text:p>
          </table:table-cell>
          <table:table-cell office:value-type="float" office:value="1598583601" calcext:value-type="float">
            <text:p>1598583601</text:p>
          </table:table-cell>
          <table:table-cell office:value-type="float" office:value="1.35" calcext:value-type="float">
            <text:p>1.35</text:p>
          </table:table-cell>
          <table:table-cell office:value-type="float" office:value="1.24" calcext:value-type="float">
            <text:p>1.24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/389</text:p>
          </table:table-cell>
          <table:table-cell office:value-type="float" office:value="2858" calcext:value-type="float">
            <text:p>2858</text:p>
          </table:table-cell>
          <table:table-cell table:formula="of:=([.C934]-[.$C$798])/60" office:value-type="float" office:value="138" calcext:value-type="float">
            <text:p>138</text:p>
          </table:table-cell>
          <table:table-cell table:formula="of:=([.B934])/30000" office:value-type="float" office:value="25.6333333333333" calcext:value-type="float">
            <text:p>25.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%</text:p>
          </table:table-cell>
          <table:table-cell office:value-type="float" office:value="755000" calcext:value-type="float">
            <text:p>755000</text:p>
          </table:table-cell>
          <table:table-cell office:value-type="float" office:value="1598583661" calcext:value-type="float">
            <text:p>1598583661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/387</text:p>
          </table:table-cell>
          <table:table-cell office:value-type="float" office:value="2876" calcext:value-type="float">
            <text:p>2876</text:p>
          </table:table-cell>
          <table:table-cell table:formula="of:=([.C935]-[.$C$798])/60" office:value-type="float" office:value="139" calcext:value-type="float">
            <text:p>139</text:p>
          </table:table-cell>
          <table:table-cell table:formula="of:=([.B935])/30000" office:value-type="float" office:value="25.1666666666667" calcext:value-type="float">
            <text:p>25.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41000" calcext:value-type="float">
            <text:p>741000</text:p>
          </table:table-cell>
          <table:table-cell office:value-type="float" office:value="1598583721" calcext:value-type="float">
            <text:p>1598583721</text:p>
          </table:table-cell>
          <table:table-cell office:value-type="float" office:value="1.47" calcext:value-type="float">
            <text:p>1.47</text:p>
          </table:table-cell>
          <table:table-cell office:value-type="float" office:value="1.29" calcext:value-type="float">
            <text:p>1.29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3/389</text:p>
          </table:table-cell>
          <table:table-cell office:value-type="float" office:value="2898" calcext:value-type="float">
            <text:p>2898</text:p>
          </table:table-cell>
          <table:table-cell table:formula="of:=([.C936]-[.$C$798])/60" office:value-type="float" office:value="140" calcext:value-type="float">
            <text:p>140</text:p>
          </table:table-cell>
          <table:table-cell table:formula="of:=([.B936])/30000" office:value-type="float" office:value="24.7" calcext:value-type="float">
            <text:p>2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%</text:p>
          </table:table-cell>
          <table:table-cell office:value-type="float" office:value="726000" calcext:value-type="float">
            <text:p>726000</text:p>
          </table:table-cell>
          <table:table-cell office:value-type="float" office:value="1598583781" calcext:value-type="float">
            <text:p>1598583781</text:p>
          </table:table-cell>
          <table:table-cell office:value-type="float" office:value="1.43" calcext:value-type="float">
            <text:p>1.43</text:p>
          </table:table-cell>
          <table:table-cell office:value-type="float" office:value="1.31" calcext:value-type="float">
            <text:p>1.3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/390</text:p>
          </table:table-cell>
          <table:table-cell office:value-type="float" office:value="2913" calcext:value-type="float">
            <text:p>2913</text:p>
          </table:table-cell>
          <table:table-cell table:formula="of:=([.C937]-[.$C$798])/60" office:value-type="float" office:value="141" calcext:value-type="float">
            <text:p>141</text:p>
          </table:table-cell>
          <table:table-cell table:formula="of:=([.B937])/30000" office:value-type="float" office:value="24.2" calcext:value-type="float">
            <text:p>2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712000" calcext:value-type="float">
            <text:p>712000</text:p>
          </table:table-cell>
          <table:table-cell office:value-type="float" office:value="1598583841" calcext:value-type="float">
            <text:p>1598583841</text:p>
          </table:table-cell>
          <table:table-cell office:value-type="float" office:value="1.28" calcext:value-type="float">
            <text:p>1.28</text:p>
          </table:table-cell>
          <table:table-cell office:value-type="float" office:value="1.29" calcext:value-type="float">
            <text:p>1.2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385</text:p>
          </table:table-cell>
          <table:table-cell office:value-type="float" office:value="2930" calcext:value-type="float">
            <text:p>2930</text:p>
          </table:table-cell>
          <table:table-cell table:formula="of:=([.C938]-[.$C$798])/60" office:value-type="float" office:value="142" calcext:value-type="float">
            <text:p>142</text:p>
          </table:table-cell>
          <table:table-cell table:formula="of:=([.B938])/30000" office:value-type="float" office:value="23.7333333333333" calcext:value-type="float">
            <text:p>23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%</text:p>
          </table:table-cell>
          <table:table-cell office:value-type="float" office:value="697000" calcext:value-type="float">
            <text:p>697000</text:p>
          </table:table-cell>
          <table:table-cell office:value-type="float" office:value="1598583901" calcext:value-type="float">
            <text:p>1598583901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/390</text:p>
          </table:table-cell>
          <table:table-cell office:value-type="float" office:value="2951" calcext:value-type="float">
            <text:p>2951</text:p>
          </table:table-cell>
          <table:table-cell table:formula="of:=([.C939]-[.$C$798])/60" office:value-type="float" office:value="143" calcext:value-type="float">
            <text:p>143</text:p>
          </table:table-cell>
          <table:table-cell table:formula="of:=([.B939])/30000" office:value-type="float" office:value="23.2333333333333" calcext:value-type="float">
            <text:p>23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82000" calcext:value-type="float">
            <text:p>682000</text:p>
          </table:table-cell>
          <table:table-cell office:value-type="float" office:value="1598583961" calcext:value-type="float">
            <text:p>1598583961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2/386</text:p>
          </table:table-cell>
          <table:table-cell office:value-type="float" office:value="2967" calcext:value-type="float">
            <text:p>2967</text:p>
          </table:table-cell>
          <table:table-cell table:formula="of:=([.C940]-[.$C$798])/60" office:value-type="float" office:value="144" calcext:value-type="float">
            <text:p>144</text:p>
          </table:table-cell>
          <table:table-cell table:formula="of:=([.B940])/30000" office:value-type="float" office:value="22.7333333333333" calcext:value-type="float">
            <text:p>22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%</text:p>
          </table:table-cell>
          <table:table-cell office:value-type="float" office:value="667000" calcext:value-type="float">
            <text:p>667000</text:p>
          </table:table-cell>
          <table:table-cell office:value-type="float" office:value="1598584021" calcext:value-type="float">
            <text:p>1598584021</text:p>
          </table:table-cell>
          <table:table-cell office:value-type="float" office:value="1.37" calcext:value-type="float">
            <text:p>1.37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2/387</text:p>
          </table:table-cell>
          <table:table-cell office:value-type="float" office:value="2992" calcext:value-type="float">
            <text:p>2992</text:p>
          </table:table-cell>
          <table:table-cell table:formula="of:=([.C941]-[.$C$798])/60" office:value-type="float" office:value="145" calcext:value-type="float">
            <text:p>145</text:p>
          </table:table-cell>
          <table:table-cell table:formula="of:=([.B941])/30000" office:value-type="float" office:value="22.2333333333333" calcext:value-type="float">
            <text:p>22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52000" calcext:value-type="float">
            <text:p>652000</text:p>
          </table:table-cell>
          <table:table-cell office:value-type="float" office:value="1598584081" calcext:value-type="float">
            <text:p>1598584081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2/385</text:p>
          </table:table-cell>
          <table:table-cell office:value-type="float" office:value="3007" calcext:value-type="float">
            <text:p>3007</text:p>
          </table:table-cell>
          <table:table-cell table:formula="of:=([.C942]-[.$C$798])/60" office:value-type="float" office:value="146" calcext:value-type="float">
            <text:p>146</text:p>
          </table:table-cell>
          <table:table-cell table:formula="of:=([.B942])/30000" office:value-type="float" office:value="21.7333333333333" calcext:value-type="float">
            <text:p>21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%</text:p>
          </table:table-cell>
          <table:table-cell office:value-type="float" office:value="637000" calcext:value-type="float">
            <text:p>637000</text:p>
          </table:table-cell>
          <table:table-cell office:value-type="float" office:value="1598584141" calcext:value-type="float">
            <text:p>1598584141</text:p>
          </table:table-cell>
          <table:table-cell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/386</text:p>
          </table:table-cell>
          <table:table-cell office:value-type="float" office:value="3037" calcext:value-type="float">
            <text:p>3037</text:p>
          </table:table-cell>
          <table:table-cell table:formula="of:=([.C943]-[.$C$798])/60" office:value-type="float" office:value="147" calcext:value-type="float">
            <text:p>147</text:p>
          </table:table-cell>
          <table:table-cell table:formula="of:=([.B943])/30000" office:value-type="float" office:value="21.2333333333333" calcext:value-type="float">
            <text:p>21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22000" calcext:value-type="float">
            <text:p>622000</text:p>
          </table:table-cell>
          <table:table-cell office:value-type="float" office:value="1598584201" calcext:value-type="float">
            <text:p>1598584201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/387</text:p>
          </table:table-cell>
          <table:table-cell office:value-type="float" office:value="3068" calcext:value-type="float">
            <text:p>3068</text:p>
          </table:table-cell>
          <table:table-cell table:formula="of:=([.C944]-[.$C$798])/60" office:value-type="float" office:value="148" calcext:value-type="float">
            <text:p>148</text:p>
          </table:table-cell>
          <table:table-cell table:formula="of:=([.B944])/30000" office:value-type="float" office:value="20.7333333333333" calcext:value-type="float">
            <text:p>20.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%</text:p>
          </table:table-cell>
          <table:table-cell office:value-type="float" office:value="608000" calcext:value-type="float">
            <text:p>608000</text:p>
          </table:table-cell>
          <table:table-cell office:value-type="float" office:value="1598584261" calcext:value-type="float">
            <text:p>1598584261</text:p>
          </table:table-cell>
          <table:table-cell office:value-type="float" office:value="1.11" calcext:value-type="float">
            <text:p>1.11</text:p>
          </table:table-cell>
          <table:table-cell office:value-type="float" office:value="1.29" calcext:value-type="float">
            <text:p>1.29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2/388</text:p>
          </table:table-cell>
          <table:table-cell office:value-type="float" office:value="3092" calcext:value-type="float">
            <text:p>3092</text:p>
          </table:table-cell>
          <table:table-cell table:formula="of:=([.C945]-[.$C$798])/60" office:value-type="float" office:value="149" calcext:value-type="float">
            <text:p>149</text:p>
          </table:table-cell>
          <table:table-cell table:formula="of:=([.B945])/30000" office:value-type="float" office:value="20.2666666666667" calcext:value-type="float">
            <text:p>20.2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94000" calcext:value-type="float">
            <text:p>594000</text:p>
          </table:table-cell>
          <table:table-cell office:value-type="float" office:value="1598584321" calcext:value-type="float">
            <text:p>1598584321</text:p>
          </table:table-cell>
          <table:table-cell office:value-type="float" office:value="0.99" calcext:value-type="float">
            <text:p>0.99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2/387</text:p>
          </table:table-cell>
          <table:table-cell office:value-type="float" office:value="3118" calcext:value-type="float">
            <text:p>3118</text:p>
          </table:table-cell>
          <table:table-cell table:formula="of:=([.C946]-[.$C$798])/60" office:value-type="float" office:value="150" calcext:value-type="float">
            <text:p>150</text:p>
          </table:table-cell>
          <table:table-cell table:formula="of:=([.B946])/30000"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%</text:p>
          </table:table-cell>
          <table:table-cell office:value-type="float" office:value="580000" calcext:value-type="float">
            <text:p>580000</text:p>
          </table:table-cell>
          <table:table-cell office:value-type="float" office:value="1598584381" calcext:value-type="float">
            <text:p>1598584381</text:p>
          </table:table-cell>
          <table:table-cell office:value-type="float" office:value="1.44" calcext:value-type="float">
            <text:p>1.44</text:p>
          </table:table-cell>
          <table:table-cell office:value-type="float" office:value="1.27" calcext:value-type="float">
            <text:p>1.27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2/390</text:p>
          </table:table-cell>
          <table:table-cell office:value-type="float" office:value="3150" calcext:value-type="float">
            <text:p>3150</text:p>
          </table:table-cell>
          <table:table-cell table:formula="of:=([.C947]-[.$C$798])/60" office:value-type="float" office:value="151" calcext:value-type="float">
            <text:p>151</text:p>
          </table:table-cell>
          <table:table-cell table:formula="of:=([.B947])/30000" office:value-type="float" office:value="19.3333333333333" calcext:value-type="float">
            <text:p>19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65000" calcext:value-type="float">
            <text:p>565000</text:p>
          </table:table-cell>
          <table:table-cell office:value-type="float" office:value="1598584441" calcext:value-type="float">
            <text:p>1598584441</text:p>
          </table:table-cell>
          <table:table-cell office:value-type="float" office:value="1.37" calcext:value-type="float">
            <text:p>1.37</text:p>
          </table:table-cell>
          <table:table-cell office:value-type="float" office:value="1.29" calcext:value-type="float">
            <text:p>1.2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/391</text:p>
          </table:table-cell>
          <table:table-cell office:value-type="float" office:value="3174" calcext:value-type="float">
            <text:p>3174</text:p>
          </table:table-cell>
          <table:table-cell table:formula="of:=([.C948]-[.$C$798])/60" office:value-type="float" office:value="152" calcext:value-type="float">
            <text:p>152</text:p>
          </table:table-cell>
          <table:table-cell table:formula="of:=([.B948])/30000" office:value-type="float" office:value="18.8333333333333" calcext:value-type="float">
            <text:p>18.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%</text:p>
          </table:table-cell>
          <table:table-cell office:value-type="float" office:value="551000" calcext:value-type="float">
            <text:p>551000</text:p>
          </table:table-cell>
          <table:table-cell office:value-type="float" office:value="1598584501" calcext:value-type="float">
            <text:p>1598584501</text:p>
          </table:table-cell>
          <table:table-cell office:value-type="float" office:value="1.22" calcext:value-type="float">
            <text:p>1.22</text:p>
          </table:table-cell>
          <table:table-cell office:value-type="float" office:value="1.26" calcext:value-type="float">
            <text:p>1.2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/385</text:p>
          </table:table-cell>
          <table:table-cell office:value-type="float" office:value="3201" calcext:value-type="float">
            <text:p>3201</text:p>
          </table:table-cell>
          <table:table-cell table:formula="of:=([.C949]-[.$C$798])/60" office:value-type="float" office:value="153" calcext:value-type="float">
            <text:p>153</text:p>
          </table:table-cell>
          <table:table-cell table:formula="of:=([.B949])/30000" office:value-type="float" office:value="18.3666666666667" calcext:value-type="float">
            <text:p>18.3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37000" calcext:value-type="float">
            <text:p>537000</text:p>
          </table:table-cell>
          <table:table-cell office:value-type="float" office:value="1598584561" calcext:value-type="float">
            <text:p>1598584561</text:p>
          </table:table-cell>
          <table:table-cell office:value-type="float" office:value="0.94" calcext:value-type="float">
            <text:p>0.94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2/388</text:p>
          </table:table-cell>
          <table:table-cell office:value-type="float" office:value="3229" calcext:value-type="float">
            <text:p>3229</text:p>
          </table:table-cell>
          <table:table-cell table:formula="of:=([.C950]-[.$C$798])/60" office:value-type="float" office:value="154" calcext:value-type="float">
            <text:p>154</text:p>
          </table:table-cell>
          <table:table-cell table:formula="of:=([.B950])/30000" office:value-type="float" office:value="17.9" calcext:value-type="float">
            <text:p>1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%</text:p>
          </table:table-cell>
          <table:table-cell office:value-type="float" office:value="523000" calcext:value-type="float">
            <text:p>523000</text:p>
          </table:table-cell>
          <table:table-cell office:value-type="float" office:value="1598584621" calcext:value-type="float">
            <text:p>1598584621</text:p>
          </table:table-cell>
          <table:table-cell office:value-type="float" office:value="1.27" calcext:value-type="float">
            <text:p>1.27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/394</text:p>
          </table:table-cell>
          <table:table-cell office:value-type="float" office:value="3261" calcext:value-type="float">
            <text:p>3261</text:p>
          </table:table-cell>
          <table:table-cell table:formula="of:=([.C951]-[.$C$798])/60" office:value-type="float" office:value="155" calcext:value-type="float">
            <text:p>155</text:p>
          </table:table-cell>
          <table:table-cell table:formula="of:=([.B951])/30000" office:value-type="float" office:value="17.4333333333333" calcext:value-type="float">
            <text:p>17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508000" calcext:value-type="float">
            <text:p>508000</text:p>
          </table:table-cell>
          <table:table-cell office:value-type="float" office:value="1598584681" calcext:value-type="float">
            <text:p>1598584681</text:p>
          </table:table-cell>
          <table:table-cell office:value-type="float" office:value="1.36" calcext:value-type="float">
            <text:p>1.36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/389</text:p>
          </table:table-cell>
          <table:table-cell office:value-type="float" office:value="3278" calcext:value-type="float">
            <text:p>3278</text:p>
          </table:table-cell>
          <table:table-cell table:formula="of:=([.C952]-[.$C$798])/60" office:value-type="float" office:value="156" calcext:value-type="float">
            <text:p>156</text:p>
          </table:table-cell>
          <table:table-cell table:formula="of:=([.B952])/30000" office:value-type="float" office:value="16.9333333333333" calcext:value-type="float">
            <text:p>16.9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93000" calcext:value-type="float">
            <text:p>493000</text:p>
          </table:table-cell>
          <table:table-cell office:value-type="float" office:value="1598584741" calcext:value-type="float">
            <text:p>1598584741</text:p>
          </table:table-cell>
          <table:table-cell office:value-type="float" office:value="1.44" calcext:value-type="float">
            <text:p>1.44</text:p>
          </table:table-cell>
          <table:table-cell office:value-type="float" office:value="1.29" calcext:value-type="float">
            <text:p>1.29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1/393</text:p>
          </table:table-cell>
          <table:table-cell office:value-type="float" office:value="3310" calcext:value-type="float">
            <text:p>3310</text:p>
          </table:table-cell>
          <table:table-cell table:formula="of:=([.C953]-[.$C$798])/60" office:value-type="float" office:value="157" calcext:value-type="float">
            <text:p>157</text:p>
          </table:table-cell>
          <table:table-cell table:formula="of:=([.B953])/30000" office:value-type="float" office:value="16.4333333333333" calcext:value-type="float">
            <text:p>16.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%</text:p>
          </table:table-cell>
          <table:table-cell office:value-type="float" office:value="480000" calcext:value-type="float">
            <text:p>480000</text:p>
          </table:table-cell>
          <table:table-cell office:value-type="float" office:value="1598584801" calcext:value-type="float">
            <text:p>1598584801</text:p>
          </table:table-cell>
          <table:table-cell office:value-type="float" office:value="0.92" calcext:value-type="float">
            <text:p>0.92</text:p>
          </table:table-cell>
          <table:table-cell office:value-type="float" office:value="1.16" calcext:value-type="float">
            <text:p>1.16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1/388</text:p>
          </table:table-cell>
          <table:table-cell office:value-type="float" office:value="3337" calcext:value-type="float">
            <text:p>3337</text:p>
          </table:table-cell>
          <table:table-cell table:formula="of:=([.C954]-[.$C$798])/60" office:value-type="float" office:value="158" calcext:value-type="float">
            <text:p>158</text:p>
          </table:table-cell>
          <table:table-cell table:formula="of:=([.B954])/3000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65000" calcext:value-type="float">
            <text:p>465000</text:p>
          </table:table-cell>
          <table:table-cell office:value-type="float" office:value="1598584861" calcext:value-type="float">
            <text:p>1598584861</text:p>
          </table:table-cell>
          <table:table-cell office:value-type="float" office:value="1.25" calcext:value-type="float">
            <text:p>1.25</text:p>
          </table:table-cell>
          <table:table-cell office:value-type="float" office:value="1.21" calcext:value-type="float">
            <text:p>1.21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3/389</text:p>
          </table:table-cell>
          <table:table-cell office:value-type="float" office:value="3353" calcext:value-type="float">
            <text:p>3353</text:p>
          </table:table-cell>
          <table:table-cell table:formula="of:=([.C955]-[.$C$798])/60" office:value-type="float" office:value="159" calcext:value-type="float">
            <text:p>159</text:p>
          </table:table-cell>
          <table:table-cell table:formula="of:=([.B955])/30000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%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98584922" calcext:value-type="float">
            <text:p>1598584922</text:p>
          </table:table-cell>
          <table:table-cell office:value-type="float" office:value="1.51" calcext:value-type="float">
            <text:p>1.51</text:p>
          </table:table-cell>
          <table:table-cell office:value-type="float" office:value="1.29" calcext:value-type="float">
            <text:p>1.2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/389</text:p>
          </table:table-cell>
          <table:table-cell office:value-type="float" office:value="3376" calcext:value-type="float">
            <text:p>3376</text:p>
          </table:table-cell>
          <table:table-cell table:formula="of:=([.C956]-[.$C$798])/60" office:value-type="float" office:value="160.016666666667" calcext:value-type="float">
            <text:p>160.016666666667</text:p>
          </table:table-cell>
          <table:table-cell table:formula="of:=([.B956])/300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35000" calcext:value-type="float">
            <text:p>435000</text:p>
          </table:table-cell>
          <table:table-cell office:value-type="float" office:value="1598584981" calcext:value-type="float">
            <text:p>1598584981</text:p>
          </table:table-cell>
          <table:table-cell office:value-type="float" office:value="1.45" calcext:value-type="float">
            <text:p>1.45</text:p>
          </table:table-cell>
          <table:table-cell office:value-type="float" office:value="1.31" calcext:value-type="float">
            <text:p>1.31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/388</text:p>
          </table:table-cell>
          <table:table-cell office:value-type="float" office:value="3412" calcext:value-type="float">
            <text:p>3412</text:p>
          </table:table-cell>
          <table:table-cell table:formula="of:=([.C957]-[.$C$798])/60" office:value-type="float" office:value="161" calcext:value-type="float">
            <text:p>161</text:p>
          </table:table-cell>
          <table:table-cell table:formula="of:=([.B957])/30000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%</text:p>
          </table:table-cell>
          <table:table-cell office:value-type="float" office:value="421000" calcext:value-type="float">
            <text:p>421000</text:p>
          </table:table-cell>
          <table:table-cell office:value-type="float" office:value="1598585041" calcext:value-type="float">
            <text:p>1598585041</text:p>
          </table:table-cell>
          <table:table-cell office:value-type="float" office:value="1.26" calcext:value-type="float">
            <text:p>1.26</text:p>
          </table:table-cell>
          <table:table-cell office:value-type="float" office:value="1.29" calcext:value-type="float">
            <text:p>1.29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/387</text:p>
          </table:table-cell>
          <table:table-cell office:value-type="float" office:value="3441" calcext:value-type="float">
            <text:p>3441</text:p>
          </table:table-cell>
          <table:table-cell table:formula="of:=([.C958]-[.$C$798])/60" office:value-type="float" office:value="162" calcext:value-type="float">
            <text:p>162</text:p>
          </table:table-cell>
          <table:table-cell table:formula="of:=([.B958])/30000" office:value-type="float" office:value="14.0333333333333" calcext:value-type="float">
            <text:p>14.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407000" calcext:value-type="float">
            <text:p>407000</text:p>
          </table:table-cell>
          <table:table-cell office:value-type="float" office:value="1598585101" calcext:value-type="float">
            <text:p>1598585101</text:p>
          </table:table-cell>
          <table:table-cell office:value-type="float" office:value="1.11" calcext:value-type="float">
            <text:p>1.11</text:p>
          </table:table-cell>
          <table:table-cell office:value-type="float" office:value="1.25" calcext:value-type="float">
            <text:p>1.25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/387</text:p>
          </table:table-cell>
          <table:table-cell office:value-type="float" office:value="3463" calcext:value-type="float">
            <text:p>3463</text:p>
          </table:table-cell>
          <table:table-cell table:formula="of:=([.C959]-[.$C$798])/60" office:value-type="float" office:value="163" calcext:value-type="float">
            <text:p>163</text:p>
          </table:table-cell>
          <table:table-cell table:formula="of:=([.B959])/30000" office:value-type="float" office:value="13.5666666666667" calcext:value-type="float">
            <text:p>13.5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%</text:p>
          </table:table-cell>
          <table:table-cell office:value-type="float" office:value="393000" calcext:value-type="float">
            <text:p>393000</text:p>
          </table:table-cell>
          <table:table-cell office:value-type="float" office:value="1598585161" calcext:value-type="float">
            <text:p>1598585161</text:p>
          </table:table-cell>
          <table:table-cell office:value-type="float" office:value="1.28" calcext:value-type="float">
            <text:p>1.28</text:p>
          </table:table-cell>
          <table:table-cell office:value-type="float" office:value="1.26" calcext:value-type="float">
            <text:p>1.26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/391</text:p>
          </table:table-cell>
          <table:table-cell office:value-type="float" office:value="3492" calcext:value-type="float">
            <text:p>3492</text:p>
          </table:table-cell>
          <table:table-cell table:formula="of:=([.C960]-[.$C$798])/60" office:value-type="float" office:value="164" calcext:value-type="float">
            <text:p>164</text:p>
          </table:table-cell>
          <table:table-cell table:formula="of:=([.B960])/30000"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%</text:p>
          </table:table-cell>
          <table:table-cell office:value-type="float" office:value="378000" calcext:value-type="float">
            <text:p>378000</text:p>
          </table:table-cell>
          <table:table-cell office:value-type="float" office:value="1598585221" calcext:value-type="float">
            <text:p>1598585221</text:p>
          </table:table-cell>
          <table:table-cell office:value-type="float" office:value="1.33" calcext:value-type="float">
            <text:p>1.33</text:p>
          </table:table-cell>
          <table:table-cell office:value-type="float" office:value="1.27" calcext:value-type="float">
            <text:p>1.2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2/389</text:p>
          </table:table-cell>
          <table:table-cell office:value-type="float" office:value="3507" calcext:value-type="float">
            <text:p>3507</text:p>
          </table:table-cell>
          <table:table-cell table:formula="of:=([.C961]-[.$C$798])/60" office:value-type="float" office:value="165" calcext:value-type="float">
            <text:p>165</text:p>
          </table:table-cell>
          <table:table-cell table:formula="of:=([.B961])/30000"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%</text:p>
          </table:table-cell>
          <table:table-cell office:value-type="float" office:value="363000" calcext:value-type="float">
            <text:p>363000</text:p>
          </table:table-cell>
          <table:table-cell office:value-type="float" office:value="1598585281" calcext:value-type="float">
            <text:p>1598585281</text:p>
          </table:table-cell>
          <table:table-cell office:value-type="float" office:value="1.51" calcext:value-type="float">
            <text:p>1.51</text:p>
          </table:table-cell>
          <table:table-cell office:value-type="float" office:value="1.32" calcext:value-type="float">
            <text:p>1.32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2/390</text:p>
          </table:table-cell>
          <table:table-cell office:value-type="float" office:value="3538" calcext:value-type="float">
            <text:p>3538</text:p>
          </table:table-cell>
          <table:table-cell table:formula="of:=([.C962]-[.$C$798])/60" office:value-type="float" office:value="166" calcext:value-type="float">
            <text:p>166</text:p>
          </table:table-cell>
          <table:table-cell table:formula="of:=([.B962])/30000" office:value-type="float" office:value="12.1" calcext:value-type="float">
            <text:p>1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%</text:p>
          </table:table-cell>
          <table:table-cell office:value-type="float" office:value="348000" calcext:value-type="float">
            <text:p>348000</text:p>
          </table:table-cell>
          <table:table-cell office:value-type="float" office:value="1598585341" calcext:value-type="float">
            <text:p>1598585341</text:p>
          </table:table-cell>
          <table:table-cell office:value-type="float" office:value="1.41" calcext:value-type="float">
            <text:p>1.41</text:p>
          </table:table-cell>
          <table:table-cell office:value-type="float" office:value="1.33" calcext:value-type="float">
            <text:p>1.3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2/390</text:p>
          </table:table-cell>
          <table:table-cell office:value-type="float" office:value="3555" calcext:value-type="float">
            <text:p>3555</text:p>
          </table:table-cell>
          <table:table-cell table:formula="of:=([.C963]-[.$C$798])/60" office:value-type="float" office:value="167" calcext:value-type="float">
            <text:p>167</text:p>
          </table:table-cell>
          <table:table-cell table:formula="of:=([.B963])/30000"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%</text:p>
          </table:table-cell>
          <table:table-cell office:value-type="float" office:value="333000" calcext:value-type="float">
            <text:p>333000</text:p>
          </table:table-cell>
          <table:table-cell office:value-type="float" office:value="1598585401" calcext:value-type="float">
            <text:p>1598585401</text:p>
          </table:table-cell>
          <table:table-cell office:value-type="float" office:value="1.65" calcext:value-type="float">
            <text:p>1.65</text:p>
          </table:table-cell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2/390</text:p>
          </table:table-cell>
          <table:table-cell office:value-type="float" office:value="3577" calcext:value-type="float">
            <text:p>3577</text:p>
          </table:table-cell>
          <table:table-cell table:formula="of:=([.C964]-[.$C$798])/60" office:value-type="float" office:value="168" calcext:value-type="float">
            <text:p>168</text:p>
          </table:table-cell>
          <table:table-cell table:formula="of:=([.B964])/30000" office:value-type="float" office:value="11.1" calcext:value-type="float">
            <text:p>11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00:07:27.58467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7T23:43:09.285914059</dc:date>
    <meta:editing-duration>PT23M27S</meta:editing-duration>
    <meta:editing-cycles>5</meta:editing-cycles>
    <meta:generator>LibreOffice/6.3.6.2$Linux_X86_64 LibreOffice_project/30$Build-2</meta:generator>
    <meta:document-statistic meta:table-count="1" meta:cell-count="770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Set #1 1-50</text:p>
        </chart:title>
        <chart:legend chart:legend-position="end" svg:x="13.121cm" svg:y="4.201cm" style:legend-expansion="high" chart:style-name="ch3"/>
        <chart:plot-area chart:style-name="ch4" table:cell-range-address="battery_data.I1:battery_data.J50" svg:x="1.331cm" svg:y="1.301cm" svg:width="11.47cm" svg:height="6.538cm">
          <chartooo:coordinate-region svg:x="2.005cm" svg:y="1.5cm" svg:width="10.372cm" svg:height="5.692cm"/>
          <chart:axis chart:dimension="x" chart:name="primary-x" chart:style-name="ch5">
            <chart:title svg:x="5.514cm" svg:y="8.019cm" chart:style-name="ch6">
              <text:p>Minutes since boot</text:p>
            </chart:title>
            <chart:grid chart:style-name="ch7" chart:class="major"/>
          </chart:axis>
          <chart:axis chart:dimension="y" chart:name="primary-y" chart:style-name="ch8">
            <chart:title svg:x="0.451cm" svg:y="6.162cm" chart:style-name="ch9">
              <text:p>Charge percentage</text:p>
            </chart:title>
            <chart:grid chart:style-name="ch7" chart:class="major"/>
          </chart:axis>
          <chart:series chart:style-name="ch10" chart:values-cell-range-address="battery_data.J1:battery_data.J50" chart:class="chart:scatter">
            <chart:domain table:cell-range-address="battery_data.I1:battery_data.I5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ttery_data.I1:battery_data.I50</svg:desc>
                </draw:g>
              </table:table-cell>
              <table:table-cell office:value-type="float" office:value="29.5">
                <text:p>29.5</text:p>
                <draw:g>
                  <svg:desc>battery_data.J1:battery_data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.5666666666667">
                <text:p>28.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0.2333333333333">
                <text:p>30.2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.7666666666667">
                <text:p>30.7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.2666666666667">
                <text:p>31.2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66666666667">
                <text:p>11.0166666666667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.8333333333333">
                <text:p>32.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.2333333333333">
                <text:p>34.2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5.0333333333333">
                <text:p>35.0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.5333333333333">
                <text:p>35.5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.0666666666667">
                <text:p>36.0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6.5333333333333">
                <text:p>36.5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.0666666666667">
                <text:p>37.0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.6333333333333">
                <text:p>37.6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8.7333333333333">
                <text:p>38.7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9.8333333333333">
                <text:p>39.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166666666667">
                <text:p>27.0166666666667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0.9333333333333">
                <text:p>40.9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2.0333333333333">
                <text:p>42.0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0166666666667">
                <text:p>33.0166666666667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.2666666666667">
                <text:p>44.2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5.3666666666667">
                <text:p>45.3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6.4666666666667">
                <text:p>46.4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7.0333333333333">
                <text:p>47.0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7.5666666666667">
                <text:p>47.5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8.1333333333333">
                <text:p>48.1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9.2333333333333">
                <text:p>49.2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0166666666667">
                <text:p>46.016666666666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1.3666666666667">
                <text:p>51.3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1.7333333333333">
                <text:p>51.7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2.3">
                <text:p>5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data set #2 51-388</text:p>
        </chart:title>
        <chart:legend chart:legend-position="end" svg:x="13.121cm" svg:y="4.201cm" style:legend-expansion="high" chart:style-name="ch3"/>
        <chart:plot-area chart:style-name="ch4" table:cell-range-address="battery_data.I51:battery_data.J388" svg:x="1.331cm" svg:y="1.301cm" svg:width="11.47cm" svg:height="6.538cm">
          <chartooo:coordinate-region svg:x="2.005cm" svg:y="1.5cm" svg:width="10.265cm" svg:height="5.692cm"/>
          <chart:axis chart:dimension="x" chart:name="primary-x" chart:style-name="ch5">
            <chart:title svg:x="5.487cm" svg:y="8.019cm" chart:style-name="ch6">
              <text:p>minutes since boot</text:p>
            </chart:title>
            <chart:grid chart:style-name="ch7" chart:class="major"/>
          </chart:axis>
          <chart:axis chart:dimension="y" chart:name="primary-y" chart:style-name="ch8">
            <chart:title svg:x="0.451cm" svg:y="6.149cm" chart:style-name="ch9">
              <text:p>charge percentage</text:p>
            </chart:title>
            <chart:grid chart:style-name="ch7" chart:class="major"/>
          </chart:axis>
          <chart:series chart:style-name="ch10" chart:values-cell-range-address="battery_data.J51:battery_data.J388" chart:class="chart:scatter">
            <chart:domain table:cell-range-address="battery_data.I51:battery_data.I388"/>
            <chart:data-point chart:repeated="3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ttery_data.I51:battery_data.I388</svg:desc>
                </draw:g>
              </table:table-cell>
              <table:table-cell office:value-type="float" office:value="72.3333333333333">
                <text:p>72.3333333333333</text:p>
                <draw:g>
                  <svg:desc>battery_data.J51:battery_data.J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71.9333333333333">
                <text:p>71.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1666666666667">
                <text:p>3.0166666666666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1666666666667">
                <text:p>6.01666666666667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1666666666667">
                <text:p>9.01666666666667</text:p>
              </table:table-cell>
              <table:table-cell office:value-type="float" office:value="68.7666666666667">
                <text:p>68.7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166666666667">
                <text:p>10.016666666666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66666666667">
                <text:p>11.0166666666667</text:p>
              </table:table-cell>
              <table:table-cell office:value-type="float" office:value="68.4666666666667">
                <text:p>68.4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166666666667">
                <text:p>12.0166666666667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166666666667">
                <text:p>13.0166666666667</text:p>
              </table:table-cell>
              <table:table-cell office:value-type="float" office:value="68.1666666666667">
                <text:p>68.1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166666666667">
                <text:p>14.01666666666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166666666667">
                <text:p>15.0166666666667</text:p>
              </table:table-cell>
              <table:table-cell office:value-type="float" office:value="67.6333333333333">
                <text:p>67.6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166666666667">
                <text:p>16.0166666666667</text:p>
              </table:table-cell>
              <table:table-cell office:value-type="float" office:value="67.4333333333333">
                <text:p>67.4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166666666667">
                <text:p>17.0166666666667</text:p>
              </table:table-cell>
              <table:table-cell office:value-type="float" office:value="67.2666666666667">
                <text:p>67.2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166666666667">
                <text:p>18.0166666666667</text:p>
              </table:table-cell>
              <table:table-cell office:value-type="float" office:value="67.1333333333333">
                <text:p>67.1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166666666667">
                <text:p>19.0166666666667</text:p>
              </table:table-cell>
              <table:table-cell office:value-type="float" office:value="66.9666666666667">
                <text:p>66.9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166666666667">
                <text:p>20.0166666666667</text:p>
              </table:table-cell>
              <table:table-cell office:value-type="float" office:value="66.8333333333333">
                <text:p>66.8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166666666667">
                <text:p>21.0166666666667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166666666667">
                <text:p>22.0166666666667</text:p>
              </table:table-cell>
              <table:table-cell office:value-type="float" office:value="66.5333333333333">
                <text:p>66.5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0166666666667">
                <text:p>23.0166666666667</text:p>
              </table:table-cell>
              <table:table-cell office:value-type="float" office:value="66.3666666666667">
                <text:p>66.3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166666666667">
                <text:p>24.0166666666667</text:p>
              </table:table-cell>
              <table:table-cell office:value-type="float" office:value="66.2333333333333">
                <text:p>66.2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333333333333">
                <text:p>25.0333333333333</text:p>
              </table:table-cell>
              <table:table-cell office:value-type="float" office:value="66.0666666666667">
                <text:p>66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0166666666667">
                <text:p>26.0166666666667</text:p>
              </table:table-cell>
              <table:table-cell office:value-type="float" office:value="65.9333333333333">
                <text:p>65.9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166666666667">
                <text:p>27.0166666666667</text:p>
              </table:table-cell>
              <table:table-cell office:value-type="float" office:value="65.7666666666667">
                <text:p>65.7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166666666667">
                <text:p>28.0166666666667</text:p>
              </table:table-cell>
              <table:table-cell office:value-type="float" office:value="65.6333333333333">
                <text:p>65.6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0166666666667">
                <text:p>29.0166666666667</text:p>
              </table:table-cell>
              <table:table-cell office:value-type="float" office:value="65.4666666666667">
                <text:p>65.4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0166666666667">
                <text:p>30.0166666666667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0333333333333">
                <text:p>31.0333333333333</text:p>
              </table:table-cell>
              <table:table-cell office:value-type="float" office:value="65.1666666666667">
                <text:p>65.1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0166666666667">
                <text:p>32.01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0166666666667">
                <text:p>33.0166666666667</text:p>
              </table:table-cell>
              <table:table-cell office:value-type="float" office:value="64.8666666666667">
                <text:p>64.8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166666666667">
                <text:p>34.01666666666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0166666666667">
                <text:p>35.0166666666667</text:p>
              </table:table-cell>
              <table:table-cell office:value-type="float" office:value="64.5666666666667">
                <text:p>64.5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0166666666667">
                <text:p>36.016666666666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0166666666667">
                <text:p>37.0166666666667</text:p>
              </table:table-cell>
              <table:table-cell office:value-type="float" office:value="64.2333333333333">
                <text:p>64.2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166666666667">
                <text:p>38.016666666666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0166666666667">
                <text:p>39.0166666666667</text:p>
              </table:table-cell>
              <table:table-cell office:value-type="float" office:value="63.9333333333333">
                <text:p>63.9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0166666666667">
                <text:p>40.0166666666667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0166666666667">
                <text:p>41.0166666666667</text:p>
              </table:table-cell>
              <table:table-cell office:value-type="float" office:value="63.6333333333333">
                <text:p>63.6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166666666667">
                <text:p>42.0166666666667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0166666666667">
                <text:p>43.0166666666667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0333333333333">
                <text:p>44.0333333333333</text:p>
              </table:table-cell>
              <table:table-cell office:value-type="float" office:value="63.1666666666667">
                <text:p>63.1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0166666666667">
                <text:p>45.0166666666667</text:p>
              </table:table-cell>
              <table:table-cell office:value-type="float" office:value="63.0333333333333">
                <text:p>63.0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0166666666667">
                <text:p>46.0166666666667</text:p>
              </table:table-cell>
              <table:table-cell office:value-type="float" office:value="62.8666666666667">
                <text:p>62.8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0166666666667">
                <text:p>47.0166666666667</text:p>
              </table:table-cell>
              <table:table-cell office:value-type="float" office:value="62.7333333333333">
                <text:p>62.7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0166666666667">
                <text:p>48.0166666666667</text:p>
              </table:table-cell>
              <table:table-cell office:value-type="float" office:value="62.5666666666667">
                <text:p>62.5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0166666666667">
                <text:p>49.0166666666667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0333333333333">
                <text:p>50.0333333333333</text:p>
              </table:table-cell>
              <table:table-cell office:value-type="float" office:value="62.2666666666667">
                <text:p>62.2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0166666666667">
                <text:p>51.0166666666667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0166666666667">
                <text:p>52.0166666666667</text:p>
              </table:table-cell>
              <table:table-cell office:value-type="float" office:value="61.8666666666667">
                <text:p>61.8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0166666666667">
                <text:p>53.0166666666667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0166666666667">
                <text:p>54.016666666666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0166666666667">
                <text:p>55.0166666666667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0166666666667">
                <text:p>56.01666666666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0333333333333">
                <text:p>57.0333333333333</text:p>
              </table:table-cell>
              <table:table-cell office:value-type="float" office:value="61.0333333333333">
                <text:p>61.0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0166666666667">
                <text:p>58.0166666666667</text:p>
              </table:table-cell>
              <table:table-cell office:value-type="float" office:value="60.8666666666667">
                <text:p>60.8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0166666666667">
                <text:p>59.0166666666667</text:p>
              </table:table-cell>
              <table:table-cell office:value-type="float" office:value="60.7333333333333">
                <text:p>60.7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0166666666667">
                <text:p>60.0166666666667</text:p>
              </table:table-cell>
              <table:table-cell office:value-type="float" office:value="60.5666666666667">
                <text:p>60.5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0166666666667">
                <text:p>61.016666666666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0166666666667">
                <text:p>62.0166666666667</text:p>
              </table:table-cell>
              <table:table-cell office:value-type="float" office:value="60.2666666666667">
                <text:p>60.2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0166666666667">
                <text:p>63.0166666666667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59.9333333333333">
                <text:p>59.9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0166666666667">
                <text:p>65.0166666666667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0166666666667">
                <text:p>66.016666666666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0166666666667">
                <text:p>67.0166666666667</text:p>
              </table:table-cell>
              <table:table-cell office:value-type="float" office:value="59.1333333333333">
                <text:p>59.1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0166666666667">
                <text:p>68.0166666666667</text:p>
              </table:table-cell>
              <table:table-cell office:value-type="float" office:value="58.9666666666667">
                <text:p>58.9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0166666666667">
                <text:p>69.0166666666667</text:p>
              </table:table-cell>
              <table:table-cell office:value-type="float" office:value="58.8333333333333">
                <text:p>58.8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0166666666667">
                <text:p>70.0166666666667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0333333333333">
                <text:p>71.0333333333333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0166666666667">
                <text:p>72.0166666666667</text:p>
              </table:table-cell>
              <table:table-cell office:value-type="float" office:value="58.3666666666667">
                <text:p>58.3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0166666666667">
                <text:p>73.0166666666667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0166666666667">
                <text:p>74.0166666666667</text:p>
              </table:table-cell>
              <table:table-cell office:value-type="float" office:value="58.0333333333333">
                <text:p>58.0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0166666666667">
                <text:p>75.016666666666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0166666666667">
                <text:p>76.0166666666667</text:p>
              </table:table-cell>
              <table:table-cell office:value-type="float" office:value="57.7333333333333">
                <text:p>57.7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0333333333333">
                <text:p>77.0333333333333</text:p>
              </table:table-cell>
              <table:table-cell office:value-type="float" office:value="57.5666666666667">
                <text:p>57.5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0166666666667">
                <text:p>78.0166666666667</text:p>
              </table:table-cell>
              <table:table-cell office:value-type="float" office:value="57.4333333333333">
                <text:p>57.4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0166666666667">
                <text:p>79.0166666666667</text:p>
              </table:table-cell>
              <table:table-cell office:value-type="float" office:value="57.2666666666667">
                <text:p>57.2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0166666666667">
                <text:p>80.0166666666667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0166666666667">
                <text:p>81.0166666666667</text:p>
              </table:table-cell>
              <table:table-cell office:value-type="float" office:value="56.9666666666667">
                <text:p>56.9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0166666666667">
                <text:p>82.0166666666667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0333333333333">
                <text:p>83.0333333333333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0166666666667">
                <text:p>84.016666666666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0166666666667">
                <text:p>85.0166666666667</text:p>
              </table:table-cell>
              <table:table-cell office:value-type="float" office:value="56.3333333333333">
                <text:p>56.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0166666666667">
                <text:p>86.016666666666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0166666666667">
                <text:p>87.0166666666667</text:p>
              </table:table-cell>
              <table:table-cell office:value-type="float" office:value="56.0333333333333">
                <text:p>56.0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0166666666667">
                <text:p>88.0166666666667</text:p>
              </table:table-cell>
              <table:table-cell office:value-type="float" office:value="55.8666666666667">
                <text:p>55.8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0166666666667">
                <text:p>89.0166666666667</text:p>
              </table:table-cell>
              <table:table-cell office:value-type="float" office:value="55.7333333333333">
                <text:p>55.7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0333333333333">
                <text:p>90.0333333333333</text:p>
              </table:table-cell>
              <table:table-cell office:value-type="float" office:value="55.5666666666667">
                <text:p>55.5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0166666666667">
                <text:p>91.0166666666667</text:p>
              </table:table-cell>
              <table:table-cell office:value-type="float" office:value="55.4333333333333">
                <text:p>55.4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0166666666667">
                <text:p>92.0166666666667</text:p>
              </table:table-cell>
              <table:table-cell office:value-type="float" office:value="55.2666666666667">
                <text:p>55.2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0166666666667">
                <text:p>93.0166666666667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0166666666667">
                <text:p>94.0166666666667</text:p>
              </table:table-cell>
              <table:table-cell office:value-type="float" office:value="54.9666666666667">
                <text:p>54.9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0166666666667">
                <text:p>95.016666666666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0333333333333">
                <text:p>96.0333333333333</text:p>
              </table:table-cell>
              <table:table-cell office:value-type="float" office:value="54.6333333333333">
                <text:p>54.6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0166666666667">
                <text:p>97.0166666666667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0166666666667">
                <text:p>98.0166666666667</text:p>
              </table:table-cell>
              <table:table-cell office:value-type="float" office:value="54.3333333333333">
                <text:p>54.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0166666666667">
                <text:p>99.0166666666667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.016666666667">
                <text:p>100.016666666667</text:p>
              </table:table-cell>
              <table:table-cell office:value-type="float" office:value="54.0333333333333">
                <text:p>54.0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.016666666667">
                <text:p>101.016666666667</text:p>
              </table:table-cell>
              <table:table-cell office:value-type="float" office:value="53.8666666666667">
                <text:p>53.8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016666666667">
                <text:p>102.01666666666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016666666667">
                <text:p>103.016666666667</text:p>
              </table:table-cell>
              <table:table-cell office:value-type="float" office:value="53.5666666666667">
                <text:p>53.5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016666666667">
                <text:p>104.01666666666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016666666667">
                <text:p>105.016666666667</text:p>
              </table:table-cell>
              <table:table-cell office:value-type="float" office:value="53.2333333333333">
                <text:p>53.23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.016666666667">
                <text:p>106.016666666667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016666666667">
                <text:p>107.016666666667</text:p>
              </table:table-cell>
              <table:table-cell office:value-type="float" office:value="52.9333333333333">
                <text:p>52.9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.016666666667">
                <text:p>108.016666666667</text:p>
              </table:table-cell>
              <table:table-cell office:value-type="float" office:value="52.7666666666667">
                <text:p>52.7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.033333333333">
                <text:p>109.033333333333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016666666667">
                <text:p>110.016666666667</text:p>
              </table:table-cell>
              <table:table-cell office:value-type="float" office:value="52.4666666666667">
                <text:p>52.4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.016666666667">
                <text:p>111.01666666666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.016666666667">
                <text:p>112.016666666667</text:p>
              </table:table-cell>
              <table:table-cell office:value-type="float" office:value="52.1333333333333">
                <text:p>52.1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016666666667">
                <text:p>113.016666666667</text:p>
              </table:table-cell>
              <table:table-cell office:value-type="float" office:value="51.9666666666667">
                <text:p>51.9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.016666666667">
                <text:p>114.016666666667</text:p>
              </table:table-cell>
              <table:table-cell office:value-type="float" office:value="51.8333333333333">
                <text:p>51.8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.033333333333">
                <text:p>115.033333333333</text:p>
              </table:table-cell>
              <table:table-cell office:value-type="float" office:value="51.6666666666667">
                <text:p>51.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016666666667">
                <text:p>116.01666666666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.016666666667">
                <text:p>117.016666666667</text:p>
              </table:table-cell>
              <table:table-cell office:value-type="float" office:value="51.3666666666667">
                <text:p>51.3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016666666667">
                <text:p>118.01666666666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016666666667">
                <text:p>119.016666666667</text:p>
              </table:table-cell>
              <table:table-cell office:value-type="float" office:value="51.0333333333333">
                <text:p>51.0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016666666667">
                <text:p>120.016666666667</text:p>
              </table:table-cell>
              <table:table-cell office:value-type="float" office:value="50.8666666666667">
                <text:p>50.8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016666666667">
                <text:p>121.016666666667</text:p>
              </table:table-cell>
              <table:table-cell office:value-type="float" office:value="50.7333333333333">
                <text:p>50.73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033333333333">
                <text:p>122.033333333333</text:p>
              </table:table-cell>
              <table:table-cell office:value-type="float" office:value="50.5666666666667">
                <text:p>50.56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016666666667">
                <text:p>123.01666666666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016666666667">
                <text:p>124.016666666667</text:p>
              </table:table-cell>
              <table:table-cell office:value-type="float" office:value="50.2666666666667">
                <text:p>50.26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016666666667">
                <text:p>125.016666666667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.016666666667">
                <text:p>126.016666666667</text:p>
              </table:table-cell>
              <table:table-cell office:value-type="float" office:value="49.9333333333333">
                <text:p>49.9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016666666667">
                <text:p>127.016666666667</text:p>
              </table:table-cell>
              <table:table-cell office:value-type="float" office:value="49.7666666666667">
                <text:p>49.7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033333333333">
                <text:p>128.033333333333</text:p>
              </table:table-cell>
              <table:table-cell office:value-type="float" office:value="49.6333333333333">
                <text:p>49.6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.016666666667">
                <text:p>129.016666666667</text:p>
              </table:table-cell>
              <table:table-cell office:value-type="float" office:value="49.4666666666667">
                <text:p>49.4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.016666666667">
                <text:p>130.01666666666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.016666666667">
                <text:p>131.016666666667</text:p>
              </table:table-cell>
              <table:table-cell office:value-type="float" office:value="49.1333333333333">
                <text:p>49.1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016666666667">
                <text:p>132.0166666666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016666666667">
                <text:p>133.016666666667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.016666666667">
                <text:p>134.016666666667</text:p>
              </table:table-cell>
              <table:table-cell office:value-type="float" office:value="48.4333333333333">
                <text:p>48.4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033333333333">
                <text:p>135.033333333333</text:p>
              </table:table-cell>
              <table:table-cell office:value-type="float" office:value="48.2666666666667">
                <text:p>48.2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48.1333333333333">
                <text:p>48.1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.016666666667">
                <text:p>137.016666666667</text:p>
              </table:table-cell>
              <table:table-cell office:value-type="float" office:value="47.9666666666667">
                <text:p>47.9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.016666666667">
                <text:p>138.01666666666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.016666666667">
                <text:p>139.016666666667</text:p>
              </table:table-cell>
              <table:table-cell office:value-type="float" office:value="47.6333333333333">
                <text:p>47.6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.016666666667">
                <text:p>140.01666666666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016666666667">
                <text:p>141.016666666667</text:p>
              </table:table-cell>
              <table:table-cell office:value-type="float" office:value="47.3333333333333">
                <text:p>47.33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.016666666667">
                <text:p>142.016666666667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016666666667">
                <text:p>143.016666666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016666666667">
                <text:p>144.016666666667</text:p>
              </table:table-cell>
              <table:table-cell office:value-type="float" office:value="46.8333333333333">
                <text:p>46.8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.016666666667">
                <text:p>145.01666666666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016666666667">
                <text:p>146.016666666667</text:p>
              </table:table-cell>
              <table:table-cell office:value-type="float" office:value="46.5333333333333">
                <text:p>46.5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.016666666667">
                <text:p>147.016666666667</text:p>
              </table:table-cell>
              <table:table-cell office:value-type="float" office:value="46.3666666666667">
                <text:p>46.3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033333333333">
                <text:p>148.03333333333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016666666667">
                <text:p>149.016666666667</text:p>
              </table:table-cell>
              <table:table-cell office:value-type="float" office:value="46.0666666666667">
                <text:p>46.0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.016666666667">
                <text:p>150.01666666666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016666666667">
                <text:p>151.016666666667</text:p>
              </table:table-cell>
              <table:table-cell office:value-type="float" office:value="45.7333333333333">
                <text:p>45.7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.016666666667">
                <text:p>152.016666666667</text:p>
              </table:table-cell>
              <table:table-cell office:value-type="float" office:value="45.5666666666667">
                <text:p>45.5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.016666666667">
                <text:p>153.01666666666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.033333333333">
                <text:p>154.033333333333</text:p>
              </table:table-cell>
              <table:table-cell office:value-type="float" office:value="45.2666666666667">
                <text:p>45.2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.016666666667">
                <text:p>155.0166666666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.016666666667">
                <text:p>156.016666666667</text:p>
              </table:table-cell>
              <table:table-cell office:value-type="float" office:value="44.9333333333333">
                <text:p>44.9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016666666667">
                <text:p>157.016666666667</text:p>
              </table:table-cell>
              <table:table-cell office:value-type="float" office:value="44.7666666666667">
                <text:p>44.7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.016666666667">
                <text:p>158.016666666667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016666666667">
                <text:p>159.016666666667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.016666666667">
                <text:p>160.01666666666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.033333333333">
                <text:p>161.033333333333</text:p>
              </table:table-cell>
              <table:table-cell office:value-type="float" office:value="44.1333333333333">
                <text:p>44.13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.016666666667">
                <text:p>162.016666666667</text:p>
              </table:table-cell>
              <table:table-cell office:value-type="float" office:value="43.9666666666667">
                <text:p>43.96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.016666666667">
                <text:p>163.016666666667</text:p>
              </table:table-cell>
              <table:table-cell office:value-type="float" office:value="43.8333333333333">
                <text:p>43.8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.016666666667">
                <text:p>164.016666666667</text:p>
              </table:table-cell>
              <table:table-cell office:value-type="float" office:value="43.6666666666667">
                <text:p>43.66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.016666666667">
                <text:p>165.016666666667</text:p>
              </table:table-cell>
              <table:table-cell office:value-type="float" office:value="43.4333333333333">
                <text:p>43.4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.016666666667">
                <text:p>166.016666666667</text:p>
              </table:table-cell>
              <table:table-cell office:value-type="float" office:value="43.2333333333333">
                <text:p>43.23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.016666666667">
                <text:p>167.016666666667</text:p>
              </table:table-cell>
              <table:table-cell office:value-type="float" office:value="43.0666666666667">
                <text:p>43.06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.033333333333">
                <text:p>168.03333333333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016666666667">
                <text:p>169.016666666667</text:p>
              </table:table-cell>
              <table:table-cell office:value-type="float" office:value="42.7666666666667">
                <text:p>42.7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.016666666667">
                <text:p>170.01666666666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.016666666667">
                <text:p>171.016666666667</text:p>
              </table:table-cell>
              <table:table-cell office:value-type="float" office:value="42.4333333333333">
                <text:p>42.4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016666666667">
                <text:p>172.016666666667</text:p>
              </table:table-cell>
              <table:table-cell office:value-type="float" office:value="42.2666666666667">
                <text:p>42.2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.016666666667">
                <text:p>173.016666666667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033333333333">
                <text:p>174.033333333333</text:p>
              </table:table-cell>
              <table:table-cell office:value-type="float" office:value="41.9333333333333">
                <text:p>41.9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016666666667">
                <text:p>175.0166666666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016666666667">
                <text:p>176.016666666667</text:p>
              </table:table-cell>
              <table:table-cell office:value-type="float" office:value="41.6333333333333">
                <text:p>41.6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016666666667">
                <text:p>177.016666666667</text:p>
              </table:table-cell>
              <table:table-cell office:value-type="float" office:value="41.4666666666667">
                <text:p>41.4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016666666667">
                <text:p>178.01666666666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016666666667">
                <text:p>179.016666666667</text:p>
              </table:table-cell>
              <table:table-cell office:value-type="float" office:value="41.1333333333333">
                <text:p>41.13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033333333333">
                <text:p>180.033333333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016666666667">
                <text:p>181.016666666667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.016666666667">
                <text:p>182.016666666667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.016666666667">
                <text:p>183.01666666666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.016666666667">
                <text:p>184.016666666667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016666666667">
                <text:p>185.016666666667</text:p>
              </table:table-cell>
              <table:table-cell office:value-type="float" office:value="40.1666666666667">
                <text:p>40.1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.016666666667">
                <text:p>186.01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.033333333333">
                <text:p>187.033333333333</text:p>
              </table:table-cell>
              <table:table-cell office:value-type="float" office:value="39.8666666666667">
                <text:p>39.8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.016666666667">
                <text:p>188.016666666667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.016666666667">
                <text:p>189.016666666667</text:p>
              </table:table-cell>
              <table:table-cell office:value-type="float" office:value="39.5333333333333">
                <text:p>39.5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016666666667">
                <text:p>190.016666666667</text:p>
              </table:table-cell>
              <table:table-cell office:value-type="float" office:value="39.3666666666667">
                <text:p>39.3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.016666666667">
                <text:p>191.01666666666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.016666666667">
                <text:p>192.016666666667</text:p>
              </table:table-cell>
              <table:table-cell office:value-type="float" office:value="39.0333333333333">
                <text:p>39.0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.033333333333">
                <text:p>193.03333333333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.016666666667">
                <text:p>194.016666666667</text:p>
              </table:table-cell>
              <table:table-cell office:value-type="float" office:value="38.7333333333333">
                <text:p>38.73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.016666666667">
                <text:p>195.016666666667</text:p>
              </table:table-cell>
              <table:table-cell office:value-type="float" office:value="38.5666666666667">
                <text:p>38.56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.016666666667">
                <text:p>196.01666666666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.016666666667">
                <text:p>197.016666666667</text:p>
              </table:table-cell>
              <table:table-cell office:value-type="float" office:value="38.2333333333333">
                <text:p>38.2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.016666666667">
                <text:p>198.016666666667</text:p>
              </table:table-cell>
              <table:table-cell office:value-type="float" office:value="38.0666666666667">
                <text:p>38.06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.033333333333">
                <text:p>199.033333333333</text:p>
              </table:table-cell>
              <table:table-cell office:value-type="float" office:value="37.9333333333333">
                <text:p>37.93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.016666666667">
                <text:p>200.016666666667</text:p>
              </table:table-cell>
              <table:table-cell office:value-type="float" office:value="37.7666666666667">
                <text:p>37.76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.016666666667">
                <text:p>201.016666666667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.016666666667">
                <text:p>202.016666666667</text:p>
              </table:table-cell>
              <table:table-cell office:value-type="float" office:value="37.4333333333333">
                <text:p>37.43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.016666666667">
                <text:p>203.016666666667</text:p>
              </table:table-cell>
              <table:table-cell office:value-type="float" office:value="37.2666666666667">
                <text:p>37.2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.016666666667">
                <text:p>204.016666666667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.016666666667">
                <text:p>205.016666666667</text:p>
              </table:table-cell>
              <table:table-cell office:value-type="float" office:value="36.9666666666667">
                <text:p>36.9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.033333333333">
                <text:p>206.033333333333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.016666666667">
                <text:p>207.016666666667</text:p>
              </table:table-cell>
              <table:table-cell office:value-type="float" office:value="36.6333333333333">
                <text:p>36.633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.016666666667">
                <text:p>208.016666666667</text:p>
              </table:table-cell>
              <table:table-cell office:value-type="float" office:value="36.4666666666667">
                <text:p>36.4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.016666666667">
                <text:p>209.01666666666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.016666666667">
                <text:p>210.016666666667</text:p>
              </table:table-cell>
              <table:table-cell office:value-type="float" office:value="36.1333333333333">
                <text:p>36.13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.016666666667">
                <text:p>211.016666666667</text:p>
              </table:table-cell>
              <table:table-cell office:value-type="float" office:value="35.9666666666667">
                <text:p>35.96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.033333333333">
                <text:p>212.033333333333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.016666666667">
                <text:p>213.016666666667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.016666666667">
                <text:p>214.01666666666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.016666666667">
                <text:p>215.016666666667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.016666666667">
                <text:p>216.016666666667</text:p>
              </table:table-cell>
              <table:table-cell office:value-type="float" office:value="35.1666666666667">
                <text:p>35.1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.016666666667">
                <text:p>217.0166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.016666666667">
                <text:p>218.016666666667</text:p>
              </table:table-cell>
              <table:table-cell office:value-type="float" office:value="34.8666666666667">
                <text:p>34.86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.016666666667">
                <text:p>219.016666666667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.016666666667">
                <text:p>220.016666666667</text:p>
              </table:table-cell>
              <table:table-cell office:value-type="float" office:value="34.5333333333333">
                <text:p>34.5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.016666666667">
                <text:p>221.0166666666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.016666666667">
                <text:p>222.016666666667</text:p>
              </table:table-cell>
              <table:table-cell office:value-type="float" office:value="34.0666666666667">
                <text:p>34.0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.016666666667">
                <text:p>223.01666666666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.016666666667">
                <text:p>224.016666666667</text:p>
              </table:table-cell>
              <table:table-cell office:value-type="float" office:value="33.7666666666667">
                <text:p>33.76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.016666666667">
                <text:p>225.01666666666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.016666666667">
                <text:p>226.016666666667</text:p>
              </table:table-cell>
              <table:table-cell office:value-type="float" office:value="33.4333333333333">
                <text:p>33.4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.016666666667">
                <text:p>227.016666666667</text:p>
              </table:table-cell>
              <table:table-cell office:value-type="float" office:value="33.2666666666667">
                <text:p>33.2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.016666666667">
                <text:p>228.016666666667</text:p>
              </table:table-cell>
              <table:table-cell office:value-type="float" office:value="33.1333333333333">
                <text:p>33.13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.016666666667">
                <text:p>229.016666666667</text:p>
              </table:table-cell>
              <table:table-cell office:value-type="float" office:value="32.9666666666667">
                <text:p>32.9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.016666666667">
                <text:p>230.01666666666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.016666666667">
                <text:p>231.016666666667</text:p>
              </table:table-cell>
              <table:table-cell office:value-type="float" office:value="32.6333333333333">
                <text:p>32.63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.033333333333">
                <text:p>232.033333333333</text:p>
              </table:table-cell>
              <table:table-cell office:value-type="float" office:value="32.4666666666667">
                <text:p>32.46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.016666666667">
                <text:p>233.016666666667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.016666666667">
                <text:p>234.01666666666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.016666666667">
                <text:p>235.0166666666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.016666666667">
                <text:p>236.016666666667</text:p>
              </table:table-cell>
              <table:table-cell office:value-type="float" office:value="31.7333333333333">
                <text:p>31.7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.016666666667">
                <text:p>237.016666666667</text:p>
              </table:table-cell>
              <table:table-cell office:value-type="float" office:value="31.5666666666667">
                <text:p>31.56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.016666666667">
                <text:p>238.016666666667</text:p>
              </table:table-cell>
              <table:table-cell office:value-type="float" office:value="31.4333333333333">
                <text:p>31.4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.033333333333">
                <text:p>239.033333333333</text:p>
              </table:table-cell>
              <table:table-cell office:value-type="float" office:value="31.2666666666667">
                <text:p>31.2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.016666666667">
                <text:p>240.016666666667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.016666666667">
                <text:p>241.016666666667</text:p>
              </table:table-cell>
              <table:table-cell office:value-type="float" office:value="30.9666666666667">
                <text:p>30.96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.016666666667">
                <text:p>242.0166666666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.016666666667">
                <text:p>243.016666666667</text:p>
              </table:table-cell>
              <table:table-cell office:value-type="float" office:value="30.6333333333333">
                <text:p>30.63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.016666666667">
                <text:p>244.016666666667</text:p>
              </table:table-cell>
              <table:table-cell office:value-type="float" office:value="30.4666666666667">
                <text:p>30.46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.016666666667">
                <text:p>245.016666666667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.033333333333">
                <text:p>246.033333333333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.016666666667">
                <text:p>247.0166666666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.016666666667">
                <text:p>248.016666666667</text:p>
              </table:table-cell>
              <table:table-cell office:value-type="float" office:value="29.8666666666667">
                <text:p>29.86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.016666666667">
                <text:p>249.01666666666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.016666666667">
                <text:p>250.016666666667</text:p>
              </table:table-cell>
              <table:table-cell office:value-type="float" office:value="29.5333333333333">
                <text:p>29.5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.016666666667">
                <text:p>251.016666666667</text:p>
              </table:table-cell>
              <table:table-cell office:value-type="float" office:value="29.3666666666667">
                <text:p>29.36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.033333333333">
                <text:p>252.033333333333</text:p>
              </table:table-cell>
              <table:table-cell office:value-type="float" office:value="29.2333333333333">
                <text:p>29.2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.016666666667">
                <text:p>253.016666666667</text:p>
              </table:table-cell>
              <table:table-cell office:value-type="float" office:value="29.0666666666667">
                <text:p>29.06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.016666666667">
                <text:p>254.016666666667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.016666666667">
                <text:p>255.016666666667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.016666666667">
                <text:p>256.016666666667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.016666666667">
                <text:p>257.016666666667</text:p>
              </table:table-cell>
              <table:table-cell office:value-type="float" office:value="28.4333333333333">
                <text:p>28.4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.033333333333">
                <text:p>258.033333333333</text:p>
              </table:table-cell>
              <table:table-cell office:value-type="float" office:value="28.2666666666667">
                <text:p>28.26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.016666666667">
                <text:p>259.016666666667</text:p>
              </table:table-cell>
              <table:table-cell office:value-type="float" office:value="28.1333333333333">
                <text:p>28.1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.016666666667">
                <text:p>260.016666666667</text:p>
              </table:table-cell>
              <table:table-cell office:value-type="float" office:value="27.9666666666667">
                <text:p>27.96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.016666666667">
                <text:p>261.01666666666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.016666666667">
                <text:p>262.016666666667</text:p>
              </table:table-cell>
              <table:table-cell office:value-type="float" office:value="27.6333333333333">
                <text:p>27.6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.016666666667">
                <text:p>263.01666666666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.016666666667">
                <text:p>264.016666666667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.033333333333">
                <text:p>265.033333333333</text:p>
              </table:table-cell>
              <table:table-cell office:value-type="float" office:value="27.1666666666667">
                <text:p>27.16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.016666666667">
                <text:p>266.016666666667</text:p>
              </table:table-cell>
              <table:table-cell office:value-type="float" office:value="27.0333333333333">
                <text:p>27.03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.016666666667">
                <text:p>267.016666666667</text:p>
              </table:table-cell>
              <table:table-cell office:value-type="float" office:value="26.8666666666667">
                <text:p>26.86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.016666666667">
                <text:p>268.01666666666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.016666666667">
                <text:p>269.016666666667</text:p>
              </table:table-cell>
              <table:table-cell office:value-type="float" office:value="26.5666666666667">
                <text:p>26.56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.016666666667">
                <text:p>270.01666666666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.033333333333">
                <text:p>271.033333333333</text:p>
              </table:table-cell>
              <table:table-cell office:value-type="float" office:value="26.2333333333333">
                <text:p>26.23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.016666666667">
                <text:p>272.01666666666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.016666666667">
                <text:p>273.016666666667</text:p>
              </table:table-cell>
              <table:table-cell office:value-type="float" office:value="25.9333333333333">
                <text:p>25.9333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.016666666667">
                <text:p>274.016666666667</text:p>
              </table:table-cell>
              <table:table-cell office:value-type="float" office:value="25.7666666666667">
                <text:p>25.76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.016666666667">
                <text:p>275.016666666667</text:p>
              </table:table-cell>
              <table:table-cell office:value-type="float" office:value="25.6333333333333">
                <text:p>25.633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.016666666667">
                <text:p>276.016666666667</text:p>
              </table:table-cell>
              <table:table-cell office:value-type="float" office:value="25.4666666666667">
                <text:p>25.46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.033333333333">
                <text:p>277.03333333333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.016666666667">
                <text:p>278.016666666667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.016666666667">
                <text:p>279.01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.016666666667">
                <text:p>280.016666666667</text:p>
              </table:table-cell>
              <table:table-cell office:value-type="float" office:value="24.8666666666667">
                <text:p>24.86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.016666666667">
                <text:p>281.016666666667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.016666666667">
                <text:p>282.016666666667</text:p>
              </table:table-cell>
              <table:table-cell office:value-type="float" office:value="24.5333333333333">
                <text:p>24.53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.016666666667">
                <text:p>283.01666666666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.033333333333">
                <text:p>284.033333333333</text:p>
              </table:table-cell>
              <table:table-cell office:value-type="float" office:value="24.2333333333333">
                <text:p>24.23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.016666666667">
                <text:p>285.016666666667</text:p>
              </table:table-cell>
              <table:table-cell office:value-type="float" office:value="24.0666666666667">
                <text:p>24.06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.016666666667">
                <text:p>286.016666666667</text:p>
              </table:table-cell>
              <table:table-cell office:value-type="float" office:value="23.9333333333333">
                <text:p>23.9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.016666666667">
                <text:p>287.016666666667</text:p>
              </table:table-cell>
              <table:table-cell office:value-type="float" office:value="23.7666666666667">
                <text:p>23.76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.016666666667">
                <text:p>288.01666666666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.016666666667">
                <text:p>289.016666666667</text:p>
              </table:table-cell>
              <table:table-cell office:value-type="float" office:value="23.4666666666667">
                <text:p>23.46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.033333333333">
                <text:p>290.03333333333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.016666666667">
                <text:p>291.016666666667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.016666666667">
                <text:p>292.016666666667</text:p>
              </table:table-cell>
              <table:table-cell office:value-type="float" office:value="22.7666666666667">
                <text:p>22.76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.016666666667">
                <text:p>293.016666666667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.016666666667">
                <text:p>294.016666666667</text:p>
              </table:table-cell>
              <table:table-cell office:value-type="float" office:value="22.4666666666667">
                <text:p>22.46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.016666666667">
                <text:p>295.01666666666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.016666666667">
                <text:p>296.016666666667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.033333333333">
                <text:p>297.0333333333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.016666666667">
                <text:p>298.016666666667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.016666666667">
                <text:p>299.01666666666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.016666666667">
                <text:p>300.016666666667</text:p>
              </table:table-cell>
              <table:table-cell office:value-type="float" office:value="21.5333333333333">
                <text:p>21.5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.016666666667">
                <text:p>301.016666666667</text:p>
              </table:table-cell>
              <table:table-cell office:value-type="float" office:value="21.3666666666667">
                <text:p>21.36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.016666666667">
                <text:p>302.01666666666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.016666666667">
                <text:p>303.016666666667</text:p>
              </table:table-cell>
              <table:table-cell office:value-type="float" office:value="21.0666666666667">
                <text:p>21.06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.033333333333">
                <text:p>304.03333333333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.016666666667">
                <text:p>305.016666666667</text:p>
              </table:table-cell>
              <table:table-cell office:value-type="float" office:value="20.7666666666667">
                <text:p>20.76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.016666666667">
                <text:p>306.01666666666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.016666666667">
                <text:p>307.016666666667</text:p>
              </table:table-cell>
              <table:table-cell office:value-type="float" office:value="20.4333333333333">
                <text:p>20.43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.016666666667">
                <text:p>308.01666666666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.016666666667">
                <text:p>309.016666666667</text:p>
              </table:table-cell>
              <table:table-cell office:value-type="float" office:value="20.1333333333333">
                <text:p>20.13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.033333333333">
                <text:p>310.033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.016666666667">
                <text:p>311.01666666666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.016666666667">
                <text:p>312.016666666667</text:p>
              </table:table-cell>
              <table:table-cell office:value-type="float" office:value="19.2333333333333">
                <text:p>19.2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.016666666667">
                <text:p>313.01666666666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.016666666667">
                <text:p>314.016666666667</text:p>
              </table:table-cell>
              <table:table-cell office:value-type="float" office:value="18.3666666666667">
                <text:p>18.3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.016666666667">
                <text:p>315.01666666666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.016666666667">
                <text:p>316.016666666667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.016666666667">
                <text:p>317.016666666667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.016666666667">
                <text:p>318.016666666667</text:p>
              </table:table-cell>
              <table:table-cell office:value-type="float" office:value="16.4666666666667">
                <text:p>16.46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.016666666667">
                <text:p>319.016666666667</text:p>
              </table:table-cell>
              <table:table-cell office:value-type="float" office:value="16.2333333333333">
                <text:p>16.233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.033333333333">
                <text:p>320.033333333333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.016666666667">
                <text:p>321.016666666667</text:p>
              </table:table-cell>
              <table:table-cell office:value-type="float" office:value="15.8666666666667">
                <text:p>15.86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.016666666667">
                <text:p>322.01666666666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.016666666667">
                <text:p>323.01666666666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.016666666667">
                <text:p>324.016666666667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.016666666667">
                <text:p>325.016666666667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.016666666667">
                <text:p>326.01666666666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.016666666667">
                <text:p>327.01666666666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.016666666667">
                <text:p>328.016666666667</text:p>
              </table:table-cell>
              <table:table-cell office:value-type="float" office:value="13.8333333333333">
                <text:p>13.833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.016666666667">
                <text:p>329.016666666667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.016666666667">
                <text:p>330.016666666667</text:p>
              </table:table-cell>
              <table:table-cell office:value-type="float" office:value="12.8333333333333">
                <text:p>12.83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.016666666667">
                <text:p>331.016666666667</text:p>
              </table:table-cell>
              <table:table-cell office:value-type="float" office:value="12.3666666666667">
                <text:p>12.36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.016666666667">
                <text:p>332.016666666667</text:p>
              </table:table-cell>
              <table:table-cell office:value-type="float" office:value="12.0333333333333">
                <text:p>12.0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.016666666667">
                <text:p>333.016666666667</text:p>
              </table:table-cell>
              <table:table-cell office:value-type="float" office:value="11.8666666666667">
                <text:p>11.86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.016666666667">
                <text:p>334.016666666667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.016666666667">
                <text:p>335.01666666666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.016666666667">
                <text:p>336.016666666667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.033333333333">
                <text:p>337.033333333333</text:p>
              </table:table-cell>
              <table:table-cell office:value-type="float" office:value="11.1333333333333">
                <text:p>11.1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2cm" svg:y="0.316cm" chart:style-name="ch2">
          <text:p>Data set #3 389-748</text:p>
        </chart:title>
        <chart:legend chart:legend-position="end" svg:x="13.121cm" svg:y="4.201cm" style:legend-expansion="high" chart:style-name="ch3"/>
        <chart:plot-area chart:style-name="ch4" table:cell-range-address="battery_data.I389:battery_data.J748" svg:x="1.331cm" svg:y="1.301cm" svg:width="11.47cm" svg:height="6.538cm">
          <chartooo:coordinate-region svg:x="2.005cm" svg:y="1.5cm" svg:width="10.265cm" svg:height="5.692cm"/>
          <chart:axis chart:dimension="x" chart:name="primary-x" chart:style-name="ch5">
            <chart:title svg:x="5.514cm" svg:y="8.019cm" chart:style-name="ch6">
              <text:p>Minutes since boot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162cm" chart:style-name="ch10">
              <text:p>Charge percentage</text:p>
            </chart:title>
            <chart:grid chart:style-name="ch7" chart:class="major"/>
          </chart:axis>
          <chart:series chart:style-name="ch11" chart:values-cell-range-address="battery_data.J389:battery_data.J748" chart:class="chart:scatter">
            <chart:domain table:cell-range-address="battery_data.I389:battery_data.I748"/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ttery_data.I389:battery_data.I748</svg:desc>
                </draw:g>
              </table:table-cell>
              <table:table-cell office:value-type="float" office:value="82.0666666666667">
                <text:p>82.0666666666667</text:p>
                <draw:g>
                  <svg:desc>battery_data.J389:battery_data.J7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333333333333">
                <text:p>1.9833333333333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0.9333333333333">
                <text:p>80.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0.5666666666667">
                <text:p>80.5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9.9666666666667">
                <text:p>79.9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9.2333333333333">
                <text:p>79.2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1666666666667">
                <text:p>9.01666666666667</text:p>
              </table:table-cell>
              <table:table-cell office:value-type="float" office:value="78.8666666666667">
                <text:p>78.8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8.7333333333333">
                <text:p>78.7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8.4333333333333">
                <text:p>78.4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8.1666666666667">
                <text:p>78.1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166666666667">
                <text:p>15.0166666666667</text:p>
              </table:table-cell>
              <table:table-cell office:value-type="float" office:value="78.0333333333333">
                <text:p>78.0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8666666666667">
                <text:p>77.8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7.7333333333333">
                <text:p>77.7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7.4333333333333">
                <text:p>77.4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166666666667">
                <text:p>21.0166666666667</text:p>
              </table:table-cell>
              <table:table-cell office:value-type="float" office:value="77.1666666666667">
                <text:p>77.1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7.0333333333333">
                <text:p>77.0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6.8666666666667">
                <text:p>76.8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6.7333333333333">
                <text:p>76.7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6.4666666666667">
                <text:p>76.4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6.1666666666667">
                <text:p>76.1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6.0333333333333">
                <text:p>76.0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5.7333333333333">
                <text:p>75.7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5.4666666666667">
                <text:p>75.4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166666666667">
                <text:p>34.0166666666667</text:p>
              </table:table-cell>
              <table:table-cell office:value-type="float" office:value="75.3333333333333">
                <text:p>75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5.1666666666667">
                <text:p>75.1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5.0333333333333">
                <text:p>75.0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4.7666666666667">
                <text:p>74.7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0166666666667">
                <text:p>40.0166666666667</text:p>
              </table:table-cell>
              <table:table-cell office:value-type="float" office:value="74.4666666666667">
                <text:p>74.4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4.0666666666667">
                <text:p>74.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3.7666666666667">
                <text:p>73.7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0166666666667">
                <text:p>46.0166666666667</text:p>
              </table:table-cell>
              <table:table-cell office:value-type="float" office:value="73.6333333333333">
                <text:p>73.6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3.0666666666667">
                <text:p>73.0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2.9333333333333">
                <text:p>72.9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0166666666667">
                <text:p>52.0166666666667</text:p>
              </table:table-cell>
              <table:table-cell office:value-type="float" office:value="72.7666666666667">
                <text:p>72.7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2.6333333333333">
                <text:p>72.6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2.3666666666667">
                <text:p>72.3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2.0666666666667">
                <text:p>72.0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1.9333333333333">
                <text:p>71.9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0166666666667">
                <text:p>59.016666666666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1.6333333333333">
                <text:p>71.6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1.3666666666667">
                <text:p>71.3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1.2333333333333">
                <text:p>71.2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0166666666667">
                <text:p>65.0166666666667</text:p>
              </table:table-cell>
              <table:table-cell office:value-type="float" office:value="70.9333333333333">
                <text:p>70.9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0.5333333333333">
                <text:p>70.5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0.3666666666667">
                <text:p>70.3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.2333333333333">
                <text:p>70.2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9.9666666666667">
                <text:p>69.9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9.6666666666667">
                <text:p>69.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9.5333333333333">
                <text:p>69.5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9.3666666666667">
                <text:p>69.3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0166666666667">
                <text:p>77.0166666666667</text:p>
              </table:table-cell>
              <table:table-cell office:value-type="float" office:value="69.2333333333333">
                <text:p>69.2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8.9666666666667">
                <text:p>68.9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8.6666666666667">
                <text:p>68.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8.5333333333333">
                <text:p>68.5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8.2333333333333">
                <text:p>68.2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7.9666666666667">
                <text:p>67.9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7.6666666666667">
                <text:p>67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7.5333333333333">
                <text:p>67.5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0166666666667">
                <text:p>90.016666666666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7.2333333333333">
                <text:p>67.2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6.9666666666667">
                <text:p>66.9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0166666666667">
                <text:p>96.0166666666667</text:p>
              </table:table-cell>
              <table:table-cell office:value-type="float" office:value="66.5333333333333">
                <text:p>66.5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6.2333333333333">
                <text:p>66.2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5.8666666666667">
                <text:p>65.8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5.4666666666667">
                <text:p>65.4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5.2666666666667">
                <text:p>65.2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4.9666666666667">
                <text:p>64.9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4.8333333333333">
                <text:p>64.8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016666666667">
                <text:p>104.016666666667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4.5333333333333">
                <text:p>64.53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4.2333333333333">
                <text:p>64.2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.9666666666667">
                <text:p>63.9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3.5333333333333">
                <text:p>63.5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3.3666666666667">
                <text:p>63.3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2.4333333333333">
                <text:p>62.4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1.9666666666667">
                <text:p>61.9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1.5333333333333">
                <text:p>61.5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016666666667">
                <text:p>118.016666666667</text:p>
              </table:table-cell>
              <table:table-cell office:value-type="float" office:value="61.3666666666667">
                <text:p>61.3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016666666667">
                <text:p>120.016666666667</text:p>
              </table:table-cell>
              <table:table-cell office:value-type="float" office:value="61.0333333333333">
                <text:p>61.033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0.8666666666667">
                <text:p>60.8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8.2333333333333">
                <text:p>48.2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7.4333333333333">
                <text:p>47.4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7.1333333333333">
                <text:p>47.1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6.8333333333333">
                <text:p>46.8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6.5666666666667">
                <text:p>46.56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6.2666666666667">
                <text:p>46.2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.016666666667">
                <text:p>138.016666666667</text:p>
              </table:table-cell>
              <table:table-cell office:value-type="float" office:value="45.9666666666667">
                <text:p>45.9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5.5333333333333">
                <text:p>45.5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5.3666666666667">
                <text:p>45.3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5.2333333333333">
                <text:p>45.2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5.0666666666667">
                <text:p>45.0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4.9333333333333">
                <text:p>44.9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.016666666667">
                <text:p>150.01666666666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4.0666666666667">
                <text:p>44.0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3.7666666666667">
                <text:p>43.7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.016666666667">
                <text:p>156.016666666667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3.0333333333333">
                <text:p>43.03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2.8666666666667">
                <text:p>42.86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2.7333333333333">
                <text:p>42.7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.016666666667">
                <text:p>162.016666666667</text:p>
              </table:table-cell>
              <table:table-cell office:value-type="float" office:value="42.4333333333333">
                <text:p>42.43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2.1666666666667">
                <text:p>42.1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1.8666666666667">
                <text:p>41.86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.016666666667">
                <text:p>168.016666666667</text:p>
              </table:table-cell>
              <table:table-cell office:value-type="float" office:value="41.5666666666667">
                <text:p>41.56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1.4333333333333">
                <text:p>41.4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1.2666666666667">
                <text:p>41.2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1.1333333333333">
                <text:p>41.13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0.9666666666667">
                <text:p>40.96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.016666666667">
                <text:p>174.016666666667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0.5333333333333">
                <text:p>40.5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0.2333333333333">
                <text:p>40.2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9.9333333333333">
                <text:p>39.9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.016666666667">
                <text:p>180.016666666667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9.3666666666667">
                <text:p>39.36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9.0666666666667">
                <text:p>39.0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8.7666666666667">
                <text:p>38.76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8.6333333333333">
                <text:p>38.6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8.4666666666667">
                <text:p>38.46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8.0333333333333">
                <text:p>38.0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.016666666667">
                <text:p>193.016666666667</text:p>
              </table:table-cell>
              <table:table-cell office:value-type="float" office:value="37.8666666666667">
                <text:p>37.86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7.7333333333333">
                <text:p>37.733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7.4333333333333">
                <text:p>37.43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.016666666667">
                <text:p>199.0166666666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6.8666666666667">
                <text:p>36.86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6.5666666666667">
                <text:p>36.5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6.2666666666667">
                <text:p>36.2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.016666666667">
                <text:p>205.01666666666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5.9666666666667">
                <text:p>35.9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5.5333333333333">
                <text:p>35.5333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5.3666666666667">
                <text:p>35.36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.016666666667">
                <text:p>211.016666666667</text:p>
              </table:table-cell>
              <table:table-cell office:value-type="float" office:value="35.2333333333333">
                <text:p>35.23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5.0666666666667">
                <text:p>35.06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.9333333333333">
                <text:p>34.9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4.6333333333333">
                <text:p>34.63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.016666666667">
                <text:p>217.016666666667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4.0666666666667">
                <text:p>34.06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3.6333333333333">
                <text:p>33.6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3.0333333333333">
                <text:p>33.0333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2.7666666666667">
                <text:p>32.7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2.4666666666667">
                <text:p>32.4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2.0333333333333">
                <text:p>32.03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1.8666666666667">
                <text:p>31.86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1.7333333333333">
                <text:p>31.7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1.5666666666667">
                <text:p>31.56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.016666666667">
                <text:p>236.016666666667</text:p>
              </table:table-cell>
              <table:table-cell office:value-type="float" office:value="31.4333333333333">
                <text:p>31.4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1.2666666666667">
                <text:p>31.26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1.1333333333333">
                <text:p>31.13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0.8333333333333">
                <text:p>30.8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.016666666667">
                <text:p>242.016666666667</text:p>
              </table:table-cell>
              <table:table-cell office:value-type="float" office:value="30.5333333333333">
                <text:p>30.53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0.2666666666667">
                <text:p>30.26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.9666666666667">
                <text:p>29.96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.016666666667">
                <text:p>248.016666666667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.5333333333333">
                <text:p>29.533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9.3666666666667">
                <text:p>29.36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9.2333333333333">
                <text:p>29.2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9.0666666666667">
                <text:p>29.06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8.9333333333333">
                <text:p>28.9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.016666666667">
                <text:p>254.016666666667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8.6333333333333">
                <text:p>28.63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8.0333333333333">
                <text:p>28.03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.016666666667">
                <text:p>260.01666666666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7.7666666666667">
                <text:p>27.76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7.1666666666667">
                <text:p>27.16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.6333333333333">
                <text:p>26.63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5.7666666666667">
                <text:p>25.76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5.4666666666667">
                <text:p>25.46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.016666666667">
                <text:p>279.01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4.8666666666667">
                <text:p>24.86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4.7333333333333">
                <text:p>24.73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4.5666666666667">
                <text:p>24.56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4.4333333333333">
                <text:p>24.43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.016666666667">
                <text:p>285.016666666667</text:p>
              </table:table-cell>
              <table:table-cell office:value-type="float" office:value="24.1333333333333">
                <text:p>24.13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3.8333333333333">
                <text:p>23.8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3.5333333333333">
                <text:p>23.53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.016666666667">
                <text:p>291.016666666667</text:p>
              </table:table-cell>
              <table:table-cell office:value-type="float" office:value="23.2333333333333">
                <text:p>23.23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2.9666666666667">
                <text:p>22.96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.016666666667">
                <text:p>297.016666666667</text:p>
              </table:table-cell>
              <table:table-cell office:value-type="float" office:value="22.3666666666667">
                <text:p>22.36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2.2333333333333">
                <text:p>22.23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2.0666666666667">
                <text:p>22.06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1.9333333333333">
                <text:p>21.933333333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.7666666666667">
                <text:p>21.76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1.6333333333333">
                <text:p>21.6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.016666666667">
                <text:p>303.016666666667</text:p>
              </table:table-cell>
              <table:table-cell office:value-type="float" office:value="21.4666666666667">
                <text:p>21.46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1.0333333333333">
                <text:p>21.03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.7333333333333">
                <text:p>20.73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0.4666666666667">
                <text:p>20.46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9.8666666666667">
                <text:p>19.86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.016666666667">
                <text:p>316.016666666667</text:p>
              </table:table-cell>
              <table:table-cell office:value-type="float" office:value="19.5666666666667">
                <text:p>19.56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9.4333333333333">
                <text:p>19.43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.2666666666667">
                <text:p>19.26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9.1333333333333">
                <text:p>19.1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8.9666666666667">
                <text:p>18.96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8.8333333333333">
                <text:p>18.8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.016666666667">
                <text:p>322.016666666667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8.2333333333333">
                <text:p>18.23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7.9333333333333">
                <text:p>17.933333333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.016666666667">
                <text:p>328.0166666666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7.3666666666667">
                <text:p>17.36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7.0666666666667">
                <text:p>17.06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.016666666667">
                <text:p>334.01666666666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6.7666666666667">
                <text:p>16.76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6.6333333333333">
                <text:p>16.63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6.4666666666667">
                <text:p>16.46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6.0333333333333">
                <text:p>16.0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5.7333333333333">
                <text:p>15.7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5.1666666666667">
                <text:p>15.16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.8666666666667">
                <text:p>14.86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.5666666666667">
                <text:p>14.56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4.4333333333333">
                <text:p>14.4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.016666666667">
                <text:p>353.016666666667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3.2333333333333">
                <text:p>13.23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.016666666667">
                <text:p>359.01666666666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2.9666666666667">
                <text:p>12.9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2cm" svg:y="0.316cm" chart:style-name="ch2">
          <text:p>Data set #4 749-794</text:p>
        </chart:title>
        <chart:legend chart:legend-position="end" svg:x="13.121cm" svg:y="4.201cm" style:legend-expansion="high" chart:style-name="ch3"/>
        <chart:plot-area chart:style-name="ch4" table:cell-range-address="battery_data.I749:battery_data.J794" svg:x="1.331cm" svg:y="1.301cm" svg:width="11.47cm" svg:height="6.538cm">
          <chartooo:coordinate-region svg:x="2.005cm" svg:y="1.5cm" svg:width="10.583cm" svg:height="5.692cm"/>
          <chart:axis chart:dimension="x" chart:name="primary-x" chart:style-name="ch5">
            <chart:title svg:x="5.487cm" svg:y="8.019cm" chart:style-name="ch6">
              <text:p>Minutes Since Boot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149cm" chart:style-name="ch10">
              <text:p>charge percentage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battery_data.J749:battery_data.J794" chart:class="chart:scatter">
            <chart:domain table:cell-range-address="battery_data.I749:battery_data.I794"/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ttery_data.I749:battery_data.I794</svg:desc>
                </draw:g>
              </table:table-cell>
              <table:table-cell office:value-type="float" office:value="62.8333333333333">
                <text:p>62.8333333333333</text:p>
                <draw:g>
                  <svg:desc>battery_data.J749:battery_data.J7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62.4666666666667">
                <text:p>62.4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62.0666666666667">
                <text:p>62.0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1666666666667">
                <text:p>3.01666666666667</text:p>
              </table:table-cell>
              <table:table-cell office:value-type="float" office:value="61.6333333333333">
                <text:p>61.6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61.2333333333333">
                <text:p>61.2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1666666666667">
                <text:p>6.01666666666667</text:p>
              </table:table-cell>
              <table:table-cell office:value-type="float" office:value="60.3666666666667">
                <text:p>60.3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59.4666666666667">
                <text:p>59.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1666666666667">
                <text:p>9.01666666666667</text:p>
              </table:table-cell>
              <table:table-cell office:value-type="float" office:value="59.0666666666667">
                <text:p>59.0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166666666667">
                <text:p>10.0166666666667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333333333333">
                <text:p>11.0333333333333</text:p>
              </table:table-cell>
              <table:table-cell office:value-type="float" office:value="58.4333333333333">
                <text:p>58.4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166666666667">
                <text:p>12.0166666666667</text:p>
              </table:table-cell>
              <table:table-cell office:value-type="float" office:value="58.2333333333333">
                <text:p>58.2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166666666667">
                <text:p>13.0166666666667</text:p>
              </table:table-cell>
              <table:table-cell office:value-type="float" office:value="58.0666666666667">
                <text:p>58.0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166666666667">
                <text:p>14.016666666666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166666666667">
                <text:p>15.0166666666667</text:p>
              </table:table-cell>
              <table:table-cell office:value-type="float" office:value="57.4333333333333">
                <text:p>57.4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166666666667">
                <text:p>16.0166666666667</text:p>
              </table:table-cell>
              <table:table-cell office:value-type="float" office:value="56.9666666666667">
                <text:p>56.9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166666666667">
                <text:p>17.016666666666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166666666667">
                <text:p>18.0166666666667</text:p>
              </table:table-cell>
              <table:table-cell office:value-type="float" office:value="56.0666666666667">
                <text:p>56.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166666666667">
                <text:p>19.0166666666667</text:p>
              </table:table-cell>
              <table:table-cell office:value-type="float" office:value="55.6333333333333">
                <text:p>55.6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166666666667">
                <text:p>20.0166666666667</text:p>
              </table:table-cell>
              <table:table-cell office:value-type="float" office:value="55.1666666666667">
                <text:p>55.1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166666666667">
                <text:p>21.0166666666667</text:p>
              </table:table-cell>
              <table:table-cell office:value-type="float" office:value="54.7666666666667">
                <text:p>54.7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166666666667">
                <text:p>22.0166666666667</text:p>
              </table:table-cell>
              <table:table-cell office:value-type="float" office:value="54.3666666666667">
                <text:p>54.3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54.1333333333333">
                <text:p>54.1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166666666667">
                <text:p>24.0166666666667</text:p>
              </table:table-cell>
              <table:table-cell office:value-type="float" office:value="53.7333333333333">
                <text:p>53.7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0166666666667">
                <text:p>26.0166666666667</text:p>
              </table:table-cell>
              <table:table-cell office:value-type="float" office:value="52.8666666666667">
                <text:p>52.8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166666666667">
                <text:p>27.0166666666667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166666666667">
                <text:p>28.0166666666667</text:p>
              </table:table-cell>
              <table:table-cell office:value-type="float" office:value="51.9666666666667">
                <text:p>51.9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0166666666667">
                <text:p>29.016666666666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0166666666667">
                <text:p>30.016666666666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0166666666667">
                <text:p>31.0166666666667</text:p>
              </table:table-cell>
              <table:table-cell office:value-type="float" office:value="50.8333333333333">
                <text:p>50.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0166666666667">
                <text:p>32.016666666666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0166666666667">
                <text:p>33.016666666666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166666666667">
                <text:p>34.016666666666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0166666666667">
                <text:p>35.016666666666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0166666666667">
                <text:p>36.0166666666667</text:p>
              </table:table-cell>
              <table:table-cell office:value-type="float" office:value="49.0333333333333">
                <text:p>49.0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0333333333333">
                <text:p>37.033333333333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166666666667">
                <text:p>38.0166666666667</text:p>
              </table:table-cell>
              <table:table-cell office:value-type="float" office:value="48.3666666666667">
                <text:p>48.3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0166666666667">
                <text:p>39.0166666666667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0166666666667">
                <text:p>40.0166666666667</text:p>
              </table:table-cell>
              <table:table-cell office:value-type="float" office:value="47.8333333333333">
                <text:p>47.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0166666666667">
                <text:p>41.016666666666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166666666667">
                <text:p>42.016666666666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0166666666667">
                <text:p>43.0166666666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0166666666667">
                <text:p>44.0166666666667</text:p>
              </table:table-cell>
              <table:table-cell office:value-type="float" office:value="46.5333333333333">
                <text:p>46.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0166666666667">
                <text:p>45.0166666666667</text:p>
              </table:table-cell>
              <table:table-cell office:value-type="float" office:value="46.1">
                <text:p>46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2cm" svg:y="0.316cm" chart:style-name="ch2">
          <text:p>Data set #5 798-964</text:p>
        </chart:title>
        <chart:plot-area chart:style-name="ch3" table:cell-range-address="battery_data.I798:battery_data.J964" svg:x="1.331cm" svg:y="1.301cm" svg:width="14.349cm" svg:height="6.538cm">
          <chartooo:coordinate-region svg:x="2.005cm" svg:y="1.5cm" svg:width="13.145cm" svg:height="5.692cm"/>
          <chart:axis chart:dimension="x" chart:name="primary-x" chart:style-name="ch4">
            <chart:title svg:x="6.873cm" svg:y="8.019cm" chart:style-name="ch5">
              <text:p>time since boot (m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56cm" chart:style-name="ch9">
              <text:p>charge in percent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battery_data.J798:battery_data.J964" chart:class="chart:scatter">
            <chart:domain table:cell-range-address="battery_data.I798:battery_data.I964"/>
            <chart:data-point chart:repeated="1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ttery_data.I798:battery_data.I964</svg:desc>
                </draw:g>
              </table:table-cell>
              <table:table-cell office:value-type="float" office:value="61.7">
                <text:p>61.7</text:p>
                <draw:g>
                  <svg:desc>battery_data.J798:battery_data.J9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1.4333333333333">
                <text:p>61.4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1.2666666666667">
                <text:p>61.2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0.9333333333333">
                <text:p>60.9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0.5666666666667">
                <text:p>60.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9.8666666666667">
                <text:p>59.8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9.4666666666667">
                <text:p>59.4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9.2666666666667">
                <text:p>59.2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8.9666666666667">
                <text:p>58.9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8.5333333333333">
                <text:p>58.5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7.7666666666667">
                <text:p>57.7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54.3666666666667">
                <text:p>54.3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9833333333333">
                <text:p>19.9833333333333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3.9333333333333">
                <text:p>53.9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3.7333333333333">
                <text:p>53.7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3.5666666666667">
                <text:p>53.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0166666666667">
                <text:p>26.0166666666667</text:p>
              </table:table-cell>
              <table:table-cell office:value-type="float" office:value="53.0333333333333">
                <text:p>53.0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2.8666666666667">
                <text:p>52.8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2.1666666666667">
                <text:p>52.1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0166666666667">
                <text:p>32.01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1.8333333333333">
                <text:p>51.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1.6333333333333">
                <text:p>51.6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1.4666666666667">
                <text:p>51.4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1.1333333333333">
                <text:p>51.1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0166666666667">
                <text:p>38.0166666666667</text:p>
              </table:table-cell>
              <table:table-cell office:value-type="float" office:value="50.9333333333333">
                <text:p>50.9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0.7666666666667">
                <text:p>50.7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0.4333333333333">
                <text:p>50.4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0.2333333333333">
                <text:p>50.2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0.0666666666667">
                <text:p>50.0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0166666666667">
                <text:p>44.016666666666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9.7333333333333">
                <text:p>49.7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9.5333333333333">
                <text:p>49.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9.3666666666667">
                <text:p>49.3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.0333333333333">
                <text:p>49.0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0166666666667">
                <text:p>50.0166666666667</text:p>
              </table:table-cell>
              <table:table-cell office:value-type="float" office:value="48.8333333333333">
                <text:p>48.8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8.1333333333333">
                <text:p>48.1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7.9666666666667">
                <text:p>47.9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7.6333333333333">
                <text:p>47.6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7.4333333333333">
                <text:p>47.4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47.2666666666667">
                <text:p>47.2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.0166666666667">
                <text:p>61.0166666666667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6.7333333333333">
                <text:p>46.7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46.5666666666667">
                <text:p>46.5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46.0333333333333">
                <text:p>46.0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5.8666666666667">
                <text:p>45.8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.0166666666667">
                <text:p>68.0166666666667</text:p>
              </table:table-cell>
              <table:table-cell office:value-type="float" office:value="45.6333333333333">
                <text:p>45.6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45.3666666666667">
                <text:p>45.3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45.0666666666667">
                <text:p>45.0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.0166666666667">
                <text:p>74.0166666666667</text:p>
              </table:table-cell>
              <table:table-cell office:value-type="float" office:value="44.7666666666667">
                <text:p>44.7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44.1666666666667">
                <text:p>44.1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44.0333333333333">
                <text:p>44.0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0166666666667">
                <text:p>80.0166666666667</text:p>
              </table:table-cell>
              <table:table-cell office:value-type="float" office:value="43.8666666666667">
                <text:p>43.8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43.7333333333333">
                <text:p>43.7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43.4333333333333">
                <text:p>43.4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43.1333333333333">
                <text:p>43.1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42.8333333333333">
                <text:p>42.8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42.5666666666667">
                <text:p>42.5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42.2666666666667">
                <text:p>42.2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41.9666666666667">
                <text:p>41.9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41.5333333333333">
                <text:p>41.5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.0166666666667">
                <text:p>97.0166666666667</text:p>
              </table:table-cell>
              <table:table-cell office:value-type="float" office:value="41.3666666666667">
                <text:p>41.3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41.2333333333333">
                <text:p>41.2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41.0666666666667">
                <text:p>41.0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40.9333333333333">
                <text:p>40.9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40.6333333333333">
                <text:p>40.6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.016666666667">
                <text:p>103.01666666666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40.0666666666667">
                <text:p>40.0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39.7666666666667">
                <text:p>39.7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016666666667">
                <text:p>110.016666666667</text:p>
              </table:table-cell>
              <table:table-cell office:value-type="float" office:value="39.1333333333333">
                <text:p>39.1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38.6333333333333">
                <text:p>38.6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38.1333333333333">
                <text:p>38.1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37.6333333333333">
                <text:p>37.63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36.0666666666667">
                <text:p>36.0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35.5666666666667">
                <text:p>35.5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35.0666666666667">
                <text:p>35.0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33.1333333333333">
                <text:p>33.133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32.2333333333333">
                <text:p>32.2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31.7666666666667">
                <text:p>31.7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30.7666666666667">
                <text:p>30.7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29.8333333333333">
                <text:p>29.8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29.3666666666667">
                <text:p>29.36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28.9333333333333">
                <text:p>28.9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28.0333333333333">
                <text:p>28.0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.016666666667">
                <text:p>134.016666666667</text:p>
              </table:table-cell>
              <table:table-cell office:value-type="float" office:value="27.5666666666667">
                <text:p>27.5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26.6333333333333">
                <text:p>26.6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25.6333333333333">
                <text:p>25.6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23.7333333333333">
                <text:p>23.7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23.2333333333333">
                <text:p>23.23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22.7333333333333">
                <text:p>22.7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22.2333333333333">
                <text:p>22.2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21.7333333333333">
                <text:p>21.7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21.2333333333333">
                <text:p>21.2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20.7333333333333">
                <text:p>20.7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20.2666666666667">
                <text:p>20.2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8.8333333333333">
                <text:p>18.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8.3666666666667">
                <text:p>18.3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6.4333333333333">
                <text:p>16.43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.016666666667">
                <text:p>160.016666666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4.0333333333333">
                <text:p>14.03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3.5666666666667">
                <text:p>13.56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